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32152777777778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.69333333333333cm" style:use-optimal-column-width="true"/>
    </style:style>
    <style:style style:name="co4" style:family="table-column">
      <style:table-column-properties fo:break-before="auto" style:column-width="1.79916666666667cm" style:use-optimal-column-width="true"/>
    </style:style>
    <style:style style:name="co5" style:family="table-column">
      <style:table-column-properties fo:break-before="auto" style:column-width="1.64041666666667cm" style:use-optimal-column-width="true"/>
    </style:style>
    <style:style style:name="co6" style:family="table-column">
      <style:table-column-properties fo:break-before="auto" style:column-width="2.76930555555556cm" style:use-optimal-column-width="true"/>
    </style:style>
    <style:style style:name="co7" style:family="table-column">
      <style:table-column-properties fo:break-before="auto" style:column-width="2.24013888888889cm" style:use-optimal-column-width="true"/>
    </style:style>
    <style:style style:name="co8" style:family="table-column">
      <style:table-column-properties fo:break-before="auto" style:column-width="2.16958333333333cm" style:use-optimal-column-width="true"/>
    </style:style>
    <style:style style:name="co9" style:family="table-column">
      <style:table-column-properties fo:break-before="auto" style:column-width="1.74625cm" style:use-optimal-column-width="true"/>
    </style:style>
    <style:style style:name="co10" style:family="table-column">
      <style:table-column-properties fo:break-before="auto" style:column-width="2.36361111111111cm"/>
    </style:style>
    <style:style style:name="co11" style:family="table-column">
      <style:table-column-properties fo:break-before="auto" style:column-width="2.48708333333333cm" style:use-optimal-column-width="true"/>
    </style:style>
    <style:style style:name="co12" style:family="table-column">
      <style:table-column-properties fo:break-before="auto" style:column-width="1.86972222222222cm"/>
    </style:style>
    <style:style style:name="co13" style:family="table-column">
      <style:table-column-properties fo:break-before="auto" style:column-width="1.78152777777778cm"/>
    </style:style>
    <style:style style:name="co14" style:family="table-column">
      <style:table-column-properties fo:break-before="auto" style:column-width="2.57527777777778cm" style:use-optimal-column-width="true"/>
    </style:style>
    <style:style style:name="co15" style:family="table-column">
      <style:table-column-properties fo:break-before="auto" style:column-width="14.2345833333333cm" style:use-optimal-column-width="true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nografia_dataset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7">
            <text:p>CCAA</text:p>
          </table:table-cell>
          <table:table-cell office:value-type="string" table:style-name="ce5">
            <text:p>ANYO</text:p>
          </table:table-cell>
          <table:table-cell office:value-type="string" table:style-name="ce5">
            <text:p>EVIDA_H</text:p>
          </table:table-cell>
          <table:table-cell office:value-type="string" table:style-name="ce5">
            <text:p>EVIDA_M</text:p>
          </table:table-cell>
          <table:table-cell office:value-type="string" table:style-name="ce5">
            <text:p>EVIDA_T</text:p>
          </table:table-cell>
          <table:table-cell office:value-type="string" table:style-name="ce5">
            <text:p>GASTO_PROTG</text:p>
          </table:table-cell>
          <table:table-cell office:value-type="string" table:style-name="ce5">
            <text:p>GASTO_TOT</text:p>
          </table:table-cell>
          <table:table-cell office:value-type="string" table:style-name="ce5">
            <text:p>EVH_ME</text:p>
          </table:table-cell>
          <table:table-cell office:value-type="string" table:style-name="ce5">
            <text:p>EVM_ME</text:p>
          </table:table-cell>
          <table:table-cell office:value-type="string" table:style-name="ce5">
            <text:p>EVT_ME</text:p>
          </table:table-cell>
          <table:table-cell office:value-type="string" table:style-name="ce5">
            <text:p>GASTO_POBT</text:p>
          </table:table-cell>
          <table:table-cell office:value-type="string" table:style-name="ce5">
            <text:p>EVH_AG</text:p>
          </table:table-cell>
          <table:table-cell table:number-columns-repeated="16372" table:style-name="ce5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2" table:style-name="ce6">
            <text:p>2002</text:p>
          </table:table-cell>
          <table:table-cell office:value-type="float" office:value="75.239999999999995" table:style-name="ce2">
            <text:p>75,24</text:p>
          </table:table-cell>
          <table:table-cell office:value-type="float" office:value="81.87" table:style-name="ce2">
            <text:p>81,87</text:p>
          </table:table-cell>
          <table:table-cell office:value-type="float" office:value="78.540000000000006" table:style-name="ce2">
            <text:p>78,54</text:p>
          </table:table-cell>
          <table:table-cell office:value-type="float" office:value="838.76" table:style-name="ce2">
            <text:p>838,76</text:p>
          </table:table-cell>
          <table:table-cell office:value-type="float" office:value="790" table:style-name="ce3">
            <text:p>790</text:p>
          </table:table-cell>
          <table:table-cell office:value-type="float" office:value="1" table:formula="of:=IF([.C2]&lt;AVERAGE([.C$2:.C$18]);1;2)" table:style-name="ce6">
            <text:p>1</text:p>
          </table:table-cell>
          <table:table-cell office:value-type="float" office:value="1" table:formula="of:=IF([.D2]&lt;AVERAGE([.D$2:.D$18]);1;2)" table:style-name="ce6">
            <text:p>1</text:p>
          </table:table-cell>
          <table:table-cell office:value-type="float" office:value="1" table:formula="of:=IF([.E2]&lt;AVERAGE([.E$2:.E$18]);1;2)" table:style-name="ce6">
            <text:p>1</text:p>
          </table:table-cell>
          <table:table-cell office:value-type="float" office:value="1" table:formula="of:=IF([.F2]&lt;AVERAGE([.F$2:.F$18]);1;2)" table:style-name="ce6">
            <text:p>1</text:p>
          </table:table-cell>
          <table:table-cell office:value-type="float" office:value="1" table:formula="of:=IF([.G2]&lt;AVERAGE([.G$2:.G$1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2" table:style-name="ce6">
            <text:p>2002</text:p>
          </table:table-cell>
          <table:table-cell office:value-type="float" office:value="77.33" table:style-name="ce2">
            <text:p>77,33</text:p>
          </table:table-cell>
          <table:table-cell office:value-type="float" office:value="83.75" table:style-name="ce2">
            <text:p>83,75</text:p>
          </table:table-cell>
          <table:table-cell office:value-type="float" office:value="80.5" table:style-name="ce2">
            <text:p>80,50</text:p>
          </table:table-cell>
          <table:table-cell office:value-type="float" office:value="951.29" table:style-name="ce2">
            <text:p>951,29</text:p>
          </table:table-cell>
          <table:table-cell office:value-type="float" office:value="890" table:style-name="ce3">
            <text:p>890</text:p>
          </table:table-cell>
          <table:table-cell office:value-type="float" office:value="2" table:formula="of:=IF([.C3]&lt;AVERAGE([.C$2:.C$18]);1;2)" table:style-name="ce6">
            <text:p>2</text:p>
          </table:table-cell>
          <table:table-cell office:value-type="float" office:value="2" table:formula="of:=IF([.D3]&lt;AVERAGE([.D$2:.D$18]);1;2)" table:style-name="ce6">
            <text:p>2</text:p>
          </table:table-cell>
          <table:table-cell office:value-type="float" office:value="2" table:formula="of:=IF([.E3]&lt;AVERAGE([.E$2:.E$18]);1;2)" table:style-name="ce6">
            <text:p>2</text:p>
          </table:table-cell>
          <table:table-cell office:value-type="float" office:value="2" table:formula="of:=IF([.F3]&lt;AVERAGE([.F$2:.F$18]);1;2)" table:style-name="ce6">
            <text:p>2</text:p>
          </table:table-cell>
          <table:table-cell office:value-type="float" office:value="2" table:formula="of:=IF([.G3]&lt;AVERAGE([.G$2:.G$1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2" table:style-name="ce6">
            <text:p>2002</text:p>
          </table:table-cell>
          <table:table-cell office:value-type="float" office:value="75.7" table:style-name="ce2">
            <text:p>75,70</text:p>
          </table:table-cell>
          <table:table-cell office:value-type="float" office:value="83.32" table:style-name="ce2">
            <text:p>83,32</text:p>
          </table:table-cell>
          <table:table-cell office:value-type="float" office:value="79.52" table:style-name="ce2">
            <text:p>79,52</text:p>
          </table:table-cell>
          <table:table-cell office:value-type="float" office:value="945.54" table:style-name="ce2">
            <text:p>945,54</text:p>
          </table:table-cell>
          <table:table-cell office:value-type="float" office:value="924" table:style-name="ce3">
            <text:p>924</text:p>
          </table:table-cell>
          <table:table-cell office:value-type="float" office:value="1" table:formula="of:=IF([.C4]&lt;AVERAGE([.C$2:.C$18]);1;2)" table:style-name="ce6">
            <text:p>1</text:p>
          </table:table-cell>
          <table:table-cell office:value-type="float" office:value="1" table:formula="of:=IF([.D4]&lt;AVERAGE([.D$2:.D$18]);1;2)" table:style-name="ce6">
            <text:p>1</text:p>
          </table:table-cell>
          <table:table-cell office:value-type="float" office:value="1" table:formula="of:=IF([.E4]&lt;AVERAGE([.E$2:.E$18]);1;2)" table:style-name="ce6">
            <text:p>1</text:p>
          </table:table-cell>
          <table:table-cell office:value-type="float" office:value="2" table:formula="of:=IF([.F4]&lt;AVERAGE([.F$2:.F$18]);1;2)" table:style-name="ce6">
            <text:p>2</text:p>
          </table:table-cell>
          <table:table-cell office:value-type="float" office:value="2" table:formula="of:=IF([.G4]&lt;AVERAGE([.G$2:.G$1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2" table:style-name="ce6">
            <text:p>2002</text:p>
          </table:table-cell>
          <table:table-cell office:value-type="float" office:value="76.31" table:style-name="ce2">
            <text:p>76,31</text:p>
          </table:table-cell>
          <table:table-cell office:value-type="float" office:value="82.8" table:style-name="ce2">
            <text:p>82,80</text:p>
          </table:table-cell>
          <table:table-cell office:value-type="float" office:value="79.52" table:style-name="ce2">
            <text:p>79,52</text:p>
          </table:table-cell>
          <table:table-cell office:value-type="float" office:value="784.83" table:style-name="ce2">
            <text:p>784,83</text:p>
          </table:table-cell>
          <table:table-cell office:value-type="float" office:value="797" table:style-name="ce3">
            <text:p>797</text:p>
          </table:table-cell>
          <table:table-cell office:value-type="float" office:value="1" table:formula="of:=IF([.C5]&lt;AVERAGE([.C$2:.C$18]);1;2)" table:style-name="ce6">
            <text:p>1</text:p>
          </table:table-cell>
          <table:table-cell office:value-type="float" office:value="1" table:formula="of:=IF([.D5]&lt;AVERAGE([.D$2:.D$18]);1;2)" table:style-name="ce6">
            <text:p>1</text:p>
          </table:table-cell>
          <table:table-cell office:value-type="float" office:value="1" table:formula="of:=IF([.E5]&lt;AVERAGE([.E$2:.E$18]);1;2)" table:style-name="ce6">
            <text:p>1</text:p>
          </table:table-cell>
          <table:table-cell office:value-type="float" office:value="1" table:formula="of:=IF([.F5]&lt;AVERAGE([.F$2:.F$18]);1;2)" table:style-name="ce6">
            <text:p>1</text:p>
          </table:table-cell>
          <table:table-cell office:value-type="float" office:value="1" table:formula="of:=IF([.G5]&lt;AVERAGE([.G$2:.G$1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2" table:style-name="ce6">
            <text:p>2002</text:p>
          </table:table-cell>
          <table:table-cell office:value-type="float" office:value="75.37" table:style-name="ce2">
            <text:p>75,37</text:p>
          </table:table-cell>
          <table:table-cell office:value-type="float" office:value="82.21" table:style-name="ce2">
            <text:p>82,21</text:p>
          </table:table-cell>
          <table:table-cell office:value-type="float" office:value="78.72" table:style-name="ce2">
            <text:p>78,72</text:p>
          </table:table-cell>
          <table:table-cell office:value-type="float" office:value="904.05" table:style-name="ce2">
            <text:p>904,05</text:p>
          </table:table-cell>
          <table:table-cell office:value-type="float" office:value="916" table:style-name="ce3">
            <text:p>916</text:p>
          </table:table-cell>
          <table:table-cell office:value-type="float" office:value="1" table:formula="of:=IF([.C6]&lt;AVERAGE([.C$2:.C$18]);1;2)" table:style-name="ce6">
            <text:p>1</text:p>
          </table:table-cell>
          <table:table-cell office:value-type="float" office:value="1" table:formula="of:=IF([.D6]&lt;AVERAGE([.D$2:.D$18]);1;2)" table:style-name="ce6">
            <text:p>1</text:p>
          </table:table-cell>
          <table:table-cell office:value-type="float" office:value="1" table:formula="of:=IF([.E6]&lt;AVERAGE([.E$2:.E$18]);1;2)" table:style-name="ce6">
            <text:p>1</text:p>
          </table:table-cell>
          <table:table-cell office:value-type="float" office:value="2" table:formula="of:=IF([.F6]&lt;AVERAGE([.F$2:.F$18]);1;2)" table:style-name="ce6">
            <text:p>2</text:p>
          </table:table-cell>
          <table:table-cell office:value-type="float" office:value="2" table:formula="of:=IF([.G6]&lt;AVERAGE([.G$2:.G$1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2" table:style-name="ce6">
            <text:p>2002</text:p>
          </table:table-cell>
          <table:table-cell office:value-type="float" office:value="76.28" table:style-name="ce2">
            <text:p>76,28</text:p>
          </table:table-cell>
          <table:table-cell office:value-type="float" office:value="84.33" table:style-name="ce2">
            <text:p>84,33</text:p>
          </table:table-cell>
          <table:table-cell office:value-type="float" office:value="80.28" table:style-name="ce2">
            <text:p>80,28</text:p>
          </table:table-cell>
          <table:table-cell office:value-type="float" office:value="1013.26" table:style-name="ce2">
            <text:p>1013,26</text:p>
          </table:table-cell>
          <table:table-cell office:value-type="float" office:value="977" table:style-name="ce3">
            <text:p>977</text:p>
          </table:table-cell>
          <table:table-cell office:value-type="float" office:value="1" table:formula="of:=IF([.C7]&lt;AVERAGE([.C$2:.C$18]);1;2)" table:style-name="ce6">
            <text:p>1</text:p>
          </table:table-cell>
          <table:table-cell office:value-type="float" office:value="2" table:formula="of:=IF([.D7]&lt;AVERAGE([.D$2:.D$18]);1;2)" table:style-name="ce6">
            <text:p>2</text:p>
          </table:table-cell>
          <table:table-cell office:value-type="float" office:value="2" table:formula="of:=IF([.E7]&lt;AVERAGE([.E$2:.E$18]);1;2)" table:style-name="ce6">
            <text:p>2</text:p>
          </table:table-cell>
          <table:table-cell office:value-type="float" office:value="2" table:formula="of:=IF([.F7]&lt;AVERAGE([.F$2:.F$18]);1;2)" table:style-name="ce6">
            <text:p>2</text:p>
          </table:table-cell>
          <table:table-cell office:value-type="float" office:value="2" table:formula="of:=IF([.G7]&lt;AVERAGE([.G$2:.G$1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2" table:style-name="ce6">
            <text:p>2002</text:p>
          </table:table-cell>
          <table:table-cell office:value-type="float" office:value="77.58" table:style-name="ce2">
            <text:p>77,58</text:p>
          </table:table-cell>
          <table:table-cell office:value-type="float" office:value="83.33" table:style-name="ce2">
            <text:p>83,33</text:p>
          </table:table-cell>
          <table:table-cell office:value-type="float" office:value="80.41" table:style-name="ce2">
            <text:p>80,41</text:p>
          </table:table-cell>
          <table:table-cell office:value-type="float" office:value="872.2" table:style-name="ce2">
            <text:p>872,20</text:p>
          </table:table-cell>
          <table:table-cell office:value-type="float" office:value="828" table:style-name="ce3">
            <text:p>828</text:p>
          </table:table-cell>
          <table:table-cell office:value-type="float" office:value="2" table:formula="of:=IF([.C8]&lt;AVERAGE([.C$2:.C$18]);1;2)" table:style-name="ce6">
            <text:p>2</text:p>
          </table:table-cell>
          <table:table-cell office:value-type="float" office:value="1" table:formula="of:=IF([.D8]&lt;AVERAGE([.D$2:.D$18]);1;2)" table:style-name="ce6">
            <text:p>1</text:p>
          </table:table-cell>
          <table:table-cell office:value-type="float" office:value="2" table:formula="of:=IF([.E8]&lt;AVERAGE([.E$2:.E$18]);1;2)" table:style-name="ce6">
            <text:p>2</text:p>
          </table:table-cell>
          <table:table-cell office:value-type="float" office:value="1" table:formula="of:=IF([.F8]&lt;AVERAGE([.F$2:.F$18]);1;2)" table:style-name="ce6">
            <text:p>1</text:p>
          </table:table-cell>
          <table:table-cell office:value-type="float" office:value="1" table:formula="of:=IF([.G8]&lt;AVERAGE([.G$2:.G$1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2" table:style-name="ce6">
            <text:p>2002</text:p>
          </table:table-cell>
          <table:table-cell office:value-type="float" office:value="77.62" table:style-name="ce2">
            <text:p>77,62</text:p>
          </table:table-cell>
          <table:table-cell office:value-type="float" office:value="84.39" table:style-name="ce2">
            <text:p>84,39</text:p>
          </table:table-cell>
          <table:table-cell office:value-type="float" office:value="80.95" table:style-name="ce2">
            <text:p>80,95</text:p>
          </table:table-cell>
          <table:table-cell office:value-type="float" office:value="893.32" table:style-name="ce2">
            <text:p>893,32</text:p>
          </table:table-cell>
          <table:table-cell office:value-type="float" office:value="839" table:style-name="ce3">
            <text:p>839</text:p>
          </table:table-cell>
          <table:table-cell office:value-type="float" office:value="2" table:formula="of:=IF([.C9]&lt;AVERAGE([.C$2:.C$18]);1;2)" table:style-name="ce6">
            <text:p>2</text:p>
          </table:table-cell>
          <table:table-cell office:value-type="float" office:value="2" table:formula="of:=IF([.D9]&lt;AVERAGE([.D$2:.D$18]);1;2)" table:style-name="ce6">
            <text:p>2</text:p>
          </table:table-cell>
          <table:table-cell office:value-type="float" office:value="2" table:formula="of:=IF([.E9]&lt;AVERAGE([.E$2:.E$18]);1;2)" table:style-name="ce6">
            <text:p>2</text:p>
          </table:table-cell>
          <table:table-cell office:value-type="float" office:value="1" table:formula="of:=IF([.F9]&lt;AVERAGE([.F$2:.F$18]);1;2)" table:style-name="ce6">
            <text:p>1</text:p>
          </table:table-cell>
          <table:table-cell office:value-type="float" office:value="1" table:formula="of:=IF([.G9]&lt;AVERAGE([.G$2:.G$1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2" table:style-name="ce6">
            <text:p>2002</text:p>
          </table:table-cell>
          <table:table-cell office:value-type="float" office:value="76.760000000000005" table:style-name="ce2">
            <text:p>76,76</text:p>
          </table:table-cell>
          <table:table-cell office:value-type="float" office:value="83.45" table:style-name="ce2">
            <text:p>83,45</text:p>
          </table:table-cell>
          <table:table-cell office:value-type="float" office:value="80.13" table:style-name="ce2">
            <text:p>80,13</text:p>
          </table:table-cell>
          <table:table-cell office:value-type="float" office:value="872.58" table:style-name="ce2">
            <text:p>872,58</text:p>
          </table:table-cell>
          <table:table-cell office:value-type="float" office:value="853" table:style-name="ce3">
            <text:p>853</text:p>
          </table:table-cell>
          <table:table-cell office:value-type="float" office:value="1" table:formula="of:=IF([.C10]&lt;AVERAGE([.C$2:.C$18]);1;2)" table:style-name="ce6">
            <text:p>1</text:p>
          </table:table-cell>
          <table:table-cell office:value-type="float" office:value="2" table:formula="of:=IF([.D10]&lt;AVERAGE([.D$2:.D$18]);1;2)" table:style-name="ce6">
            <text:p>2</text:p>
          </table:table-cell>
          <table:table-cell office:value-type="float" office:value="2" table:formula="of:=IF([.E10]&lt;AVERAGE([.E$2:.E$18]);1;2)" table:style-name="ce6">
            <text:p>2</text:p>
          </table:table-cell>
          <table:table-cell office:value-type="float" office:value="1" table:formula="of:=IF([.F10]&lt;AVERAGE([.F$2:.F$18]);1;2)" table:style-name="ce6">
            <text:p>1</text:p>
          </table:table-cell>
          <table:table-cell office:value-type="float" office:value="1" table:formula="of:=IF([.G10]&lt;AVERAGE([.G$2:.G$1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2" table:style-name="ce6">
            <text:p>2002</text:p>
          </table:table-cell>
          <table:table-cell office:value-type="float" office:value="75.77" table:style-name="ce2">
            <text:p>75,77</text:p>
          </table:table-cell>
          <table:table-cell office:value-type="float" office:value="82.43" table:style-name="ce2">
            <text:p>82,43</text:p>
          </table:table-cell>
          <table:table-cell office:value-type="float" office:value="79.08" table:style-name="ce2">
            <text:p>79,08</text:p>
          </table:table-cell>
          <table:table-cell office:value-type="float" office:value="829.76" table:style-name="ce2">
            <text:p>829,76</text:p>
          </table:table-cell>
          <table:table-cell office:value-type="float" office:value="808" table:style-name="ce3">
            <text:p>808</text:p>
          </table:table-cell>
          <table:table-cell office:value-type="float" office:value="1" table:formula="of:=IF([.C11]&lt;AVERAGE([.C$2:.C$18]);1;2)" table:style-name="ce6">
            <text:p>1</text:p>
          </table:table-cell>
          <table:table-cell office:value-type="float" office:value="1" table:formula="of:=IF([.D11]&lt;AVERAGE([.D$2:.D$18]);1;2)" table:style-name="ce6">
            <text:p>1</text:p>
          </table:table-cell>
          <table:table-cell office:value-type="float" office:value="1" table:formula="of:=IF([.E11]&lt;AVERAGE([.E$2:.E$18]);1;2)" table:style-name="ce6">
            <text:p>1</text:p>
          </table:table-cell>
          <table:table-cell office:value-type="float" office:value="1" table:formula="of:=IF([.F11]&lt;AVERAGE([.F$2:.F$18]);1;2)" table:style-name="ce6">
            <text:p>1</text:p>
          </table:table-cell>
          <table:table-cell office:value-type="float" office:value="1" table:formula="of:=IF([.G11]&lt;AVERAGE([.G$2:.G$1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2" table:style-name="ce6">
            <text:p>2002</text:p>
          </table:table-cell>
          <table:table-cell office:value-type="float" office:value="75.989999999999995" table:style-name="ce2">
            <text:p>75,99</text:p>
          </table:table-cell>
          <table:table-cell office:value-type="float" office:value="82.95" table:style-name="ce2">
            <text:p>82,95</text:p>
          </table:table-cell>
          <table:table-cell office:value-type="float" office:value="79.400000000000006" table:style-name="ce2">
            <text:p>79,40</text:p>
          </table:table-cell>
          <table:table-cell office:value-type="float" office:value="944.54" table:style-name="ce2">
            <text:p>944,54</text:p>
          </table:table-cell>
          <table:table-cell office:value-type="float" office:value="895" table:style-name="ce3">
            <text:p>895</text:p>
          </table:table-cell>
          <table:table-cell office:value-type="float" office:value="1" table:formula="of:=IF([.C12]&lt;AVERAGE([.C$2:.C$18]);1;2)" table:style-name="ce6">
            <text:p>1</text:p>
          </table:table-cell>
          <table:table-cell office:value-type="float" office:value="1" table:formula="of:=IF([.D12]&lt;AVERAGE([.D$2:.D$18]);1;2)" table:style-name="ce6">
            <text:p>1</text:p>
          </table:table-cell>
          <table:table-cell office:value-type="float" office:value="1" table:formula="of:=IF([.E12]&lt;AVERAGE([.E$2:.E$18]);1;2)" table:style-name="ce6">
            <text:p>1</text:p>
          </table:table-cell>
          <table:table-cell office:value-type="float" office:value="2" table:formula="of:=IF([.F12]&lt;AVERAGE([.F$2:.F$18]);1;2)" table:style-name="ce6">
            <text:p>2</text:p>
          </table:table-cell>
          <table:table-cell office:value-type="float" office:value="2" table:formula="of:=IF([.G12]&lt;AVERAGE([.G$2:.G$1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2" table:style-name="ce6">
            <text:p>2002</text:p>
          </table:table-cell>
          <table:table-cell office:value-type="float" office:value="80.180000000000007" table:style-name="ce2">
            <text:p>80,18</text:p>
          </table:table-cell>
          <table:table-cell office:value-type="float" office:value="83.77" table:style-name="ce2">
            <text:p>83,77</text:p>
          </table:table-cell>
          <table:table-cell office:value-type="float" office:value="80.180000000000007" table:style-name="ce2">
            <text:p>80,18</text:p>
          </table:table-cell>
          <table:table-cell office:value-type="float" office:value="902" table:style-name="ce2">
            <text:p>902,00</text:p>
          </table:table-cell>
          <table:table-cell office:value-type="float" office:value="864" table:style-name="ce3">
            <text:p>864</text:p>
          </table:table-cell>
          <table:table-cell office:value-type="float" office:value="2" table:formula="of:=IF([.C13]&lt;AVERAGE([.C$2:.C$18]);1;2)" table:style-name="ce6">
            <text:p>2</text:p>
          </table:table-cell>
          <table:table-cell office:value-type="float" office:value="2" table:formula="of:=IF([.D13]&lt;AVERAGE([.D$2:.D$18]);1;2)" table:style-name="ce6">
            <text:p>2</text:p>
          </table:table-cell>
          <table:table-cell office:value-type="float" office:value="2" table:formula="of:=IF([.E13]&lt;AVERAGE([.E$2:.E$18]);1;2)" table:style-name="ce6">
            <text:p>2</text:p>
          </table:table-cell>
          <table:table-cell office:value-type="float" office:value="1" table:formula="of:=IF([.F13]&lt;AVERAGE([.F$2:.F$18]);1;2)" table:style-name="ce6">
            <text:p>1</text:p>
          </table:table-cell>
          <table:table-cell office:value-type="float" office:value="1" table:formula="of:=IF([.G13]&lt;AVERAGE([.G$2:.G$1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2" table:style-name="ce6">
            <text:p>2002</text:p>
          </table:table-cell>
          <table:table-cell office:value-type="float" office:value="77.3" table:style-name="ce2">
            <text:p>77,30</text:p>
          </table:table-cell>
          <table:table-cell office:value-type="float" office:value="84.19" table:style-name="ce2">
            <text:p>84,19</text:p>
          </table:table-cell>
          <table:table-cell office:value-type="float" office:value="80.650000000000006" table:style-name="ce2">
            <text:p>80,65</text:p>
          </table:table-cell>
          <table:table-cell office:value-type="float" office:value="911.16" table:style-name="ce2">
            <text:p>911,16</text:p>
          </table:table-cell>
          <table:table-cell office:value-type="float" office:value="868" table:style-name="ce3">
            <text:p>868</text:p>
          </table:table-cell>
          <table:table-cell office:value-type="float" office:value="2" table:formula="of:=IF([.C14]&lt;AVERAGE([.C$2:.C$18]);1;2)" table:style-name="ce6">
            <text:p>2</text:p>
          </table:table-cell>
          <table:table-cell office:value-type="float" office:value="2" table:formula="of:=IF([.D14]&lt;AVERAGE([.D$2:.D$18]);1;2)" table:style-name="ce6">
            <text:p>2</text:p>
          </table:table-cell>
          <table:table-cell office:value-type="float" office:value="2" table:formula="of:=IF([.E14]&lt;AVERAGE([.E$2:.E$18]);1;2)" table:style-name="ce6">
            <text:p>2</text:p>
          </table:table-cell>
          <table:table-cell office:value-type="float" office:value="2" table:formula="of:=IF([.F14]&lt;AVERAGE([.F$2:.F$18]);1;2)" table:style-name="ce6">
            <text:p>2</text:p>
          </table:table-cell>
          <table:table-cell office:value-type="float" office:value="1" table:formula="of:=IF([.G14]&lt;AVERAGE([.G$2:.G$1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2" table:style-name="ce6">
            <text:p>2002</text:p>
          </table:table-cell>
          <table:table-cell office:value-type="float" office:value="80.98" table:style-name="ce2">
            <text:p>80,98</text:p>
          </table:table-cell>
          <table:table-cell office:value-type="float" office:value="84.33" table:style-name="ce2">
            <text:p>84,33</text:p>
          </table:table-cell>
          <table:table-cell office:value-type="float" office:value="80.98" table:style-name="ce2">
            <text:p>80,98</text:p>
          </table:table-cell>
          <table:table-cell office:value-type="float" office:value="828.84" table:style-name="ce2">
            <text:p>828,84</text:p>
          </table:table-cell>
          <table:table-cell office:value-type="float" office:value="760" table:style-name="ce3">
            <text:p>760</text:p>
          </table:table-cell>
          <table:table-cell office:value-type="float" office:value="2" table:formula="of:=IF([.C15]&lt;AVERAGE([.C$2:.C$18]);1;2)" table:style-name="ce6">
            <text:p>2</text:p>
          </table:table-cell>
          <table:table-cell office:value-type="float" office:value="2" table:formula="of:=IF([.D15]&lt;AVERAGE([.D$2:.D$18]);1;2)" table:style-name="ce6">
            <text:p>2</text:p>
          </table:table-cell>
          <table:table-cell office:value-type="float" office:value="2" table:formula="of:=IF([.E15]&lt;AVERAGE([.E$2:.E$18]);1;2)" table:style-name="ce6">
            <text:p>2</text:p>
          </table:table-cell>
          <table:table-cell office:value-type="float" office:value="1" table:formula="of:=IF([.F15]&lt;AVERAGE([.F$2:.F$18]);1;2)" table:style-name="ce6">
            <text:p>1</text:p>
          </table:table-cell>
          <table:table-cell office:value-type="float" office:value="1" table:formula="of:=IF([.G15]&lt;AVERAGE([.G$2:.G$1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2" table:style-name="ce6">
            <text:p>2002</text:p>
          </table:table-cell>
          <table:table-cell office:value-type="float" office:value="75.89" table:style-name="ce2">
            <text:p>75,89</text:p>
          </table:table-cell>
          <table:table-cell office:value-type="float" office:value="82.04" table:style-name="ce2">
            <text:p>82,04</text:p>
          </table:table-cell>
          <table:table-cell office:value-type="float" office:value="78.95" table:style-name="ce2">
            <text:p>78,95</text:p>
          </table:table-cell>
          <table:table-cell office:value-type="float" office:value="880.18" table:style-name="ce2">
            <text:p>880,18</text:p>
          </table:table-cell>
          <table:table-cell office:value-type="float" office:value="823" table:style-name="ce3">
            <text:p>823</text:p>
          </table:table-cell>
          <table:table-cell office:value-type="float" office:value="1" table:formula="of:=IF([.C16]&lt;AVERAGE([.C$2:.C$18]);1;2)" table:style-name="ce6">
            <text:p>1</text:p>
          </table:table-cell>
          <table:table-cell office:value-type="float" office:value="1" table:formula="of:=IF([.D16]&lt;AVERAGE([.D$2:.D$18]);1;2)" table:style-name="ce6">
            <text:p>1</text:p>
          </table:table-cell>
          <table:table-cell office:value-type="float" office:value="1" table:formula="of:=IF([.E16]&lt;AVERAGE([.E$2:.E$18]);1;2)" table:style-name="ce6">
            <text:p>1</text:p>
          </table:table-cell>
          <table:table-cell office:value-type="float" office:value="1" table:formula="of:=IF([.F16]&lt;AVERAGE([.F$2:.F$18]);1;2)" table:style-name="ce6">
            <text:p>1</text:p>
          </table:table-cell>
          <table:table-cell office:value-type="float" office:value="1" table:formula="of:=IF([.G16]&lt;AVERAGE([.G$2:.G$1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2" table:style-name="ce6">
            <text:p>2002</text:p>
          </table:table-cell>
          <table:table-cell office:value-type="float" office:value="77.08" table:style-name="ce2">
            <text:p>77,08</text:p>
          </table:table-cell>
          <table:table-cell office:value-type="float" office:value="85.27" table:style-name="ce2">
            <text:p>85,27</text:p>
          </table:table-cell>
          <table:table-cell office:value-type="float" office:value="81.069999999999993" table:style-name="ce2">
            <text:p>81,07</text:p>
          </table:table-cell>
          <table:table-cell office:value-type="float" office:value="1010.7" table:style-name="ce2">
            <text:p>1010,70</text:p>
          </table:table-cell>
          <table:table-cell office:value-type="float" office:value="994" table:style-name="ce3">
            <text:p>994</text:p>
          </table:table-cell>
          <table:table-cell office:value-type="float" office:value="2" table:formula="of:=IF([.C17]&lt;AVERAGE([.C$2:.C$18]);1;2)" table:style-name="ce6">
            <text:p>2</text:p>
          </table:table-cell>
          <table:table-cell office:value-type="float" office:value="2" table:formula="of:=IF([.D17]&lt;AVERAGE([.D$2:.D$18]);1;2)" table:style-name="ce6">
            <text:p>2</text:p>
          </table:table-cell>
          <table:table-cell office:value-type="float" office:value="2" table:formula="of:=IF([.E17]&lt;AVERAGE([.E$2:.E$18]);1;2)" table:style-name="ce6">
            <text:p>2</text:p>
          </table:table-cell>
          <table:table-cell office:value-type="float" office:value="2" table:formula="of:=IF([.F17]&lt;AVERAGE([.F$2:.F$18]);1;2)" table:style-name="ce6">
            <text:p>2</text:p>
          </table:table-cell>
          <table:table-cell office:value-type="float" office:value="2" table:formula="of:=IF([.G17]&lt;AVERAGE([.G$2:.G$1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2" table:style-name="ce6">
            <text:p>2002</text:p>
          </table:table-cell>
          <table:table-cell office:value-type="float" office:value="76.62" table:style-name="ce2">
            <text:p>76,62</text:p>
          </table:table-cell>
          <table:table-cell office:value-type="float" office:value="83.93" table:style-name="ce2">
            <text:p>83,93</text:p>
          </table:table-cell>
          <table:table-cell office:value-type="float" office:value="80.3" table:style-name="ce2">
            <text:p>80,30</text:p>
          </table:table-cell>
          <table:table-cell office:value-type="float" office:value="976.1" table:style-name="ce2">
            <text:p>976,10</text:p>
          </table:table-cell>
          <table:table-cell office:value-type="float" office:value="962" table:style-name="ce3">
            <text:p>962</text:p>
          </table:table-cell>
          <table:table-cell office:value-type="float" office:value="1" table:formula="of:=IF([.C18]&lt;AVERAGE([.C$2:.C$18]);1;2)" table:style-name="ce6">
            <text:p>1</text:p>
          </table:table-cell>
          <table:table-cell office:value-type="float" office:value="2" table:formula="of:=IF([.D18]&lt;AVERAGE([.D$2:.D$18]);1;2)" table:style-name="ce6">
            <text:p>2</text:p>
          </table:table-cell>
          <table:table-cell office:value-type="float" office:value="2" table:formula="of:=IF([.E18]&lt;AVERAGE([.E$2:.E$18]);1;2)" table:style-name="ce6">
            <text:p>2</text:p>
          </table:table-cell>
          <table:table-cell office:value-type="float" office:value="2" table:formula="of:=IF([.F18]&lt;AVERAGE([.F$2:.F$18]);1;2)" table:style-name="ce6">
            <text:p>2</text:p>
          </table:table-cell>
          <table:table-cell office:value-type="float" office:value="2" table:formula="of:=IF([.G18]&lt;AVERAGE([.G$2:.G$1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3" table:style-name="ce6">
            <text:p>2003</text:p>
          </table:table-cell>
          <table:table-cell office:value-type="float" office:value="75.17" table:style-name="ce2">
            <text:p>75,17</text:p>
          </table:table-cell>
          <table:table-cell office:value-type="float" office:value="81.69" table:style-name="ce2">
            <text:p>81,69</text:p>
          </table:table-cell>
          <table:table-cell office:value-type="float" office:value="78.41" table:style-name="ce2">
            <text:p>78,41</text:p>
          </table:table-cell>
          <table:table-cell office:value-type="float" office:value="904.91" table:style-name="ce2">
            <text:p>904,91</text:p>
          </table:table-cell>
          <table:table-cell office:value-type="float" office:value="855" table:style-name="ce3">
            <text:p>855</text:p>
          </table:table-cell>
          <table:table-cell office:value-type="float" office:value="1" table:formula="of:=IF([.C19]&lt;AVERAGE([.C$19:.C$35]);1;2)" table:style-name="ce6">
            <text:p>1</text:p>
          </table:table-cell>
          <table:table-cell office:value-type="float" office:value="1" table:formula="of:=IF([.D19]&lt;AVERAGE([.D$19:.D$35]);1;2)" table:style-name="ce6">
            <text:p>1</text:p>
          </table:table-cell>
          <table:table-cell office:value-type="float" office:value="1" table:formula="of:=IF([.E19]&lt;AVERAGE([.E$19:.E$35]);1;2)" table:style-name="ce6">
            <text:p>1</text:p>
          </table:table-cell>
          <table:table-cell office:value-type="float" office:value="1" table:formula="of:=IF([.F19]&lt;AVERAGE([.F$19:.F$35]);1;2)" table:style-name="ce6">
            <text:p>1</text:p>
          </table:table-cell>
          <table:table-cell office:value-type="float" office:value="1" table:formula="of:=IF([.G19]&lt;AVERAGE([.G$19:.G$3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3" table:style-name="ce6">
            <text:p>2003</text:p>
          </table:table-cell>
          <table:table-cell office:value-type="float" office:value="77.28" table:style-name="ce2">
            <text:p>77,28</text:p>
          </table:table-cell>
          <table:table-cell office:value-type="float" office:value="83.26" table:style-name="ce2">
            <text:p>83,26</text:p>
          </table:table-cell>
          <table:table-cell office:value-type="float" office:value="80.23" table:style-name="ce2">
            <text:p>80,23</text:p>
          </table:table-cell>
          <table:table-cell office:value-type="float" office:value="1067.5999999999999" table:style-name="ce2">
            <text:p>1067,60</text:p>
          </table:table-cell>
          <table:table-cell office:value-type="float" office:value="999" table:style-name="ce3">
            <text:p>999</text:p>
          </table:table-cell>
          <table:table-cell office:value-type="float" office:value="2" table:formula="of:=IF([.C20]&lt;AVERAGE([.C$19:.C$35]);1;2)" table:style-name="ce6">
            <text:p>2</text:p>
          </table:table-cell>
          <table:table-cell office:value-type="float" office:value="2" table:formula="of:=IF([.D20]&lt;AVERAGE([.D$19:.D$35]);1;2)" table:style-name="ce6">
            <text:p>2</text:p>
          </table:table-cell>
          <table:table-cell office:value-type="float" office:value="2" table:formula="of:=IF([.E20]&lt;AVERAGE([.E$19:.E$35]);1;2)" table:style-name="ce6">
            <text:p>2</text:p>
          </table:table-cell>
          <table:table-cell office:value-type="float" office:value="2" table:formula="of:=IF([.F20]&lt;AVERAGE([.F$19:.F$35]);1;2)" table:style-name="ce6">
            <text:p>2</text:p>
          </table:table-cell>
          <table:table-cell office:value-type="float" office:value="2" table:formula="of:=IF([.G20]&lt;AVERAGE([.G$19:.G$3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3" table:style-name="ce6">
            <text:p>2003</text:p>
          </table:table-cell>
          <table:table-cell office:value-type="float" office:value="75.39" table:style-name="ce2">
            <text:p>75,39</text:p>
          </table:table-cell>
          <table:table-cell office:value-type="float" office:value="83.07" table:style-name="ce2">
            <text:p>83,07</text:p>
          </table:table-cell>
          <table:table-cell office:value-type="float" office:value="79.23" table:style-name="ce2">
            <text:p>79,23</text:p>
          </table:table-cell>
          <table:table-cell office:value-type="float" office:value="1060.6600000000001" table:style-name="ce2">
            <text:p>1060,66</text:p>
          </table:table-cell>
          <table:table-cell office:value-type="float" office:value="1038" table:style-name="ce3">
            <text:p>1038</text:p>
          </table:table-cell>
          <table:table-cell office:value-type="float" office:value="1" table:formula="of:=IF([.C21]&lt;AVERAGE([.C$19:.C$35]);1;2)" table:style-name="ce6">
            <text:p>1</text:p>
          </table:table-cell>
          <table:table-cell office:value-type="float" office:value="1" table:formula="of:=IF([.D21]&lt;AVERAGE([.D$19:.D$35]);1;2)" table:style-name="ce6">
            <text:p>1</text:p>
          </table:table-cell>
          <table:table-cell office:value-type="float" office:value="1" table:formula="of:=IF([.E21]&lt;AVERAGE([.E$19:.E$35]);1;2)" table:style-name="ce6">
            <text:p>1</text:p>
          </table:table-cell>
          <table:table-cell office:value-type="float" office:value="2" table:formula="of:=IF([.F21]&lt;AVERAGE([.F$19:.F$35]);1;2)" table:style-name="ce6">
            <text:p>2</text:p>
          </table:table-cell>
          <table:table-cell office:value-type="float" office:value="2" table:formula="of:=IF([.G21]&lt;AVERAGE([.G$19:.G$3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3" table:style-name="ce6">
            <text:p>2003</text:p>
          </table:table-cell>
          <table:table-cell office:value-type="float" office:value="76.739999999999995" table:style-name="ce2">
            <text:p>76,74</text:p>
          </table:table-cell>
          <table:table-cell office:value-type="float" office:value="82.98" table:style-name="ce2">
            <text:p>82,98</text:p>
          </table:table-cell>
          <table:table-cell office:value-type="float" office:value="79.83" table:style-name="ce2">
            <text:p>79,83</text:p>
          </table:table-cell>
          <table:table-cell office:value-type="float" office:value="878.79" table:style-name="ce2">
            <text:p>878,79</text:p>
          </table:table-cell>
          <table:table-cell office:value-type="float" office:value="890" table:style-name="ce3">
            <text:p>890</text:p>
          </table:table-cell>
          <table:table-cell office:value-type="float" office:value="2" table:formula="of:=IF([.C22]&lt;AVERAGE([.C$19:.C$35]);1;2)" table:style-name="ce6">
            <text:p>2</text:p>
          </table:table-cell>
          <table:table-cell office:value-type="float" office:value="1" table:formula="of:=IF([.D22]&lt;AVERAGE([.D$19:.D$35]);1;2)" table:style-name="ce6">
            <text:p>1</text:p>
          </table:table-cell>
          <table:table-cell office:value-type="float" office:value="1" table:formula="of:=IF([.E22]&lt;AVERAGE([.E$19:.E$35]);1;2)" table:style-name="ce6">
            <text:p>1</text:p>
          </table:table-cell>
          <table:table-cell office:value-type="float" office:value="1" table:formula="of:=IF([.F22]&lt;AVERAGE([.F$19:.F$35]);1;2)" table:style-name="ce6">
            <text:p>1</text:p>
          </table:table-cell>
          <table:table-cell office:value-type="float" office:value="1" table:formula="of:=IF([.G22]&lt;AVERAGE([.G$19:.G$3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3" table:style-name="ce6">
            <text:p>2003</text:p>
          </table:table-cell>
          <table:table-cell office:value-type="float" office:value="75.44" table:style-name="ce2">
            <text:p>75,44</text:p>
          </table:table-cell>
          <table:table-cell office:value-type="float" office:value="82.15" table:style-name="ce2">
            <text:p>82,15</text:p>
          </table:table-cell>
          <table:table-cell office:value-type="float" office:value="78.73" table:style-name="ce2">
            <text:p>78,73</text:p>
          </table:table-cell>
          <table:table-cell office:value-type="float" office:value="994.54" table:style-name="ce2">
            <text:p>994,54</text:p>
          </table:table-cell>
          <table:table-cell office:value-type="float" office:value="1008" table:style-name="ce3">
            <text:p>1008</text:p>
          </table:table-cell>
          <table:table-cell office:value-type="float" office:value="1" table:formula="of:=IF([.C23]&lt;AVERAGE([.C$19:.C$35]);1;2)" table:style-name="ce6">
            <text:p>1</text:p>
          </table:table-cell>
          <table:table-cell office:value-type="float" office:value="1" table:formula="of:=IF([.D23]&lt;AVERAGE([.D$19:.D$35]);1;2)" table:style-name="ce6">
            <text:p>1</text:p>
          </table:table-cell>
          <table:table-cell office:value-type="float" office:value="1" table:formula="of:=IF([.E23]&lt;AVERAGE([.E$19:.E$35]);1;2)" table:style-name="ce6">
            <text:p>1</text:p>
          </table:table-cell>
          <table:table-cell office:value-type="float" office:value="1" table:formula="of:=IF([.F23]&lt;AVERAGE([.F$19:.F$35]);1;2)" table:style-name="ce6">
            <text:p>1</text:p>
          </table:table-cell>
          <table:table-cell office:value-type="float" office:value="2" table:formula="of:=IF([.G23]&lt;AVERAGE([.G$19:.G$3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3" table:style-name="ce6">
            <text:p>2003</text:p>
          </table:table-cell>
          <table:table-cell office:value-type="float" office:value="76.739999999999995" table:style-name="ce2">
            <text:p>76,74</text:p>
          </table:table-cell>
          <table:table-cell office:value-type="float" office:value="84.27" table:style-name="ce2">
            <text:p>84,27</text:p>
          </table:table-cell>
          <table:table-cell office:value-type="float" office:value="80.5" table:style-name="ce2">
            <text:p>80,50</text:p>
          </table:table-cell>
          <table:table-cell office:value-type="float" office:value="1160.4000000000001" table:style-name="ce2">
            <text:p>1160,40</text:p>
          </table:table-cell>
          <table:table-cell office:value-type="float" office:value="1122" table:style-name="ce3">
            <text:p>1122</text:p>
          </table:table-cell>
          <table:table-cell office:value-type="float" office:value="2" table:formula="of:=IF([.C24]&lt;AVERAGE([.C$19:.C$35]);1;2)" table:style-name="ce6">
            <text:p>2</text:p>
          </table:table-cell>
          <table:table-cell office:value-type="float" office:value="2" table:formula="of:=IF([.D24]&lt;AVERAGE([.D$19:.D$35]);1;2)" table:style-name="ce6">
            <text:p>2</text:p>
          </table:table-cell>
          <table:table-cell office:value-type="float" office:value="2" table:formula="of:=IF([.E24]&lt;AVERAGE([.E$19:.E$35]);1;2)" table:style-name="ce6">
            <text:p>2</text:p>
          </table:table-cell>
          <table:table-cell office:value-type="float" office:value="2" table:formula="of:=IF([.F24]&lt;AVERAGE([.F$19:.F$35]);1;2)" table:style-name="ce6">
            <text:p>2</text:p>
          </table:table-cell>
          <table:table-cell office:value-type="float" office:value="2" table:formula="of:=IF([.G24]&lt;AVERAGE([.G$19:.G$3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3" table:style-name="ce6">
            <text:p>2003</text:p>
          </table:table-cell>
          <table:table-cell office:value-type="float" office:value="77.78" table:style-name="ce2">
            <text:p>77,78</text:p>
          </table:table-cell>
          <table:table-cell office:value-type="float" office:value="83.47" table:style-name="ce2">
            <text:p>83,47</text:p>
          </table:table-cell>
          <table:table-cell office:value-type="float" office:value="80.58" table:style-name="ce2">
            <text:p>80,58</text:p>
          </table:table-cell>
          <table:table-cell office:value-type="float" office:value="935.55" table:style-name="ce2">
            <text:p>935,55</text:p>
          </table:table-cell>
          <table:table-cell office:value-type="float" office:value="887" table:style-name="ce3">
            <text:p>887</text:p>
          </table:table-cell>
          <table:table-cell office:value-type="float" office:value="2" table:formula="of:=IF([.C25]&lt;AVERAGE([.C$19:.C$35]);1;2)" table:style-name="ce6">
            <text:p>2</text:p>
          </table:table-cell>
          <table:table-cell office:value-type="float" office:value="2" table:formula="of:=IF([.D25]&lt;AVERAGE([.D$19:.D$35]);1;2)" table:style-name="ce6">
            <text:p>2</text:p>
          </table:table-cell>
          <table:table-cell office:value-type="float" office:value="2" table:formula="of:=IF([.E25]&lt;AVERAGE([.E$19:.E$35]);1;2)" table:style-name="ce6">
            <text:p>2</text:p>
          </table:table-cell>
          <table:table-cell office:value-type="float" office:value="1" table:formula="of:=IF([.F25]&lt;AVERAGE([.F$19:.F$35]);1;2)" table:style-name="ce6">
            <text:p>1</text:p>
          </table:table-cell>
          <table:table-cell office:value-type="float" office:value="1" table:formula="of:=IF([.G25]&lt;AVERAGE([.G$19:.G$3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3" table:style-name="ce6">
            <text:p>2003</text:p>
          </table:table-cell>
          <table:table-cell office:value-type="float" office:value="77.75" table:style-name="ce2">
            <text:p>77,75</text:p>
          </table:table-cell>
          <table:table-cell office:value-type="float" office:value="84.55" table:style-name="ce2">
            <text:p>84,55</text:p>
          </table:table-cell>
          <table:table-cell office:value-type="float" office:value="81.099999999999994" table:style-name="ce2">
            <text:p>81,10</text:p>
          </table:table-cell>
          <table:table-cell office:value-type="float" office:value="1022.78" table:style-name="ce2">
            <text:p>1022,78</text:p>
          </table:table-cell>
          <table:table-cell office:value-type="float" office:value="960" table:style-name="ce3">
            <text:p>960</text:p>
          </table:table-cell>
          <table:table-cell office:value-type="float" office:value="2" table:formula="of:=IF([.C26]&lt;AVERAGE([.C$19:.C$35]);1;2)" table:style-name="ce6">
            <text:p>2</text:p>
          </table:table-cell>
          <table:table-cell office:value-type="float" office:value="2" table:formula="of:=IF([.D26]&lt;AVERAGE([.D$19:.D$35]);1;2)" table:style-name="ce6">
            <text:p>2</text:p>
          </table:table-cell>
          <table:table-cell office:value-type="float" office:value="2" table:formula="of:=IF([.E26]&lt;AVERAGE([.E$19:.E$35]);1;2)" table:style-name="ce6">
            <text:p>2</text:p>
          </table:table-cell>
          <table:table-cell office:value-type="float" office:value="2" table:formula="of:=IF([.F26]&lt;AVERAGE([.F$19:.F$35]);1;2)" table:style-name="ce6">
            <text:p>2</text:p>
          </table:table-cell>
          <table:table-cell office:value-type="float" office:value="2" table:formula="of:=IF([.G26]&lt;AVERAGE([.G$19:.G$3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3" table:style-name="ce6">
            <text:p>2003</text:p>
          </table:table-cell>
          <table:table-cell office:value-type="float" office:value="76.760000000000005" table:style-name="ce2">
            <text:p>76,76</text:p>
          </table:table-cell>
          <table:table-cell office:value-type="float" office:value="83.29" table:style-name="ce2">
            <text:p>83,29</text:p>
          </table:table-cell>
          <table:table-cell office:value-type="float" office:value="80.040000000000006" table:style-name="ce2">
            <text:p>80,04</text:p>
          </table:table-cell>
          <table:table-cell office:value-type="float" office:value="959.78" table:style-name="ce2">
            <text:p>959,78</text:p>
          </table:table-cell>
          <table:table-cell office:value-type="float" office:value="943" table:style-name="ce3">
            <text:p>943</text:p>
          </table:table-cell>
          <table:table-cell office:value-type="float" office:value="2" table:formula="of:=IF([.C27]&lt;AVERAGE([.C$19:.C$35]);1;2)" table:style-name="ce6">
            <text:p>2</text:p>
          </table:table-cell>
          <table:table-cell office:value-type="float" office:value="2" table:formula="of:=IF([.D27]&lt;AVERAGE([.D$19:.D$35]);1;2)" table:style-name="ce6">
            <text:p>2</text:p>
          </table:table-cell>
          <table:table-cell office:value-type="float" office:value="2" table:formula="of:=IF([.E27]&lt;AVERAGE([.E$19:.E$35]);1;2)" table:style-name="ce6">
            <text:p>2</text:p>
          </table:table-cell>
          <table:table-cell office:value-type="float" office:value="1" table:formula="of:=IF([.F27]&lt;AVERAGE([.F$19:.F$35]);1;2)" table:style-name="ce6">
            <text:p>1</text:p>
          </table:table-cell>
          <table:table-cell office:value-type="float" office:value="1" table:formula="of:=IF([.G27]&lt;AVERAGE([.G$19:.G$3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3" table:style-name="ce6">
            <text:p>2003</text:p>
          </table:table-cell>
          <table:table-cell office:value-type="float" office:value="75.88" table:style-name="ce2">
            <text:p>75,88</text:p>
          </table:table-cell>
          <table:table-cell office:value-type="float" office:value="82.3" table:style-name="ce2">
            <text:p>82,30</text:p>
          </table:table-cell>
          <table:table-cell office:value-type="float" office:value="79.069999999999993" table:style-name="ce2">
            <text:p>79,07</text:p>
          </table:table-cell>
          <table:table-cell office:value-type="float" office:value="917.77" table:style-name="ce2">
            <text:p>917,77</text:p>
          </table:table-cell>
          <table:table-cell office:value-type="float" office:value="897" table:style-name="ce3">
            <text:p>897</text:p>
          </table:table-cell>
          <table:table-cell office:value-type="float" office:value="1" table:formula="of:=IF([.C28]&lt;AVERAGE([.C$19:.C$35]);1;2)" table:style-name="ce6">
            <text:p>1</text:p>
          </table:table-cell>
          <table:table-cell office:value-type="float" office:value="1" table:formula="of:=IF([.D28]&lt;AVERAGE([.D$19:.D$35]);1;2)" table:style-name="ce6">
            <text:p>1</text:p>
          </table:table-cell>
          <table:table-cell office:value-type="float" office:value="1" table:formula="of:=IF([.E28]&lt;AVERAGE([.E$19:.E$35]);1;2)" table:style-name="ce6">
            <text:p>1</text:p>
          </table:table-cell>
          <table:table-cell office:value-type="float" office:value="1" table:formula="of:=IF([.F28]&lt;AVERAGE([.F$19:.F$35]);1;2)" table:style-name="ce6">
            <text:p>1</text:p>
          </table:table-cell>
          <table:table-cell office:value-type="float" office:value="1" table:formula="of:=IF([.G28]&lt;AVERAGE([.G$19:.G$3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3" table:style-name="ce6">
            <text:p>2003</text:p>
          </table:table-cell>
          <table:table-cell office:value-type="float" office:value="75.989999999999995" table:style-name="ce2">
            <text:p>75,99</text:p>
          </table:table-cell>
          <table:table-cell office:value-type="float" office:value="82.16" table:style-name="ce2">
            <text:p>82,16</text:p>
          </table:table-cell>
          <table:table-cell office:value-type="float" office:value="79.02" table:style-name="ce2">
            <text:p>79,02</text:p>
          </table:table-cell>
          <table:table-cell office:value-type="float" office:value="1056.25" table:style-name="ce2">
            <text:p>1056,25</text:p>
          </table:table-cell>
          <table:table-cell office:value-type="float" office:value="997" table:style-name="ce3">
            <text:p>997</text:p>
          </table:table-cell>
          <table:table-cell office:value-type="float" office:value="1" table:formula="of:=IF([.C29]&lt;AVERAGE([.C$19:.C$35]);1;2)" table:style-name="ce6">
            <text:p>1</text:p>
          </table:table-cell>
          <table:table-cell office:value-type="float" office:value="1" table:formula="of:=IF([.D29]&lt;AVERAGE([.D$19:.D$35]);1;2)" table:style-name="ce6">
            <text:p>1</text:p>
          </table:table-cell>
          <table:table-cell office:value-type="float" office:value="1" table:formula="of:=IF([.E29]&lt;AVERAGE([.E$19:.E$35]);1;2)" table:style-name="ce6">
            <text:p>1</text:p>
          </table:table-cell>
          <table:table-cell office:value-type="float" office:value="2" table:formula="of:=IF([.F29]&lt;AVERAGE([.F$19:.F$35]);1;2)" table:style-name="ce6">
            <text:p>2</text:p>
          </table:table-cell>
          <table:table-cell office:value-type="float" office:value="2" table:formula="of:=IF([.G29]&lt;AVERAGE([.G$19:.G$3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3" table:style-name="ce6">
            <text:p>2003</text:p>
          </table:table-cell>
          <table:table-cell office:value-type="float" office:value="76.42" table:style-name="ce2">
            <text:p>76,42</text:p>
          </table:table-cell>
          <table:table-cell office:value-type="float" office:value="83.48" table:style-name="ce2">
            <text:p>83,48</text:p>
          </table:table-cell>
          <table:table-cell office:value-type="float" office:value="79.98" table:style-name="ce2">
            <text:p>79,98</text:p>
          </table:table-cell>
          <table:table-cell office:value-type="float" office:value="980.42" table:style-name="ce2">
            <text:p>980,42</text:p>
          </table:table-cell>
          <table:table-cell office:value-type="float" office:value="941" table:style-name="ce3">
            <text:p>941</text:p>
          </table:table-cell>
          <table:table-cell office:value-type="float" office:value="1" table:formula="of:=IF([.C30]&lt;AVERAGE([.C$19:.C$35]);1;2)" table:style-name="ce6">
            <text:p>1</text:p>
          </table:table-cell>
          <table:table-cell office:value-type="float" office:value="2" table:formula="of:=IF([.D30]&lt;AVERAGE([.D$19:.D$35]);1;2)" table:style-name="ce6">
            <text:p>2</text:p>
          </table:table-cell>
          <table:table-cell office:value-type="float" office:value="2" table:formula="of:=IF([.E30]&lt;AVERAGE([.E$19:.E$35]);1;2)" table:style-name="ce6">
            <text:p>2</text:p>
          </table:table-cell>
          <table:table-cell office:value-type="float" office:value="1" table:formula="of:=IF([.F30]&lt;AVERAGE([.F$19:.F$35]);1;2)" table:style-name="ce6">
            <text:p>1</text:p>
          </table:table-cell>
          <table:table-cell office:value-type="float" office:value="1" table:formula="of:=IF([.G30]&lt;AVERAGE([.G$19:.G$3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3" table:style-name="ce6">
            <text:p>2003</text:p>
          </table:table-cell>
          <table:table-cell office:value-type="float" office:value="77.42" table:style-name="ce2">
            <text:p>77,42</text:p>
          </table:table-cell>
          <table:table-cell office:value-type="float" office:value="84.32" table:style-name="ce2">
            <text:p>84,32</text:p>
          </table:table-cell>
          <table:table-cell office:value-type="float" office:value="80.78" table:style-name="ce2">
            <text:p>80,78</text:p>
          </table:table-cell>
          <table:table-cell office:value-type="float" office:value="996.89" table:style-name="ce2">
            <text:p>996,89</text:p>
          </table:table-cell>
          <table:table-cell office:value-type="float" office:value="948" table:style-name="ce3">
            <text:p>948</text:p>
          </table:table-cell>
          <table:table-cell office:value-type="float" office:value="2" table:formula="of:=IF([.C31]&lt;AVERAGE([.C$19:.C$35]);1;2)" table:style-name="ce6">
            <text:p>2</text:p>
          </table:table-cell>
          <table:table-cell office:value-type="float" office:value="2" table:formula="of:=IF([.D31]&lt;AVERAGE([.D$19:.D$35]);1;2)" table:style-name="ce6">
            <text:p>2</text:p>
          </table:table-cell>
          <table:table-cell office:value-type="float" office:value="2" table:formula="of:=IF([.E31]&lt;AVERAGE([.E$19:.E$35]);1;2)" table:style-name="ce6">
            <text:p>2</text:p>
          </table:table-cell>
          <table:table-cell office:value-type="float" office:value="2" table:formula="of:=IF([.F31]&lt;AVERAGE([.F$19:.F$35]);1;2)" table:style-name="ce6">
            <text:p>2</text:p>
          </table:table-cell>
          <table:table-cell office:value-type="float" office:value="1" table:formula="of:=IF([.G31]&lt;AVERAGE([.G$19:.G$3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3" table:style-name="ce6">
            <text:p>2003</text:p>
          </table:table-cell>
          <table:table-cell office:value-type="float" office:value="77.239999999999995" table:style-name="ce2">
            <text:p>77,24</text:p>
          </table:table-cell>
          <table:table-cell office:value-type="float" office:value="83.96" table:style-name="ce2">
            <text:p>83,96</text:p>
          </table:table-cell>
          <table:table-cell office:value-type="float" office:value="80.75" table:style-name="ce2">
            <text:p>80,75</text:p>
          </table:table-cell>
          <table:table-cell office:value-type="float" office:value="868.9" table:style-name="ce2">
            <text:p>868,90</text:p>
          </table:table-cell>
          <table:table-cell office:value-type="float" office:value="806" table:style-name="ce3">
            <text:p>806</text:p>
          </table:table-cell>
          <table:table-cell office:value-type="float" office:value="2" table:formula="of:=IF([.C32]&lt;AVERAGE([.C$19:.C$35]);1;2)" table:style-name="ce6">
            <text:p>2</text:p>
          </table:table-cell>
          <table:table-cell office:value-type="float" office:value="2" table:formula="of:=IF([.D32]&lt;AVERAGE([.D$19:.D$35]);1;2)" table:style-name="ce6">
            <text:p>2</text:p>
          </table:table-cell>
          <table:table-cell office:value-type="float" office:value="2" table:formula="of:=IF([.E32]&lt;AVERAGE([.E$19:.E$35]);1;2)" table:style-name="ce6">
            <text:p>2</text:p>
          </table:table-cell>
          <table:table-cell office:value-type="float" office:value="1" table:formula="of:=IF([.F32]&lt;AVERAGE([.F$19:.F$35]);1;2)" table:style-name="ce6">
            <text:p>1</text:p>
          </table:table-cell>
          <table:table-cell office:value-type="float" office:value="1" table:formula="of:=IF([.G32]&lt;AVERAGE([.G$19:.G$3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3" table:style-name="ce6">
            <text:p>2003</text:p>
          </table:table-cell>
          <table:table-cell office:value-type="float" office:value="76.27" table:style-name="ce2">
            <text:p>76,27</text:p>
          </table:table-cell>
          <table:table-cell office:value-type="float" office:value="82.02" table:style-name="ce2">
            <text:p>82,02</text:p>
          </table:table-cell>
          <table:table-cell office:value-type="float" office:value="79.12" table:style-name="ce2">
            <text:p>79,12</text:p>
          </table:table-cell>
          <table:table-cell office:value-type="float" office:value="972.03" table:style-name="ce2">
            <text:p>972,03</text:p>
          </table:table-cell>
          <table:table-cell office:value-type="float" office:value="915" table:style-name="ce3">
            <text:p>915</text:p>
          </table:table-cell>
          <table:table-cell office:value-type="float" office:value="1" table:formula="of:=IF([.C33]&lt;AVERAGE([.C$19:.C$35]);1;2)" table:style-name="ce6">
            <text:p>1</text:p>
          </table:table-cell>
          <table:table-cell office:value-type="float" office:value="1" table:formula="of:=IF([.D33]&lt;AVERAGE([.D$19:.D$35]);1;2)" table:style-name="ce6">
            <text:p>1</text:p>
          </table:table-cell>
          <table:table-cell office:value-type="float" office:value="1" table:formula="of:=IF([.E33]&lt;AVERAGE([.E$19:.E$35]);1;2)" table:style-name="ce6">
            <text:p>1</text:p>
          </table:table-cell>
          <table:table-cell office:value-type="float" office:value="1" table:formula="of:=IF([.F33]&lt;AVERAGE([.F$19:.F$35]);1;2)" table:style-name="ce6">
            <text:p>1</text:p>
          </table:table-cell>
          <table:table-cell office:value-type="float" office:value="1" table:formula="of:=IF([.G33]&lt;AVERAGE([.G$19:.G$3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3" table:style-name="ce6">
            <text:p>2003</text:p>
          </table:table-cell>
          <table:table-cell office:value-type="float" office:value="77.75" table:style-name="ce2">
            <text:p>77,75</text:p>
          </table:table-cell>
          <table:table-cell office:value-type="float" office:value="84.45" table:style-name="ce2">
            <text:p>84,45</text:p>
          </table:table-cell>
          <table:table-cell office:value-type="float" office:value="81.069999999999993" table:style-name="ce2">
            <text:p>81,07</text:p>
          </table:table-cell>
          <table:table-cell office:value-type="float" office:value="1085.53" table:style-name="ce2">
            <text:p>1085,53</text:p>
          </table:table-cell>
          <table:table-cell office:value-type="float" office:value="1066" table:style-name="ce3">
            <text:p>1066</text:p>
          </table:table-cell>
          <table:table-cell office:value-type="float" office:value="2" table:formula="of:=IF([.C34]&lt;AVERAGE([.C$19:.C$35]);1;2)" table:style-name="ce6">
            <text:p>2</text:p>
          </table:table-cell>
          <table:table-cell office:value-type="float" office:value="2" table:formula="of:=IF([.D34]&lt;AVERAGE([.D$19:.D$35]);1;2)" table:style-name="ce6">
            <text:p>2</text:p>
          </table:table-cell>
          <table:table-cell office:value-type="float" office:value="2" table:formula="of:=IF([.E34]&lt;AVERAGE([.E$19:.E$35]);1;2)" table:style-name="ce6">
            <text:p>2</text:p>
          </table:table-cell>
          <table:table-cell office:value-type="float" office:value="2" table:formula="of:=IF([.F34]&lt;AVERAGE([.F$19:.F$35]);1;2)" table:style-name="ce6">
            <text:p>2</text:p>
          </table:table-cell>
          <table:table-cell office:value-type="float" office:value="2" table:formula="of:=IF([.G34]&lt;AVERAGE([.G$19:.G$3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3" table:style-name="ce6">
            <text:p>2003</text:p>
          </table:table-cell>
          <table:table-cell office:value-type="float" office:value="76.790000000000006" table:style-name="ce2">
            <text:p>76,79</text:p>
          </table:table-cell>
          <table:table-cell office:value-type="float" office:value="83.86" table:style-name="ce2">
            <text:p>83,86</text:p>
          </table:table-cell>
          <table:table-cell office:value-type="float" office:value="80.349999999999994" table:style-name="ce2">
            <text:p>80,35</text:p>
          </table:table-cell>
          <table:table-cell office:value-type="float" office:value="1048.1600000000001" table:style-name="ce2">
            <text:p>1048,16</text:p>
          </table:table-cell>
          <table:table-cell office:value-type="float" office:value="1030" table:style-name="ce3">
            <text:p>1030</text:p>
          </table:table-cell>
          <table:table-cell office:value-type="float" office:value="2" table:formula="of:=IF([.C35]&lt;AVERAGE([.C$19:.C$35]);1;2)" table:style-name="ce6">
            <text:p>2</text:p>
          </table:table-cell>
          <table:table-cell office:value-type="float" office:value="2" table:formula="of:=IF([.D35]&lt;AVERAGE([.D$19:.D$35]);1;2)" table:style-name="ce6">
            <text:p>2</text:p>
          </table:table-cell>
          <table:table-cell office:value-type="float" office:value="2" table:formula="of:=IF([.E35]&lt;AVERAGE([.E$19:.E$35]);1;2)" table:style-name="ce6">
            <text:p>2</text:p>
          </table:table-cell>
          <table:table-cell office:value-type="float" office:value="2" table:formula="of:=IF([.F35]&lt;AVERAGE([.F$19:.F$35]);1;2)" table:style-name="ce6">
            <text:p>2</text:p>
          </table:table-cell>
          <table:table-cell office:value-type="float" office:value="2" table:formula="of:=IF([.G35]&lt;AVERAGE([.G$19:.G$3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4" table:style-name="ce6">
            <text:p>2004</text:p>
          </table:table-cell>
          <table:table-cell office:value-type="float" office:value="75.680000000000007" table:style-name="ce2">
            <text:p>75,68</text:p>
          </table:table-cell>
          <table:table-cell office:value-type="float" office:value="82.24" table:style-name="ce2">
            <text:p>82,24</text:p>
          </table:table-cell>
          <table:table-cell office:value-type="float" office:value="78.95" table:style-name="ce2">
            <text:p>78,95</text:p>
          </table:table-cell>
          <table:table-cell office:value-type="float" office:value="974.94" table:style-name="ce2">
            <text:p>974,94</text:p>
          </table:table-cell>
          <table:table-cell office:value-type="float" office:value="919" table:style-name="ce3">
            <text:p>919</text:p>
          </table:table-cell>
          <table:table-cell office:value-type="float" office:value="1" table:formula="of:=IF([.C36]&lt;AVERAGE([.C$36:.C$52]);1;2)" table:style-name="ce6">
            <text:p>1</text:p>
          </table:table-cell>
          <table:table-cell office:value-type="float" office:value="1" table:formula="of:=IF([.D36]&lt;AVERAGE([.D$36:.D$52]);1;2)" table:style-name="ce6">
            <text:p>1</text:p>
          </table:table-cell>
          <table:table-cell office:value-type="float" office:value="1" table:formula="of:=IF([.E36]&lt;AVERAGE([.E$36:.E$52]);1;2)" table:style-name="ce6">
            <text:p>1</text:p>
          </table:table-cell>
          <table:table-cell office:value-type="float" office:value="1" table:formula="of:=IF([.F36]&lt;AVERAGE([.F$36:.F$52]);1;2)" table:style-name="ce6">
            <text:p>1</text:p>
          </table:table-cell>
          <table:table-cell office:value-type="float" office:value="1" table:formula="of:=IF([.G36]&lt;AVERAGE([.G$36:.G$5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4" table:style-name="ce6">
            <text:p>2004</text:p>
          </table:table-cell>
          <table:table-cell office:value-type="float" office:value="77.17" table:style-name="ce2">
            <text:p>77,17</text:p>
          </table:table-cell>
          <table:table-cell office:value-type="float" office:value="84.09" table:style-name="ce2">
            <text:p>84,09</text:p>
          </table:table-cell>
          <table:table-cell office:value-type="float" office:value="80.56" table:style-name="ce2">
            <text:p>80,56</text:p>
          </table:table-cell>
          <table:table-cell office:value-type="float" office:value="1166.79" table:style-name="ce2">
            <text:p>1166,79</text:p>
          </table:table-cell>
          <table:table-cell office:value-type="float" office:value="1100" table:style-name="ce3">
            <text:p>1100</text:p>
          </table:table-cell>
          <table:table-cell office:value-type="float" office:value="1" table:formula="of:=IF([.C37]&lt;AVERAGE([.C$36:.C$52]);1;2)" table:style-name="ce6">
            <text:p>1</text:p>
          </table:table-cell>
          <table:table-cell office:value-type="float" office:value="2" table:formula="of:=IF([.D37]&lt;AVERAGE([.D$36:.D$52]);1;2)" table:style-name="ce6">
            <text:p>2</text:p>
          </table:table-cell>
          <table:table-cell office:value-type="float" office:value="2" table:formula="of:=IF([.E37]&lt;AVERAGE([.E$36:.E$52]);1;2)" table:style-name="ce6">
            <text:p>2</text:p>
          </table:table-cell>
          <table:table-cell office:value-type="float" office:value="2" table:formula="of:=IF([.F37]&lt;AVERAGE([.F$36:.F$52]);1;2)" table:style-name="ce6">
            <text:p>2</text:p>
          </table:table-cell>
          <table:table-cell office:value-type="float" office:value="2" table:formula="of:=IF([.G37]&lt;AVERAGE([.G$36:.G$5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4" table:style-name="ce6">
            <text:p>2004</text:p>
          </table:table-cell>
          <table:table-cell office:value-type="float" office:value="76.11" table:style-name="ce2">
            <text:p>76,11</text:p>
          </table:table-cell>
          <table:table-cell office:value-type="float" office:value="83.55" table:style-name="ce2">
            <text:p>83,55</text:p>
          </table:table-cell>
          <table:table-cell office:value-type="float" office:value="79.849999999999994" table:style-name="ce2">
            <text:p>79,85</text:p>
          </table:table-cell>
          <table:table-cell office:value-type="float" office:value="1135.3699999999999" table:style-name="ce2">
            <text:p>1135,37</text:p>
          </table:table-cell>
          <table:table-cell office:value-type="float" office:value="1110" table:style-name="ce3">
            <text:p>1110</text:p>
          </table:table-cell>
          <table:table-cell office:value-type="float" office:value="1" table:formula="of:=IF([.C38]&lt;AVERAGE([.C$36:.C$52]);1;2)" table:style-name="ce6">
            <text:p>1</text:p>
          </table:table-cell>
          <table:table-cell office:value-type="float" office:value="1" table:formula="of:=IF([.D38]&lt;AVERAGE([.D$36:.D$52]);1;2)" table:style-name="ce6">
            <text:p>1</text:p>
          </table:table-cell>
          <table:table-cell office:value-type="float" office:value="1" table:formula="of:=IF([.E38]&lt;AVERAGE([.E$36:.E$52]);1;2)" table:style-name="ce6">
            <text:p>1</text:p>
          </table:table-cell>
          <table:table-cell office:value-type="float" office:value="2" table:formula="of:=IF([.F38]&lt;AVERAGE([.F$36:.F$52]);1;2)" table:style-name="ce6">
            <text:p>2</text:p>
          </table:table-cell>
          <table:table-cell office:value-type="float" office:value="2" table:formula="of:=IF([.G38]&lt;AVERAGE([.G$36:.G$5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4" table:style-name="ce6">
            <text:p>2004</text:p>
          </table:table-cell>
          <table:table-cell office:value-type="float" office:value="77.180000000000007" table:style-name="ce2">
            <text:p>77,18</text:p>
          </table:table-cell>
          <table:table-cell office:value-type="float" office:value="83.65" table:style-name="ce2">
            <text:p>83,65</text:p>
          </table:table-cell>
          <table:table-cell office:value-type="float" office:value="80.39" table:style-name="ce2">
            <text:p>80,39</text:p>
          </table:table-cell>
          <table:table-cell office:value-type="float" office:value="953.32" table:style-name="ce2">
            <text:p>953,32</text:p>
          </table:table-cell>
          <table:table-cell office:value-type="float" office:value="946" table:style-name="ce3">
            <text:p>946</text:p>
          </table:table-cell>
          <table:table-cell office:value-type="float" office:value="2" table:formula="of:=IF([.C39]&lt;AVERAGE([.C$36:.C$52]);1;2)" table:style-name="ce6">
            <text:p>2</text:p>
          </table:table-cell>
          <table:table-cell office:value-type="float" office:value="1" table:formula="of:=IF([.D39]&lt;AVERAGE([.D$36:.D$52]);1;2)" table:style-name="ce6">
            <text:p>1</text:p>
          </table:table-cell>
          <table:table-cell office:value-type="float" office:value="1" table:formula="of:=IF([.E39]&lt;AVERAGE([.E$36:.E$52]);1;2)" table:style-name="ce6">
            <text:p>1</text:p>
          </table:table-cell>
          <table:table-cell office:value-type="float" office:value="1" table:formula="of:=IF([.F39]&lt;AVERAGE([.F$36:.F$52]);1;2)" table:style-name="ce6">
            <text:p>1</text:p>
          </table:table-cell>
          <table:table-cell office:value-type="float" office:value="1" table:formula="of:=IF([.G39]&lt;AVERAGE([.G$36:.G$5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4" table:style-name="ce6">
            <text:p>2004</text:p>
          </table:table-cell>
          <table:table-cell office:value-type="float" office:value="75.75" table:style-name="ce2">
            <text:p>75,75</text:p>
          </table:table-cell>
          <table:table-cell office:value-type="float" office:value="82.14" table:style-name="ce2">
            <text:p>82,14</text:p>
          </table:table-cell>
          <table:table-cell office:value-type="float" office:value="78.900000000000006" table:style-name="ce2">
            <text:p>78,90</text:p>
          </table:table-cell>
          <table:table-cell office:value-type="float" office:value="1040.3800000000001" table:style-name="ce2">
            <text:p>1040,38</text:p>
          </table:table-cell>
          <table:table-cell office:value-type="float" office:value="1038" table:style-name="ce3">
            <text:p>1038</text:p>
          </table:table-cell>
          <table:table-cell office:value-type="float" office:value="1" table:formula="of:=IF([.C40]&lt;AVERAGE([.C$36:.C$52]);1;2)" table:style-name="ce6">
            <text:p>1</text:p>
          </table:table-cell>
          <table:table-cell office:value-type="float" office:value="1" table:formula="of:=IF([.D40]&lt;AVERAGE([.D$36:.D$52]);1;2)" table:style-name="ce6">
            <text:p>1</text:p>
          </table:table-cell>
          <table:table-cell office:value-type="float" office:value="1" table:formula="of:=IF([.E40]&lt;AVERAGE([.E$36:.E$52]);1;2)" table:style-name="ce6">
            <text:p>1</text:p>
          </table:table-cell>
          <table:table-cell office:value-type="float" office:value="1" table:formula="of:=IF([.F40]&lt;AVERAGE([.F$36:.F$52]);1;2)" table:style-name="ce6">
            <text:p>1</text:p>
          </table:table-cell>
          <table:table-cell office:value-type="float" office:value="2" table:formula="of:=IF([.G40]&lt;AVERAGE([.G$36:.G$5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4" table:style-name="ce6">
            <text:p>2004</text:p>
          </table:table-cell>
          <table:table-cell office:value-type="float" office:value="77.12" table:style-name="ce2">
            <text:p>77,12</text:p>
          </table:table-cell>
          <table:table-cell office:value-type="float" office:value="85.01" table:style-name="ce2">
            <text:p>85,01</text:p>
          </table:table-cell>
          <table:table-cell office:value-type="float" office:value="81.05" table:style-name="ce2">
            <text:p>81,05</text:p>
          </table:table-cell>
          <table:table-cell office:value-type="float" office:value="1242.3" table:style-name="ce2">
            <text:p>1242,30</text:p>
          </table:table-cell>
          <table:table-cell office:value-type="float" office:value="1200" table:style-name="ce3">
            <text:p>1200</text:p>
          </table:table-cell>
          <table:table-cell office:value-type="float" office:value="1" table:formula="of:=IF([.C41]&lt;AVERAGE([.C$36:.C$52]);1;2)" table:style-name="ce6">
            <text:p>1</text:p>
          </table:table-cell>
          <table:table-cell office:value-type="float" office:value="2" table:formula="of:=IF([.D41]&lt;AVERAGE([.D$36:.D$52]);1;2)" table:style-name="ce6">
            <text:p>2</text:p>
          </table:table-cell>
          <table:table-cell office:value-type="float" office:value="2" table:formula="of:=IF([.E41]&lt;AVERAGE([.E$36:.E$52]);1;2)" table:style-name="ce6">
            <text:p>2</text:p>
          </table:table-cell>
          <table:table-cell office:value-type="float" office:value="2" table:formula="of:=IF([.F41]&lt;AVERAGE([.F$36:.F$52]);1;2)" table:style-name="ce6">
            <text:p>2</text:p>
          </table:table-cell>
          <table:table-cell office:value-type="float" office:value="2" table:formula="of:=IF([.G41]&lt;AVERAGE([.G$36:.G$5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4" table:style-name="ce6">
            <text:p>2004</text:p>
          </table:table-cell>
          <table:table-cell office:value-type="float" office:value="78.11" table:style-name="ce2">
            <text:p>78,11</text:p>
          </table:table-cell>
          <table:table-cell office:value-type="float" office:value="84.02" table:style-name="ce2">
            <text:p>84,02</text:p>
          </table:table-cell>
          <table:table-cell office:value-type="float" office:value="81.02" table:style-name="ce2">
            <text:p>81,02</text:p>
          </table:table-cell>
          <table:table-cell office:value-type="float" office:value="923.02" table:style-name="ce2">
            <text:p>923,02</text:p>
          </table:table-cell>
          <table:table-cell office:value-type="float" office:value="875" table:style-name="ce3">
            <text:p>875</text:p>
          </table:table-cell>
          <table:table-cell office:value-type="float" office:value="2" table:formula="of:=IF([.C42]&lt;AVERAGE([.C$36:.C$52]);1;2)" table:style-name="ce6">
            <text:p>2</text:p>
          </table:table-cell>
          <table:table-cell office:value-type="float" office:value="2" table:formula="of:=IF([.D42]&lt;AVERAGE([.D$36:.D$52]);1;2)" table:style-name="ce6">
            <text:p>2</text:p>
          </table:table-cell>
          <table:table-cell office:value-type="float" office:value="2" table:formula="of:=IF([.E42]&lt;AVERAGE([.E$36:.E$52]);1;2)" table:style-name="ce6">
            <text:p>2</text:p>
          </table:table-cell>
          <table:table-cell office:value-type="float" office:value="1" table:formula="of:=IF([.F42]&lt;AVERAGE([.F$36:.F$52]);1;2)" table:style-name="ce6">
            <text:p>1</text:p>
          </table:table-cell>
          <table:table-cell office:value-type="float" office:value="1" table:formula="of:=IF([.G42]&lt;AVERAGE([.G$36:.G$5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4" table:style-name="ce6">
            <text:p>2004</text:p>
          </table:table-cell>
          <table:table-cell office:value-type="float" office:value="78.36" table:style-name="ce2">
            <text:p>78,36</text:p>
          </table:table-cell>
          <table:table-cell office:value-type="float" office:value="85.1" table:style-name="ce2">
            <text:p>85,10</text:p>
          </table:table-cell>
          <table:table-cell office:value-type="float" office:value="81.680000000000007" table:style-name="ce2">
            <text:p>81,68</text:p>
          </table:table-cell>
          <table:table-cell office:value-type="float" office:value="1090.54" table:style-name="ce2">
            <text:p>1090,54</text:p>
          </table:table-cell>
          <table:table-cell office:value-type="float" office:value="1023" table:style-name="ce3">
            <text:p>1023</text:p>
          </table:table-cell>
          <table:table-cell office:value-type="float" office:value="2" table:formula="of:=IF([.C43]&lt;AVERAGE([.C$36:.C$52]);1;2)" table:style-name="ce6">
            <text:p>2</text:p>
          </table:table-cell>
          <table:table-cell office:value-type="float" office:value="2" table:formula="of:=IF([.D43]&lt;AVERAGE([.D$36:.D$52]);1;2)" table:style-name="ce6">
            <text:p>2</text:p>
          </table:table-cell>
          <table:table-cell office:value-type="float" office:value="2" table:formula="of:=IF([.E43]&lt;AVERAGE([.E$36:.E$52]);1;2)" table:style-name="ce6">
            <text:p>2</text:p>
          </table:table-cell>
          <table:table-cell office:value-type="float" office:value="2" table:formula="of:=IF([.F43]&lt;AVERAGE([.F$36:.F$52]);1;2)" table:style-name="ce6">
            <text:p>2</text:p>
          </table:table-cell>
          <table:table-cell office:value-type="float" office:value="1" table:formula="of:=IF([.G43]&lt;AVERAGE([.G$36:.G$5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4" table:style-name="ce6">
            <text:p>2004</text:p>
          </table:table-cell>
          <table:table-cell office:value-type="float" office:value="77.34" table:style-name="ce2">
            <text:p>77,34</text:p>
          </table:table-cell>
          <table:table-cell office:value-type="float" office:value="84.17" table:style-name="ce2">
            <text:p>84,17</text:p>
          </table:table-cell>
          <table:table-cell office:value-type="float" office:value="80.78" table:style-name="ce2">
            <text:p>80,78</text:p>
          </table:table-cell>
          <table:table-cell office:value-type="float" office:value="988.11" table:style-name="ce2">
            <text:p>988,11</text:p>
          </table:table-cell>
          <table:table-cell office:value-type="float" office:value="967" table:style-name="ce3">
            <text:p>967</text:p>
          </table:table-cell>
          <table:table-cell office:value-type="float" office:value="2" table:formula="of:=IF([.C44]&lt;AVERAGE([.C$36:.C$52]);1;2)" table:style-name="ce6">
            <text:p>2</text:p>
          </table:table-cell>
          <table:table-cell office:value-type="float" office:value="2" table:formula="of:=IF([.D44]&lt;AVERAGE([.D$36:.D$52]);1;2)" table:style-name="ce6">
            <text:p>2</text:p>
          </table:table-cell>
          <table:table-cell office:value-type="float" office:value="2" table:formula="of:=IF([.E44]&lt;AVERAGE([.E$36:.E$52]);1;2)" table:style-name="ce6">
            <text:p>2</text:p>
          </table:table-cell>
          <table:table-cell office:value-type="float" office:value="1" table:formula="of:=IF([.F44]&lt;AVERAGE([.F$36:.F$52]);1;2)" table:style-name="ce6">
            <text:p>1</text:p>
          </table:table-cell>
          <table:table-cell office:value-type="float" office:value="1" table:formula="of:=IF([.G44]&lt;AVERAGE([.G$36:.G$5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4" table:style-name="ce6">
            <text:p>2004</text:p>
          </table:table-cell>
          <table:table-cell office:value-type="float" office:value="76.75" table:style-name="ce2">
            <text:p>76,75</text:p>
          </table:table-cell>
          <table:table-cell office:value-type="float" office:value="83.05" table:style-name="ce2">
            <text:p>83,05</text:p>
          </table:table-cell>
          <table:table-cell office:value-type="float" office:value="79.89" table:style-name="ce2">
            <text:p>79,89</text:p>
          </table:table-cell>
          <table:table-cell office:value-type="float" office:value="974.11" table:style-name="ce2">
            <text:p>974,11</text:p>
          </table:table-cell>
          <table:table-cell office:value-type="float" office:value="944" table:style-name="ce3">
            <text:p>944</text:p>
          </table:table-cell>
          <table:table-cell office:value-type="float" office:value="1" table:formula="of:=IF([.C45]&lt;AVERAGE([.C$36:.C$52]);1;2)" table:style-name="ce6">
            <text:p>1</text:p>
          </table:table-cell>
          <table:table-cell office:value-type="float" office:value="1" table:formula="of:=IF([.D45]&lt;AVERAGE([.D$36:.D$52]);1;2)" table:style-name="ce6">
            <text:p>1</text:p>
          </table:table-cell>
          <table:table-cell office:value-type="float" office:value="1" table:formula="of:=IF([.E45]&lt;AVERAGE([.E$36:.E$52]);1;2)" table:style-name="ce6">
            <text:p>1</text:p>
          </table:table-cell>
          <table:table-cell office:value-type="float" office:value="1" table:formula="of:=IF([.F45]&lt;AVERAGE([.F$36:.F$52]);1;2)" table:style-name="ce6">
            <text:p>1</text:p>
          </table:table-cell>
          <table:table-cell office:value-type="float" office:value="1" table:formula="of:=IF([.G45]&lt;AVERAGE([.G$36:.G$5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4" table:style-name="ce6">
            <text:p>2004</text:p>
          </table:table-cell>
          <table:table-cell office:value-type="float" office:value="76.53" table:style-name="ce2">
            <text:p>76,53</text:p>
          </table:table-cell>
          <table:table-cell office:value-type="float" office:value="83.39" table:style-name="ce2">
            <text:p>83,39</text:p>
          </table:table-cell>
          <table:table-cell office:value-type="float" office:value="79.900000000000006" table:style-name="ce2">
            <text:p>79,90</text:p>
          </table:table-cell>
          <table:table-cell office:value-type="float" office:value="1129.1199999999999" table:style-name="ce2">
            <text:p>1129,12</text:p>
          </table:table-cell>
          <table:table-cell office:value-type="float" office:value="1063" table:style-name="ce3">
            <text:p>1063</text:p>
          </table:table-cell>
          <table:table-cell office:value-type="float" office:value="1" table:formula="of:=IF([.C46]&lt;AVERAGE([.C$36:.C$52]);1;2)" table:style-name="ce6">
            <text:p>1</text:p>
          </table:table-cell>
          <table:table-cell office:value-type="float" office:value="1" table:formula="of:=IF([.D46]&lt;AVERAGE([.D$36:.D$52]);1;2)" table:style-name="ce6">
            <text:p>1</text:p>
          </table:table-cell>
          <table:table-cell office:value-type="float" office:value="1" table:formula="of:=IF([.E46]&lt;AVERAGE([.E$36:.E$52]);1;2)" table:style-name="ce6">
            <text:p>1</text:p>
          </table:table-cell>
          <table:table-cell office:value-type="float" office:value="2" table:formula="of:=IF([.F46]&lt;AVERAGE([.F$36:.F$52]);1;2)" table:style-name="ce6">
            <text:p>2</text:p>
          </table:table-cell>
          <table:table-cell office:value-type="float" office:value="2" table:formula="of:=IF([.G46]&lt;AVERAGE([.G$36:.G$5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4" table:style-name="ce6">
            <text:p>2004</text:p>
          </table:table-cell>
          <table:table-cell office:value-type="float" office:value="77.11" table:style-name="ce2">
            <text:p>77,11</text:p>
          </table:table-cell>
          <table:table-cell office:value-type="float" office:value="84.48" table:style-name="ce2">
            <text:p>84,48</text:p>
          </table:table-cell>
          <table:table-cell office:value-type="float" office:value="80.83" table:style-name="ce2">
            <text:p>80,83</text:p>
          </table:table-cell>
          <table:table-cell office:value-type="float" office:value="1061.07" table:style-name="ce2">
            <text:p>1061,07</text:p>
          </table:table-cell>
          <table:table-cell office:value-type="float" office:value="1016" table:style-name="ce3">
            <text:p>1016</text:p>
          </table:table-cell>
          <table:table-cell office:value-type="float" office:value="1" table:formula="of:=IF([.C47]&lt;AVERAGE([.C$36:.C$52]);1;2)" table:style-name="ce6">
            <text:p>1</text:p>
          </table:table-cell>
          <table:table-cell office:value-type="float" office:value="2" table:formula="of:=IF([.D47]&lt;AVERAGE([.D$36:.D$52]);1;2)" table:style-name="ce6">
            <text:p>2</text:p>
          </table:table-cell>
          <table:table-cell office:value-type="float" office:value="2" table:formula="of:=IF([.E47]&lt;AVERAGE([.E$36:.E$52]);1;2)" table:style-name="ce6">
            <text:p>2</text:p>
          </table:table-cell>
          <table:table-cell office:value-type="float" office:value="1" table:formula="of:=IF([.F47]&lt;AVERAGE([.F$36:.F$52]);1;2)" table:style-name="ce6">
            <text:p>1</text:p>
          </table:table-cell>
          <table:table-cell office:value-type="float" office:value="1" table:formula="of:=IF([.G47]&lt;AVERAGE([.G$36:.G$5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4" table:style-name="ce6">
            <text:p>2004</text:p>
          </table:table-cell>
          <table:table-cell office:value-type="float" office:value="78.41" table:style-name="ce2">
            <text:p>78,41</text:p>
          </table:table-cell>
          <table:table-cell office:value-type="float" office:value="84.44" table:style-name="ce2">
            <text:p>84,44</text:p>
          </table:table-cell>
          <table:table-cell office:value-type="float" office:value="81.400000000000006" table:style-name="ce2">
            <text:p>81,40</text:p>
          </table:table-cell>
          <table:table-cell office:value-type="float" office:value="1111.94" table:style-name="ce2">
            <text:p>1111,94</text:p>
          </table:table-cell>
          <table:table-cell office:value-type="float" office:value="1057" table:style-name="ce3">
            <text:p>1057</text:p>
          </table:table-cell>
          <table:table-cell office:value-type="float" office:value="2" table:formula="of:=IF([.C48]&lt;AVERAGE([.C$36:.C$52]);1;2)" table:style-name="ce6">
            <text:p>2</text:p>
          </table:table-cell>
          <table:table-cell office:value-type="float" office:value="2" table:formula="of:=IF([.D48]&lt;AVERAGE([.D$36:.D$52]);1;2)" table:style-name="ce6">
            <text:p>2</text:p>
          </table:table-cell>
          <table:table-cell office:value-type="float" office:value="2" table:formula="of:=IF([.E48]&lt;AVERAGE([.E$36:.E$52]);1;2)" table:style-name="ce6">
            <text:p>2</text:p>
          </table:table-cell>
          <table:table-cell office:value-type="float" office:value="2" table:formula="of:=IF([.F48]&lt;AVERAGE([.F$36:.F$52]);1;2)" table:style-name="ce6">
            <text:p>2</text:p>
          </table:table-cell>
          <table:table-cell office:value-type="float" office:value="2" table:formula="of:=IF([.G48]&lt;AVERAGE([.G$36:.G$5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4" table:style-name="ce6">
            <text:p>2004</text:p>
          </table:table-cell>
          <table:table-cell office:value-type="float" office:value="78.010000000000005" table:style-name="ce2">
            <text:p>78,01</text:p>
          </table:table-cell>
          <table:table-cell office:value-type="float" office:value="84.51" table:style-name="ce2">
            <text:p>84,51</text:p>
          </table:table-cell>
          <table:table-cell office:value-type="float" office:value="81.42" table:style-name="ce2">
            <text:p>81,42</text:p>
          </table:table-cell>
          <table:table-cell office:value-type="float" office:value="978.25" table:style-name="ce2">
            <text:p>978,25</text:p>
          </table:table-cell>
          <table:table-cell office:value-type="float" office:value="907" table:style-name="ce3">
            <text:p>907</text:p>
          </table:table-cell>
          <table:table-cell office:value-type="float" office:value="2" table:formula="of:=IF([.C49]&lt;AVERAGE([.C$36:.C$52]);1;2)" table:style-name="ce6">
            <text:p>2</text:p>
          </table:table-cell>
          <table:table-cell office:value-type="float" office:value="2" table:formula="of:=IF([.D49]&lt;AVERAGE([.D$36:.D$52]);1;2)" table:style-name="ce6">
            <text:p>2</text:p>
          </table:table-cell>
          <table:table-cell office:value-type="float" office:value="2" table:formula="of:=IF([.E49]&lt;AVERAGE([.E$36:.E$52]);1;2)" table:style-name="ce6">
            <text:p>2</text:p>
          </table:table-cell>
          <table:table-cell office:value-type="float" office:value="1" table:formula="of:=IF([.F49]&lt;AVERAGE([.F$36:.F$52]);1;2)" table:style-name="ce6">
            <text:p>1</text:p>
          </table:table-cell>
          <table:table-cell office:value-type="float" office:value="1" table:formula="of:=IF([.G49]&lt;AVERAGE([.G$36:.G$5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4" table:style-name="ce6">
            <text:p>2004</text:p>
          </table:table-cell>
          <table:table-cell office:value-type="float" office:value="76.569999999999993" table:style-name="ce2">
            <text:p>76,57</text:p>
          </table:table-cell>
          <table:table-cell office:value-type="float" office:value="82.62" table:style-name="ce2">
            <text:p>82,62</text:p>
          </table:table-cell>
          <table:table-cell office:value-type="float" office:value="79.58" table:style-name="ce2">
            <text:p>79,58</text:p>
          </table:table-cell>
          <table:table-cell office:value-type="float" office:value="1059.27" table:style-name="ce2">
            <text:p>1059,27</text:p>
          </table:table-cell>
          <table:table-cell office:value-type="float" office:value="994" table:style-name="ce3">
            <text:p>994</text:p>
          </table:table-cell>
          <table:table-cell office:value-type="float" office:value="1" table:formula="of:=IF([.C50]&lt;AVERAGE([.C$36:.C$52]);1;2)" table:style-name="ce6">
            <text:p>1</text:p>
          </table:table-cell>
          <table:table-cell office:value-type="float" office:value="1" table:formula="of:=IF([.D50]&lt;AVERAGE([.D$36:.D$52]);1;2)" table:style-name="ce6">
            <text:p>1</text:p>
          </table:table-cell>
          <table:table-cell office:value-type="float" office:value="1" table:formula="of:=IF([.E50]&lt;AVERAGE([.E$36:.E$52]);1;2)" table:style-name="ce6">
            <text:p>1</text:p>
          </table:table-cell>
          <table:table-cell office:value-type="float" office:value="1" table:formula="of:=IF([.F50]&lt;AVERAGE([.F$36:.F$52]);1;2)" table:style-name="ce6">
            <text:p>1</text:p>
          </table:table-cell>
          <table:table-cell office:value-type="float" office:value="1" table:formula="of:=IF([.G50]&lt;AVERAGE([.G$36:.G$5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4" table:style-name="ce6">
            <text:p>2004</text:p>
          </table:table-cell>
          <table:table-cell office:value-type="float" office:value="78.430000000000007" table:style-name="ce2">
            <text:p>78,43</text:p>
          </table:table-cell>
          <table:table-cell office:value-type="float" office:value="84.92" table:style-name="ce2">
            <text:p>84,92</text:p>
          </table:table-cell>
          <table:table-cell office:value-type="float" office:value="81.680000000000007" table:style-name="ce2">
            <text:p>81,68</text:p>
          </table:table-cell>
          <table:table-cell office:value-type="float" office:value="1163.17" table:style-name="ce2">
            <text:p>1163,17</text:p>
          </table:table-cell>
          <table:table-cell office:value-type="float" office:value="1142" table:style-name="ce3">
            <text:p>1142</text:p>
          </table:table-cell>
          <table:table-cell office:value-type="float" office:value="2" table:formula="of:=IF([.C51]&lt;AVERAGE([.C$36:.C$52]);1;2)" table:style-name="ce6">
            <text:p>2</text:p>
          </table:table-cell>
          <table:table-cell office:value-type="float" office:value="2" table:formula="of:=IF([.D51]&lt;AVERAGE([.D$36:.D$52]);1;2)" table:style-name="ce6">
            <text:p>2</text:p>
          </table:table-cell>
          <table:table-cell office:value-type="float" office:value="2" table:formula="of:=IF([.E51]&lt;AVERAGE([.E$36:.E$52]);1;2)" table:style-name="ce6">
            <text:p>2</text:p>
          </table:table-cell>
          <table:table-cell office:value-type="float" office:value="2" table:formula="of:=IF([.F51]&lt;AVERAGE([.F$36:.F$52]);1;2)" table:style-name="ce6">
            <text:p>2</text:p>
          </table:table-cell>
          <table:table-cell office:value-type="float" office:value="2" table:formula="of:=IF([.G51]&lt;AVERAGE([.G$36:.G$5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4" table:style-name="ce6">
            <text:p>2004</text:p>
          </table:table-cell>
          <table:table-cell office:value-type="float" office:value="77.39" table:style-name="ce2">
            <text:p>77,39</text:p>
          </table:table-cell>
          <table:table-cell office:value-type="float" office:value="84.42" table:style-name="ce2">
            <text:p>84,42</text:p>
          </table:table-cell>
          <table:table-cell office:value-type="float" office:value="80.94" table:style-name="ce2">
            <text:p>80,94</text:p>
          </table:table-cell>
          <table:table-cell office:value-type="float" office:value="1117.3" table:style-name="ce2">
            <text:p>1117,30</text:p>
          </table:table-cell>
          <table:table-cell office:value-type="float" office:value="1095" table:style-name="ce3">
            <text:p>1095</text:p>
          </table:table-cell>
          <table:table-cell office:value-type="float" office:value="2" table:formula="of:=IF([.C52]&lt;AVERAGE([.C$36:.C$52]);1;2)" table:style-name="ce6">
            <text:p>2</text:p>
          </table:table-cell>
          <table:table-cell office:value-type="float" office:value="2" table:formula="of:=IF([.D52]&lt;AVERAGE([.D$36:.D$52]);1;2)" table:style-name="ce6">
            <text:p>2</text:p>
          </table:table-cell>
          <table:table-cell office:value-type="float" office:value="2" table:formula="of:=IF([.E52]&lt;AVERAGE([.E$36:.E$52]);1;2)" table:style-name="ce6">
            <text:p>2</text:p>
          </table:table-cell>
          <table:table-cell office:value-type="float" office:value="2" table:formula="of:=IF([.F52]&lt;AVERAGE([.F$36:.F$52]);1;2)" table:style-name="ce6">
            <text:p>2</text:p>
          </table:table-cell>
          <table:table-cell office:value-type="float" office:value="2" table:formula="of:=IF([.G52]&lt;AVERAGE([.G$36:.G$5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5" table:style-name="ce6">
            <text:p>2005</text:p>
          </table:table-cell>
          <table:table-cell office:value-type="float" office:value="75.69" table:style-name="ce2">
            <text:p>75,69</text:p>
          </table:table-cell>
          <table:table-cell office:value-type="float" office:value="82.12" table:style-name="ce2">
            <text:p>82,12</text:p>
          </table:table-cell>
          <table:table-cell office:value-type="float" office:value="78.88" table:style-name="ce2">
            <text:p>78,88</text:p>
          </table:table-cell>
          <table:table-cell office:value-type="float" office:value="1022.62" table:style-name="ce2">
            <text:p>1022,62</text:p>
          </table:table-cell>
          <table:table-cell office:value-type="float" office:value="966" table:style-name="ce3">
            <text:p>966</text:p>
          </table:table-cell>
          <table:table-cell office:value-type="float" office:value="1" table:formula="of:=IF([.C53]&lt;AVERAGE([.C$53:.C$69]);1;2)" table:style-name="ce6">
            <text:p>1</text:p>
          </table:table-cell>
          <table:table-cell office:value-type="float" office:value="1" table:formula="of:=IF([.D53]&lt;AVERAGE([.D$53:.D$69]);1;2)" table:style-name="ce6">
            <text:p>1</text:p>
          </table:table-cell>
          <table:table-cell office:value-type="float" office:value="1" table:formula="of:=IF([.E53]&lt;AVERAGE([.E$53:.E$69]);1;2)" table:style-name="ce6">
            <text:p>1</text:p>
          </table:table-cell>
          <table:table-cell office:value-type="float" office:value="1" table:formula="of:=IF([.F53]&lt;AVERAGE([.F$53:.F$69]);1;2)" table:style-name="ce6">
            <text:p>1</text:p>
          </table:table-cell>
          <table:table-cell office:value-type="float" office:value="1" table:formula="of:=IF([.G53]&lt;AVERAGE([.G$53:.G$6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5" table:style-name="ce6">
            <text:p>2005</text:p>
          </table:table-cell>
          <table:table-cell office:value-type="float" office:value="77.66" table:style-name="ce2">
            <text:p>77,66</text:p>
          </table:table-cell>
          <table:table-cell office:value-type="float" office:value="83.72" table:style-name="ce2">
            <text:p>83,72</text:p>
          </table:table-cell>
          <table:table-cell office:value-type="float" office:value="80.650000000000006" table:style-name="ce2">
            <text:p>80,65</text:p>
          </table:table-cell>
          <table:table-cell office:value-type="float" office:value="1207.8399999999999" table:style-name="ce2">
            <text:p>1207,84</text:p>
          </table:table-cell>
          <table:table-cell office:value-type="float" office:value="1140" table:style-name="ce3">
            <text:p>1140</text:p>
          </table:table-cell>
          <table:table-cell office:value-type="float" office:value="2" table:formula="of:=IF([.C54]&lt;AVERAGE([.C$53:.C$69]);1;2)" table:style-name="ce6">
            <text:p>2</text:p>
          </table:table-cell>
          <table:table-cell office:value-type="float" office:value="1" table:formula="of:=IF([.D54]&lt;AVERAGE([.D$53:.D$69]);1;2)" table:style-name="ce6">
            <text:p>1</text:p>
          </table:table-cell>
          <table:table-cell office:value-type="float" office:value="2" table:formula="of:=IF([.E54]&lt;AVERAGE([.E$53:.E$69]);1;2)" table:style-name="ce6">
            <text:p>2</text:p>
          </table:table-cell>
          <table:table-cell office:value-type="float" office:value="2" table:formula="of:=IF([.F54]&lt;AVERAGE([.F$53:.F$69]);1;2)" table:style-name="ce6">
            <text:p>2</text:p>
          </table:table-cell>
          <table:table-cell office:value-type="float" office:value="2" table:formula="of:=IF([.G54]&lt;AVERAGE([.G$53:.G$6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5" table:style-name="ce6">
            <text:p>2005</text:p>
          </table:table-cell>
          <table:table-cell office:value-type="float" office:value="76.16" table:style-name="ce2">
            <text:p>76,16</text:p>
          </table:table-cell>
          <table:table-cell office:value-type="float" office:value="83.57" table:style-name="ce2">
            <text:p>83,57</text:p>
          </table:table-cell>
          <table:table-cell office:value-type="float" office:value="79.88" table:style-name="ce2">
            <text:p>79,88</text:p>
          </table:table-cell>
          <table:table-cell office:value-type="float" office:value="1203.5899999999999" table:style-name="ce2">
            <text:p>1203,59</text:p>
          </table:table-cell>
          <table:table-cell office:value-type="float" office:value="1180" table:style-name="ce3">
            <text:p>1180</text:p>
          </table:table-cell>
          <table:table-cell office:value-type="float" office:value="1" table:formula="of:=IF([.C55]&lt;AVERAGE([.C$53:.C$69]);1;2)" table:style-name="ce6">
            <text:p>1</text:p>
          </table:table-cell>
          <table:table-cell office:value-type="float" office:value="1" table:formula="of:=IF([.D55]&lt;AVERAGE([.D$53:.D$69]);1;2)" table:style-name="ce6">
            <text:p>1</text:p>
          </table:table-cell>
          <table:table-cell office:value-type="float" office:value="1" table:formula="of:=IF([.E55]&lt;AVERAGE([.E$53:.E$69]);1;2)" table:style-name="ce6">
            <text:p>1</text:p>
          </table:table-cell>
          <table:table-cell office:value-type="float" office:value="2" table:formula="of:=IF([.F55]&lt;AVERAGE([.F$53:.F$69]);1;2)" table:style-name="ce6">
            <text:p>2</text:p>
          </table:table-cell>
          <table:table-cell office:value-type="float" office:value="2" table:formula="of:=IF([.G55]&lt;AVERAGE([.G$53:.G$6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5" table:style-name="ce6">
            <text:p>2005</text:p>
          </table:table-cell>
          <table:table-cell office:value-type="float" office:value="77.209999999999994" table:style-name="ce2">
            <text:p>77,21</text:p>
          </table:table-cell>
          <table:table-cell office:value-type="float" office:value="83.57" table:style-name="ce2">
            <text:p>83,57</text:p>
          </table:table-cell>
          <table:table-cell office:value-type="float" office:value="80.36" table:style-name="ce2">
            <text:p>80,36</text:p>
          </table:table-cell>
          <table:table-cell office:value-type="float" office:value="1125.1099999999999" table:style-name="ce2">
            <text:p>1125,11</text:p>
          </table:table-cell>
          <table:table-cell office:value-type="float" office:value="1115" table:style-name="ce3">
            <text:p>1115</text:p>
          </table:table-cell>
          <table:table-cell office:value-type="float" office:value="2" table:formula="of:=IF([.C56]&lt;AVERAGE([.C$53:.C$69]);1;2)" table:style-name="ce6">
            <text:p>2</text:p>
          </table:table-cell>
          <table:table-cell office:value-type="float" office:value="1" table:formula="of:=IF([.D56]&lt;AVERAGE([.D$53:.D$69]);1;2)" table:style-name="ce6">
            <text:p>1</text:p>
          </table:table-cell>
          <table:table-cell office:value-type="float" office:value="1" table:formula="of:=IF([.E56]&lt;AVERAGE([.E$53:.E$69]);1;2)" table:style-name="ce6">
            <text:p>1</text:p>
          </table:table-cell>
          <table:table-cell office:value-type="float" office:value="1" table:formula="of:=IF([.F56]&lt;AVERAGE([.F$53:.F$69]);1;2)" table:style-name="ce6">
            <text:p>1</text:p>
          </table:table-cell>
          <table:table-cell office:value-type="float" office:value="2" table:formula="of:=IF([.G56]&lt;AVERAGE([.G$53:.G$6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5" table:style-name="ce6">
            <text:p>2005</text:p>
          </table:table-cell>
          <table:table-cell office:value-type="float" office:value="76.03" table:style-name="ce2">
            <text:p>76,03</text:p>
          </table:table-cell>
          <table:table-cell office:value-type="float" office:value="82.51" table:style-name="ce2">
            <text:p>82,51</text:p>
          </table:table-cell>
          <table:table-cell office:value-type="float" office:value="79.22" table:style-name="ce2">
            <text:p>79,22</text:p>
          </table:table-cell>
          <table:table-cell office:value-type="float" office:value="1144.28" table:style-name="ce2">
            <text:p>1144,28</text:p>
          </table:table-cell>
          <table:table-cell office:value-type="float" office:value="1145" table:style-name="ce3">
            <text:p>1145</text:p>
          </table:table-cell>
          <table:table-cell office:value-type="float" office:value="1" table:formula="of:=IF([.C57]&lt;AVERAGE([.C$53:.C$69]);1;2)" table:style-name="ce6">
            <text:p>1</text:p>
          </table:table-cell>
          <table:table-cell office:value-type="float" office:value="1" table:formula="of:=IF([.D57]&lt;AVERAGE([.D$53:.D$69]);1;2)" table:style-name="ce6">
            <text:p>1</text:p>
          </table:table-cell>
          <table:table-cell office:value-type="float" office:value="1" table:formula="of:=IF([.E57]&lt;AVERAGE([.E$53:.E$69]);1;2)" table:style-name="ce6">
            <text:p>1</text:p>
          </table:table-cell>
          <table:table-cell office:value-type="float" office:value="1" table:formula="of:=IF([.F57]&lt;AVERAGE([.F$53:.F$69]);1;2)" table:style-name="ce6">
            <text:p>1</text:p>
          </table:table-cell>
          <table:table-cell office:value-type="float" office:value="2" table:formula="of:=IF([.G57]&lt;AVERAGE([.G$53:.G$6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5" table:style-name="ce6">
            <text:p>2005</text:p>
          </table:table-cell>
          <table:table-cell office:value-type="float" office:value="77.37" table:style-name="ce2">
            <text:p>77,37</text:p>
          </table:table-cell>
          <table:table-cell office:value-type="float" office:value="84.92" table:style-name="ce2">
            <text:p>84,92</text:p>
          </table:table-cell>
          <table:table-cell office:value-type="float" office:value="81.13" table:style-name="ce2">
            <text:p>81,13</text:p>
          </table:table-cell>
          <table:table-cell office:value-type="float" office:value="1330.57" table:style-name="ce2">
            <text:p>1330,57</text:p>
          </table:table-cell>
          <table:table-cell office:value-type="float" office:value="1287" table:style-name="ce3">
            <text:p>1287</text:p>
          </table:table-cell>
          <table:table-cell office:value-type="float" office:value="2" table:formula="of:=IF([.C58]&lt;AVERAGE([.C$53:.C$69]);1;2)" table:style-name="ce6">
            <text:p>2</text:p>
          </table:table-cell>
          <table:table-cell office:value-type="float" office:value="2" table:formula="of:=IF([.D58]&lt;AVERAGE([.D$53:.D$69]);1;2)" table:style-name="ce6">
            <text:p>2</text:p>
          </table:table-cell>
          <table:table-cell office:value-type="float" office:value="2" table:formula="of:=IF([.E58]&lt;AVERAGE([.E$53:.E$69]);1;2)" table:style-name="ce6">
            <text:p>2</text:p>
          </table:table-cell>
          <table:table-cell office:value-type="float" office:value="2" table:formula="of:=IF([.F58]&lt;AVERAGE([.F$53:.F$69]);1;2)" table:style-name="ce6">
            <text:p>2</text:p>
          </table:table-cell>
          <table:table-cell office:value-type="float" office:value="2" table:formula="of:=IF([.G58]&lt;AVERAGE([.G$53:.G$6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5" table:style-name="ce6">
            <text:p>2005</text:p>
          </table:table-cell>
          <table:table-cell office:value-type="float" office:value="78.12" table:style-name="ce2">
            <text:p>78,12</text:p>
          </table:table-cell>
          <table:table-cell office:value-type="float" office:value="83.61" table:style-name="ce2">
            <text:p>83,61</text:p>
          </table:table-cell>
          <table:table-cell office:value-type="float" office:value="80.819999999999993" table:style-name="ce2">
            <text:p>80,82</text:p>
          </table:table-cell>
          <table:table-cell office:value-type="float" office:value="1171.8599999999999" table:style-name="ce2">
            <text:p>1171,86</text:p>
          </table:table-cell>
          <table:table-cell office:value-type="float" office:value="1114" table:style-name="ce3">
            <text:p>1114</text:p>
          </table:table-cell>
          <table:table-cell office:value-type="float" office:value="2" table:formula="of:=IF([.C59]&lt;AVERAGE([.C$53:.C$69]);1;2)" table:style-name="ce6">
            <text:p>2</text:p>
          </table:table-cell>
          <table:table-cell office:value-type="float" office:value="1" table:formula="of:=IF([.D59]&lt;AVERAGE([.D$53:.D$69]);1;2)" table:style-name="ce6">
            <text:p>1</text:p>
          </table:table-cell>
          <table:table-cell office:value-type="float" office:value="2" table:formula="of:=IF([.E59]&lt;AVERAGE([.E$53:.E$69]);1;2)" table:style-name="ce6">
            <text:p>2</text:p>
          </table:table-cell>
          <table:table-cell office:value-type="float" office:value="2" table:formula="of:=IF([.F59]&lt;AVERAGE([.F$53:.F$69]);1;2)" table:style-name="ce6">
            <text:p>2</text:p>
          </table:table-cell>
          <table:table-cell office:value-type="float" office:value="2" table:formula="of:=IF([.G59]&lt;AVERAGE([.G$53:.G$6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5" table:style-name="ce6">
            <text:p>2005</text:p>
          </table:table-cell>
          <table:table-cell office:value-type="float" office:value="78.06" table:style-name="ce2">
            <text:p>78,06</text:p>
          </table:table-cell>
          <table:table-cell office:value-type="float" office:value="84.81" table:style-name="ce2">
            <text:p>84,81</text:p>
          </table:table-cell>
          <table:table-cell office:value-type="float" office:value="81.37" table:style-name="ce2">
            <text:p>81,37</text:p>
          </table:table-cell>
          <table:table-cell office:value-type="float" office:value="1176.18" table:style-name="ce2">
            <text:p>1176,18</text:p>
          </table:table-cell>
          <table:table-cell office:value-type="float" office:value="1107" table:style-name="ce3">
            <text:p>1107</text:p>
          </table:table-cell>
          <table:table-cell office:value-type="float" office:value="2" table:formula="of:=IF([.C60]&lt;AVERAGE([.C$53:.C$69]);1;2)" table:style-name="ce6">
            <text:p>2</text:p>
          </table:table-cell>
          <table:table-cell office:value-type="float" office:value="2" table:formula="of:=IF([.D60]&lt;AVERAGE([.D$53:.D$69]);1;2)" table:style-name="ce6">
            <text:p>2</text:p>
          </table:table-cell>
          <table:table-cell office:value-type="float" office:value="2" table:formula="of:=IF([.E60]&lt;AVERAGE([.E$53:.E$69]);1;2)" table:style-name="ce6">
            <text:p>2</text:p>
          </table:table-cell>
          <table:table-cell office:value-type="float" office:value="2" table:formula="of:=IF([.F60]&lt;AVERAGE([.F$53:.F$69]);1;2)" table:style-name="ce6">
            <text:p>2</text:p>
          </table:table-cell>
          <table:table-cell office:value-type="float" office:value="1" table:formula="of:=IF([.G60]&lt;AVERAGE([.G$53:.G$6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5" table:style-name="ce6">
            <text:p>2005</text:p>
          </table:table-cell>
          <table:table-cell office:value-type="float" office:value="77.17" table:style-name="ce2">
            <text:p>77,17</text:p>
          </table:table-cell>
          <table:table-cell office:value-type="float" office:value="83.76" table:style-name="ce2">
            <text:p>83,76</text:p>
          </table:table-cell>
          <table:table-cell office:value-type="float" office:value="80.48" table:style-name="ce2">
            <text:p>80,48</text:p>
          </table:table-cell>
          <table:table-cell office:value-type="float" office:value="1047.19" table:style-name="ce2">
            <text:p>1047,19</text:p>
          </table:table-cell>
          <table:table-cell office:value-type="float" office:value="1028" table:style-name="ce3">
            <text:p>1028</text:p>
          </table:table-cell>
          <table:table-cell office:value-type="float" office:value="2" table:formula="of:=IF([.C61]&lt;AVERAGE([.C$53:.C$69]);1;2)" table:style-name="ce6">
            <text:p>2</text:p>
          </table:table-cell>
          <table:table-cell office:value-type="float" office:value="1" table:formula="of:=IF([.D61]&lt;AVERAGE([.D$53:.D$69]);1;2)" table:style-name="ce6">
            <text:p>1</text:p>
          </table:table-cell>
          <table:table-cell office:value-type="float" office:value="2" table:formula="of:=IF([.E61]&lt;AVERAGE([.E$53:.E$69]);1;2)" table:style-name="ce6">
            <text:p>2</text:p>
          </table:table-cell>
          <table:table-cell office:value-type="float" office:value="1" table:formula="of:=IF([.F61]&lt;AVERAGE([.F$53:.F$69]);1;2)" table:style-name="ce6">
            <text:p>1</text:p>
          </table:table-cell>
          <table:table-cell office:value-type="float" office:value="1" table:formula="of:=IF([.G61]&lt;AVERAGE([.G$53:.G$6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5" table:style-name="ce6">
            <text:p>2005</text:p>
          </table:table-cell>
          <table:table-cell office:value-type="float" office:value="76.64" table:style-name="ce2">
            <text:p>76,64</text:p>
          </table:table-cell>
          <table:table-cell office:value-type="float" office:value="82.75" table:style-name="ce2">
            <text:p>82,75</text:p>
          </table:table-cell>
          <table:table-cell office:value-type="float" office:value="79.680000000000007" table:style-name="ce2">
            <text:p>79,68</text:p>
          </table:table-cell>
          <table:table-cell office:value-type="float" office:value="1047" table:style-name="ce2">
            <text:p>1047,00</text:p>
          </table:table-cell>
          <table:table-cell office:value-type="float" office:value="1020" table:style-name="ce3">
            <text:p>1020</text:p>
          </table:table-cell>
          <table:table-cell office:value-type="float" office:value="1" table:formula="of:=IF([.C62]&lt;AVERAGE([.C$53:.C$69]);1;2)" table:style-name="ce6">
            <text:p>1</text:p>
          </table:table-cell>
          <table:table-cell office:value-type="float" office:value="1" table:formula="of:=IF([.D62]&lt;AVERAGE([.D$53:.D$69]);1;2)" table:style-name="ce6">
            <text:p>1</text:p>
          </table:table-cell>
          <table:table-cell office:value-type="float" office:value="1" table:formula="of:=IF([.E62]&lt;AVERAGE([.E$53:.E$69]);1;2)" table:style-name="ce6">
            <text:p>1</text:p>
          </table:table-cell>
          <table:table-cell office:value-type="float" office:value="1" table:formula="of:=IF([.F62]&lt;AVERAGE([.F$53:.F$69]);1;2)" table:style-name="ce6">
            <text:p>1</text:p>
          </table:table-cell>
          <table:table-cell office:value-type="float" office:value="1" table:formula="of:=IF([.G62]&lt;AVERAGE([.G$53:.G$6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5" table:style-name="ce6">
            <text:p>2005</text:p>
          </table:table-cell>
          <table:table-cell office:value-type="float" office:value="76.28" table:style-name="ce2">
            <text:p>76,28</text:p>
          </table:table-cell>
          <table:table-cell office:value-type="float" office:value="83.05" table:style-name="ce2">
            <text:p>83,05</text:p>
          </table:table-cell>
          <table:table-cell office:value-type="float" office:value="79.59" table:style-name="ce2">
            <text:p>79,59</text:p>
          </table:table-cell>
          <table:table-cell office:value-type="float" office:value="1207.47" table:style-name="ce2">
            <text:p>1207,47</text:p>
          </table:table-cell>
          <table:table-cell office:value-type="float" office:value="1141" table:style-name="ce3">
            <text:p>1141</text:p>
          </table:table-cell>
          <table:table-cell office:value-type="float" office:value="1" table:formula="of:=IF([.C63]&lt;AVERAGE([.C$53:.C$69]);1;2)" table:style-name="ce6">
            <text:p>1</text:p>
          </table:table-cell>
          <table:table-cell office:value-type="float" office:value="1" table:formula="of:=IF([.D63]&lt;AVERAGE([.D$53:.D$69]);1;2)" table:style-name="ce6">
            <text:p>1</text:p>
          </table:table-cell>
          <table:table-cell office:value-type="float" office:value="1" table:formula="of:=IF([.E63]&lt;AVERAGE([.E$53:.E$69]);1;2)" table:style-name="ce6">
            <text:p>1</text:p>
          </table:table-cell>
          <table:table-cell office:value-type="float" office:value="2" table:formula="of:=IF([.F63]&lt;AVERAGE([.F$53:.F$69]);1;2)" table:style-name="ce6">
            <text:p>2</text:p>
          </table:table-cell>
          <table:table-cell office:value-type="float" office:value="2" table:formula="of:=IF([.G63]&lt;AVERAGE([.G$53:.G$6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5" table:style-name="ce6">
            <text:p>2005</text:p>
          </table:table-cell>
          <table:table-cell office:value-type="float" office:value="76.95" table:style-name="ce2">
            <text:p>76,95</text:p>
          </table:table-cell>
          <table:table-cell office:value-type="float" office:value="84.27" table:style-name="ce2">
            <text:p>84,27</text:p>
          </table:table-cell>
          <table:table-cell office:value-type="float" office:value="80.64" table:style-name="ce2">
            <text:p>80,64</text:p>
          </table:table-cell>
          <table:table-cell office:value-type="float" office:value="1148.8499999999999" table:style-name="ce2">
            <text:p>1148,85</text:p>
          </table:table-cell>
          <table:table-cell office:value-type="float" office:value="1102" table:style-name="ce3">
            <text:p>1102</text:p>
          </table:table-cell>
          <table:table-cell office:value-type="float" office:value="1" table:formula="of:=IF([.C64]&lt;AVERAGE([.C$53:.C$69]);1;2)" table:style-name="ce6">
            <text:p>1</text:p>
          </table:table-cell>
          <table:table-cell office:value-type="float" office:value="2" table:formula="of:=IF([.D64]&lt;AVERAGE([.D$53:.D$69]);1;2)" table:style-name="ce6">
            <text:p>2</text:p>
          </table:table-cell>
          <table:table-cell office:value-type="float" office:value="2" table:formula="of:=IF([.E64]&lt;AVERAGE([.E$53:.E$69]);1;2)" table:style-name="ce6">
            <text:p>2</text:p>
          </table:table-cell>
          <table:table-cell office:value-type="float" office:value="1" table:formula="of:=IF([.F64]&lt;AVERAGE([.F$53:.F$69]);1;2)" table:style-name="ce6">
            <text:p>1</text:p>
          </table:table-cell>
          <table:table-cell office:value-type="float" office:value="1" table:formula="of:=IF([.G64]&lt;AVERAGE([.G$53:.G$6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5" table:style-name="ce6">
            <text:p>2005</text:p>
          </table:table-cell>
          <table:table-cell office:value-type="float" office:value="77.63" table:style-name="ce2">
            <text:p>77,63</text:p>
          </table:table-cell>
          <table:table-cell office:value-type="float" office:value="84.38" table:style-name="ce2">
            <text:p>84,38</text:p>
          </table:table-cell>
          <table:table-cell office:value-type="float" office:value="80.930000000000007" table:style-name="ce2">
            <text:p>80,93</text:p>
          </table:table-cell>
          <table:table-cell office:value-type="float" office:value="1231.01" table:style-name="ce2">
            <text:p>1231,01</text:p>
          </table:table-cell>
          <table:table-cell office:value-type="float" office:value="1177" table:style-name="ce3">
            <text:p>1177</text:p>
          </table:table-cell>
          <table:table-cell office:value-type="float" office:value="2" table:formula="of:=IF([.C65]&lt;AVERAGE([.C$53:.C$69]);1;2)" table:style-name="ce6">
            <text:p>2</text:p>
          </table:table-cell>
          <table:table-cell office:value-type="float" office:value="2" table:formula="of:=IF([.D65]&lt;AVERAGE([.D$53:.D$69]);1;2)" table:style-name="ce6">
            <text:p>2</text:p>
          </table:table-cell>
          <table:table-cell office:value-type="float" office:value="2" table:formula="of:=IF([.E65]&lt;AVERAGE([.E$53:.E$69]);1;2)" table:style-name="ce6">
            <text:p>2</text:p>
          </table:table-cell>
          <table:table-cell office:value-type="float" office:value="2" table:formula="of:=IF([.F65]&lt;AVERAGE([.F$53:.F$69]);1;2)" table:style-name="ce6">
            <text:p>2</text:p>
          </table:table-cell>
          <table:table-cell office:value-type="float" office:value="2" table:formula="of:=IF([.G65]&lt;AVERAGE([.G$53:.G$6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5" table:style-name="ce6">
            <text:p>2005</text:p>
          </table:table-cell>
          <table:table-cell office:value-type="float" office:value="78.2" table:style-name="ce2">
            <text:p>78,20</text:p>
          </table:table-cell>
          <table:table-cell office:value-type="float" office:value="84.7" table:style-name="ce2">
            <text:p>84,70</text:p>
          </table:table-cell>
          <table:table-cell office:value-type="float" office:value="81.61" table:style-name="ce2">
            <text:p>81,61</text:p>
          </table:table-cell>
          <table:table-cell office:value-type="float" office:value="1023.51" table:style-name="ce2">
            <text:p>1023,51</text:p>
          </table:table-cell>
          <table:table-cell office:value-type="float" office:value="962" table:style-name="ce3">
            <text:p>962</text:p>
          </table:table-cell>
          <table:table-cell office:value-type="float" office:value="2" table:formula="of:=IF([.C66]&lt;AVERAGE([.C$53:.C$69]);1;2)" table:style-name="ce6">
            <text:p>2</text:p>
          </table:table-cell>
          <table:table-cell office:value-type="float" office:value="2" table:formula="of:=IF([.D66]&lt;AVERAGE([.D$53:.D$69]);1;2)" table:style-name="ce6">
            <text:p>2</text:p>
          </table:table-cell>
          <table:table-cell office:value-type="float" office:value="2" table:formula="of:=IF([.E66]&lt;AVERAGE([.E$53:.E$69]);1;2)" table:style-name="ce6">
            <text:p>2</text:p>
          </table:table-cell>
          <table:table-cell office:value-type="float" office:value="1" table:formula="of:=IF([.F66]&lt;AVERAGE([.F$53:.F$69]);1;2)" table:style-name="ce6">
            <text:p>1</text:p>
          </table:table-cell>
          <table:table-cell office:value-type="float" office:value="1" table:formula="of:=IF([.G66]&lt;AVERAGE([.G$53:.G$6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5" table:style-name="ce6">
            <text:p>2005</text:p>
          </table:table-cell>
          <table:table-cell office:value-type="float" office:value="76.66" table:style-name="ce2">
            <text:p>76,66</text:p>
          </table:table-cell>
          <table:table-cell office:value-type="float" office:value="82.82" table:style-name="ce2">
            <text:p>82,82</text:p>
          </table:table-cell>
          <table:table-cell office:value-type="float" office:value="79.69" table:style-name="ce2">
            <text:p>79,69</text:p>
          </table:table-cell>
          <table:table-cell office:value-type="float" office:value="1136.3" table:style-name="ce2">
            <text:p>1136,30</text:p>
          </table:table-cell>
          <table:table-cell office:value-type="float" office:value="1068" table:style-name="ce3">
            <text:p>1068</text:p>
          </table:table-cell>
          <table:table-cell office:value-type="float" office:value="1" table:formula="of:=IF([.C67]&lt;AVERAGE([.C$53:.C$69]);1;2)" table:style-name="ce6">
            <text:p>1</text:p>
          </table:table-cell>
          <table:table-cell office:value-type="float" office:value="1" table:formula="of:=IF([.D67]&lt;AVERAGE([.D$53:.D$69]);1;2)" table:style-name="ce6">
            <text:p>1</text:p>
          </table:table-cell>
          <table:table-cell office:value-type="float" office:value="1" table:formula="of:=IF([.E67]&lt;AVERAGE([.E$53:.E$69]);1;2)" table:style-name="ce6">
            <text:p>1</text:p>
          </table:table-cell>
          <table:table-cell office:value-type="float" office:value="1" table:formula="of:=IF([.F67]&lt;AVERAGE([.F$53:.F$69]);1;2)" table:style-name="ce6">
            <text:p>1</text:p>
          </table:table-cell>
          <table:table-cell office:value-type="float" office:value="1" table:formula="of:=IF([.G67]&lt;AVERAGE([.G$53:.G$6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5" table:style-name="ce6">
            <text:p>2005</text:p>
          </table:table-cell>
          <table:table-cell office:value-type="float" office:value="78.680000000000007" table:style-name="ce2">
            <text:p>78,68</text:p>
          </table:table-cell>
          <table:table-cell office:value-type="float" office:value="84.84" table:style-name="ce2">
            <text:p>84,84</text:p>
          </table:table-cell>
          <table:table-cell office:value-type="float" office:value="81.77" table:style-name="ce2">
            <text:p>81,77</text:p>
          </table:table-cell>
          <table:table-cell office:value-type="float" office:value="1200.54" table:style-name="ce2">
            <text:p>1200,54</text:p>
          </table:table-cell>
          <table:table-cell office:value-type="float" office:value="1181" table:style-name="ce3">
            <text:p>1181</text:p>
          </table:table-cell>
          <table:table-cell office:value-type="float" office:value="2" table:formula="of:=IF([.C68]&lt;AVERAGE([.C$53:.C$69]);1;2)" table:style-name="ce6">
            <text:p>2</text:p>
          </table:table-cell>
          <table:table-cell office:value-type="float" office:value="2" table:formula="of:=IF([.D68]&lt;AVERAGE([.D$53:.D$69]);1;2)" table:style-name="ce6">
            <text:p>2</text:p>
          </table:table-cell>
          <table:table-cell office:value-type="float" office:value="2" table:formula="of:=IF([.E68]&lt;AVERAGE([.E$53:.E$69]);1;2)" table:style-name="ce6">
            <text:p>2</text:p>
          </table:table-cell>
          <table:table-cell office:value-type="float" office:value="2" table:formula="of:=IF([.F68]&lt;AVERAGE([.F$53:.F$69]);1;2)" table:style-name="ce6">
            <text:p>2</text:p>
          </table:table-cell>
          <table:table-cell office:value-type="float" office:value="2" table:formula="of:=IF([.G68]&lt;AVERAGE([.G$53:.G$6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5" table:style-name="ce6">
            <text:p>2005</text:p>
          </table:table-cell>
          <table:table-cell office:value-type="float" office:value="77.13" table:style-name="ce2">
            <text:p>77,13</text:p>
          </table:table-cell>
          <table:table-cell office:value-type="float" office:value="84.63" table:style-name="ce2">
            <text:p>84,63</text:p>
          </table:table-cell>
          <table:table-cell office:value-type="float" office:value="80.89" table:style-name="ce2">
            <text:p>80,89</text:p>
          </table:table-cell>
          <table:table-cell office:value-type="float" office:value="1217.83" table:style-name="ce2">
            <text:p>1217,83</text:p>
          </table:table-cell>
          <table:table-cell office:value-type="float" office:value="1193" table:style-name="ce3">
            <text:p>1193</text:p>
          </table:table-cell>
          <table:table-cell office:value-type="float" office:value="1" table:formula="of:=IF([.C69]&lt;AVERAGE([.C$53:.C$69]);1;2)" table:style-name="ce6">
            <text:p>1</text:p>
          </table:table-cell>
          <table:table-cell office:value-type="float" office:value="2" table:formula="of:=IF([.D69]&lt;AVERAGE([.D$53:.D$69]);1;2)" table:style-name="ce6">
            <text:p>2</text:p>
          </table:table-cell>
          <table:table-cell office:value-type="float" office:value="2" table:formula="of:=IF([.E69]&lt;AVERAGE([.E$53:.E$69]);1;2)" table:style-name="ce6">
            <text:p>2</text:p>
          </table:table-cell>
          <table:table-cell office:value-type="float" office:value="2" table:formula="of:=IF([.F69]&lt;AVERAGE([.F$53:.F$69]);1;2)" table:style-name="ce6">
            <text:p>2</text:p>
          </table:table-cell>
          <table:table-cell office:value-type="float" office:value="2" table:formula="of:=IF([.G69]&lt;AVERAGE([.G$53:.G$6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6" table:style-name="ce6">
            <text:p>2006</text:p>
          </table:table-cell>
          <table:table-cell office:value-type="float" office:value="76.66" table:style-name="ce2">
            <text:p>76,66</text:p>
          </table:table-cell>
          <table:table-cell office:value-type="float" office:value="82.91" table:style-name="ce2">
            <text:p>82,91</text:p>
          </table:table-cell>
          <table:table-cell office:value-type="float" office:value="79.78" table:style-name="ce2">
            <text:p>79,78</text:p>
          </table:table-cell>
          <table:table-cell office:value-type="float" office:value="1108.04" table:style-name="ce2">
            <text:p>1108,04</text:p>
          </table:table-cell>
          <table:table-cell office:value-type="float" office:value="1052" table:style-name="ce3">
            <text:p>1052</text:p>
          </table:table-cell>
          <table:table-cell office:value-type="float" office:value="1" table:formula="of:=IF([.C70]&lt;AVERAGE([.C$70:.C$86]);1;2)" table:style-name="ce6">
            <text:p>1</text:p>
          </table:table-cell>
          <table:table-cell office:value-type="float" office:value="1" table:formula="of:=IF([.D70]&lt;AVERAGE([.D$70:.D$86]);1;2)" table:style-name="ce6">
            <text:p>1</text:p>
          </table:table-cell>
          <table:table-cell office:value-type="float" office:value="1" table:formula="of:=IF([.E70]&lt;AVERAGE([.E$70:.E$86]);1;2)" table:style-name="ce6">
            <text:p>1</text:p>
          </table:table-cell>
          <table:table-cell office:value-type="float" office:value="1" table:formula="of:=IF([.F70]&lt;AVERAGE([.F$70:.F$86]);1;2)" table:style-name="ce6">
            <text:p>1</text:p>
          </table:table-cell>
          <table:table-cell office:value-type="float" office:value="1" table:formula="of:=IF([.G70]&lt;AVERAGE([.G$70:.G$8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6" table:style-name="ce6">
            <text:p>2006</text:p>
          </table:table-cell>
          <table:table-cell office:value-type="float" office:value="78.599999999999994" table:style-name="ce2">
            <text:p>78,60</text:p>
          </table:table-cell>
          <table:table-cell office:value-type="float" office:value="84.81" table:style-name="ce2">
            <text:p>84,81</text:p>
          </table:table-cell>
          <table:table-cell office:value-type="float" office:value="81.67" table:style-name="ce2">
            <text:p>81,67</text:p>
          </table:table-cell>
          <table:table-cell office:value-type="float" office:value="1319.16" table:style-name="ce2">
            <text:p>1319,16</text:p>
          </table:table-cell>
          <table:table-cell office:value-type="float" office:value="1239" table:style-name="ce3">
            <text:p>1239</text:p>
          </table:table-cell>
          <table:table-cell office:value-type="float" office:value="2" table:formula="of:=IF([.C71]&lt;AVERAGE([.C$70:.C$86]);1;2)" table:style-name="ce6">
            <text:p>2</text:p>
          </table:table-cell>
          <table:table-cell office:value-type="float" office:value="2" table:formula="of:=IF([.D71]&lt;AVERAGE([.D$70:.D$86]);1;2)" table:style-name="ce6">
            <text:p>2</text:p>
          </table:table-cell>
          <table:table-cell office:value-type="float" office:value="2" table:formula="of:=IF([.E71]&lt;AVERAGE([.E$70:.E$86]);1;2)" table:style-name="ce6">
            <text:p>2</text:p>
          </table:table-cell>
          <table:table-cell office:value-type="float" office:value="2" table:formula="of:=IF([.F71]&lt;AVERAGE([.F$70:.F$86]);1;2)" table:style-name="ce6">
            <text:p>2</text:p>
          </table:table-cell>
          <table:table-cell office:value-type="float" office:value="2" table:formula="of:=IF([.G71]&lt;AVERAGE([.G$70:.G$8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6" table:style-name="ce6">
            <text:p>2006</text:p>
          </table:table-cell>
          <table:table-cell office:value-type="float" office:value="76.41" table:style-name="ce2">
            <text:p>76,41</text:p>
          </table:table-cell>
          <table:table-cell office:value-type="float" office:value="84.33" table:style-name="ce2">
            <text:p>84,33</text:p>
          </table:table-cell>
          <table:table-cell office:value-type="float" office:value="80.38" table:style-name="ce2">
            <text:p>80,38</text:p>
          </table:table-cell>
          <table:table-cell office:value-type="float" office:value="1282.7" table:style-name="ce2">
            <text:p>1282,70</text:p>
          </table:table-cell>
          <table:table-cell office:value-type="float" office:value="1259" table:style-name="ce3">
            <text:p>1259</text:p>
          </table:table-cell>
          <table:table-cell office:value-type="float" office:value="1" table:formula="of:=IF([.C72]&lt;AVERAGE([.C$70:.C$86]);1;2)" table:style-name="ce6">
            <text:p>1</text:p>
          </table:table-cell>
          <table:table-cell office:value-type="float" office:value="1" table:formula="of:=IF([.D72]&lt;AVERAGE([.D$70:.D$86]);1;2)" table:style-name="ce6">
            <text:p>1</text:p>
          </table:table-cell>
          <table:table-cell office:value-type="float" office:value="1" table:formula="of:=IF([.E72]&lt;AVERAGE([.E$70:.E$86]);1;2)" table:style-name="ce6">
            <text:p>1</text:p>
          </table:table-cell>
          <table:table-cell office:value-type="float" office:value="2" table:formula="of:=IF([.F72]&lt;AVERAGE([.F$70:.F$86]);1;2)" table:style-name="ce6">
            <text:p>2</text:p>
          </table:table-cell>
          <table:table-cell office:value-type="float" office:value="2" table:formula="of:=IF([.G72]&lt;AVERAGE([.G$70:.G$8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6" table:style-name="ce6">
            <text:p>2006</text:p>
          </table:table-cell>
          <table:table-cell office:value-type="float" office:value="77.8" table:style-name="ce2">
            <text:p>77,80</text:p>
          </table:table-cell>
          <table:table-cell office:value-type="float" office:value="84.32" table:style-name="ce2">
            <text:p>84,32</text:p>
          </table:table-cell>
          <table:table-cell office:value-type="float" office:value="81.02" table:style-name="ce2">
            <text:p>81,02</text:p>
          </table:table-cell>
          <table:table-cell office:value-type="float" office:value="1115.02" table:style-name="ce2">
            <text:p>1115,02</text:p>
          </table:table-cell>
          <table:table-cell office:value-type="float" office:value="1092" table:style-name="ce3">
            <text:p>1092</text:p>
          </table:table-cell>
          <table:table-cell office:value-type="float" office:value="1" table:formula="of:=IF([.C73]&lt;AVERAGE([.C$70:.C$86]);1;2)" table:style-name="ce6">
            <text:p>1</text:p>
          </table:table-cell>
          <table:table-cell office:value-type="float" office:value="1" table:formula="of:=IF([.D73]&lt;AVERAGE([.D$70:.D$86]);1;2)" table:style-name="ce6">
            <text:p>1</text:p>
          </table:table-cell>
          <table:table-cell office:value-type="float" office:value="1" table:formula="of:=IF([.E73]&lt;AVERAGE([.E$70:.E$86]);1;2)" table:style-name="ce6">
            <text:p>1</text:p>
          </table:table-cell>
          <table:table-cell office:value-type="float" office:value="1" table:formula="of:=IF([.F73]&lt;AVERAGE([.F$70:.F$86]);1;2)" table:style-name="ce6">
            <text:p>1</text:p>
          </table:table-cell>
          <table:table-cell office:value-type="float" office:value="1" table:formula="of:=IF([.G73]&lt;AVERAGE([.G$70:.G$8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6" table:style-name="ce6">
            <text:p>2006</text:p>
          </table:table-cell>
          <table:table-cell office:value-type="float" office:value="76.52" table:style-name="ce2">
            <text:p>76,52</text:p>
          </table:table-cell>
          <table:table-cell office:value-type="float" office:value="83.14" table:style-name="ce2">
            <text:p>83,14</text:p>
          </table:table-cell>
          <table:table-cell office:value-type="float" office:value="79.77" table:style-name="ce2">
            <text:p>79,77</text:p>
          </table:table-cell>
          <table:table-cell office:value-type="float" office:value="1213.8800000000001" table:style-name="ce2">
            <text:p>1213,88</text:p>
          </table:table-cell>
          <table:table-cell office:value-type="float" office:value="1206" table:style-name="ce3">
            <text:p>1206</text:p>
          </table:table-cell>
          <table:table-cell office:value-type="float" office:value="1" table:formula="of:=IF([.C74]&lt;AVERAGE([.C$70:.C$86]);1;2)" table:style-name="ce6">
            <text:p>1</text:p>
          </table:table-cell>
          <table:table-cell office:value-type="float" office:value="1" table:formula="of:=IF([.D74]&lt;AVERAGE([.D$70:.D$86]);1;2)" table:style-name="ce6">
            <text:p>1</text:p>
          </table:table-cell>
          <table:table-cell office:value-type="float" office:value="1" table:formula="of:=IF([.E74]&lt;AVERAGE([.E$70:.E$86]);1;2)" table:style-name="ce6">
            <text:p>1</text:p>
          </table:table-cell>
          <table:table-cell office:value-type="float" office:value="1" table:formula="of:=IF([.F74]&lt;AVERAGE([.F$70:.F$86]);1;2)" table:style-name="ce6">
            <text:p>1</text:p>
          </table:table-cell>
          <table:table-cell office:value-type="float" office:value="1" table:formula="of:=IF([.G74]&lt;AVERAGE([.G$70:.G$8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6" table:style-name="ce6">
            <text:p>2006</text:p>
          </table:table-cell>
          <table:table-cell office:value-type="float" office:value="77.540000000000006" table:style-name="ce2">
            <text:p>77,54</text:p>
          </table:table-cell>
          <table:table-cell office:value-type="float" office:value="84.68" table:style-name="ce2">
            <text:p>84,68</text:p>
          </table:table-cell>
          <table:table-cell office:value-type="float" office:value="81.13" table:style-name="ce2">
            <text:p>81,13</text:p>
          </table:table-cell>
          <table:table-cell office:value-type="float" office:value="1402.78" table:style-name="ce2">
            <text:p>1402,78</text:p>
          </table:table-cell>
          <table:table-cell office:value-type="float" office:value="1358" table:style-name="ce3">
            <text:p>1358</text:p>
          </table:table-cell>
          <table:table-cell office:value-type="float" office:value="1" table:formula="of:=IF([.C75]&lt;AVERAGE([.C$70:.C$86]);1;2)" table:style-name="ce6">
            <text:p>1</text:p>
          </table:table-cell>
          <table:table-cell office:value-type="float" office:value="2" table:formula="of:=IF([.D75]&lt;AVERAGE([.D$70:.D$86]);1;2)" table:style-name="ce6">
            <text:p>2</text:p>
          </table:table-cell>
          <table:table-cell office:value-type="float" office:value="1" table:formula="of:=IF([.E75]&lt;AVERAGE([.E$70:.E$86]);1;2)" table:style-name="ce6">
            <text:p>1</text:p>
          </table:table-cell>
          <table:table-cell office:value-type="float" office:value="2" table:formula="of:=IF([.F75]&lt;AVERAGE([.F$70:.F$86]);1;2)" table:style-name="ce6">
            <text:p>2</text:p>
          </table:table-cell>
          <table:table-cell office:value-type="float" office:value="2" table:formula="of:=IF([.G75]&lt;AVERAGE([.G$70:.G$8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6" table:style-name="ce6">
            <text:p>2006</text:p>
          </table:table-cell>
          <table:table-cell office:value-type="float" office:value="79.08" table:style-name="ce2">
            <text:p>79,08</text:p>
          </table:table-cell>
          <table:table-cell office:value-type="float" office:value="84.68" table:style-name="ce2">
            <text:p>84,68</text:p>
          </table:table-cell>
          <table:table-cell office:value-type="float" office:value="81.84" table:style-name="ce2">
            <text:p>81,84</text:p>
          </table:table-cell>
          <table:table-cell office:value-type="float" office:value="1299.49" table:style-name="ce2">
            <text:p>1299,49</text:p>
          </table:table-cell>
          <table:table-cell office:value-type="float" office:value="1234" table:style-name="ce3">
            <text:p>1234</text:p>
          </table:table-cell>
          <table:table-cell office:value-type="float" office:value="2" table:formula="of:=IF([.C76]&lt;AVERAGE([.C$70:.C$86]);1;2)" table:style-name="ce6">
            <text:p>2</text:p>
          </table:table-cell>
          <table:table-cell office:value-type="float" office:value="2" table:formula="of:=IF([.D76]&lt;AVERAGE([.D$70:.D$86]);1;2)" table:style-name="ce6">
            <text:p>2</text:p>
          </table:table-cell>
          <table:table-cell office:value-type="float" office:value="2" table:formula="of:=IF([.E76]&lt;AVERAGE([.E$70:.E$86]);1;2)" table:style-name="ce6">
            <text:p>2</text:p>
          </table:table-cell>
          <table:table-cell office:value-type="float" office:value="2" table:formula="of:=IF([.F76]&lt;AVERAGE([.F$70:.F$86]);1;2)" table:style-name="ce6">
            <text:p>2</text:p>
          </table:table-cell>
          <table:table-cell office:value-type="float" office:value="2" table:formula="of:=IF([.G76]&lt;AVERAGE([.G$70:.G$8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6" table:style-name="ce6">
            <text:p>2006</text:p>
          </table:table-cell>
          <table:table-cell office:value-type="float" office:value="79.010000000000005" table:style-name="ce2">
            <text:p>79,01</text:p>
          </table:table-cell>
          <table:table-cell office:value-type="float" office:value="85.53" table:style-name="ce2">
            <text:p>85,53</text:p>
          </table:table-cell>
          <table:table-cell office:value-type="float" office:value="82.24" table:style-name="ce2">
            <text:p>82,24</text:p>
          </table:table-cell>
          <table:table-cell office:value-type="float" office:value="1339.24" table:style-name="ce2">
            <text:p>1339,24</text:p>
          </table:table-cell>
          <table:table-cell office:value-type="float" office:value="1264" table:style-name="ce3">
            <text:p>1264</text:p>
          </table:table-cell>
          <table:table-cell office:value-type="float" office:value="2" table:formula="of:=IF([.C77]&lt;AVERAGE([.C$70:.C$86]);1;2)" table:style-name="ce6">
            <text:p>2</text:p>
          </table:table-cell>
          <table:table-cell office:value-type="float" office:value="2" table:formula="of:=IF([.D77]&lt;AVERAGE([.D$70:.D$86]);1;2)" table:style-name="ce6">
            <text:p>2</text:p>
          </table:table-cell>
          <table:table-cell office:value-type="float" office:value="2" table:formula="of:=IF([.E77]&lt;AVERAGE([.E$70:.E$86]);1;2)" table:style-name="ce6">
            <text:p>2</text:p>
          </table:table-cell>
          <table:table-cell office:value-type="float" office:value="2" table:formula="of:=IF([.F77]&lt;AVERAGE([.F$70:.F$86]);1;2)" table:style-name="ce6">
            <text:p>2</text:p>
          </table:table-cell>
          <table:table-cell office:value-type="float" office:value="2" table:formula="of:=IF([.G77]&lt;AVERAGE([.G$70:.G$8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6" table:style-name="ce6">
            <text:p>2006</text:p>
          </table:table-cell>
          <table:table-cell office:value-type="float" office:value="78.17" table:style-name="ce2">
            <text:p>78,17</text:p>
          </table:table-cell>
          <table:table-cell office:value-type="float" office:value="84.81" table:style-name="ce2">
            <text:p>84,81</text:p>
          </table:table-cell>
          <table:table-cell office:value-type="float" office:value="81.52" table:style-name="ce2">
            <text:p>81,52</text:p>
          </table:table-cell>
          <table:table-cell office:value-type="float" office:value="1158.18" table:style-name="ce2">
            <text:p>1158,18</text:p>
          </table:table-cell>
          <table:table-cell office:value-type="float" office:value="1140" table:style-name="ce3">
            <text:p>1140</text:p>
          </table:table-cell>
          <table:table-cell office:value-type="float" office:value="2" table:formula="of:=IF([.C78]&lt;AVERAGE([.C$70:.C$86]);1;2)" table:style-name="ce6">
            <text:p>2</text:p>
          </table:table-cell>
          <table:table-cell office:value-type="float" office:value="2" table:formula="of:=IF([.D78]&lt;AVERAGE([.D$70:.D$86]);1;2)" table:style-name="ce6">
            <text:p>2</text:p>
          </table:table-cell>
          <table:table-cell office:value-type="float" office:value="2" table:formula="of:=IF([.E78]&lt;AVERAGE([.E$70:.E$86]);1;2)" table:style-name="ce6">
            <text:p>2</text:p>
          </table:table-cell>
          <table:table-cell office:value-type="float" office:value="1" table:formula="of:=IF([.F78]&lt;AVERAGE([.F$70:.F$86]);1;2)" table:style-name="ce6">
            <text:p>1</text:p>
          </table:table-cell>
          <table:table-cell office:value-type="float" office:value="1" table:formula="of:=IF([.G78]&lt;AVERAGE([.G$70:.G$8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6" table:style-name="ce6">
            <text:p>2006</text:p>
          </table:table-cell>
          <table:table-cell office:value-type="float" office:value="77.56" table:style-name="ce2">
            <text:p>77,56</text:p>
          </table:table-cell>
          <table:table-cell office:value-type="float" office:value="83.72" table:style-name="ce2">
            <text:p>83,72</text:p>
          </table:table-cell>
          <table:table-cell office:value-type="float" office:value="80.64" table:style-name="ce2">
            <text:p>80,64</text:p>
          </table:table-cell>
          <table:table-cell office:value-type="float" office:value="1105.76" table:style-name="ce2">
            <text:p>1105,76</text:p>
          </table:table-cell>
          <table:table-cell office:value-type="float" office:value="1081" table:style-name="ce3">
            <text:p>1081</text:p>
          </table:table-cell>
          <table:table-cell office:value-type="float" office:value="1" table:formula="of:=IF([.C79]&lt;AVERAGE([.C$70:.C$86]);1;2)" table:style-name="ce6">
            <text:p>1</text:p>
          </table:table-cell>
          <table:table-cell office:value-type="float" office:value="1" table:formula="of:=IF([.D79]&lt;AVERAGE([.D$70:.D$86]);1;2)" table:style-name="ce6">
            <text:p>1</text:p>
          </table:table-cell>
          <table:table-cell office:value-type="float" office:value="1" table:formula="of:=IF([.E79]&lt;AVERAGE([.E$70:.E$86]);1;2)" table:style-name="ce6">
            <text:p>1</text:p>
          </table:table-cell>
          <table:table-cell office:value-type="float" office:value="1" table:formula="of:=IF([.F79]&lt;AVERAGE([.F$70:.F$86]);1;2)" table:style-name="ce6">
            <text:p>1</text:p>
          </table:table-cell>
          <table:table-cell office:value-type="float" office:value="1" table:formula="of:=IF([.G79]&lt;AVERAGE([.G$70:.G$8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6" table:style-name="ce6">
            <text:p>2006</text:p>
          </table:table-cell>
          <table:table-cell office:value-type="float" office:value="77.27" table:style-name="ce2">
            <text:p>77,27</text:p>
          </table:table-cell>
          <table:table-cell office:value-type="float" office:value="84.08" table:style-name="ce2">
            <text:p>84,08</text:p>
          </table:table-cell>
          <table:table-cell office:value-type="float" office:value="80.61" table:style-name="ce2">
            <text:p>80,61</text:p>
          </table:table-cell>
          <table:table-cell office:value-type="float" office:value="1323.09" table:style-name="ce2">
            <text:p>1323,09</text:p>
          </table:table-cell>
          <table:table-cell office:value-type="float" office:value="1251" table:style-name="ce3">
            <text:p>1251</text:p>
          </table:table-cell>
          <table:table-cell office:value-type="float" office:value="1" table:formula="of:=IF([.C80]&lt;AVERAGE([.C$70:.C$86]);1;2)" table:style-name="ce6">
            <text:p>1</text:p>
          </table:table-cell>
          <table:table-cell office:value-type="float" office:value="1" table:formula="of:=IF([.D80]&lt;AVERAGE([.D$70:.D$86]);1;2)" table:style-name="ce6">
            <text:p>1</text:p>
          </table:table-cell>
          <table:table-cell office:value-type="float" office:value="1" table:formula="of:=IF([.E80]&lt;AVERAGE([.E$70:.E$86]);1;2)" table:style-name="ce6">
            <text:p>1</text:p>
          </table:table-cell>
          <table:table-cell office:value-type="float" office:value="2" table:formula="of:=IF([.F80]&lt;AVERAGE([.F$70:.F$86]);1;2)" table:style-name="ce6">
            <text:p>2</text:p>
          </table:table-cell>
          <table:table-cell office:value-type="float" office:value="2" table:formula="of:=IF([.G80]&lt;AVERAGE([.G$70:.G$8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6" table:style-name="ce6">
            <text:p>2006</text:p>
          </table:table-cell>
          <table:table-cell office:value-type="float" office:value="77.34" table:style-name="ce2">
            <text:p>77,34</text:p>
          </table:table-cell>
          <table:table-cell office:value-type="float" office:value="84.6" table:style-name="ce2">
            <text:p>84,60</text:p>
          </table:table-cell>
          <table:table-cell office:value-type="float" office:value="81" table:style-name="ce2">
            <text:p>81,00</text:p>
          </table:table-cell>
          <table:table-cell office:value-type="float" office:value="1228.69" table:style-name="ce2">
            <text:p>1228,69</text:p>
          </table:table-cell>
          <table:table-cell office:value-type="float" office:value="1182" table:style-name="ce3">
            <text:p>1182</text:p>
          </table:table-cell>
          <table:table-cell office:value-type="float" office:value="1" table:formula="of:=IF([.C81]&lt;AVERAGE([.C$70:.C$86]);1;2)" table:style-name="ce6">
            <text:p>1</text:p>
          </table:table-cell>
          <table:table-cell office:value-type="float" office:value="2" table:formula="of:=IF([.D81]&lt;AVERAGE([.D$70:.D$86]);1;2)" table:style-name="ce6">
            <text:p>2</text:p>
          </table:table-cell>
          <table:table-cell office:value-type="float" office:value="1" table:formula="of:=IF([.E81]&lt;AVERAGE([.E$70:.E$86]);1;2)" table:style-name="ce6">
            <text:p>1</text:p>
          </table:table-cell>
          <table:table-cell office:value-type="float" office:value="1" table:formula="of:=IF([.F81]&lt;AVERAGE([.F$70:.F$86]);1;2)" table:style-name="ce6">
            <text:p>1</text:p>
          </table:table-cell>
          <table:table-cell office:value-type="float" office:value="1" table:formula="of:=IF([.G81]&lt;AVERAGE([.G$70:.G$8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6" table:style-name="ce6">
            <text:p>2006</text:p>
          </table:table-cell>
          <table:table-cell office:value-type="float" office:value="78.59" table:style-name="ce2">
            <text:p>78,59</text:p>
          </table:table-cell>
          <table:table-cell office:value-type="float" office:value="85.79" table:style-name="ce2">
            <text:p>85,79</text:p>
          </table:table-cell>
          <table:table-cell office:value-type="float" office:value="82.11" table:style-name="ce2">
            <text:p>82,11</text:p>
          </table:table-cell>
          <table:table-cell office:value-type="float" office:value="1553.2" table:style-name="ce2">
            <text:p>1553,20</text:p>
          </table:table-cell>
          <table:table-cell office:value-type="float" office:value="1495" table:style-name="ce3">
            <text:p>1495</text:p>
          </table:table-cell>
          <table:table-cell office:value-type="float" office:value="2" table:formula="of:=IF([.C82]&lt;AVERAGE([.C$70:.C$86]);1;2)" table:style-name="ce6">
            <text:p>2</text:p>
          </table:table-cell>
          <table:table-cell office:value-type="float" office:value="2" table:formula="of:=IF([.D82]&lt;AVERAGE([.D$70:.D$86]);1;2)" table:style-name="ce6">
            <text:p>2</text:p>
          </table:table-cell>
          <table:table-cell office:value-type="float" office:value="2" table:formula="of:=IF([.E82]&lt;AVERAGE([.E$70:.E$86]);1;2)" table:style-name="ce6">
            <text:p>2</text:p>
          </table:table-cell>
          <table:table-cell office:value-type="float" office:value="2" table:formula="of:=IF([.F82]&lt;AVERAGE([.F$70:.F$86]);1;2)" table:style-name="ce6">
            <text:p>2</text:p>
          </table:table-cell>
          <table:table-cell office:value-type="float" office:value="2" table:formula="of:=IF([.G82]&lt;AVERAGE([.G$70:.G$8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6" table:style-name="ce6">
            <text:p>2006</text:p>
          </table:table-cell>
          <table:table-cell office:value-type="float" office:value="78.91" table:style-name="ce2">
            <text:p>78,91</text:p>
          </table:table-cell>
          <table:table-cell office:value-type="float" office:value="85.48" table:style-name="ce2">
            <text:p>85,48</text:p>
          </table:table-cell>
          <table:table-cell office:value-type="float" office:value="82.37" table:style-name="ce2">
            <text:p>82,37</text:p>
          </table:table-cell>
          <table:table-cell office:value-type="float" office:value="1089.19" table:style-name="ce2">
            <text:p>1089,19</text:p>
          </table:table-cell>
          <table:table-cell office:value-type="float" office:value="1023" table:style-name="ce3">
            <text:p>1023</text:p>
          </table:table-cell>
          <table:table-cell office:value-type="float" office:value="2" table:formula="of:=IF([.C83]&lt;AVERAGE([.C$70:.C$86]);1;2)" table:style-name="ce6">
            <text:p>2</text:p>
          </table:table-cell>
          <table:table-cell office:value-type="float" office:value="2" table:formula="of:=IF([.D83]&lt;AVERAGE([.D$70:.D$86]);1;2)" table:style-name="ce6">
            <text:p>2</text:p>
          </table:table-cell>
          <table:table-cell office:value-type="float" office:value="2" table:formula="of:=IF([.E83]&lt;AVERAGE([.E$70:.E$86]);1;2)" table:style-name="ce6">
            <text:p>2</text:p>
          </table:table-cell>
          <table:table-cell office:value-type="float" office:value="1" table:formula="of:=IF([.F83]&lt;AVERAGE([.F$70:.F$86]);1;2)" table:style-name="ce6">
            <text:p>1</text:p>
          </table:table-cell>
          <table:table-cell office:value-type="float" office:value="1" table:formula="of:=IF([.G83]&lt;AVERAGE([.G$70:.G$8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6" table:style-name="ce6">
            <text:p>2006</text:p>
          </table:table-cell>
          <table:table-cell office:value-type="float" office:value="77.41" table:style-name="ce2">
            <text:p>77,41</text:p>
          </table:table-cell>
          <table:table-cell office:value-type="float" office:value="83.45" table:style-name="ce2">
            <text:p>83,45</text:p>
          </table:table-cell>
          <table:table-cell office:value-type="float" office:value="80.39" table:style-name="ce2">
            <text:p>80,39</text:p>
          </table:table-cell>
          <table:table-cell office:value-type="float" office:value="1211.02" table:style-name="ce2">
            <text:p>1211,02</text:p>
          </table:table-cell>
          <table:table-cell office:value-type="float" office:value="1146" table:style-name="ce3">
            <text:p>1146</text:p>
          </table:table-cell>
          <table:table-cell office:value-type="float" office:value="1" table:formula="of:=IF([.C84]&lt;AVERAGE([.C$70:.C$86]);1;2)" table:style-name="ce6">
            <text:p>1</text:p>
          </table:table-cell>
          <table:table-cell office:value-type="float" office:value="1" table:formula="of:=IF([.D84]&lt;AVERAGE([.D$70:.D$86]);1;2)" table:style-name="ce6">
            <text:p>1</text:p>
          </table:table-cell>
          <table:table-cell office:value-type="float" office:value="1" table:formula="of:=IF([.E84]&lt;AVERAGE([.E$70:.E$86]);1;2)" table:style-name="ce6">
            <text:p>1</text:p>
          </table:table-cell>
          <table:table-cell office:value-type="float" office:value="1" table:formula="of:=IF([.F84]&lt;AVERAGE([.F$70:.F$86]);1;2)" table:style-name="ce6">
            <text:p>1</text:p>
          </table:table-cell>
          <table:table-cell office:value-type="float" office:value="1" table:formula="of:=IF([.G84]&lt;AVERAGE([.G$70:.G$8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6" table:style-name="ce6">
            <text:p>2006</text:p>
          </table:table-cell>
          <table:table-cell office:value-type="float" office:value="78.8" table:style-name="ce2">
            <text:p>78,80</text:p>
          </table:table-cell>
          <table:table-cell office:value-type="float" office:value="86.01" table:style-name="ce2">
            <text:p>86,01</text:p>
          </table:table-cell>
          <table:table-cell office:value-type="float" office:value="82.38" table:style-name="ce2">
            <text:p>82,38</text:p>
          </table:table-cell>
          <table:table-cell office:value-type="float" office:value="1281.23" table:style-name="ce2">
            <text:p>1281,23</text:p>
          </table:table-cell>
          <table:table-cell office:value-type="float" office:value="1263" table:style-name="ce3">
            <text:p>1263</text:p>
          </table:table-cell>
          <table:table-cell office:value-type="float" office:value="2" table:formula="of:=IF([.C85]&lt;AVERAGE([.C$70:.C$86]);1;2)" table:style-name="ce6">
            <text:p>2</text:p>
          </table:table-cell>
          <table:table-cell office:value-type="float" office:value="2" table:formula="of:=IF([.D85]&lt;AVERAGE([.D$70:.D$86]);1;2)" table:style-name="ce6">
            <text:p>2</text:p>
          </table:table-cell>
          <table:table-cell office:value-type="float" office:value="2" table:formula="of:=IF([.E85]&lt;AVERAGE([.E$70:.E$86]);1;2)" table:style-name="ce6">
            <text:p>2</text:p>
          </table:table-cell>
          <table:table-cell office:value-type="float" office:value="2" table:formula="of:=IF([.F85]&lt;AVERAGE([.F$70:.F$86]);1;2)" table:style-name="ce6">
            <text:p>2</text:p>
          </table:table-cell>
          <table:table-cell office:value-type="float" office:value="2" table:formula="of:=IF([.G85]&lt;AVERAGE([.G$70:.G$8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6" table:style-name="ce6">
            <text:p>2006</text:p>
          </table:table-cell>
          <table:table-cell office:value-type="float" office:value="78.09" table:style-name="ce2">
            <text:p>78,09</text:p>
          </table:table-cell>
          <table:table-cell office:value-type="float" office:value="85.4" table:style-name="ce2">
            <text:p>85,40</text:p>
          </table:table-cell>
          <table:table-cell office:value-type="float" office:value="81.78" table:style-name="ce2">
            <text:p>81,78</text:p>
          </table:table-cell>
          <table:table-cell office:value-type="float" office:value="1292.81" table:style-name="ce2">
            <text:p>1292,81</text:p>
          </table:table-cell>
          <table:table-cell office:value-type="float" office:value="1266" table:style-name="ce3">
            <text:p>1266</text:p>
          </table:table-cell>
          <table:table-cell office:value-type="float" office:value="2" table:formula="of:=IF([.C86]&lt;AVERAGE([.C$70:.C$86]);1;2)" table:style-name="ce6">
            <text:p>2</text:p>
          </table:table-cell>
          <table:table-cell office:value-type="float" office:value="2" table:formula="of:=IF([.D86]&lt;AVERAGE([.D$70:.D$86]);1;2)" table:style-name="ce6">
            <text:p>2</text:p>
          </table:table-cell>
          <table:table-cell office:value-type="float" office:value="2" table:formula="of:=IF([.E86]&lt;AVERAGE([.E$70:.E$86]);1;2)" table:style-name="ce6">
            <text:p>2</text:p>
          </table:table-cell>
          <table:table-cell office:value-type="float" office:value="2" table:formula="of:=IF([.F86]&lt;AVERAGE([.F$70:.F$86]);1;2)" table:style-name="ce6">
            <text:p>2</text:p>
          </table:table-cell>
          <table:table-cell office:value-type="float" office:value="2" table:formula="of:=IF([.G86]&lt;AVERAGE([.G$70:.G$8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7" table:style-name="ce6">
            <text:p>2007</text:p>
          </table:table-cell>
          <table:table-cell office:value-type="float" office:value="76.7" table:style-name="ce2">
            <text:p>76,70</text:p>
          </table:table-cell>
          <table:table-cell office:value-type="float" office:value="82.85" table:style-name="ce2">
            <text:p>82,85</text:p>
          </table:table-cell>
          <table:table-cell office:value-type="float" office:value="79.77" table:style-name="ce2">
            <text:p>79,77</text:p>
          </table:table-cell>
          <table:table-cell office:value-type="float" office:value="1163.55" table:style-name="ce2">
            <text:p>1163,55</text:p>
          </table:table-cell>
          <table:table-cell office:value-type="float" office:value="1101" table:style-name="ce3">
            <text:p>1101</text:p>
          </table:table-cell>
          <table:table-cell office:value-type="float" office:value="1" table:formula="of:=IF([.C87]&lt;AVERAGE([.C$87:.C$103]);1;2)" table:style-name="ce6">
            <text:p>1</text:p>
          </table:table-cell>
          <table:table-cell office:value-type="float" office:value="1" table:formula="of:=IF([.D87]&lt;AVERAGE([.D$87:.D$103]);1;2)" table:style-name="ce6">
            <text:p>1</text:p>
          </table:table-cell>
          <table:table-cell office:value-type="float" office:value="1" table:formula="of:=IF([.E87]&lt;AVERAGE([.E$87:.E$103]);1;2)" table:style-name="ce6">
            <text:p>1</text:p>
          </table:table-cell>
          <table:table-cell office:value-type="float" office:value="1" table:formula="of:=IF([.F87]&lt;AVERAGE([.F$87:.F$103]);1;2)" table:style-name="ce6">
            <text:p>1</text:p>
          </table:table-cell>
          <table:table-cell office:value-type="float" office:value="1" table:formula="of:=IF([.G87]&lt;AVERAGE([.G$87:.G$10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7" table:style-name="ce6">
            <text:p>2007</text:p>
          </table:table-cell>
          <table:table-cell office:value-type="float" office:value="78.36" table:style-name="ce2">
            <text:p>78,36</text:p>
          </table:table-cell>
          <table:table-cell office:value-type="float" office:value="85.07" table:style-name="ce2">
            <text:p>85,07</text:p>
          </table:table-cell>
          <table:table-cell office:value-type="float" office:value="81.64" table:style-name="ce2">
            <text:p>81,64</text:p>
          </table:table-cell>
          <table:table-cell office:value-type="float" office:value="1418.78" table:style-name="ce2">
            <text:p>1418,78</text:p>
          </table:table-cell>
          <table:table-cell office:value-type="float" office:value="1328" table:style-name="ce3">
            <text:p>1328</text:p>
          </table:table-cell>
          <table:table-cell office:value-type="float" office:value="2" table:formula="of:=IF([.C88]&lt;AVERAGE([.C$87:.C$103]);1;2)" table:style-name="ce6">
            <text:p>2</text:p>
          </table:table-cell>
          <table:table-cell office:value-type="float" office:value="2" table:formula="of:=IF([.D88]&lt;AVERAGE([.D$87:.D$103]);1;2)" table:style-name="ce6">
            <text:p>2</text:p>
          </table:table-cell>
          <table:table-cell office:value-type="float" office:value="2" table:formula="of:=IF([.E88]&lt;AVERAGE([.E$87:.E$103]);1;2)" table:style-name="ce6">
            <text:p>2</text:p>
          </table:table-cell>
          <table:table-cell office:value-type="float" office:value="2" table:formula="of:=IF([.F88]&lt;AVERAGE([.F$87:.F$103]);1;2)" table:style-name="ce6">
            <text:p>2</text:p>
          </table:table-cell>
          <table:table-cell office:value-type="float" office:value="2" table:formula="of:=IF([.G88]&lt;AVERAGE([.G$87:.G$10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7" table:style-name="ce6">
            <text:p>2007</text:p>
          </table:table-cell>
          <table:table-cell office:value-type="float" office:value="76.83" table:style-name="ce2">
            <text:p>76,83</text:p>
          </table:table-cell>
          <table:table-cell office:value-type="float" office:value="84.15" table:style-name="ce2">
            <text:p>84,15</text:p>
          </table:table-cell>
          <table:table-cell office:value-type="float" office:value="80.52" table:style-name="ce2">
            <text:p>80,52</text:p>
          </table:table-cell>
          <table:table-cell office:value-type="float" office:value="1365.27" table:style-name="ce2">
            <text:p>1365,27</text:p>
          </table:table-cell>
          <table:table-cell office:value-type="float" office:value="1333" table:style-name="ce3">
            <text:p>1333</text:p>
          </table:table-cell>
          <table:table-cell office:value-type="float" office:value="1" table:formula="of:=IF([.C89]&lt;AVERAGE([.C$87:.C$103]);1;2)" table:style-name="ce6">
            <text:p>1</text:p>
          </table:table-cell>
          <table:table-cell office:value-type="float" office:value="1" table:formula="of:=IF([.D89]&lt;AVERAGE([.D$87:.D$103]);1;2)" table:style-name="ce6">
            <text:p>1</text:p>
          </table:table-cell>
          <table:table-cell office:value-type="float" office:value="1" table:formula="of:=IF([.E89]&lt;AVERAGE([.E$87:.E$103]);1;2)" table:style-name="ce6">
            <text:p>1</text:p>
          </table:table-cell>
          <table:table-cell office:value-type="float" office:value="2" table:formula="of:=IF([.F89]&lt;AVERAGE([.F$87:.F$103]);1;2)" table:style-name="ce6">
            <text:p>2</text:p>
          </table:table-cell>
          <table:table-cell office:value-type="float" office:value="2" table:formula="of:=IF([.G89]&lt;AVERAGE([.G$87:.G$10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7" table:style-name="ce6">
            <text:p>2007</text:p>
          </table:table-cell>
          <table:table-cell office:value-type="float" office:value="78.5" table:style-name="ce2">
            <text:p>78,50</text:p>
          </table:table-cell>
          <table:table-cell office:value-type="float" office:value="84.48" table:style-name="ce2">
            <text:p>84,48</text:p>
          </table:table-cell>
          <table:table-cell office:value-type="float" office:value="81.48" table:style-name="ce2">
            <text:p>81,48</text:p>
          </table:table-cell>
          <table:table-cell office:value-type="float" office:value="1213.95" table:style-name="ce2">
            <text:p>1213,95</text:p>
          </table:table-cell>
          <table:table-cell office:value-type="float" office:value="1180" table:style-name="ce3">
            <text:p>1180</text:p>
          </table:table-cell>
          <table:table-cell office:value-type="float" office:value="2" table:formula="of:=IF([.C90]&lt;AVERAGE([.C$87:.C$103]);1;2)" table:style-name="ce6">
            <text:p>2</text:p>
          </table:table-cell>
          <table:table-cell office:value-type="float" office:value="1" table:formula="of:=IF([.D90]&lt;AVERAGE([.D$87:.D$103]);1;2)" table:style-name="ce6">
            <text:p>1</text:p>
          </table:table-cell>
          <table:table-cell office:value-type="float" office:value="2" table:formula="of:=IF([.E90]&lt;AVERAGE([.E$87:.E$103]);1;2)" table:style-name="ce6">
            <text:p>2</text:p>
          </table:table-cell>
          <table:table-cell office:value-type="float" office:value="1" table:formula="of:=IF([.F90]&lt;AVERAGE([.F$87:.F$103]);1;2)" table:style-name="ce6">
            <text:p>1</text:p>
          </table:table-cell>
          <table:table-cell office:value-type="float" office:value="1" table:formula="of:=IF([.G90]&lt;AVERAGE([.G$87:.G$10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7" table:style-name="ce6">
            <text:p>2007</text:p>
          </table:table-cell>
          <table:table-cell office:value-type="float" office:value="76.83" table:style-name="ce2">
            <text:p>76,83</text:p>
          </table:table-cell>
          <table:table-cell office:value-type="float" office:value="83.23" table:style-name="ce2">
            <text:p>83,23</text:p>
          </table:table-cell>
          <table:table-cell office:value-type="float" office:value="79.959999999999994" table:style-name="ce2">
            <text:p>79,96</text:p>
          </table:table-cell>
          <table:table-cell office:value-type="float" office:value="1291.94" table:style-name="ce2">
            <text:p>1291,94</text:p>
          </table:table-cell>
          <table:table-cell office:value-type="float" office:value="1275" table:style-name="ce3">
            <text:p>1275</text:p>
          </table:table-cell>
          <table:table-cell office:value-type="float" office:value="1" table:formula="of:=IF([.C91]&lt;AVERAGE([.C$87:.C$103]);1;2)" table:style-name="ce6">
            <text:p>1</text:p>
          </table:table-cell>
          <table:table-cell office:value-type="float" office:value="1" table:formula="of:=IF([.D91]&lt;AVERAGE([.D$87:.D$103]);1;2)" table:style-name="ce6">
            <text:p>1</text:p>
          </table:table-cell>
          <table:table-cell office:value-type="float" office:value="1" table:formula="of:=IF([.E91]&lt;AVERAGE([.E$87:.E$103]);1;2)" table:style-name="ce6">
            <text:p>1</text:p>
          </table:table-cell>
          <table:table-cell office:value-type="float" office:value="1" table:formula="of:=IF([.F91]&lt;AVERAGE([.F$87:.F$103]);1;2)" table:style-name="ce6">
            <text:p>1</text:p>
          </table:table-cell>
          <table:table-cell office:value-type="float" office:value="1" table:formula="of:=IF([.G91]&lt;AVERAGE([.G$87:.G$10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7" table:style-name="ce6">
            <text:p>2007</text:p>
          </table:table-cell>
          <table:table-cell office:value-type="float" office:value="77.540000000000006" table:style-name="ce2">
            <text:p>77,54</text:p>
          </table:table-cell>
          <table:table-cell office:value-type="float" office:value="84.78" table:style-name="ce2">
            <text:p>84,78</text:p>
          </table:table-cell>
          <table:table-cell office:value-type="float" office:value="81.16" table:style-name="ce2">
            <text:p>81,16</text:p>
          </table:table-cell>
          <table:table-cell office:value-type="float" office:value="1496.35" table:style-name="ce2">
            <text:p>1496,35</text:p>
          </table:table-cell>
          <table:table-cell office:value-type="float" office:value="1441" table:style-name="ce3">
            <text:p>1441</text:p>
          </table:table-cell>
          <table:table-cell office:value-type="float" office:value="1" table:formula="of:=IF([.C92]&lt;AVERAGE([.C$87:.C$103]);1;2)" table:style-name="ce6">
            <text:p>1</text:p>
          </table:table-cell>
          <table:table-cell office:value-type="float" office:value="2" table:formula="of:=IF([.D92]&lt;AVERAGE([.D$87:.D$103]);1;2)" table:style-name="ce6">
            <text:p>2</text:p>
          </table:table-cell>
          <table:table-cell office:value-type="float" office:value="1" table:formula="of:=IF([.E92]&lt;AVERAGE([.E$87:.E$103]);1;2)" table:style-name="ce6">
            <text:p>1</text:p>
          </table:table-cell>
          <table:table-cell office:value-type="float" office:value="2" table:formula="of:=IF([.F92]&lt;AVERAGE([.F$87:.F$103]);1;2)" table:style-name="ce6">
            <text:p>2</text:p>
          </table:table-cell>
          <table:table-cell office:value-type="float" office:value="2" table:formula="of:=IF([.G92]&lt;AVERAGE([.G$87:.G$10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7" table:style-name="ce6">
            <text:p>2007</text:p>
          </table:table-cell>
          <table:table-cell office:value-type="float" office:value="78.95" table:style-name="ce2">
            <text:p>78,95</text:p>
          </table:table-cell>
          <table:table-cell office:value-type="float" office:value="84.26" table:style-name="ce2">
            <text:p>84,26</text:p>
          </table:table-cell>
          <table:table-cell office:value-type="float" office:value="81.569999999999993" table:style-name="ce2">
            <text:p>81,57</text:p>
          </table:table-cell>
          <table:table-cell office:value-type="float" office:value="1366.68" table:style-name="ce2">
            <text:p>1366,68</text:p>
          </table:table-cell>
          <table:table-cell office:value-type="float" office:value="1290" table:style-name="ce3">
            <text:p>1290</text:p>
          </table:table-cell>
          <table:table-cell office:value-type="float" office:value="2" table:formula="of:=IF([.C93]&lt;AVERAGE([.C$87:.C$103]);1;2)" table:style-name="ce6">
            <text:p>2</text:p>
          </table:table-cell>
          <table:table-cell office:value-type="float" office:value="1" table:formula="of:=IF([.D93]&lt;AVERAGE([.D$87:.D$103]);1;2)" table:style-name="ce6">
            <text:p>1</text:p>
          </table:table-cell>
          <table:table-cell office:value-type="float" office:value="2" table:formula="of:=IF([.E93]&lt;AVERAGE([.E$87:.E$103]);1;2)" table:style-name="ce6">
            <text:p>2</text:p>
          </table:table-cell>
          <table:table-cell office:value-type="float" office:value="2" table:formula="of:=IF([.F93]&lt;AVERAGE([.F$87:.F$103]);1;2)" table:style-name="ce6">
            <text:p>2</text:p>
          </table:table-cell>
          <table:table-cell office:value-type="float" office:value="1" table:formula="of:=IF([.G93]&lt;AVERAGE([.G$87:.G$10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7" table:style-name="ce6">
            <text:p>2007</text:p>
          </table:table-cell>
          <table:table-cell office:value-type="float" office:value="78.97" table:style-name="ce2">
            <text:p>78,97</text:p>
          </table:table-cell>
          <table:table-cell office:value-type="float" office:value="85.49" table:style-name="ce2">
            <text:p>85,49</text:p>
          </table:table-cell>
          <table:table-cell office:value-type="float" office:value="82.18" table:style-name="ce2">
            <text:p>82,18</text:p>
          </table:table-cell>
          <table:table-cell office:value-type="float" office:value="1295.5" table:style-name="ce2">
            <text:p>1295,50</text:p>
          </table:table-cell>
          <table:table-cell office:value-type="float" office:value="1215" table:style-name="ce3">
            <text:p>1215</text:p>
          </table:table-cell>
          <table:table-cell office:value-type="float" office:value="2" table:formula="of:=IF([.C94]&lt;AVERAGE([.C$87:.C$103]);1;2)" table:style-name="ce6">
            <text:p>2</text:p>
          </table:table-cell>
          <table:table-cell office:value-type="float" office:value="2" table:formula="of:=IF([.D94]&lt;AVERAGE([.D$87:.D$103]);1;2)" table:style-name="ce6">
            <text:p>2</text:p>
          </table:table-cell>
          <table:table-cell office:value-type="float" office:value="2" table:formula="of:=IF([.E94]&lt;AVERAGE([.E$87:.E$103]);1;2)" table:style-name="ce6">
            <text:p>2</text:p>
          </table:table-cell>
          <table:table-cell office:value-type="float" office:value="1" table:formula="of:=IF([.F94]&lt;AVERAGE([.F$87:.F$103]);1;2)" table:style-name="ce6">
            <text:p>1</text:p>
          </table:table-cell>
          <table:table-cell office:value-type="float" office:value="1" table:formula="of:=IF([.G94]&lt;AVERAGE([.G$87:.G$10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7" table:style-name="ce6">
            <text:p>2007</text:p>
          </table:table-cell>
          <table:table-cell office:value-type="float" office:value="78.260000000000005" table:style-name="ce2">
            <text:p>78,26</text:p>
          </table:table-cell>
          <table:table-cell office:value-type="float" office:value="84.78" table:style-name="ce2">
            <text:p>84,78</text:p>
          </table:table-cell>
          <table:table-cell office:value-type="float" office:value="81.55" table:style-name="ce2">
            <text:p>81,55</text:p>
          </table:table-cell>
          <table:table-cell office:value-type="float" office:value="1272.18" table:style-name="ce2">
            <text:p>1272,18</text:p>
          </table:table-cell>
          <table:table-cell office:value-type="float" office:value="1240" table:style-name="ce3">
            <text:p>1240</text:p>
          </table:table-cell>
          <table:table-cell office:value-type="float" office:value="2" table:formula="of:=IF([.C95]&lt;AVERAGE([.C$87:.C$103]);1;2)" table:style-name="ce6">
            <text:p>2</text:p>
          </table:table-cell>
          <table:table-cell office:value-type="float" office:value="2" table:formula="of:=IF([.D95]&lt;AVERAGE([.D$87:.D$103]);1;2)" table:style-name="ce6">
            <text:p>2</text:p>
          </table:table-cell>
          <table:table-cell office:value-type="float" office:value="2" table:formula="of:=IF([.E95]&lt;AVERAGE([.E$87:.E$103]);1;2)" table:style-name="ce6">
            <text:p>2</text:p>
          </table:table-cell>
          <table:table-cell office:value-type="float" office:value="1" table:formula="of:=IF([.F95]&lt;AVERAGE([.F$87:.F$103]);1;2)" table:style-name="ce6">
            <text:p>1</text:p>
          </table:table-cell>
          <table:table-cell office:value-type="float" office:value="1" table:formula="of:=IF([.G95]&lt;AVERAGE([.G$87:.G$10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7" table:style-name="ce6">
            <text:p>2007</text:p>
          </table:table-cell>
          <table:table-cell office:value-type="float" office:value="77.61" table:style-name="ce2">
            <text:p>77,61</text:p>
          </table:table-cell>
          <table:table-cell office:value-type="float" office:value="83.76" table:style-name="ce2">
            <text:p>83,76</text:p>
          </table:table-cell>
          <table:table-cell office:value-type="float" office:value="80.680000000000007" table:style-name="ce2">
            <text:p>80,68</text:p>
          </table:table-cell>
          <table:table-cell office:value-type="float" office:value="1186.8399999999999" table:style-name="ce2">
            <text:p>1186,84</text:p>
          </table:table-cell>
          <table:table-cell office:value-type="float" office:value="1148" table:style-name="ce3">
            <text:p>1148</text:p>
          </table:table-cell>
          <table:table-cell office:value-type="float" office:value="1" table:formula="of:=IF([.C96]&lt;AVERAGE([.C$87:.C$103]);1;2)" table:style-name="ce6">
            <text:p>1</text:p>
          </table:table-cell>
          <table:table-cell office:value-type="float" office:value="1" table:formula="of:=IF([.D96]&lt;AVERAGE([.D$87:.D$103]);1;2)" table:style-name="ce6">
            <text:p>1</text:p>
          </table:table-cell>
          <table:table-cell office:value-type="float" office:value="1" table:formula="of:=IF([.E96]&lt;AVERAGE([.E$87:.E$103]);1;2)" table:style-name="ce6">
            <text:p>1</text:p>
          </table:table-cell>
          <table:table-cell office:value-type="float" office:value="1" table:formula="of:=IF([.F96]&lt;AVERAGE([.F$87:.F$103]);1;2)" table:style-name="ce6">
            <text:p>1</text:p>
          </table:table-cell>
          <table:table-cell office:value-type="float" office:value="1" table:formula="of:=IF([.G96]&lt;AVERAGE([.G$87:.G$10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7" table:style-name="ce6">
            <text:p>2007</text:p>
          </table:table-cell>
          <table:table-cell office:value-type="float" office:value="77.52" table:style-name="ce2">
            <text:p>77,52</text:p>
          </table:table-cell>
          <table:table-cell office:value-type="float" office:value="83.85" table:style-name="ce2">
            <text:p>83,85</text:p>
          </table:table-cell>
          <table:table-cell office:value-type="float" office:value="80.63" table:style-name="ce2">
            <text:p>80,63</text:p>
          </table:table-cell>
          <table:table-cell office:value-type="float" office:value="1490.83" table:style-name="ce2">
            <text:p>1490,83</text:p>
          </table:table-cell>
          <table:table-cell office:value-type="float" office:value="1406" table:style-name="ce3">
            <text:p>1406</text:p>
          </table:table-cell>
          <table:table-cell office:value-type="float" office:value="1" table:formula="of:=IF([.C97]&lt;AVERAGE([.C$87:.C$103]);1;2)" table:style-name="ce6">
            <text:p>1</text:p>
          </table:table-cell>
          <table:table-cell office:value-type="float" office:value="1" table:formula="of:=IF([.D97]&lt;AVERAGE([.D$87:.D$103]);1;2)" table:style-name="ce6">
            <text:p>1</text:p>
          </table:table-cell>
          <table:table-cell office:value-type="float" office:value="1" table:formula="of:=IF([.E97]&lt;AVERAGE([.E$87:.E$103]);1;2)" table:style-name="ce6">
            <text:p>1</text:p>
          </table:table-cell>
          <table:table-cell office:value-type="float" office:value="2" table:formula="of:=IF([.F97]&lt;AVERAGE([.F$87:.F$103]);1;2)" table:style-name="ce6">
            <text:p>2</text:p>
          </table:table-cell>
          <table:table-cell office:value-type="float" office:value="2" table:formula="of:=IF([.G97]&lt;AVERAGE([.G$87:.G$10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7" table:style-name="ce6">
            <text:p>2007</text:p>
          </table:table-cell>
          <table:table-cell office:value-type="float" office:value="77.45" table:style-name="ce2">
            <text:p>77,45</text:p>
          </table:table-cell>
          <table:table-cell office:value-type="float" office:value="84.7" table:style-name="ce2">
            <text:p>84,70</text:p>
          </table:table-cell>
          <table:table-cell office:value-type="float" office:value="81.099999999999994" table:style-name="ce2">
            <text:p>81,10</text:p>
          </table:table-cell>
          <table:table-cell office:value-type="float" office:value="1312.86" table:style-name="ce2">
            <text:p>1312,86</text:p>
          </table:table-cell>
          <table:table-cell office:value-type="float" office:value="1260" table:style-name="ce3">
            <text:p>1260</text:p>
          </table:table-cell>
          <table:table-cell office:value-type="float" office:value="1" table:formula="of:=IF([.C98]&lt;AVERAGE([.C$87:.C$103]);1;2)" table:style-name="ce6">
            <text:p>1</text:p>
          </table:table-cell>
          <table:table-cell office:value-type="float" office:value="2" table:formula="of:=IF([.D98]&lt;AVERAGE([.D$87:.D$103]);1;2)" table:style-name="ce6">
            <text:p>2</text:p>
          </table:table-cell>
          <table:table-cell office:value-type="float" office:value="1" table:formula="of:=IF([.E98]&lt;AVERAGE([.E$87:.E$103]);1;2)" table:style-name="ce6">
            <text:p>1</text:p>
          </table:table-cell>
          <table:table-cell office:value-type="float" office:value="1" table:formula="of:=IF([.F98]&lt;AVERAGE([.F$87:.F$103]);1;2)" table:style-name="ce6">
            <text:p>1</text:p>
          </table:table-cell>
          <table:table-cell office:value-type="float" office:value="1" table:formula="of:=IF([.G98]&lt;AVERAGE([.G$87:.G$10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7" table:style-name="ce6">
            <text:p>2007</text:p>
          </table:table-cell>
          <table:table-cell office:value-type="float" office:value="78.150000000000006" table:style-name="ce2">
            <text:p>78,15</text:p>
          </table:table-cell>
          <table:table-cell office:value-type="float" office:value="85.68" table:style-name="ce2">
            <text:p>85,68</text:p>
          </table:table-cell>
          <table:table-cell office:value-type="float" office:value="81.78" table:style-name="ce2">
            <text:p>81,78</text:p>
          </table:table-cell>
          <table:table-cell office:value-type="float" office:value="1876.75" table:style-name="ce2">
            <text:p>1876,75</text:p>
          </table:table-cell>
          <table:table-cell office:value-type="float" office:value="1781" table:style-name="ce3">
            <text:p>1781</text:p>
          </table:table-cell>
          <table:table-cell office:value-type="float" office:value="2" table:formula="of:=IF([.C99]&lt;AVERAGE([.C$87:.C$103]);1;2)" table:style-name="ce6">
            <text:p>2</text:p>
          </table:table-cell>
          <table:table-cell office:value-type="float" office:value="2" table:formula="of:=IF([.D99]&lt;AVERAGE([.D$87:.D$103]);1;2)" table:style-name="ce6">
            <text:p>2</text:p>
          </table:table-cell>
          <table:table-cell office:value-type="float" office:value="2" table:formula="of:=IF([.E99]&lt;AVERAGE([.E$87:.E$103]);1;2)" table:style-name="ce6">
            <text:p>2</text:p>
          </table:table-cell>
          <table:table-cell office:value-type="float" office:value="2" table:formula="of:=IF([.F99]&lt;AVERAGE([.F$87:.F$103]);1;2)" table:style-name="ce6">
            <text:p>2</text:p>
          </table:table-cell>
          <table:table-cell office:value-type="float" office:value="2" table:formula="of:=IF([.G99]&lt;AVERAGE([.G$87:.G$10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7" table:style-name="ce6">
            <text:p>2007</text:p>
          </table:table-cell>
          <table:table-cell office:value-type="float" office:value="78.97" table:style-name="ce2">
            <text:p>78,97</text:p>
          </table:table-cell>
          <table:table-cell office:value-type="float" office:value="85.48" table:style-name="ce2">
            <text:p>85,48</text:p>
          </table:table-cell>
          <table:table-cell office:value-type="float" office:value="82.39" table:style-name="ce2">
            <text:p>82,39</text:p>
          </table:table-cell>
          <table:table-cell office:value-type="float" office:value="1183.95" table:style-name="ce2">
            <text:p>1183,95</text:p>
          </table:table-cell>
          <table:table-cell office:value-type="float" office:value="1102" table:style-name="ce3">
            <text:p>1102</text:p>
          </table:table-cell>
          <table:table-cell office:value-type="float" office:value="2" table:formula="of:=IF([.C100]&lt;AVERAGE([.C$87:.C$103]);1;2)" table:style-name="ce6">
            <text:p>2</text:p>
          </table:table-cell>
          <table:table-cell office:value-type="float" office:value="2" table:formula="of:=IF([.D100]&lt;AVERAGE([.D$87:.D$103]);1;2)" table:style-name="ce6">
            <text:p>2</text:p>
          </table:table-cell>
          <table:table-cell office:value-type="float" office:value="2" table:formula="of:=IF([.E100]&lt;AVERAGE([.E$87:.E$103]);1;2)" table:style-name="ce6">
            <text:p>2</text:p>
          </table:table-cell>
          <table:table-cell office:value-type="float" office:value="1" table:formula="of:=IF([.F100]&lt;AVERAGE([.F$87:.F$103]);1;2)" table:style-name="ce6">
            <text:p>1</text:p>
          </table:table-cell>
          <table:table-cell office:value-type="float" office:value="1" table:formula="of:=IF([.G100]&lt;AVERAGE([.G$87:.G$10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7" table:style-name="ce6">
            <text:p>2007</text:p>
          </table:table-cell>
          <table:table-cell office:value-type="float" office:value="77.39" table:style-name="ce2">
            <text:p>77,39</text:p>
          </table:table-cell>
          <table:table-cell office:value-type="float" office:value="83.59" table:style-name="ce2">
            <text:p>83,59</text:p>
          </table:table-cell>
          <table:table-cell office:value-type="float" office:value="80.45" table:style-name="ce2">
            <text:p>80,45</text:p>
          </table:table-cell>
          <table:table-cell office:value-type="float" office:value="1326.09" table:style-name="ce2">
            <text:p>1326,09</text:p>
          </table:table-cell>
          <table:table-cell office:value-type="float" office:value="1250" table:style-name="ce3">
            <text:p>1250</text:p>
          </table:table-cell>
          <table:table-cell office:value-type="float" office:value="1" table:formula="of:=IF([.C101]&lt;AVERAGE([.C$87:.C$103]);1;2)" table:style-name="ce6">
            <text:p>1</text:p>
          </table:table-cell>
          <table:table-cell office:value-type="float" office:value="1" table:formula="of:=IF([.D101]&lt;AVERAGE([.D$87:.D$103]);1;2)" table:style-name="ce6">
            <text:p>1</text:p>
          </table:table-cell>
          <table:table-cell office:value-type="float" office:value="1" table:formula="of:=IF([.E101]&lt;AVERAGE([.E$87:.E$103]);1;2)" table:style-name="ce6">
            <text:p>1</text:p>
          </table:table-cell>
          <table:table-cell office:value-type="float" office:value="1" table:formula="of:=IF([.F101]&lt;AVERAGE([.F$87:.F$103]);1;2)" table:style-name="ce6">
            <text:p>1</text:p>
          </table:table-cell>
          <table:table-cell office:value-type="float" office:value="1" table:formula="of:=IF([.G101]&lt;AVERAGE([.G$87:.G$10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7" table:style-name="ce6">
            <text:p>2007</text:p>
          </table:table-cell>
          <table:table-cell office:value-type="float" office:value="79.12" table:style-name="ce2">
            <text:p>79,12</text:p>
          </table:table-cell>
          <table:table-cell office:value-type="float" office:value="85.94" table:style-name="ce2">
            <text:p>85,94</text:p>
          </table:table-cell>
          <table:table-cell office:value-type="float" office:value="82.52" table:style-name="ce2">
            <text:p>82,52</text:p>
          </table:table-cell>
          <table:table-cell office:value-type="float" office:value="1395.45" table:style-name="ce2">
            <text:p>1395,45</text:p>
          </table:table-cell>
          <table:table-cell office:value-type="float" office:value="1356" table:style-name="ce3">
            <text:p>1356</text:p>
          </table:table-cell>
          <table:table-cell office:value-type="float" office:value="2" table:formula="of:=IF([.C102]&lt;AVERAGE([.C$87:.C$103]);1;2)" table:style-name="ce6">
            <text:p>2</text:p>
          </table:table-cell>
          <table:table-cell office:value-type="float" office:value="2" table:formula="of:=IF([.D102]&lt;AVERAGE([.D$87:.D$103]);1;2)" table:style-name="ce6">
            <text:p>2</text:p>
          </table:table-cell>
          <table:table-cell office:value-type="float" office:value="2" table:formula="of:=IF([.E102]&lt;AVERAGE([.E$87:.E$103]);1;2)" table:style-name="ce6">
            <text:p>2</text:p>
          </table:table-cell>
          <table:table-cell office:value-type="float" office:value="2" table:formula="of:=IF([.F102]&lt;AVERAGE([.F$87:.F$103]);1;2)" table:style-name="ce6">
            <text:p>2</text:p>
          </table:table-cell>
          <table:table-cell office:value-type="float" office:value="2" table:formula="of:=IF([.G102]&lt;AVERAGE([.G$87:.G$10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7" table:style-name="ce6">
            <text:p>2007</text:p>
          </table:table-cell>
          <table:table-cell office:value-type="float" office:value="78.13" table:style-name="ce2">
            <text:p>78,13</text:p>
          </table:table-cell>
          <table:table-cell office:value-type="float" office:value="84.99" table:style-name="ce2">
            <text:p>84,99</text:p>
          </table:table-cell>
          <table:table-cell office:value-type="float" office:value="81.61" table:style-name="ce2">
            <text:p>81,61</text:p>
          </table:table-cell>
          <table:table-cell office:value-type="float" office:value="1438.71" table:style-name="ce2">
            <text:p>1438,71</text:p>
          </table:table-cell>
          <table:table-cell office:value-type="float" office:value="1405" table:style-name="ce3">
            <text:p>1405</text:p>
          </table:table-cell>
          <table:table-cell office:value-type="float" office:value="2" table:formula="of:=IF([.C103]&lt;AVERAGE([.C$87:.C$103]);1;2)" table:style-name="ce6">
            <text:p>2</text:p>
          </table:table-cell>
          <table:table-cell office:value-type="float" office:value="2" table:formula="of:=IF([.D103]&lt;AVERAGE([.D$87:.D$103]);1;2)" table:style-name="ce6">
            <text:p>2</text:p>
          </table:table-cell>
          <table:table-cell office:value-type="float" office:value="2" table:formula="of:=IF([.E103]&lt;AVERAGE([.E$87:.E$103]);1;2)" table:style-name="ce6">
            <text:p>2</text:p>
          </table:table-cell>
          <table:table-cell office:value-type="float" office:value="2" table:formula="of:=IF([.F103]&lt;AVERAGE([.F$87:.F$103]);1;2)" table:style-name="ce6">
            <text:p>2</text:p>
          </table:table-cell>
          <table:table-cell office:value-type="float" office:value="2" table:formula="of:=IF([.G103]&lt;AVERAGE([.G$87:.G$10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8" table:style-name="ce6">
            <text:p>2008</text:p>
          </table:table-cell>
          <table:table-cell office:value-type="float" office:value="77.06" table:style-name="ce2">
            <text:p>77,06</text:p>
          </table:table-cell>
          <table:table-cell office:value-type="float" office:value="83.13" table:style-name="ce2">
            <text:p>83,13</text:p>
          </table:table-cell>
          <table:table-cell office:value-type="float" office:value="80.09" table:style-name="ce2">
            <text:p>80,09</text:p>
          </table:table-cell>
          <table:table-cell office:value-type="float" office:value="1326.81" table:style-name="ce2">
            <text:p>1326,81</text:p>
          </table:table-cell>
          <table:table-cell office:value-type="float" office:value="1262" table:style-name="ce3">
            <text:p>1262</text:p>
          </table:table-cell>
          <table:table-cell office:value-type="float" office:value="1" table:formula="of:=IF([.C104]&lt;AVERAGE([.C$104:.C$120]);1;2)" table:style-name="ce6">
            <text:p>1</text:p>
          </table:table-cell>
          <table:table-cell office:value-type="float" office:value="1" table:formula="of:=IF([.D104]&lt;AVERAGE([.D$104:.D$120]);1;2)" table:style-name="ce6">
            <text:p>1</text:p>
          </table:table-cell>
          <table:table-cell office:value-type="float" office:value="1" table:formula="of:=IF([.E104]&lt;AVERAGE([.E$104:.E$120]);1;2)" table:style-name="ce6">
            <text:p>1</text:p>
          </table:table-cell>
          <table:table-cell office:value-type="float" office:value="1" table:formula="of:=IF([.F104]&lt;AVERAGE([.F$104:.F$120]);1;2)" table:style-name="ce6">
            <text:p>1</text:p>
          </table:table-cell>
          <table:table-cell office:value-type="float" office:value="1" table:formula="of:=IF([.G104]&lt;AVERAGE([.G$104:.G$120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8" table:style-name="ce6">
            <text:p>2008</text:p>
          </table:table-cell>
          <table:table-cell office:value-type="float" office:value="79.290000000000006" table:style-name="ce2">
            <text:p>79,29</text:p>
          </table:table-cell>
          <table:table-cell office:value-type="float" office:value="84.93" table:style-name="ce2">
            <text:p>84,93</text:p>
          </table:table-cell>
          <table:table-cell office:value-type="float" office:value="82.09" table:style-name="ce2">
            <text:p>82,09</text:p>
          </table:table-cell>
          <table:table-cell office:value-type="float" office:value="1510.75" table:style-name="ce2">
            <text:p>1510,75</text:p>
          </table:table-cell>
          <table:table-cell office:value-type="float" office:value="1420" table:style-name="ce3">
            <text:p>1420</text:p>
          </table:table-cell>
          <table:table-cell office:value-type="float" office:value="2" table:formula="of:=IF([.C105]&lt;AVERAGE([.C$104:.C$120]);1;2)" table:style-name="ce6">
            <text:p>2</text:p>
          </table:table-cell>
          <table:table-cell office:value-type="float" office:value="2" table:formula="of:=IF([.D105]&lt;AVERAGE([.D$104:.D$120]);1;2)" table:style-name="ce6">
            <text:p>2</text:p>
          </table:table-cell>
          <table:table-cell office:value-type="float" office:value="2" table:formula="of:=IF([.E105]&lt;AVERAGE([.E$104:.E$120]);1;2)" table:style-name="ce6">
            <text:p>2</text:p>
          </table:table-cell>
          <table:table-cell office:value-type="float" office:value="2" table:formula="of:=IF([.F105]&lt;AVERAGE([.F$104:.F$120]);1;2)" table:style-name="ce6">
            <text:p>2</text:p>
          </table:table-cell>
          <table:table-cell office:value-type="float" office:value="2" table:formula="of:=IF([.G105]&lt;AVERAGE([.G$104:.G$120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8" table:style-name="ce6">
            <text:p>2008</text:p>
          </table:table-cell>
          <table:table-cell office:value-type="float" office:value="77.17" table:style-name="ce2">
            <text:p>77,17</text:p>
          </table:table-cell>
          <table:table-cell office:value-type="float" office:value="84.59" table:style-name="ce2">
            <text:p>84,59</text:p>
          </table:table-cell>
          <table:table-cell office:value-type="float" office:value="80.900000000000006" table:style-name="ce2">
            <text:p>80,90</text:p>
          </table:table-cell>
          <table:table-cell office:value-type="float" office:value="1479.58" table:style-name="ce2">
            <text:p>1479,58</text:p>
          </table:table-cell>
          <table:table-cell office:value-type="float" office:value="1444" table:style-name="ce3">
            <text:p>1444</text:p>
          </table:table-cell>
          <table:table-cell office:value-type="float" office:value="1" table:formula="of:=IF([.C106]&lt;AVERAGE([.C$104:.C$120]);1;2)" table:style-name="ce6">
            <text:p>1</text:p>
          </table:table-cell>
          <table:table-cell office:value-type="float" office:value="1" table:formula="of:=IF([.D106]&lt;AVERAGE([.D$104:.D$120]);1;2)" table:style-name="ce6">
            <text:p>1</text:p>
          </table:table-cell>
          <table:table-cell office:value-type="float" office:value="1" table:formula="of:=IF([.E106]&lt;AVERAGE([.E$104:.E$120]);1;2)" table:style-name="ce6">
            <text:p>1</text:p>
          </table:table-cell>
          <table:table-cell office:value-type="float" office:value="2" table:formula="of:=IF([.F106]&lt;AVERAGE([.F$104:.F$120]);1;2)" table:style-name="ce6">
            <text:p>2</text:p>
          </table:table-cell>
          <table:table-cell office:value-type="float" office:value="2" table:formula="of:=IF([.G106]&lt;AVERAGE([.G$104:.G$120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8" table:style-name="ce6">
            <text:p>2008</text:p>
          </table:table-cell>
          <table:table-cell office:value-type="float" office:value="78.5" table:style-name="ce2">
            <text:p>78,50</text:p>
          </table:table-cell>
          <table:table-cell office:value-type="float" office:value="84.31" table:style-name="ce2">
            <text:p>84,31</text:p>
          </table:table-cell>
          <table:table-cell office:value-type="float" office:value="81.39" table:style-name="ce2">
            <text:p>81,39</text:p>
          </table:table-cell>
          <table:table-cell office:value-type="float" office:value="1263.1300000000001" table:style-name="ce2">
            <text:p>1263,13</text:p>
          </table:table-cell>
          <table:table-cell office:value-type="float" office:value="1241" table:style-name="ce3">
            <text:p>1241</text:p>
          </table:table-cell>
          <table:table-cell office:value-type="float" office:value="2" table:formula="of:=IF([.C107]&lt;AVERAGE([.C$104:.C$120]);1;2)" table:style-name="ce6">
            <text:p>2</text:p>
          </table:table-cell>
          <table:table-cell office:value-type="float" office:value="1" table:formula="of:=IF([.D107]&lt;AVERAGE([.D$104:.D$120]);1;2)" table:style-name="ce6">
            <text:p>1</text:p>
          </table:table-cell>
          <table:table-cell office:value-type="float" office:value="1" table:formula="of:=IF([.E107]&lt;AVERAGE([.E$104:.E$120]);1;2)" table:style-name="ce6">
            <text:p>1</text:p>
          </table:table-cell>
          <table:table-cell office:value-type="float" office:value="1" table:formula="of:=IF([.F107]&lt;AVERAGE([.F$104:.F$120]);1;2)" table:style-name="ce6">
            <text:p>1</text:p>
          </table:table-cell>
          <table:table-cell office:value-type="float" office:value="1" table:formula="of:=IF([.G107]&lt;AVERAGE([.G$104:.G$120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8" table:style-name="ce6">
            <text:p>2008</text:p>
          </table:table-cell>
          <table:table-cell office:value-type="float" office:value="76.989999999999995" table:style-name="ce2">
            <text:p>76,99</text:p>
          </table:table-cell>
          <table:table-cell office:value-type="float" office:value="83.22" table:style-name="ce2">
            <text:p>83,22</text:p>
          </table:table-cell>
          <table:table-cell office:value-type="float" office:value="80.05" table:style-name="ce2">
            <text:p>80,05</text:p>
          </table:table-cell>
          <table:table-cell office:value-type="float" office:value="1432.24" table:style-name="ce2">
            <text:p>1432,24</text:p>
          </table:table-cell>
          <table:table-cell office:value-type="float" office:value="1420" table:style-name="ce3">
            <text:p>1420</text:p>
          </table:table-cell>
          <table:table-cell office:value-type="float" office:value="1" table:formula="of:=IF([.C108]&lt;AVERAGE([.C$104:.C$120]);1;2)" table:style-name="ce6">
            <text:p>1</text:p>
          </table:table-cell>
          <table:table-cell office:value-type="float" office:value="1" table:formula="of:=IF([.D108]&lt;AVERAGE([.D$104:.D$120]);1;2)" table:style-name="ce6">
            <text:p>1</text:p>
          </table:table-cell>
          <table:table-cell office:value-type="float" office:value="1" table:formula="of:=IF([.E108]&lt;AVERAGE([.E$104:.E$120]);1;2)" table:style-name="ce6">
            <text:p>1</text:p>
          </table:table-cell>
          <table:table-cell office:value-type="float" office:value="1" table:formula="of:=IF([.F108]&lt;AVERAGE([.F$104:.F$120]);1;2)" table:style-name="ce6">
            <text:p>1</text:p>
          </table:table-cell>
          <table:table-cell office:value-type="float" office:value="2" table:formula="of:=IF([.G108]&lt;AVERAGE([.G$104:.G$120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8" table:style-name="ce6">
            <text:p>2008</text:p>
          </table:table-cell>
          <table:table-cell office:value-type="float" office:value="78.31" table:style-name="ce2">
            <text:p>78,31</text:p>
          </table:table-cell>
          <table:table-cell office:value-type="float" office:value="85.25" table:style-name="ce2">
            <text:p>85,25</text:p>
          </table:table-cell>
          <table:table-cell office:value-type="float" office:value="81.8" table:style-name="ce2">
            <text:p>81,80</text:p>
          </table:table-cell>
          <table:table-cell office:value-type="float" office:value="1378.09" table:style-name="ce2">
            <text:p>1378,09</text:p>
          </table:table-cell>
          <table:table-cell office:value-type="float" office:value="1330" table:style-name="ce3">
            <text:p>1330</text:p>
          </table:table-cell>
          <table:table-cell office:value-type="float" office:value="1" table:formula="of:=IF([.C109]&lt;AVERAGE([.C$104:.C$120]);1;2)" table:style-name="ce6">
            <text:p>1</text:p>
          </table:table-cell>
          <table:table-cell office:value-type="float" office:value="2" table:formula="of:=IF([.D109]&lt;AVERAGE([.D$104:.D$120]);1;2)" table:style-name="ce6">
            <text:p>2</text:p>
          </table:table-cell>
          <table:table-cell office:value-type="float" office:value="2" table:formula="of:=IF([.E109]&lt;AVERAGE([.E$104:.E$120]);1;2)" table:style-name="ce6">
            <text:p>2</text:p>
          </table:table-cell>
          <table:table-cell office:value-type="float" office:value="1" table:formula="of:=IF([.F109]&lt;AVERAGE([.F$104:.F$120]);1;2)" table:style-name="ce6">
            <text:p>1</text:p>
          </table:table-cell>
          <table:table-cell office:value-type="float" office:value="1" table:formula="of:=IF([.G109]&lt;AVERAGE([.G$104:.G$120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8" table:style-name="ce6">
            <text:p>2008</text:p>
          </table:table-cell>
          <table:table-cell office:value-type="float" office:value="79.180000000000007" table:style-name="ce2">
            <text:p>79,18</text:p>
          </table:table-cell>
          <table:table-cell office:value-type="float" office:value="84.95" table:style-name="ce2">
            <text:p>84,95</text:p>
          </table:table-cell>
          <table:table-cell office:value-type="float" office:value="82.01" table:style-name="ce2">
            <text:p>82,01</text:p>
          </table:table-cell>
          <table:table-cell office:value-type="float" office:value="1496.69" table:style-name="ce2">
            <text:p>1496,69</text:p>
          </table:table-cell>
          <table:table-cell office:value-type="float" office:value="1428" table:style-name="ce3">
            <text:p>1428</text:p>
          </table:table-cell>
          <table:table-cell office:value-type="float" office:value="2" table:formula="of:=IF([.C110]&lt;AVERAGE([.C$104:.C$120]);1;2)" table:style-name="ce6">
            <text:p>2</text:p>
          </table:table-cell>
          <table:table-cell office:value-type="float" office:value="2" table:formula="of:=IF([.D110]&lt;AVERAGE([.D$104:.D$120]);1;2)" table:style-name="ce6">
            <text:p>2</text:p>
          </table:table-cell>
          <table:table-cell office:value-type="float" office:value="2" table:formula="of:=IF([.E110]&lt;AVERAGE([.E$104:.E$120]);1;2)" table:style-name="ce6">
            <text:p>2</text:p>
          </table:table-cell>
          <table:table-cell office:value-type="float" office:value="2" table:formula="of:=IF([.F110]&lt;AVERAGE([.F$104:.F$120]);1;2)" table:style-name="ce6">
            <text:p>2</text:p>
          </table:table-cell>
          <table:table-cell office:value-type="float" office:value="2" table:formula="of:=IF([.G110]&lt;AVERAGE([.G$104:.G$120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8" table:style-name="ce6">
            <text:p>2008</text:p>
          </table:table-cell>
          <table:table-cell office:value-type="float" office:value="79.489999999999995" table:style-name="ce2">
            <text:p>79,49</text:p>
          </table:table-cell>
          <table:table-cell office:value-type="float" office:value="85.67" table:style-name="ce2">
            <text:p>85,67</text:p>
          </table:table-cell>
          <table:table-cell office:value-type="float" office:value="82.54" table:style-name="ce2">
            <text:p>82,54</text:p>
          </table:table-cell>
          <table:table-cell office:value-type="float" office:value="1507.28" table:style-name="ce2">
            <text:p>1507,28</text:p>
          </table:table-cell>
          <table:table-cell office:value-type="float" office:value="1422" table:style-name="ce3">
            <text:p>1422</text:p>
          </table:table-cell>
          <table:table-cell office:value-type="float" office:value="2" table:formula="of:=IF([.C111]&lt;AVERAGE([.C$104:.C$120]);1;2)" table:style-name="ce6">
            <text:p>2</text:p>
          </table:table-cell>
          <table:table-cell office:value-type="float" office:value="2" table:formula="of:=IF([.D111]&lt;AVERAGE([.D$104:.D$120]);1;2)" table:style-name="ce6">
            <text:p>2</text:p>
          </table:table-cell>
          <table:table-cell office:value-type="float" office:value="2" table:formula="of:=IF([.E111]&lt;AVERAGE([.E$104:.E$120]);1;2)" table:style-name="ce6">
            <text:p>2</text:p>
          </table:table-cell>
          <table:table-cell office:value-type="float" office:value="2" table:formula="of:=IF([.F111]&lt;AVERAGE([.F$104:.F$120]);1;2)" table:style-name="ce6">
            <text:p>2</text:p>
          </table:table-cell>
          <table:table-cell office:value-type="float" office:value="2" table:formula="of:=IF([.G111]&lt;AVERAGE([.G$104:.G$120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8" table:style-name="ce6">
            <text:p>2008</text:p>
          </table:table-cell>
          <table:table-cell office:value-type="float" office:value="78.77" table:style-name="ce2">
            <text:p>78,77</text:p>
          </table:table-cell>
          <table:table-cell office:value-type="float" office:value="84.9" table:style-name="ce2">
            <text:p>84,90</text:p>
          </table:table-cell>
          <table:table-cell office:value-type="float" office:value="81.88" table:style-name="ce2">
            <text:p>81,88</text:p>
          </table:table-cell>
          <table:table-cell office:value-type="float" office:value="1370.79" table:style-name="ce2">
            <text:p>1370,79</text:p>
          </table:table-cell>
          <table:table-cell office:value-type="float" office:value="1338" table:style-name="ce3">
            <text:p>1338</text:p>
          </table:table-cell>
          <table:table-cell office:value-type="float" office:value="2" table:formula="of:=IF([.C112]&lt;AVERAGE([.C$104:.C$120]);1;2)" table:style-name="ce6">
            <text:p>2</text:p>
          </table:table-cell>
          <table:table-cell office:value-type="float" office:value="2" table:formula="of:=IF([.D112]&lt;AVERAGE([.D$104:.D$120]);1;2)" table:style-name="ce6">
            <text:p>2</text:p>
          </table:table-cell>
          <table:table-cell office:value-type="float" office:value="2" table:formula="of:=IF([.E112]&lt;AVERAGE([.E$104:.E$120]);1;2)" table:style-name="ce6">
            <text:p>2</text:p>
          </table:table-cell>
          <table:table-cell office:value-type="float" office:value="1" table:formula="of:=IF([.F112]&lt;AVERAGE([.F$104:.F$120]);1;2)" table:style-name="ce6">
            <text:p>1</text:p>
          </table:table-cell>
          <table:table-cell office:value-type="float" office:value="1" table:formula="of:=IF([.G112]&lt;AVERAGE([.G$104:.G$120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8" table:style-name="ce6">
            <text:p>2008</text:p>
          </table:table-cell>
          <table:table-cell office:value-type="float" office:value="78.17" table:style-name="ce2">
            <text:p>78,17</text:p>
          </table:table-cell>
          <table:table-cell office:value-type="float" office:value="84.05" table:style-name="ce2">
            <text:p>84,05</text:p>
          </table:table-cell>
          <table:table-cell office:value-type="float" office:value="81.11" table:style-name="ce2">
            <text:p>81,11</text:p>
          </table:table-cell>
          <table:table-cell office:value-type="float" office:value="1263.54" table:style-name="ce2">
            <text:p>1263,54</text:p>
          </table:table-cell>
          <table:table-cell office:value-type="float" office:value="1237" table:style-name="ce3">
            <text:p>1237</text:p>
          </table:table-cell>
          <table:table-cell office:value-type="float" office:value="1" table:formula="of:=IF([.C113]&lt;AVERAGE([.C$104:.C$120]);1;2)" table:style-name="ce6">
            <text:p>1</text:p>
          </table:table-cell>
          <table:table-cell office:value-type="float" office:value="1" table:formula="of:=IF([.D113]&lt;AVERAGE([.D$104:.D$120]);1;2)" table:style-name="ce6">
            <text:p>1</text:p>
          </table:table-cell>
          <table:table-cell office:value-type="float" office:value="1" table:formula="of:=IF([.E113]&lt;AVERAGE([.E$104:.E$120]);1;2)" table:style-name="ce6">
            <text:p>1</text:p>
          </table:table-cell>
          <table:table-cell office:value-type="float" office:value="1" table:formula="of:=IF([.F113]&lt;AVERAGE([.F$104:.F$120]);1;2)" table:style-name="ce6">
            <text:p>1</text:p>
          </table:table-cell>
          <table:table-cell office:value-type="float" office:value="1" table:formula="of:=IF([.G113]&lt;AVERAGE([.G$104:.G$120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8" table:style-name="ce6">
            <text:p>2008</text:p>
          </table:table-cell>
          <table:table-cell office:value-type="float" office:value="78.209999999999994" table:style-name="ce2">
            <text:p>78,21</text:p>
          </table:table-cell>
          <table:table-cell office:value-type="float" office:value="84.39" table:style-name="ce2">
            <text:p>84,39</text:p>
          </table:table-cell>
          <table:table-cell office:value-type="float" office:value="81.260000000000005" table:style-name="ce2">
            <text:p>81,26</text:p>
          </table:table-cell>
          <table:table-cell office:value-type="float" office:value="1606.23" table:style-name="ce2">
            <text:p>1606,23</text:p>
          </table:table-cell>
          <table:table-cell office:value-type="float" office:value="1520" table:style-name="ce3">
            <text:p>1520</text:p>
          </table:table-cell>
          <table:table-cell office:value-type="float" office:value="1" table:formula="of:=IF([.C114]&lt;AVERAGE([.C$104:.C$120]);1;2)" table:style-name="ce6">
            <text:p>1</text:p>
          </table:table-cell>
          <table:table-cell office:value-type="float" office:value="1" table:formula="of:=IF([.D114]&lt;AVERAGE([.D$104:.D$120]);1;2)" table:style-name="ce6">
            <text:p>1</text:p>
          </table:table-cell>
          <table:table-cell office:value-type="float" office:value="1" table:formula="of:=IF([.E114]&lt;AVERAGE([.E$104:.E$120]);1;2)" table:style-name="ce6">
            <text:p>1</text:p>
          </table:table-cell>
          <table:table-cell office:value-type="float" office:value="2" table:formula="of:=IF([.F114]&lt;AVERAGE([.F$104:.F$120]);1;2)" table:style-name="ce6">
            <text:p>2</text:p>
          </table:table-cell>
          <table:table-cell office:value-type="float" office:value="2" table:formula="of:=IF([.G114]&lt;AVERAGE([.G$104:.G$120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8" table:style-name="ce6">
            <text:p>2008</text:p>
          </table:table-cell>
          <table:table-cell office:value-type="float" office:value="78.040000000000006" table:style-name="ce2">
            <text:p>78,04</text:p>
          </table:table-cell>
          <table:table-cell office:value-type="float" office:value="85.09" table:style-name="ce2">
            <text:p>85,09</text:p>
          </table:table-cell>
          <table:table-cell office:value-type="float" office:value="81.59" table:style-name="ce2">
            <text:p>81,59</text:p>
          </table:table-cell>
          <table:table-cell office:value-type="float" office:value="1436.24" table:style-name="ce2">
            <text:p>1436,24</text:p>
          </table:table-cell>
          <table:table-cell office:value-type="float" office:value="1380" table:style-name="ce3">
            <text:p>1380</text:p>
          </table:table-cell>
          <table:table-cell office:value-type="float" office:value="1" table:formula="of:=IF([.C115]&lt;AVERAGE([.C$104:.C$120]);1;2)" table:style-name="ce6">
            <text:p>1</text:p>
          </table:table-cell>
          <table:table-cell office:value-type="float" office:value="2" table:formula="of:=IF([.D115]&lt;AVERAGE([.D$104:.D$120]);1;2)" table:style-name="ce6">
            <text:p>2</text:p>
          </table:table-cell>
          <table:table-cell office:value-type="float" office:value="2" table:formula="of:=IF([.E115]&lt;AVERAGE([.E$104:.E$120]);1;2)" table:style-name="ce6">
            <text:p>2</text:p>
          </table:table-cell>
          <table:table-cell office:value-type="float" office:value="1" table:formula="of:=IF([.F115]&lt;AVERAGE([.F$104:.F$120]);1;2)" table:style-name="ce6">
            <text:p>1</text:p>
          </table:table-cell>
          <table:table-cell office:value-type="float" office:value="1" table:formula="of:=IF([.G115]&lt;AVERAGE([.G$104:.G$120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8" table:style-name="ce6">
            <text:p>2008</text:p>
          </table:table-cell>
          <table:table-cell office:value-type="float" office:value="79.09" table:style-name="ce2">
            <text:p>79,09</text:p>
          </table:table-cell>
          <table:table-cell office:value-type="float" office:value="85.2" table:style-name="ce2">
            <text:p>85,20</text:p>
          </table:table-cell>
          <table:table-cell office:value-type="float" office:value="82.1" table:style-name="ce2">
            <text:p>82,10</text:p>
          </table:table-cell>
          <table:table-cell office:value-type="float" office:value="1541.6" table:style-name="ce2">
            <text:p>1541,60</text:p>
          </table:table-cell>
          <table:table-cell office:value-type="float" office:value="1477" table:style-name="ce3">
            <text:p>1477</text:p>
          </table:table-cell>
          <table:table-cell office:value-type="float" office:value="2" table:formula="of:=IF([.C116]&lt;AVERAGE([.C$104:.C$120]);1;2)" table:style-name="ce6">
            <text:p>2</text:p>
          </table:table-cell>
          <table:table-cell office:value-type="float" office:value="2" table:formula="of:=IF([.D116]&lt;AVERAGE([.D$104:.D$120]);1;2)" table:style-name="ce6">
            <text:p>2</text:p>
          </table:table-cell>
          <table:table-cell office:value-type="float" office:value="2" table:formula="of:=IF([.E116]&lt;AVERAGE([.E$104:.E$120]);1;2)" table:style-name="ce6">
            <text:p>2</text:p>
          </table:table-cell>
          <table:table-cell office:value-type="float" office:value="2" table:formula="of:=IF([.F116]&lt;AVERAGE([.F$104:.F$120]);1;2)" table:style-name="ce6">
            <text:p>2</text:p>
          </table:table-cell>
          <table:table-cell office:value-type="float" office:value="2" table:formula="of:=IF([.G116]&lt;AVERAGE([.G$104:.G$120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8" table:style-name="ce6">
            <text:p>2008</text:p>
          </table:table-cell>
          <table:table-cell office:value-type="float" office:value="79.569999999999993" table:style-name="ce2">
            <text:p>79,57</text:p>
          </table:table-cell>
          <table:table-cell office:value-type="float" office:value="85.99" table:style-name="ce2">
            <text:p>85,99</text:p>
          </table:table-cell>
          <table:table-cell office:value-type="float" office:value="82.96" table:style-name="ce2">
            <text:p>82,96</text:p>
          </table:table-cell>
          <table:table-cell office:value-type="float" office:value="1256.8599999999999" table:style-name="ce2">
            <text:p>1256,86</text:p>
          </table:table-cell>
          <table:table-cell office:value-type="float" office:value="1185" table:style-name="ce3">
            <text:p>1185</text:p>
          </table:table-cell>
          <table:table-cell office:value-type="float" office:value="2" table:formula="of:=IF([.C117]&lt;AVERAGE([.C$104:.C$120]);1;2)" table:style-name="ce6">
            <text:p>2</text:p>
          </table:table-cell>
          <table:table-cell office:value-type="float" office:value="2" table:formula="of:=IF([.D117]&lt;AVERAGE([.D$104:.D$120]);1;2)" table:style-name="ce6">
            <text:p>2</text:p>
          </table:table-cell>
          <table:table-cell office:value-type="float" office:value="2" table:formula="of:=IF([.E117]&lt;AVERAGE([.E$104:.E$120]);1;2)" table:style-name="ce6">
            <text:p>2</text:p>
          </table:table-cell>
          <table:table-cell office:value-type="float" office:value="1" table:formula="of:=IF([.F117]&lt;AVERAGE([.F$104:.F$120]);1;2)" table:style-name="ce6">
            <text:p>1</text:p>
          </table:table-cell>
          <table:table-cell office:value-type="float" office:value="1" table:formula="of:=IF([.G117]&lt;AVERAGE([.G$104:.G$120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8" table:style-name="ce6">
            <text:p>2008</text:p>
          </table:table-cell>
          <table:table-cell office:value-type="float" office:value="77.94" table:style-name="ce2">
            <text:p>77,94</text:p>
          </table:table-cell>
          <table:table-cell office:value-type="float" office:value="83.21" table:style-name="ce2">
            <text:p>83,21</text:p>
          </table:table-cell>
          <table:table-cell office:value-type="float" office:value="80.569999999999993" table:style-name="ce2">
            <text:p>80,57</text:p>
          </table:table-cell>
          <table:table-cell office:value-type="float" office:value="1576.88" table:style-name="ce2">
            <text:p>1576,88</text:p>
          </table:table-cell>
          <table:table-cell office:value-type="float" office:value="1489" table:style-name="ce3">
            <text:p>1489</text:p>
          </table:table-cell>
          <table:table-cell office:value-type="float" office:value="1" table:formula="of:=IF([.C118]&lt;AVERAGE([.C$104:.C$120]);1;2)" table:style-name="ce6">
            <text:p>1</text:p>
          </table:table-cell>
          <table:table-cell office:value-type="float" office:value="1" table:formula="of:=IF([.D118]&lt;AVERAGE([.D$104:.D$120]);1;2)" table:style-name="ce6">
            <text:p>1</text:p>
          </table:table-cell>
          <table:table-cell office:value-type="float" office:value="1" table:formula="of:=IF([.E118]&lt;AVERAGE([.E$104:.E$120]);1;2)" table:style-name="ce6">
            <text:p>1</text:p>
          </table:table-cell>
          <table:table-cell office:value-type="float" office:value="2" table:formula="of:=IF([.F118]&lt;AVERAGE([.F$104:.F$120]);1;2)" table:style-name="ce6">
            <text:p>2</text:p>
          </table:table-cell>
          <table:table-cell office:value-type="float" office:value="2" table:formula="of:=IF([.G118]&lt;AVERAGE([.G$104:.G$120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8" table:style-name="ce6">
            <text:p>2008</text:p>
          </table:table-cell>
          <table:table-cell office:value-type="float" office:value="79.430000000000007" table:style-name="ce2">
            <text:p>79,43</text:p>
          </table:table-cell>
          <table:table-cell office:value-type="float" office:value="85.79" table:style-name="ce2">
            <text:p>85,79</text:p>
          </table:table-cell>
          <table:table-cell office:value-type="float" office:value="82.6" table:style-name="ce2">
            <text:p>82,60</text:p>
          </table:table-cell>
          <table:table-cell office:value-type="float" office:value="1509.46" table:style-name="ce2">
            <text:p>1509,46</text:p>
          </table:table-cell>
          <table:table-cell office:value-type="float" office:value="1473" table:style-name="ce3">
            <text:p>1473</text:p>
          </table:table-cell>
          <table:table-cell office:value-type="float" office:value="2" table:formula="of:=IF([.C119]&lt;AVERAGE([.C$104:.C$120]);1;2)" table:style-name="ce6">
            <text:p>2</text:p>
          </table:table-cell>
          <table:table-cell office:value-type="float" office:value="2" table:formula="of:=IF([.D119]&lt;AVERAGE([.D$104:.D$120]);1;2)" table:style-name="ce6">
            <text:p>2</text:p>
          </table:table-cell>
          <table:table-cell office:value-type="float" office:value="2" table:formula="of:=IF([.E119]&lt;AVERAGE([.E$104:.E$120]);1;2)" table:style-name="ce6">
            <text:p>2</text:p>
          </table:table-cell>
          <table:table-cell office:value-type="float" office:value="2" table:formula="of:=IF([.F119]&lt;AVERAGE([.F$104:.F$120]);1;2)" table:style-name="ce6">
            <text:p>2</text:p>
          </table:table-cell>
          <table:table-cell office:value-type="float" office:value="2" table:formula="of:=IF([.G119]&lt;AVERAGE([.G$104:.G$120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8" table:style-name="ce6">
            <text:p>2008</text:p>
          </table:table-cell>
          <table:table-cell office:value-type="float" office:value="78.569999999999993" table:style-name="ce2">
            <text:p>78,57</text:p>
          </table:table-cell>
          <table:table-cell office:value-type="float" office:value="85.45" table:style-name="ce2">
            <text:p>85,45</text:p>
          </table:table-cell>
          <table:table-cell office:value-type="float" office:value="82.05" table:style-name="ce2">
            <text:p>82,05</text:p>
          </table:table-cell>
          <table:table-cell office:value-type="float" office:value="1578.2" table:style-name="ce2">
            <text:p>1578,20</text:p>
          </table:table-cell>
          <table:table-cell office:value-type="float" office:value="1542" table:style-name="ce3">
            <text:p>1542</text:p>
          </table:table-cell>
          <table:table-cell office:value-type="float" office:value="2" table:formula="of:=IF([.C120]&lt;AVERAGE([.C$104:.C$120]);1;2)" table:style-name="ce6">
            <text:p>2</text:p>
          </table:table-cell>
          <table:table-cell office:value-type="float" office:value="2" table:formula="of:=IF([.D120]&lt;AVERAGE([.D$104:.D$120]);1;2)" table:style-name="ce6">
            <text:p>2</text:p>
          </table:table-cell>
          <table:table-cell office:value-type="float" office:value="2" table:formula="of:=IF([.E120]&lt;AVERAGE([.E$104:.E$120]);1;2)" table:style-name="ce6">
            <text:p>2</text:p>
          </table:table-cell>
          <table:table-cell office:value-type="float" office:value="2" table:formula="of:=IF([.F120]&lt;AVERAGE([.F$104:.F$120]);1;2)" table:style-name="ce6">
            <text:p>2</text:p>
          </table:table-cell>
          <table:table-cell office:value-type="float" office:value="2" table:formula="of:=IF([.G120]&lt;AVERAGE([.G$104:.G$120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9" table:style-name="ce6">
            <text:p>2009</text:p>
          </table:table-cell>
          <table:table-cell office:value-type="float" office:value="77.48" table:style-name="ce2">
            <text:p>77,48</text:p>
          </table:table-cell>
          <table:table-cell office:value-type="float" office:value="83.59" table:style-name="ce2">
            <text:p>83,59</text:p>
          </table:table-cell>
          <table:table-cell office:value-type="float" office:value="80.53" table:style-name="ce2">
            <text:p>80,53</text:p>
          </table:table-cell>
          <table:table-cell office:value-type="float" office:value="1306.3599999999999" table:style-name="ce2">
            <text:p>1306,36</text:p>
          </table:table-cell>
          <table:table-cell office:value-type="float" office:value="1246" table:style-name="ce3">
            <text:p>1246</text:p>
          </table:table-cell>
          <table:table-cell office:value-type="float" office:value="1" table:formula="of:=IF([.C121]&lt;AVERAGE([.C$121:.C$137]);1;2)" table:style-name="ce6">
            <text:p>1</text:p>
          </table:table-cell>
          <table:table-cell office:value-type="float" office:value="1" table:formula="of:=IF([.D121]&lt;AVERAGE([.D$121:.D$137]);1;2)" table:style-name="ce6">
            <text:p>1</text:p>
          </table:table-cell>
          <table:table-cell office:value-type="float" office:value="1" table:formula="of:=IF([.E121]&lt;AVERAGE([.E$121:.E$137]);1;2)" table:style-name="ce6">
            <text:p>1</text:p>
          </table:table-cell>
          <table:table-cell office:value-type="float" office:value="1" table:formula="of:=IF([.F121]&lt;AVERAGE([.F$121:.F$137]);1;2)" table:style-name="ce6">
            <text:p>1</text:p>
          </table:table-cell>
          <table:table-cell office:value-type="float" office:value="1" table:formula="of:=IF([.G121]&lt;AVERAGE([.G$121:.G$13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9" table:style-name="ce6">
            <text:p>2009</text:p>
          </table:table-cell>
          <table:table-cell office:value-type="float" office:value="79.22" table:style-name="ce2">
            <text:p>79,22</text:p>
          </table:table-cell>
          <table:table-cell office:value-type="float" office:value="85.53" table:style-name="ce2">
            <text:p>85,53</text:p>
          </table:table-cell>
          <table:table-cell office:value-type="float" office:value="82.33" table:style-name="ce2">
            <text:p>82,33</text:p>
          </table:table-cell>
          <table:table-cell office:value-type="float" office:value="1609.29" table:style-name="ce2">
            <text:p>1609,29</text:p>
          </table:table-cell>
          <table:table-cell office:value-type="float" office:value="1526" table:style-name="ce3">
            <text:p>1526</text:p>
          </table:table-cell>
          <table:table-cell office:value-type="float" office:value="2" table:formula="of:=IF([.C122]&lt;AVERAGE([.C$121:.C$137]);1;2)" table:style-name="ce6">
            <text:p>2</text:p>
          </table:table-cell>
          <table:table-cell office:value-type="float" office:value="2" table:formula="of:=IF([.D122]&lt;AVERAGE([.D$121:.D$137]);1;2)" table:style-name="ce6">
            <text:p>2</text:p>
          </table:table-cell>
          <table:table-cell office:value-type="float" office:value="2" table:formula="of:=IF([.E122]&lt;AVERAGE([.E$121:.E$137]);1;2)" table:style-name="ce6">
            <text:p>2</text:p>
          </table:table-cell>
          <table:table-cell office:value-type="float" office:value="2" table:formula="of:=IF([.F122]&lt;AVERAGE([.F$121:.F$137]);1;2)" table:style-name="ce6">
            <text:p>2</text:p>
          </table:table-cell>
          <table:table-cell office:value-type="float" office:value="2" table:formula="of:=IF([.G122]&lt;AVERAGE([.G$121:.G$13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9" table:style-name="ce6">
            <text:p>2009</text:p>
          </table:table-cell>
          <table:table-cell office:value-type="float" office:value="77.84" table:style-name="ce2">
            <text:p>77,84</text:p>
          </table:table-cell>
          <table:table-cell office:value-type="float" office:value="84.59" table:style-name="ce2">
            <text:p>84,59</text:p>
          </table:table-cell>
          <table:table-cell office:value-type="float" office:value="81.260000000000005" table:style-name="ce2">
            <text:p>81,26</text:p>
          </table:table-cell>
          <table:table-cell office:value-type="float" office:value="1659.99" table:style-name="ce2">
            <text:p>1659,99</text:p>
          </table:table-cell>
          <table:table-cell office:value-type="float" office:value="1624" table:style-name="ce3">
            <text:p>1624</text:p>
          </table:table-cell>
          <table:table-cell office:value-type="float" office:value="1" table:formula="of:=IF([.C123]&lt;AVERAGE([.C$121:.C$137]);1;2)" table:style-name="ce6">
            <text:p>1</text:p>
          </table:table-cell>
          <table:table-cell office:value-type="float" office:value="1" table:formula="of:=IF([.D123]&lt;AVERAGE([.D$121:.D$137]);1;2)" table:style-name="ce6">
            <text:p>1</text:p>
          </table:table-cell>
          <table:table-cell office:value-type="float" office:value="1" table:formula="of:=IF([.E123]&lt;AVERAGE([.E$121:.E$137]);1;2)" table:style-name="ce6">
            <text:p>1</text:p>
          </table:table-cell>
          <table:table-cell office:value-type="float" office:value="2" table:formula="of:=IF([.F123]&lt;AVERAGE([.F$121:.F$137]);1;2)" table:style-name="ce6">
            <text:p>2</text:p>
          </table:table-cell>
          <table:table-cell office:value-type="float" office:value="2" table:formula="of:=IF([.G123]&lt;AVERAGE([.G$121:.G$13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9" table:style-name="ce6">
            <text:p>2009</text:p>
          </table:table-cell>
          <table:table-cell office:value-type="float" office:value="78.53" table:style-name="ce2">
            <text:p>78,53</text:p>
          </table:table-cell>
          <table:table-cell office:value-type="float" office:value="84.16" table:style-name="ce2">
            <text:p>84,16</text:p>
          </table:table-cell>
          <table:table-cell office:value-type="float" office:value="81.33" table:style-name="ce2">
            <text:p>81,33</text:p>
          </table:table-cell>
          <table:table-cell office:value-type="float" office:value="1343.39" table:style-name="ce2">
            <text:p>1343,39</text:p>
          </table:table-cell>
          <table:table-cell office:value-type="float" office:value="1323" table:style-name="ce3">
            <text:p>1323</text:p>
          </table:table-cell>
          <table:table-cell office:value-type="float" office:value="1" table:formula="of:=IF([.C124]&lt;AVERAGE([.C$121:.C$137]);1;2)" table:style-name="ce6">
            <text:p>1</text:p>
          </table:table-cell>
          <table:table-cell office:value-type="float" office:value="1" table:formula="of:=IF([.D124]&lt;AVERAGE([.D$121:.D$137]);1;2)" table:style-name="ce6">
            <text:p>1</text:p>
          </table:table-cell>
          <table:table-cell office:value-type="float" office:value="1" table:formula="of:=IF([.E124]&lt;AVERAGE([.E$121:.E$137]);1;2)" table:style-name="ce6">
            <text:p>1</text:p>
          </table:table-cell>
          <table:table-cell office:value-type="float" office:value="1" table:formula="of:=IF([.F124]&lt;AVERAGE([.F$121:.F$137]);1;2)" table:style-name="ce6">
            <text:p>1</text:p>
          </table:table-cell>
          <table:table-cell office:value-type="float" office:value="1" table:formula="of:=IF([.G124]&lt;AVERAGE([.G$121:.G$13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9" table:style-name="ce6">
            <text:p>2009</text:p>
          </table:table-cell>
          <table:table-cell office:value-type="float" office:value="78.48" table:style-name="ce2">
            <text:p>78,48</text:p>
          </table:table-cell>
          <table:table-cell office:value-type="float" office:value="83.94" table:style-name="ce2">
            <text:p>83,94</text:p>
          </table:table-cell>
          <table:table-cell office:value-type="float" office:value="81.2" table:style-name="ce2">
            <text:p>81,20</text:p>
          </table:table-cell>
          <table:table-cell office:value-type="float" office:value="1480.73" table:style-name="ce2">
            <text:p>1480,73</text:p>
          </table:table-cell>
          <table:table-cell office:value-type="float" office:value="1472" table:style-name="ce3">
            <text:p>1472</text:p>
          </table:table-cell>
          <table:table-cell office:value-type="float" office:value="1" table:formula="of:=IF([.C125]&lt;AVERAGE([.C$121:.C$137]);1;2)" table:style-name="ce6">
            <text:p>1</text:p>
          </table:table-cell>
          <table:table-cell office:value-type="float" office:value="1" table:formula="of:=IF([.D125]&lt;AVERAGE([.D$121:.D$137]);1;2)" table:style-name="ce6">
            <text:p>1</text:p>
          </table:table-cell>
          <table:table-cell office:value-type="float" office:value="1" table:formula="of:=IF([.E125]&lt;AVERAGE([.E$121:.E$137]);1;2)" table:style-name="ce6">
            <text:p>1</text:p>
          </table:table-cell>
          <table:table-cell office:value-type="float" office:value="1" table:formula="of:=IF([.F125]&lt;AVERAGE([.F$121:.F$137]);1;2)" table:style-name="ce6">
            <text:p>1</text:p>
          </table:table-cell>
          <table:table-cell office:value-type="float" office:value="2" table:formula="of:=IF([.G125]&lt;AVERAGE([.G$121:.G$13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9" table:style-name="ce6">
            <text:p>2009</text:p>
          </table:table-cell>
          <table:table-cell office:value-type="float" office:value="78.62" table:style-name="ce2">
            <text:p>78,62</text:p>
          </table:table-cell>
          <table:table-cell office:value-type="float" office:value="85.83" table:style-name="ce2">
            <text:p>85,83</text:p>
          </table:table-cell>
          <table:table-cell office:value-type="float" office:value="82.24" table:style-name="ce2">
            <text:p>82,24</text:p>
          </table:table-cell>
          <table:table-cell office:value-type="float" office:value="1429.05" table:style-name="ce2">
            <text:p>1429,05</text:p>
          </table:table-cell>
          <table:table-cell office:value-type="float" office:value="1384" table:style-name="ce3">
            <text:p>1384</text:p>
          </table:table-cell>
          <table:table-cell office:value-type="float" office:value="1" table:formula="of:=IF([.C126]&lt;AVERAGE([.C$121:.C$137]);1;2)" table:style-name="ce6">
            <text:p>1</text:p>
          </table:table-cell>
          <table:table-cell office:value-type="float" office:value="2" table:formula="of:=IF([.D126]&lt;AVERAGE([.D$121:.D$137]);1;2)" table:style-name="ce6">
            <text:p>2</text:p>
          </table:table-cell>
          <table:table-cell office:value-type="float" office:value="2" table:formula="of:=IF([.E126]&lt;AVERAGE([.E$121:.E$137]);1;2)" table:style-name="ce6">
            <text:p>2</text:p>
          </table:table-cell>
          <table:table-cell office:value-type="float" office:value="1" table:formula="of:=IF([.F126]&lt;AVERAGE([.F$121:.F$137]);1;2)" table:style-name="ce6">
            <text:p>1</text:p>
          </table:table-cell>
          <table:table-cell office:value-type="float" office:value="1" table:formula="of:=IF([.G126]&lt;AVERAGE([.G$121:.G$13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9" table:style-name="ce6">
            <text:p>2009</text:p>
          </table:table-cell>
          <table:table-cell office:value-type="float" office:value="79.91" table:style-name="ce2">
            <text:p>79,91</text:p>
          </table:table-cell>
          <table:table-cell office:value-type="float" office:value="85.39" table:style-name="ce2">
            <text:p>85,39</text:p>
          </table:table-cell>
          <table:table-cell office:value-type="float" office:value="82.6" table:style-name="ce2">
            <text:p>82,60</text:p>
          </table:table-cell>
          <table:table-cell office:value-type="float" office:value="1618.97" table:style-name="ce2">
            <text:p>1618,97</text:p>
          </table:table-cell>
          <table:table-cell office:value-type="float" office:value="1556" table:style-name="ce3">
            <text:p>1556</text:p>
          </table:table-cell>
          <table:table-cell office:value-type="float" office:value="2" table:formula="of:=IF([.C127]&lt;AVERAGE([.C$121:.C$137]);1;2)" table:style-name="ce6">
            <text:p>2</text:p>
          </table:table-cell>
          <table:table-cell office:value-type="float" office:value="2" table:formula="of:=IF([.D127]&lt;AVERAGE([.D$121:.D$137]);1;2)" table:style-name="ce6">
            <text:p>2</text:p>
          </table:table-cell>
          <table:table-cell office:value-type="float" office:value="2" table:formula="of:=IF([.E127]&lt;AVERAGE([.E$121:.E$137]);1;2)" table:style-name="ce6">
            <text:p>2</text:p>
          </table:table-cell>
          <table:table-cell office:value-type="float" office:value="2" table:formula="of:=IF([.F127]&lt;AVERAGE([.F$121:.F$137]);1;2)" table:style-name="ce6">
            <text:p>2</text:p>
          </table:table-cell>
          <table:table-cell office:value-type="float" office:value="2" table:formula="of:=IF([.G127]&lt;AVERAGE([.G$121:.G$13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9" table:style-name="ce6">
            <text:p>2009</text:p>
          </table:table-cell>
          <table:table-cell office:value-type="float" office:value="79.989999999999995" table:style-name="ce2">
            <text:p>79,99</text:p>
          </table:table-cell>
          <table:table-cell office:value-type="float" office:value="86.21" table:style-name="ce2">
            <text:p>86,21</text:p>
          </table:table-cell>
          <table:table-cell office:value-type="float" office:value="83.06" table:style-name="ce2">
            <text:p>83,06</text:p>
          </table:table-cell>
          <table:table-cell office:value-type="float" office:value="1469.62" table:style-name="ce2">
            <text:p>1469,62</text:p>
          </table:table-cell>
          <table:table-cell office:value-type="float" office:value="1390" table:style-name="ce3">
            <text:p>1390</text:p>
          </table:table-cell>
          <table:table-cell office:value-type="float" office:value="2" table:formula="of:=IF([.C128]&lt;AVERAGE([.C$121:.C$137]);1;2)" table:style-name="ce6">
            <text:p>2</text:p>
          </table:table-cell>
          <table:table-cell office:value-type="float" office:value="2" table:formula="of:=IF([.D128]&lt;AVERAGE([.D$121:.D$137]);1;2)" table:style-name="ce6">
            <text:p>2</text:p>
          </table:table-cell>
          <table:table-cell office:value-type="float" office:value="2" table:formula="of:=IF([.E128]&lt;AVERAGE([.E$121:.E$137]);1;2)" table:style-name="ce6">
            <text:p>2</text:p>
          </table:table-cell>
          <table:table-cell office:value-type="float" office:value="1" table:formula="of:=IF([.F128]&lt;AVERAGE([.F$121:.F$137]);1;2)" table:style-name="ce6">
            <text:p>1</text:p>
          </table:table-cell>
          <table:table-cell office:value-type="float" office:value="1" table:formula="of:=IF([.G128]&lt;AVERAGE([.G$121:.G$13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9" table:style-name="ce6">
            <text:p>2009</text:p>
          </table:table-cell>
          <table:table-cell office:value-type="float" office:value="79.09" table:style-name="ce2">
            <text:p>79,09</text:p>
          </table:table-cell>
          <table:table-cell office:value-type="float" office:value="85.19" table:style-name="ce2">
            <text:p>85,19</text:p>
          </table:table-cell>
          <table:table-cell office:value-type="float" office:value="82.2" table:style-name="ce2">
            <text:p>82,20</text:p>
          </table:table-cell>
          <table:table-cell office:value-type="float" office:value="1440.05" table:style-name="ce2">
            <text:p>1440,05</text:p>
          </table:table-cell>
          <table:table-cell office:value-type="float" office:value="1414" table:style-name="ce3">
            <text:p>1414</text:p>
          </table:table-cell>
          <table:table-cell office:value-type="float" office:value="2" table:formula="of:=IF([.C129]&lt;AVERAGE([.C$121:.C$137]);1;2)" table:style-name="ce6">
            <text:p>2</text:p>
          </table:table-cell>
          <table:table-cell office:value-type="float" office:value="2" table:formula="of:=IF([.D129]&lt;AVERAGE([.D$121:.D$137]);1;2)" table:style-name="ce6">
            <text:p>2</text:p>
          </table:table-cell>
          <table:table-cell office:value-type="float" office:value="2" table:formula="of:=IF([.E129]&lt;AVERAGE([.E$121:.E$137]);1;2)" table:style-name="ce6">
            <text:p>2</text:p>
          </table:table-cell>
          <table:table-cell office:value-type="float" office:value="1" table:formula="of:=IF([.F129]&lt;AVERAGE([.F$121:.F$137]);1;2)" table:style-name="ce6">
            <text:p>1</text:p>
          </table:table-cell>
          <table:table-cell office:value-type="float" office:value="1" table:formula="of:=IF([.G129]&lt;AVERAGE([.G$121:.G$13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9" table:style-name="ce6">
            <text:p>2009</text:p>
          </table:table-cell>
          <table:table-cell office:value-type="float" office:value="78.569999999999993" table:style-name="ce2">
            <text:p>78,57</text:p>
          </table:table-cell>
          <table:table-cell office:value-type="float" office:value="84.53" table:style-name="ce2">
            <text:p>84,53</text:p>
          </table:table-cell>
          <table:table-cell office:value-type="float" office:value="81.55" table:style-name="ce2">
            <text:p>81,55</text:p>
          </table:table-cell>
          <table:table-cell office:value-type="float" office:value="1374.88" table:style-name="ce2">
            <text:p>1374,88</text:p>
          </table:table-cell>
          <table:table-cell office:value-type="float" office:value="1357" table:style-name="ce3">
            <text:p>1357</text:p>
          </table:table-cell>
          <table:table-cell office:value-type="float" office:value="1" table:formula="of:=IF([.C130]&lt;AVERAGE([.C$121:.C$137]);1;2)" table:style-name="ce6">
            <text:p>1</text:p>
          </table:table-cell>
          <table:table-cell office:value-type="float" office:value="1" table:formula="of:=IF([.D130]&lt;AVERAGE([.D$121:.D$137]);1;2)" table:style-name="ce6">
            <text:p>1</text:p>
          </table:table-cell>
          <table:table-cell office:value-type="float" office:value="1" table:formula="of:=IF([.E130]&lt;AVERAGE([.E$121:.E$137]);1;2)" table:style-name="ce6">
            <text:p>1</text:p>
          </table:table-cell>
          <table:table-cell office:value-type="float" office:value="1" table:formula="of:=IF([.F130]&lt;AVERAGE([.F$121:.F$137]);1;2)" table:style-name="ce6">
            <text:p>1</text:p>
          </table:table-cell>
          <table:table-cell office:value-type="float" office:value="1" table:formula="of:=IF([.G130]&lt;AVERAGE([.G$121:.G$13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9" table:style-name="ce6">
            <text:p>2009</text:p>
          </table:table-cell>
          <table:table-cell office:value-type="float" office:value="78.05" table:style-name="ce2">
            <text:p>78,05</text:p>
          </table:table-cell>
          <table:table-cell office:value-type="float" office:value="84.73" table:style-name="ce2">
            <text:p>84,73</text:p>
          </table:table-cell>
          <table:table-cell office:value-type="float" office:value="81.31" table:style-name="ce2">
            <text:p>81,31</text:p>
          </table:table-cell>
          <table:table-cell office:value-type="float" office:value="1685.72" table:style-name="ce2">
            <text:p>1685,72</text:p>
          </table:table-cell>
          <table:table-cell office:value-type="float" office:value="1594" table:style-name="ce3">
            <text:p>1594</text:p>
          </table:table-cell>
          <table:table-cell office:value-type="float" office:value="1" table:formula="of:=IF([.C131]&lt;AVERAGE([.C$121:.C$137]);1;2)" table:style-name="ce6">
            <text:p>1</text:p>
          </table:table-cell>
          <table:table-cell office:value-type="float" office:value="1" table:formula="of:=IF([.D131]&lt;AVERAGE([.D$121:.D$137]);1;2)" table:style-name="ce6">
            <text:p>1</text:p>
          </table:table-cell>
          <table:table-cell office:value-type="float" office:value="1" table:formula="of:=IF([.E131]&lt;AVERAGE([.E$121:.E$137]);1;2)" table:style-name="ce6">
            <text:p>1</text:p>
          </table:table-cell>
          <table:table-cell office:value-type="float" office:value="2" table:formula="of:=IF([.F131]&lt;AVERAGE([.F$121:.F$137]);1;2)" table:style-name="ce6">
            <text:p>2</text:p>
          </table:table-cell>
          <table:table-cell office:value-type="float" office:value="2" table:formula="of:=IF([.G131]&lt;AVERAGE([.G$121:.G$13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9" table:style-name="ce6">
            <text:p>2009</text:p>
          </table:table-cell>
          <table:table-cell office:value-type="float" office:value="78.31" table:style-name="ce2">
            <text:p>78,31</text:p>
          </table:table-cell>
          <table:table-cell office:value-type="float" office:value="85.09" table:style-name="ce2">
            <text:p>85,09</text:p>
          </table:table-cell>
          <table:table-cell office:value-type="float" office:value="81.73" table:style-name="ce2">
            <text:p>81,73</text:p>
          </table:table-cell>
          <table:table-cell office:value-type="float" office:value="1526.95" table:style-name="ce2">
            <text:p>1526,95</text:p>
          </table:table-cell>
          <table:table-cell office:value-type="float" office:value="1469" table:style-name="ce3">
            <text:p>1469</text:p>
          </table:table-cell>
          <table:table-cell office:value-type="float" office:value="1" table:formula="of:=IF([.C132]&lt;AVERAGE([.C$121:.C$137]);1;2)" table:style-name="ce6">
            <text:p>1</text:p>
          </table:table-cell>
          <table:table-cell office:value-type="float" office:value="1" table:formula="of:=IF([.D132]&lt;AVERAGE([.D$121:.D$137]);1;2)" table:style-name="ce6">
            <text:p>1</text:p>
          </table:table-cell>
          <table:table-cell office:value-type="float" office:value="1" table:formula="of:=IF([.E132]&lt;AVERAGE([.E$121:.E$137]);1;2)" table:style-name="ce6">
            <text:p>1</text:p>
          </table:table-cell>
          <table:table-cell office:value-type="float" office:value="2" table:formula="of:=IF([.F132]&lt;AVERAGE([.F$121:.F$137]);1;2)" table:style-name="ce6">
            <text:p>2</text:p>
          </table:table-cell>
          <table:table-cell office:value-type="float" office:value="2" table:formula="of:=IF([.G132]&lt;AVERAGE([.G$121:.G$13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9" table:style-name="ce6">
            <text:p>2009</text:p>
          </table:table-cell>
          <table:table-cell office:value-type="float" office:value="79.81" table:style-name="ce2">
            <text:p>79,81</text:p>
          </table:table-cell>
          <table:table-cell office:value-type="float" office:value="86.28" table:style-name="ce2">
            <text:p>86,28</text:p>
          </table:table-cell>
          <table:table-cell office:value-type="float" office:value="82.99" table:style-name="ce2">
            <text:p>82,99</text:p>
          </table:table-cell>
          <table:table-cell office:value-type="float" office:value="1513.32" table:style-name="ce2">
            <text:p>1513,32</text:p>
          </table:table-cell>
          <table:table-cell office:value-type="float" office:value="1463" table:style-name="ce3">
            <text:p>1463</text:p>
          </table:table-cell>
          <table:table-cell office:value-type="float" office:value="2" table:formula="of:=IF([.C133]&lt;AVERAGE([.C$121:.C$137]);1;2)" table:style-name="ce6">
            <text:p>2</text:p>
          </table:table-cell>
          <table:table-cell office:value-type="float" office:value="2" table:formula="of:=IF([.D133]&lt;AVERAGE([.D$121:.D$137]);1;2)" table:style-name="ce6">
            <text:p>2</text:p>
          </table:table-cell>
          <table:table-cell office:value-type="float" office:value="2" table:formula="of:=IF([.E133]&lt;AVERAGE([.E$121:.E$137]);1;2)" table:style-name="ce6">
            <text:p>2</text:p>
          </table:table-cell>
          <table:table-cell office:value-type="float" office:value="1" table:formula="of:=IF([.F133]&lt;AVERAGE([.F$121:.F$137]);1;2)" table:style-name="ce6">
            <text:p>1</text:p>
          </table:table-cell>
          <table:table-cell office:value-type="float" office:value="1" table:formula="of:=IF([.G133]&lt;AVERAGE([.G$121:.G$13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9" table:style-name="ce6">
            <text:p>2009</text:p>
          </table:table-cell>
          <table:table-cell office:value-type="float" office:value="80.069999999999993" table:style-name="ce2">
            <text:p>80,07</text:p>
          </table:table-cell>
          <table:table-cell office:value-type="float" office:value="86.29" table:style-name="ce2">
            <text:p>86,29</text:p>
          </table:table-cell>
          <table:table-cell office:value-type="float" office:value="83.37" table:style-name="ce2">
            <text:p>83,37</text:p>
          </table:table-cell>
          <table:table-cell office:value-type="float" office:value="1330.98" table:style-name="ce2">
            <text:p>1330,98</text:p>
          </table:table-cell>
          <table:table-cell office:value-type="float" office:value="1266" table:style-name="ce3">
            <text:p>1266</text:p>
          </table:table-cell>
          <table:table-cell office:value-type="float" office:value="2" table:formula="of:=IF([.C134]&lt;AVERAGE([.C$121:.C$137]);1;2)" table:style-name="ce6">
            <text:p>2</text:p>
          </table:table-cell>
          <table:table-cell office:value-type="float" office:value="2" table:formula="of:=IF([.D134]&lt;AVERAGE([.D$121:.D$137]);1;2)" table:style-name="ce6">
            <text:p>2</text:p>
          </table:table-cell>
          <table:table-cell office:value-type="float" office:value="2" table:formula="of:=IF([.E134]&lt;AVERAGE([.E$121:.E$137]);1;2)" table:style-name="ce6">
            <text:p>2</text:p>
          </table:table-cell>
          <table:table-cell office:value-type="float" office:value="1" table:formula="of:=IF([.F134]&lt;AVERAGE([.F$121:.F$137]);1;2)" table:style-name="ce6">
            <text:p>1</text:p>
          </table:table-cell>
          <table:table-cell office:value-type="float" office:value="1" table:formula="of:=IF([.G134]&lt;AVERAGE([.G$121:.G$13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9" table:style-name="ce6">
            <text:p>2009</text:p>
          </table:table-cell>
          <table:table-cell office:value-type="float" office:value="78.33" table:style-name="ce2">
            <text:p>78,33</text:p>
          </table:table-cell>
          <table:table-cell office:value-type="float" office:value="83.86" table:style-name="ce2">
            <text:p>83,86</text:p>
          </table:table-cell>
          <table:table-cell office:value-type="float" office:value="81.08" table:style-name="ce2">
            <text:p>81,08</text:p>
          </table:table-cell>
          <table:table-cell office:value-type="float" office:value="1642.59" table:style-name="ce2">
            <text:p>1642,59</text:p>
          </table:table-cell>
          <table:table-cell office:value-type="float" office:value="1559" table:style-name="ce3">
            <text:p>1559</text:p>
          </table:table-cell>
          <table:table-cell office:value-type="float" office:value="1" table:formula="of:=IF([.C135]&lt;AVERAGE([.C$121:.C$137]);1;2)" table:style-name="ce6">
            <text:p>1</text:p>
          </table:table-cell>
          <table:table-cell office:value-type="float" office:value="1" table:formula="of:=IF([.D135]&lt;AVERAGE([.D$121:.D$137]);1;2)" table:style-name="ce6">
            <text:p>1</text:p>
          </table:table-cell>
          <table:table-cell office:value-type="float" office:value="1" table:formula="of:=IF([.E135]&lt;AVERAGE([.E$121:.E$137]);1;2)" table:style-name="ce6">
            <text:p>1</text:p>
          </table:table-cell>
          <table:table-cell office:value-type="float" office:value="2" table:formula="of:=IF([.F135]&lt;AVERAGE([.F$121:.F$137]);1;2)" table:style-name="ce6">
            <text:p>2</text:p>
          </table:table-cell>
          <table:table-cell office:value-type="float" office:value="2" table:formula="of:=IF([.G135]&lt;AVERAGE([.G$121:.G$13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9" table:style-name="ce6">
            <text:p>2009</text:p>
          </table:table-cell>
          <table:table-cell office:value-type="float" office:value="80" table:style-name="ce2">
            <text:p>80,00</text:p>
          </table:table-cell>
          <table:table-cell office:value-type="float" office:value="86.6" table:style-name="ce2">
            <text:p>86,60</text:p>
          </table:table-cell>
          <table:table-cell office:value-type="float" office:value="83.3" table:style-name="ce2">
            <text:p>83,30</text:p>
          </table:table-cell>
          <table:table-cell office:value-type="float" office:value="1629.08" table:style-name="ce2">
            <text:p>1629,08</text:p>
          </table:table-cell>
          <table:table-cell office:value-type="float" office:value="1596" table:style-name="ce3">
            <text:p>1596</text:p>
          </table:table-cell>
          <table:table-cell office:value-type="float" office:value="2" table:formula="of:=IF([.C136]&lt;AVERAGE([.C$121:.C$137]);1;2)" table:style-name="ce6">
            <text:p>2</text:p>
          </table:table-cell>
          <table:table-cell office:value-type="float" office:value="2" table:formula="of:=IF([.D136]&lt;AVERAGE([.D$121:.D$137]);1;2)" table:style-name="ce6">
            <text:p>2</text:p>
          </table:table-cell>
          <table:table-cell office:value-type="float" office:value="2" table:formula="of:=IF([.E136]&lt;AVERAGE([.E$121:.E$137]);1;2)" table:style-name="ce6">
            <text:p>2</text:p>
          </table:table-cell>
          <table:table-cell office:value-type="float" office:value="2" table:formula="of:=IF([.F136]&lt;AVERAGE([.F$121:.F$137]);1;2)" table:style-name="ce6">
            <text:p>2</text:p>
          </table:table-cell>
          <table:table-cell office:value-type="float" office:value="2" table:formula="of:=IF([.G136]&lt;AVERAGE([.G$121:.G$13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9" table:style-name="ce6">
            <text:p>2009</text:p>
          </table:table-cell>
          <table:table-cell office:value-type="float" office:value="78.77" table:style-name="ce2">
            <text:p>78,77</text:p>
          </table:table-cell>
          <table:table-cell office:value-type="float" office:value="85.75" table:style-name="ce2">
            <text:p>85,75</text:p>
          </table:table-cell>
          <table:table-cell office:value-type="float" office:value="82.31" table:style-name="ce2">
            <text:p>82,31</text:p>
          </table:table-cell>
          <table:table-cell office:value-type="float" office:value="1690.55" table:style-name="ce2">
            <text:p>1690,55</text:p>
          </table:table-cell>
          <table:table-cell office:value-type="float" office:value="1657" table:style-name="ce3">
            <text:p>1657</text:p>
          </table:table-cell>
          <table:table-cell office:value-type="float" office:value="1" table:formula="of:=IF([.C137]&lt;AVERAGE([.C$121:.C$137]);1;2)" table:style-name="ce6">
            <text:p>1</text:p>
          </table:table-cell>
          <table:table-cell office:value-type="float" office:value="2" table:formula="of:=IF([.D137]&lt;AVERAGE([.D$121:.D$137]);1;2)" table:style-name="ce6">
            <text:p>2</text:p>
          </table:table-cell>
          <table:table-cell office:value-type="float" office:value="2" table:formula="of:=IF([.E137]&lt;AVERAGE([.E$121:.E$137]);1;2)" table:style-name="ce6">
            <text:p>2</text:p>
          </table:table-cell>
          <table:table-cell office:value-type="float" office:value="2" table:formula="of:=IF([.F137]&lt;AVERAGE([.F$121:.F$137]);1;2)" table:style-name="ce6">
            <text:p>2</text:p>
          </table:table-cell>
          <table:table-cell office:value-type="float" office:value="2" table:formula="of:=IF([.G137]&lt;AVERAGE([.G$121:.G$13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0" table:style-name="ce6">
            <text:p>2010</text:p>
          </table:table-cell>
          <table:table-cell office:value-type="float" office:value="77.989999999999995" table:style-name="ce2">
            <text:p>77,99</text:p>
          </table:table-cell>
          <table:table-cell office:value-type="float" office:value="84.05" table:style-name="ce2">
            <text:p>84,05</text:p>
          </table:table-cell>
          <table:table-cell office:value-type="float" office:value="81.02" table:style-name="ce2">
            <text:p>81,02</text:p>
          </table:table-cell>
          <table:table-cell office:value-type="float" office:value="1261.6199999999999" table:style-name="ce2">
            <text:p>1261,62</text:p>
          </table:table-cell>
          <table:table-cell office:value-type="float" office:value="1205" table:style-name="ce3">
            <text:p>1205</text:p>
          </table:table-cell>
          <table:table-cell office:value-type="float" office:value="1" table:formula="of:=IF([.C138]&lt;AVERAGE([.C$138:.C$154]);1;2)" table:style-name="ce6">
            <text:p>1</text:p>
          </table:table-cell>
          <table:table-cell office:value-type="float" office:value="1" table:formula="of:=IF([.D138]&lt;AVERAGE([.D$138:.D$154]);1;2)" table:style-name="ce6">
            <text:p>1</text:p>
          </table:table-cell>
          <table:table-cell office:value-type="float" office:value="1" table:formula="of:=IF([.E138]&lt;AVERAGE([.E$138:.E$154]);1;2)" table:style-name="ce6">
            <text:p>1</text:p>
          </table:table-cell>
          <table:table-cell office:value-type="float" office:value="1" table:formula="of:=IF([.F138]&lt;AVERAGE([.F$138:.F$154]);1;2)" table:style-name="ce6">
            <text:p>1</text:p>
          </table:table-cell>
          <table:table-cell office:value-type="float" office:value="1" table:formula="of:=IF([.G138]&lt;AVERAGE([.G$138:.G$15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0" table:style-name="ce6">
            <text:p>2010</text:p>
          </table:table-cell>
          <table:table-cell office:value-type="float" office:value="79.56" table:style-name="ce2">
            <text:p>79,56</text:p>
          </table:table-cell>
          <table:table-cell office:value-type="float" office:value="85.71" table:style-name="ce2">
            <text:p>85,71</text:p>
          </table:table-cell>
          <table:table-cell office:value-type="float" office:value="82.6" table:style-name="ce2">
            <text:p>82,60</text:p>
          </table:table-cell>
          <table:table-cell office:value-type="float" office:value="1561.21" table:style-name="ce2">
            <text:p>1561,21</text:p>
          </table:table-cell>
          <table:table-cell office:value-type="float" office:value="1482" table:style-name="ce3">
            <text:p>1482</text:p>
          </table:table-cell>
          <table:table-cell office:value-type="float" office:value="2" table:formula="of:=IF([.C139]&lt;AVERAGE([.C$138:.C$154]);1;2)" table:style-name="ce6">
            <text:p>2</text:p>
          </table:table-cell>
          <table:table-cell office:value-type="float" office:value="2" table:formula="of:=IF([.D139]&lt;AVERAGE([.D$138:.D$154]);1;2)" table:style-name="ce6">
            <text:p>2</text:p>
          </table:table-cell>
          <table:table-cell office:value-type="float" office:value="2" table:formula="of:=IF([.E139]&lt;AVERAGE([.E$138:.E$154]);1;2)" table:style-name="ce6">
            <text:p>2</text:p>
          </table:table-cell>
          <table:table-cell office:value-type="float" office:value="2" table:formula="of:=IF([.F139]&lt;AVERAGE([.F$138:.F$154]);1;2)" table:style-name="ce6">
            <text:p>2</text:p>
          </table:table-cell>
          <table:table-cell office:value-type="float" office:value="2" table:formula="of:=IF([.G139]&lt;AVERAGE([.G$138:.G$15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0" table:style-name="ce6">
            <text:p>2010</text:p>
          </table:table-cell>
          <table:table-cell office:value-type="float" office:value="77.73" table:style-name="ce2">
            <text:p>77,73</text:p>
          </table:table-cell>
          <table:table-cell office:value-type="float" office:value="85.14" table:style-name="ce2">
            <text:p>85,14</text:p>
          </table:table-cell>
          <table:table-cell office:value-type="float" office:value="81.47" table:style-name="ce2">
            <text:p>81,47</text:p>
          </table:table-cell>
          <table:table-cell office:value-type="float" office:value="1588.03" table:style-name="ce2">
            <text:p>1588,03</text:p>
          </table:table-cell>
          <table:table-cell office:value-type="float" office:value="1554" table:style-name="ce3">
            <text:p>1554</text:p>
          </table:table-cell>
          <table:table-cell office:value-type="float" office:value="1" table:formula="of:=IF([.C140]&lt;AVERAGE([.C$138:.C$154]);1;2)" table:style-name="ce6">
            <text:p>1</text:p>
          </table:table-cell>
          <table:table-cell office:value-type="float" office:value="1" table:formula="of:=IF([.D140]&lt;AVERAGE([.D$138:.D$154]);1;2)" table:style-name="ce6">
            <text:p>1</text:p>
          </table:table-cell>
          <table:table-cell office:value-type="float" office:value="1" table:formula="of:=IF([.E140]&lt;AVERAGE([.E$138:.E$154]);1;2)" table:style-name="ce6">
            <text:p>1</text:p>
          </table:table-cell>
          <table:table-cell office:value-type="float" office:value="2" table:formula="of:=IF([.F140]&lt;AVERAGE([.F$138:.F$154]);1;2)" table:style-name="ce6">
            <text:p>2</text:p>
          </table:table-cell>
          <table:table-cell office:value-type="float" office:value="2" table:formula="of:=IF([.G140]&lt;AVERAGE([.G$138:.G$15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0" table:style-name="ce6">
            <text:p>2010</text:p>
          </table:table-cell>
          <table:table-cell office:value-type="float" office:value="78.959999999999994" table:style-name="ce2">
            <text:p>78,96</text:p>
          </table:table-cell>
          <table:table-cell office:value-type="float" office:value="84.73" table:style-name="ce2">
            <text:p>84,73</text:p>
          </table:table-cell>
          <table:table-cell office:value-type="float" office:value="81.83" table:style-name="ce2">
            <text:p>81,83</text:p>
          </table:table-cell>
          <table:table-cell office:value-type="float" office:value="1566.24" table:style-name="ce2">
            <text:p>1566,24</text:p>
          </table:table-cell>
          <table:table-cell office:value-type="float" office:value="1544" table:style-name="ce3">
            <text:p>1544</text:p>
          </table:table-cell>
          <table:table-cell office:value-type="float" office:value="1" table:formula="of:=IF([.C141]&lt;AVERAGE([.C$138:.C$154]);1;2)" table:style-name="ce6">
            <text:p>1</text:p>
          </table:table-cell>
          <table:table-cell office:value-type="float" office:value="1" table:formula="of:=IF([.D141]&lt;AVERAGE([.D$138:.D$154]);1;2)" table:style-name="ce6">
            <text:p>1</text:p>
          </table:table-cell>
          <table:table-cell office:value-type="float" office:value="1" table:formula="of:=IF([.E141]&lt;AVERAGE([.E$138:.E$154]);1;2)" table:style-name="ce6">
            <text:p>1</text:p>
          </table:table-cell>
          <table:table-cell office:value-type="float" office:value="2" table:formula="of:=IF([.F141]&lt;AVERAGE([.F$138:.F$154]);1;2)" table:style-name="ce6">
            <text:p>2</text:p>
          </table:table-cell>
          <table:table-cell office:value-type="float" office:value="2" table:formula="of:=IF([.G141]&lt;AVERAGE([.G$138:.G$15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0" table:style-name="ce6">
            <text:p>2010</text:p>
          </table:table-cell>
          <table:table-cell office:value-type="float" office:value="78.92" table:style-name="ce2">
            <text:p>78,92</text:p>
          </table:table-cell>
          <table:table-cell office:value-type="float" office:value="84.99" table:style-name="ce2">
            <text:p>84,99</text:p>
          </table:table-cell>
          <table:table-cell office:value-type="float" office:value="81.92" table:style-name="ce2">
            <text:p>81,92</text:p>
          </table:table-cell>
          <table:table-cell office:value-type="float" office:value="1402.02" table:style-name="ce2">
            <text:p>1402,02</text:p>
          </table:table-cell>
          <table:table-cell office:value-type="float" office:value="1389" table:style-name="ce3">
            <text:p>1389</text:p>
          </table:table-cell>
          <table:table-cell office:value-type="float" office:value="1" table:formula="of:=IF([.C142]&lt;AVERAGE([.C$138:.C$154]);1;2)" table:style-name="ce6">
            <text:p>1</text:p>
          </table:table-cell>
          <table:table-cell office:value-type="float" office:value="1" table:formula="of:=IF([.D142]&lt;AVERAGE([.D$138:.D$154]);1;2)" table:style-name="ce6">
            <text:p>1</text:p>
          </table:table-cell>
          <table:table-cell office:value-type="float" office:value="1" table:formula="of:=IF([.E142]&lt;AVERAGE([.E$138:.E$154]);1;2)" table:style-name="ce6">
            <text:p>1</text:p>
          </table:table-cell>
          <table:table-cell office:value-type="float" office:value="1" table:formula="of:=IF([.F142]&lt;AVERAGE([.F$138:.F$154]);1;2)" table:style-name="ce6">
            <text:p>1</text:p>
          </table:table-cell>
          <table:table-cell office:value-type="float" office:value="1" table:formula="of:=IF([.G142]&lt;AVERAGE([.G$138:.G$15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0" table:style-name="ce6">
            <text:p>2010</text:p>
          </table:table-cell>
          <table:table-cell office:value-type="float" office:value="78.760000000000005" table:style-name="ce2">
            <text:p>78,76</text:p>
          </table:table-cell>
          <table:table-cell office:value-type="float" office:value="86.28" table:style-name="ce2">
            <text:p>86,28</text:p>
          </table:table-cell>
          <table:table-cell office:value-type="float" office:value="82.53" table:style-name="ce2">
            <text:p>82,53</text:p>
          </table:table-cell>
          <table:table-cell office:value-type="float" office:value="1501.03" table:style-name="ce2">
            <text:p>1501,03</text:p>
          </table:table-cell>
          <table:table-cell office:value-type="float" office:value="1456" table:style-name="ce3">
            <text:p>1456</text:p>
          </table:table-cell>
          <table:table-cell office:value-type="float" office:value="1" table:formula="of:=IF([.C143]&lt;AVERAGE([.C$138:.C$154]);1;2)" table:style-name="ce6">
            <text:p>1</text:p>
          </table:table-cell>
          <table:table-cell office:value-type="float" office:value="2" table:formula="of:=IF([.D143]&lt;AVERAGE([.D$138:.D$154]);1;2)" table:style-name="ce6">
            <text:p>2</text:p>
          </table:table-cell>
          <table:table-cell office:value-type="float" office:value="2" table:formula="of:=IF([.E143]&lt;AVERAGE([.E$138:.E$154]);1;2)" table:style-name="ce6">
            <text:p>2</text:p>
          </table:table-cell>
          <table:table-cell office:value-type="float" office:value="1" table:formula="of:=IF([.F143]&lt;AVERAGE([.F$138:.F$154]);1;2)" table:style-name="ce6">
            <text:p>1</text:p>
          </table:table-cell>
          <table:table-cell office:value-type="float" office:value="1" table:formula="of:=IF([.G143]&lt;AVERAGE([.G$138:.G$15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0" table:style-name="ce6">
            <text:p>2010</text:p>
          </table:table-cell>
          <table:table-cell office:value-type="float" office:value="80.44" table:style-name="ce2">
            <text:p>80,44</text:p>
          </table:table-cell>
          <table:table-cell office:value-type="float" office:value="85.87" table:style-name="ce2">
            <text:p>85,87</text:p>
          </table:table-cell>
          <table:table-cell office:value-type="float" office:value="83.12" table:style-name="ce2">
            <text:p>83,12</text:p>
          </table:table-cell>
          <table:table-cell office:value-type="float" office:value="1619.49" table:style-name="ce2">
            <text:p>1619,49</text:p>
          </table:table-cell>
          <table:table-cell office:value-type="float" office:value="1560" table:style-name="ce3">
            <text:p>1560</text:p>
          </table:table-cell>
          <table:table-cell office:value-type="float" office:value="2" table:formula="of:=IF([.C144]&lt;AVERAGE([.C$138:.C$154]);1;2)" table:style-name="ce6">
            <text:p>2</text:p>
          </table:table-cell>
          <table:table-cell office:value-type="float" office:value="2" table:formula="of:=IF([.D144]&lt;AVERAGE([.D$138:.D$154]);1;2)" table:style-name="ce6">
            <text:p>2</text:p>
          </table:table-cell>
          <table:table-cell office:value-type="float" office:value="2" table:formula="of:=IF([.E144]&lt;AVERAGE([.E$138:.E$154]);1;2)" table:style-name="ce6">
            <text:p>2</text:p>
          </table:table-cell>
          <table:table-cell office:value-type="float" office:value="2" table:formula="of:=IF([.F144]&lt;AVERAGE([.F$138:.F$154]);1;2)" table:style-name="ce6">
            <text:p>2</text:p>
          </table:table-cell>
          <table:table-cell office:value-type="float" office:value="2" table:formula="of:=IF([.G144]&lt;AVERAGE([.G$138:.G$15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0" table:style-name="ce6">
            <text:p>2010</text:p>
          </table:table-cell>
          <table:table-cell office:value-type="float" office:value="80.12" table:style-name="ce2">
            <text:p>80,12</text:p>
          </table:table-cell>
          <table:table-cell office:value-type="float" office:value="86.75" table:style-name="ce2">
            <text:p>86,75</text:p>
          </table:table-cell>
          <table:table-cell office:value-type="float" office:value="83.38" table:style-name="ce2">
            <text:p>83,38</text:p>
          </table:table-cell>
          <table:table-cell office:value-type="float" office:value="1502.83" table:style-name="ce2">
            <text:p>1502,83</text:p>
          </table:table-cell>
          <table:table-cell office:value-type="float" office:value="1421" table:style-name="ce3">
            <text:p>1421</text:p>
          </table:table-cell>
          <table:table-cell office:value-type="float" office:value="2" table:formula="of:=IF([.C145]&lt;AVERAGE([.C$138:.C$154]);1;2)" table:style-name="ce6">
            <text:p>2</text:p>
          </table:table-cell>
          <table:table-cell office:value-type="float" office:value="2" table:formula="of:=IF([.D145]&lt;AVERAGE([.D$138:.D$154]);1;2)" table:style-name="ce6">
            <text:p>2</text:p>
          </table:table-cell>
          <table:table-cell office:value-type="float" office:value="2" table:formula="of:=IF([.E145]&lt;AVERAGE([.E$138:.E$154]);1;2)" table:style-name="ce6">
            <text:p>2</text:p>
          </table:table-cell>
          <table:table-cell office:value-type="float" office:value="1" table:formula="of:=IF([.F145]&lt;AVERAGE([.F$138:.F$154]);1;2)" table:style-name="ce6">
            <text:p>1</text:p>
          </table:table-cell>
          <table:table-cell office:value-type="float" office:value="1" table:formula="of:=IF([.G145]&lt;AVERAGE([.G$138:.G$154]);1;2)" table:style-name="ce6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0" table:style-name="ce6">
            <text:p>2010</text:p>
          </table:table-cell>
          <table:table-cell office:value-type="float" office:value="79.47" table:style-name="ce2">
            <text:p>79,47</text:p>
          </table:table-cell>
          <table:table-cell office:value-type="float" office:value="85.77" table:style-name="ce2">
            <text:p>85,77</text:p>
          </table:table-cell>
          <table:table-cell office:value-type="float" office:value="82.66" table:style-name="ce2">
            <text:p>82,66</text:p>
          </table:table-cell>
          <table:table-cell office:value-type="float" office:value="1454.99" table:style-name="ce2">
            <text:p>1454,99</text:p>
          </table:table-cell>
          <table:table-cell office:value-type="float" office:value="1429" table:style-name="ce3">
            <text:p>1429</text:p>
          </table:table-cell>
          <table:table-cell office:value-type="float" office:value="2" table:formula="of:=IF([.C146]&lt;AVERAGE([.C$138:.C$154]);1;2)" table:style-name="ce6">
            <text:p>2</text:p>
          </table:table-cell>
          <table:table-cell office:value-type="float" office:value="2" table:formula="of:=IF([.D146]&lt;AVERAGE([.D$138:.D$154]);1;2)" table:style-name="ce6">
            <text:p>2</text:p>
          </table:table-cell>
          <table:table-cell office:value-type="float" office:value="2" table:formula="of:=IF([.E146]&lt;AVERAGE([.E$138:.E$154]);1;2)" table:style-name="ce6">
            <text:p>2</text:p>
          </table:table-cell>
          <table:table-cell office:value-type="float" office:value="1" table:formula="of:=IF([.F146]&lt;AVERAGE([.F$138:.F$154]);1;2)" table:style-name="ce6">
            <text:p>1</text:p>
          </table:table-cell>
          <table:table-cell office:value-type="float" office:value="1" table:formula="of:=IF([.G146]&lt;AVERAGE([.G$138:.G$154]);1;2)" table:style-name="ce6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0" table:style-name="ce6">
            <text:p>2010</text:p>
          </table:table-cell>
          <table:table-cell office:value-type="float" office:value="78.97" table:style-name="ce2">
            <text:p>78,97</text:p>
          </table:table-cell>
          <table:table-cell office:value-type="float" office:value="84.76" table:style-name="ce2">
            <text:p>84,76</text:p>
          </table:table-cell>
          <table:table-cell office:value-type="float" office:value="81.88" table:style-name="ce2">
            <text:p>81,88</text:p>
          </table:table-cell>
          <table:table-cell office:value-type="float" office:value="1405.06" table:style-name="ce2">
            <text:p>1405,06</text:p>
          </table:table-cell>
          <table:table-cell office:value-type="float" office:value="1390" table:style-name="ce3">
            <text:p>1390</text:p>
          </table:table-cell>
          <table:table-cell office:value-type="float" office:value="1" table:formula="of:=IF([.C147]&lt;AVERAGE([.C$138:.C$154]);1;2)" table:style-name="ce6">
            <text:p>1</text:p>
          </table:table-cell>
          <table:table-cell office:value-type="float" office:value="1" table:formula="of:=IF([.D147]&lt;AVERAGE([.D$138:.D$154]);1;2)" table:style-name="ce6">
            <text:p>1</text:p>
          </table:table-cell>
          <table:table-cell office:value-type="float" office:value="1" table:formula="of:=IF([.E147]&lt;AVERAGE([.E$138:.E$154]);1;2)" table:style-name="ce6">
            <text:p>1</text:p>
          </table:table-cell>
          <table:table-cell office:value-type="float" office:value="1" table:formula="of:=IF([.F147]&lt;AVERAGE([.F$138:.F$154]);1;2)" table:style-name="ce6">
            <text:p>1</text:p>
          </table:table-cell>
          <table:table-cell office:value-type="float" office:value="1" table:formula="of:=IF([.G147]&lt;AVERAGE([.G$138:.G$154]);1;2)" table:style-name="ce6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0" table:style-name="ce6">
            <text:p>2010</text:p>
          </table:table-cell>
          <table:table-cell office:value-type="float" office:value="78.42" table:style-name="ce2">
            <text:p>78,42</text:p>
          </table:table-cell>
          <table:table-cell office:value-type="float" office:value="84.58" table:style-name="ce2">
            <text:p>84,58</text:p>
          </table:table-cell>
          <table:table-cell office:value-type="float" office:value="81.45" table:style-name="ce2">
            <text:p>81,45</text:p>
          </table:table-cell>
          <table:table-cell office:value-type="float" office:value="1658.92" table:style-name="ce2">
            <text:p>1658,92</text:p>
          </table:table-cell>
          <table:table-cell office:value-type="float" office:value="1572" table:style-name="ce3">
            <text:p>1572</text:p>
          </table:table-cell>
          <table:table-cell office:value-type="float" office:value="1" table:formula="of:=IF([.C148]&lt;AVERAGE([.C$138:.C$154]);1;2)" table:style-name="ce6">
            <text:p>1</text:p>
          </table:table-cell>
          <table:table-cell office:value-type="float" office:value="1" table:formula="of:=IF([.D148]&lt;AVERAGE([.D$138:.D$154]);1;2)" table:style-name="ce6">
            <text:p>1</text:p>
          </table:table-cell>
          <table:table-cell office:value-type="float" office:value="1" table:formula="of:=IF([.E148]&lt;AVERAGE([.E$138:.E$154]);1;2)" table:style-name="ce6">
            <text:p>1</text:p>
          </table:table-cell>
          <table:table-cell office:value-type="float" office:value="2" table:formula="of:=IF([.F148]&lt;AVERAGE([.F$138:.F$154]);1;2)" table:style-name="ce6">
            <text:p>2</text:p>
          </table:table-cell>
          <table:table-cell office:value-type="float" office:value="2" table:formula="of:=IF([.G148]&lt;AVERAGE([.G$138:.G$154]);1;2)" table:style-name="ce6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0" table:style-name="ce6">
            <text:p>2010</text:p>
          </table:table-cell>
          <table:table-cell office:value-type="float" office:value="78.819999999999993" table:style-name="ce2">
            <text:p>78,82</text:p>
          </table:table-cell>
          <table:table-cell office:value-type="float" office:value="85.62" table:style-name="ce2">
            <text:p>85,62</text:p>
          </table:table-cell>
          <table:table-cell office:value-type="float" office:value="82.25" table:style-name="ce2">
            <text:p>82,25</text:p>
          </table:table-cell>
          <table:table-cell office:value-type="float" office:value="1476.72" table:style-name="ce2">
            <text:p>1476,72</text:p>
          </table:table-cell>
          <table:table-cell office:value-type="float" office:value="1421" table:style-name="ce3">
            <text:p>1421</text:p>
          </table:table-cell>
          <table:table-cell office:value-type="float" office:value="1" table:formula="of:=IF([.C149]&lt;AVERAGE([.C$138:.C$154]);1;2)" table:style-name="ce6">
            <text:p>1</text:p>
          </table:table-cell>
          <table:table-cell office:value-type="float" office:value="2" table:formula="of:=IF([.D149]&lt;AVERAGE([.D$138:.D$154]);1;2)" table:style-name="ce6">
            <text:p>2</text:p>
          </table:table-cell>
          <table:table-cell office:value-type="float" office:value="1" table:formula="of:=IF([.E149]&lt;AVERAGE([.E$138:.E$154]);1;2)" table:style-name="ce6">
            <text:p>1</text:p>
          </table:table-cell>
          <table:table-cell office:value-type="float" office:value="1" table:formula="of:=IF([.F149]&lt;AVERAGE([.F$138:.F$154]);1;2)" table:style-name="ce6">
            <text:p>1</text:p>
          </table:table-cell>
          <table:table-cell office:value-type="float" office:value="1" table:formula="of:=IF([.G149]&lt;AVERAGE([.G$138:.G$154]);1;2)" table:style-name="ce6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0" table:style-name="ce6">
            <text:p>2010</text:p>
          </table:table-cell>
          <table:table-cell office:value-type="float" office:value="80.44" table:style-name="ce2">
            <text:p>80,44</text:p>
          </table:table-cell>
          <table:table-cell office:value-type="float" office:value="86.24" table:style-name="ce2">
            <text:p>86,24</text:p>
          </table:table-cell>
          <table:table-cell office:value-type="float" office:value="83.3" table:style-name="ce2">
            <text:p>83,30</text:p>
          </table:table-cell>
          <table:table-cell office:value-type="float" office:value="1505.79" table:style-name="ce2">
            <text:p>1505,79</text:p>
          </table:table-cell>
          <table:table-cell office:value-type="float" office:value="1459" table:style-name="ce3">
            <text:p>1459</text:p>
          </table:table-cell>
          <table:table-cell office:value-type="float" office:value="2" table:formula="of:=IF([.C150]&lt;AVERAGE([.C$138:.C$154]);1;2)" table:style-name="ce6">
            <text:p>2</text:p>
          </table:table-cell>
          <table:table-cell office:value-type="float" office:value="2" table:formula="of:=IF([.D150]&lt;AVERAGE([.D$138:.D$154]);1;2)" table:style-name="ce6">
            <text:p>2</text:p>
          </table:table-cell>
          <table:table-cell office:value-type="float" office:value="2" table:formula="of:=IF([.E150]&lt;AVERAGE([.E$138:.E$154]);1;2)" table:style-name="ce6">
            <text:p>2</text:p>
          </table:table-cell>
          <table:table-cell office:value-type="float" office:value="1" table:formula="of:=IF([.F150]&lt;AVERAGE([.F$138:.F$154]);1;2)" table:style-name="ce6">
            <text:p>1</text:p>
          </table:table-cell>
          <table:table-cell office:value-type="float" office:value="2" table:formula="of:=IF([.G150]&lt;AVERAGE([.G$138:.G$154]);1;2)" table:style-name="ce6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0" table:style-name="ce6">
            <text:p>2010</text:p>
          </table:table-cell>
          <table:table-cell office:value-type="float" office:value="80.739999999999995" table:style-name="ce2">
            <text:p>80,74</text:p>
          </table:table-cell>
          <table:table-cell office:value-type="float" office:value="86.82" table:style-name="ce2">
            <text:p>86,82</text:p>
          </table:table-cell>
          <table:table-cell office:value-type="float" office:value="83.97" table:style-name="ce2">
            <text:p>83,97</text:p>
          </table:table-cell>
          <table:table-cell office:value-type="float" office:value="1203.3699999999999" table:style-name="ce2">
            <text:p>1203,37</text:p>
          </table:table-cell>
          <table:table-cell office:value-type="float" office:value="1153" table:style-name="ce3">
            <text:p>1153</text:p>
          </table:table-cell>
          <table:table-cell office:value-type="float" office:value="2" table:formula="of:=IF([.C151]&lt;AVERAGE([.C$138:.C$154]);1;2)" table:style-name="ce6">
            <text:p>2</text:p>
          </table:table-cell>
          <table:table-cell office:value-type="float" office:value="2" table:formula="of:=IF([.D151]&lt;AVERAGE([.D$138:.D$154]);1;2)" table:style-name="ce6">
            <text:p>2</text:p>
          </table:table-cell>
          <table:table-cell office:value-type="float" office:value="2" table:formula="of:=IF([.E151]&lt;AVERAGE([.E$138:.E$154]);1;2)" table:style-name="ce6">
            <text:p>2</text:p>
          </table:table-cell>
          <table:table-cell office:value-type="float" office:value="1" table:formula="of:=IF([.F151]&lt;AVERAGE([.F$138:.F$154]);1;2)" table:style-name="ce6">
            <text:p>1</text:p>
          </table:table-cell>
          <table:table-cell office:value-type="float" office:value="1" table:formula="of:=IF([.G151]&lt;AVERAGE([.G$138:.G$154]);1;2)" table:style-name="ce6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0" table:style-name="ce6">
            <text:p>2010</text:p>
          </table:table-cell>
          <table:table-cell office:value-type="float" office:value="79.209999999999994" table:style-name="ce2">
            <text:p>79,21</text:p>
          </table:table-cell>
          <table:table-cell office:value-type="float" office:value="84.63" table:style-name="ce2">
            <text:p>84,63</text:p>
          </table:table-cell>
          <table:table-cell office:value-type="float" office:value="81.92" table:style-name="ce2">
            <text:p>81,92</text:p>
          </table:table-cell>
          <table:table-cell office:value-type="float" office:value="1611.73" table:style-name="ce2">
            <text:p>1611,73</text:p>
          </table:table-cell>
          <table:table-cell office:value-type="float" office:value="1538" table:style-name="ce3">
            <text:p>1538</text:p>
          </table:table-cell>
          <table:table-cell office:value-type="float" office:value="1" table:formula="of:=IF([.C152]&lt;AVERAGE([.C$138:.C$154]);1;2)" table:style-name="ce6">
            <text:p>1</text:p>
          </table:table-cell>
          <table:table-cell office:value-type="float" office:value="1" table:formula="of:=IF([.D152]&lt;AVERAGE([.D$138:.D$154]);1;2)" table:style-name="ce6">
            <text:p>1</text:p>
          </table:table-cell>
          <table:table-cell office:value-type="float" office:value="1" table:formula="of:=IF([.E152]&lt;AVERAGE([.E$138:.E$154]);1;2)" table:style-name="ce6">
            <text:p>1</text:p>
          </table:table-cell>
          <table:table-cell office:value-type="float" office:value="2" table:formula="of:=IF([.F152]&lt;AVERAGE([.F$138:.F$154]);1;2)" table:style-name="ce6">
            <text:p>2</text:p>
          </table:table-cell>
          <table:table-cell office:value-type="float" office:value="2" table:formula="of:=IF([.G152]&lt;AVERAGE([.G$138:.G$154]);1;2)" table:style-name="ce6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0" table:style-name="ce6">
            <text:p>2010</text:p>
          </table:table-cell>
          <table:table-cell office:value-type="float" office:value="81.05" table:style-name="ce2">
            <text:p>81,05</text:p>
          </table:table-cell>
          <table:table-cell office:value-type="float" office:value="87.1" table:style-name="ce2">
            <text:p>87,10</text:p>
          </table:table-cell>
          <table:table-cell office:value-type="float" office:value="84.12" table:style-name="ce2">
            <text:p>84,12</text:p>
          </table:table-cell>
          <table:table-cell office:value-type="float" office:value="1600.77" table:style-name="ce2">
            <text:p>1600,77</text:p>
          </table:table-cell>
          <table:table-cell office:value-type="float" office:value="1572" table:style-name="ce3">
            <text:p>1572</text:p>
          </table:table-cell>
          <table:table-cell office:value-type="float" office:value="2" table:formula="of:=IF([.C153]&lt;AVERAGE([.C$138:.C$154]);1;2)" table:style-name="ce6">
            <text:p>2</text:p>
          </table:table-cell>
          <table:table-cell office:value-type="float" office:value="2" table:formula="of:=IF([.D153]&lt;AVERAGE([.D$138:.D$154]);1;2)" table:style-name="ce6">
            <text:p>2</text:p>
          </table:table-cell>
          <table:table-cell office:value-type="float" office:value="2" table:formula="of:=IF([.E153]&lt;AVERAGE([.E$138:.E$154]);1;2)" table:style-name="ce6">
            <text:p>2</text:p>
          </table:table-cell>
          <table:table-cell office:value-type="float" office:value="2" table:formula="of:=IF([.F153]&lt;AVERAGE([.F$138:.F$154]);1;2)" table:style-name="ce6">
            <text:p>2</text:p>
          </table:table-cell>
          <table:table-cell office:value-type="float" office:value="2" table:formula="of:=IF([.G153]&lt;AVERAGE([.G$138:.G$154]);1;2)" table:style-name="ce6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0" table:style-name="ce6">
            <text:p>2010</text:p>
          </table:table-cell>
          <table:table-cell office:value-type="float" office:value="79.44" table:style-name="ce2">
            <text:p>79,44</text:p>
          </table:table-cell>
          <table:table-cell office:value-type="float" office:value="86.13" table:style-name="ce2">
            <text:p>86,13</text:p>
          </table:table-cell>
          <table:table-cell office:value-type="float" office:value="82.85" table:style-name="ce2">
            <text:p>82,85</text:p>
          </table:table-cell>
          <table:table-cell office:value-type="float" office:value="1685.13" table:style-name="ce2">
            <text:p>1685,13</text:p>
          </table:table-cell>
          <table:table-cell office:value-type="float" office:value="1653" table:style-name="ce3">
            <text:p>1653</text:p>
          </table:table-cell>
          <table:table-cell office:value-type="float" office:value="2" table:formula="of:=IF([.C154]&lt;AVERAGE([.C$138:.C$154]);1;2)" table:style-name="ce6">
            <text:p>2</text:p>
          </table:table-cell>
          <table:table-cell office:value-type="float" office:value="2" table:formula="of:=IF([.D154]&lt;AVERAGE([.D$138:.D$154]);1;2)" table:style-name="ce6">
            <text:p>2</text:p>
          </table:table-cell>
          <table:table-cell office:value-type="float" office:value="2" table:formula="of:=IF([.E154]&lt;AVERAGE([.E$138:.E$154]);1;2)" table:style-name="ce6">
            <text:p>2</text:p>
          </table:table-cell>
          <table:table-cell office:value-type="float" office:value="2" table:formula="of:=IF([.F154]&lt;AVERAGE([.F$138:.F$154]);1;2)" table:style-name="ce6">
            <text:p>2</text:p>
          </table:table-cell>
          <table:table-cell office:value-type="float" office:value="2" table:formula="of:=IF([.G154]&lt;AVERAGE([.G$138:.G$154]);1;2)" table:style-name="ce6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1" table:style-name="ce6">
            <text:p>2011</text:p>
          </table:table-cell>
          <table:table-cell office:value-type="float" office:value="78.27" table:style-name="ce2">
            <text:p>78,27</text:p>
          </table:table-cell>
          <table:table-cell office:value-type="float" office:value="84.03" table:style-name="ce2">
            <text:p>84,03</text:p>
          </table:table-cell>
          <table:table-cell office:value-type="float" office:value="81.16" table:style-name="ce2">
            <text:p>81,16</text:p>
          </table:table-cell>
          <table:table-cell office:value-type="float" office:value="1182.49" table:style-name="ce2">
            <text:p>1182,49</text:p>
          </table:table-cell>
          <table:table-cell office:value-type="float" office:value="1130" table:style-name="ce3">
            <text:p>1130</text:p>
          </table:table-cell>
          <table:table-cell office:value-type="float" office:value="1" table:formula="of:=IF([.C155]&lt;AVERAGE([.C$155:.C$171]);1;2)" table:style-name="ce6">
            <text:p>1</text:p>
          </table:table-cell>
          <table:table-cell office:value-type="float" office:value="1" table:formula="of:=IF([.D155]&lt;AVERAGE([.D$155:.D$171]);1;2)" table:style-name="ce6">
            <text:p>1</text:p>
          </table:table-cell>
          <table:table-cell office:value-type="float" office:value="1" table:formula="of:=IF([.E155]&lt;AVERAGE([.E$155:.E$171]);1;2)" table:style-name="ce6">
            <text:p>1</text:p>
          </table:table-cell>
          <table:table-cell office:value-type="float" office:value="1" table:formula="of:=IF([.F155]&lt;AVERAGE([.F$155:.F$171]);1;2)" table:style-name="ce6">
            <text:p>1</text:p>
          </table:table-cell>
          <table:table-cell office:value-type="float" office:value="1" table:formula="of:=IF([.G155]&lt;AVERAGE([.G$155:.G$171]);1;2)" table:style-name="ce6">
            <text:p>1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1" table:style-name="ce6">
            <text:p>2011</text:p>
          </table:table-cell>
          <table:table-cell office:value-type="float" office:value="79.650000000000006" table:style-name="ce2">
            <text:p>79,65</text:p>
          </table:table-cell>
          <table:table-cell office:value-type="float" office:value="85.79" table:style-name="ce2">
            <text:p>85,79</text:p>
          </table:table-cell>
          <table:table-cell office:value-type="float" office:value="82.69" table:style-name="ce2">
            <text:p>82,69</text:p>
          </table:table-cell>
          <table:table-cell office:value-type="float" office:value="1608.67" table:style-name="ce2">
            <text:p>1608,67</text:p>
          </table:table-cell>
          <table:table-cell office:value-type="float" office:value="1525" table:style-name="ce3">
            <text:p>1525</text:p>
          </table:table-cell>
          <table:table-cell office:value-type="float" office:value="2" table:formula="of:=IF([.C156]&lt;AVERAGE([.C$155:.C$171]);1;2)" table:style-name="ce6">
            <text:p>2</text:p>
          </table:table-cell>
          <table:table-cell office:value-type="float" office:value="2" table:formula="of:=IF([.D156]&lt;AVERAGE([.D$155:.D$171]);1;2)" table:style-name="ce6">
            <text:p>2</text:p>
          </table:table-cell>
          <table:table-cell office:value-type="float" office:value="2" table:formula="of:=IF([.E156]&lt;AVERAGE([.E$155:.E$171]);1;2)" table:style-name="ce6">
            <text:p>2</text:p>
          </table:table-cell>
          <table:table-cell office:value-type="float" office:value="2" table:formula="of:=IF([.F156]&lt;AVERAGE([.F$155:.F$171]);1;2)" table:style-name="ce6">
            <text:p>2</text:p>
          </table:table-cell>
          <table:table-cell office:value-type="float" office:value="2" table:formula="of:=IF([.G156]&lt;AVERAGE([.G$155:.G$171]);1;2)" table:style-name="ce6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1" table:style-name="ce6">
            <text:p>2011</text:p>
          </table:table-cell>
          <table:table-cell office:value-type="float" office:value="78.02" table:style-name="ce2">
            <text:p>78,02</text:p>
          </table:table-cell>
          <table:table-cell office:value-type="float" office:value="85.27" table:style-name="ce2">
            <text:p>85,27</text:p>
          </table:table-cell>
          <table:table-cell office:value-type="float" office:value="81.680000000000007" table:style-name="ce2">
            <text:p>81,68</text:p>
          </table:table-cell>
          <table:table-cell office:value-type="float" office:value="1639.57" table:style-name="ce2">
            <text:p>1639,57</text:p>
          </table:table-cell>
          <table:table-cell office:value-type="float" office:value="1600" table:style-name="ce3">
            <text:p>1600</text:p>
          </table:table-cell>
          <table:table-cell office:value-type="float" office:value="1" table:formula="of:=IF([.C157]&lt;AVERAGE([.C$155:.C$171]);1;2)" table:style-name="ce6">
            <text:p>1</text:p>
          </table:table-cell>
          <table:table-cell office:value-type="float" office:value="1" table:formula="of:=IF([.D157]&lt;AVERAGE([.D$155:.D$171]);1;2)" table:style-name="ce6">
            <text:p>1</text:p>
          </table:table-cell>
          <table:table-cell office:value-type="float" office:value="1" table:formula="of:=IF([.E157]&lt;AVERAGE([.E$155:.E$171]);1;2)" table:style-name="ce6">
            <text:p>1</text:p>
          </table:table-cell>
          <table:table-cell office:value-type="float" office:value="2" table:formula="of:=IF([.F157]&lt;AVERAGE([.F$155:.F$171]);1;2)" table:style-name="ce6">
            <text:p>2</text:p>
          </table:table-cell>
          <table:table-cell office:value-type="float" office:value="2" table:formula="of:=IF([.G157]&lt;AVERAGE([.G$155:.G$171]);1;2)" table:style-name="ce6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1" table:style-name="ce6">
            <text:p>2011</text:p>
          </table:table-cell>
          <table:table-cell office:value-type="float" office:value="79.31" table:style-name="ce2">
            <text:p>79,31</text:p>
          </table:table-cell>
          <table:table-cell office:value-type="float" office:value="85.17" table:style-name="ce2">
            <text:p>85,17</text:p>
          </table:table-cell>
          <table:table-cell office:value-type="float" office:value="82.22" table:style-name="ce2">
            <text:p>82,22</text:p>
          </table:table-cell>
          <table:table-cell office:value-type="float" office:value="1466.74" table:style-name="ce2">
            <text:p>1466,74</text:p>
          </table:table-cell>
          <table:table-cell office:value-type="float" office:value="1446" table:style-name="ce3">
            <text:p>1446</text:p>
          </table:table-cell>
          <table:table-cell office:value-type="float" office:value="1" table:formula="of:=IF([.C158]&lt;AVERAGE([.C$155:.C$171]);1;2)" table:style-name="ce6">
            <text:p>1</text:p>
          </table:table-cell>
          <table:table-cell office:value-type="float" office:value="1" table:formula="of:=IF([.D158]&lt;AVERAGE([.D$155:.D$171]);1;2)" table:style-name="ce6">
            <text:p>1</text:p>
          </table:table-cell>
          <table:table-cell office:value-type="float" office:value="1" table:formula="of:=IF([.E158]&lt;AVERAGE([.E$155:.E$171]);1;2)" table:style-name="ce6">
            <text:p>1</text:p>
          </table:table-cell>
          <table:table-cell office:value-type="float" office:value="1" table:formula="of:=IF([.F158]&lt;AVERAGE([.F$155:.F$171]);1;2)" table:style-name="ce6">
            <text:p>1</text:p>
          </table:table-cell>
          <table:table-cell office:value-type="float" office:value="2" table:formula="of:=IF([.G158]&lt;AVERAGE([.G$155:.G$171]);1;2)" table:style-name="ce6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1" table:style-name="ce6">
            <text:p>2011</text:p>
          </table:table-cell>
          <table:table-cell office:value-type="float" office:value="78.69" table:style-name="ce2">
            <text:p>78,69</text:p>
          </table:table-cell>
          <table:table-cell office:value-type="float" office:value="84.67" table:style-name="ce2">
            <text:p>84,67</text:p>
          </table:table-cell>
          <table:table-cell office:value-type="float" office:value="81.64" table:style-name="ce2">
            <text:p>81,64</text:p>
          </table:table-cell>
          <table:table-cell office:value-type="float" office:value="1337" table:style-name="ce2">
            <text:p>1337,00</text:p>
          </table:table-cell>
          <table:table-cell office:value-type="float" office:value="1317" table:style-name="ce3">
            <text:p>1317</text:p>
          </table:table-cell>
          <table:table-cell office:value-type="float" office:value="1" table:formula="of:=IF([.C159]&lt;AVERAGE([.C$155:.C$171]);1;2)" table:style-name="ce6">
            <text:p>1</text:p>
          </table:table-cell>
          <table:table-cell office:value-type="float" office:value="1" table:formula="of:=IF([.D159]&lt;AVERAGE([.D$155:.D$171]);1;2)" table:style-name="ce6">
            <text:p>1</text:p>
          </table:table-cell>
          <table:table-cell office:value-type="float" office:value="1" table:formula="of:=IF([.E159]&lt;AVERAGE([.E$155:.E$171]);1;2)" table:style-name="ce6">
            <text:p>1</text:p>
          </table:table-cell>
          <table:table-cell office:value-type="float" office:value="1" table:formula="of:=IF([.F159]&lt;AVERAGE([.F$155:.F$171]);1;2)" table:style-name="ce6">
            <text:p>1</text:p>
          </table:table-cell>
          <table:table-cell office:value-type="float" office:value="1" table:formula="of:=IF([.G159]&lt;AVERAGE([.G$155:.G$171]);1;2)" table:style-name="ce6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1" table:style-name="ce6">
            <text:p>2011</text:p>
          </table:table-cell>
          <table:table-cell office:value-type="float" office:value="79.27" table:style-name="ce2">
            <text:p>79,27</text:p>
          </table:table-cell>
          <table:table-cell office:value-type="float" office:value="86.35" table:style-name="ce2">
            <text:p>86,35</text:p>
          </table:table-cell>
          <table:table-cell office:value-type="float" office:value="82.83" table:style-name="ce2">
            <text:p>82,83</text:p>
          </table:table-cell>
          <table:table-cell office:value-type="float" office:value="1342.27" table:style-name="ce2">
            <text:p>1342,27</text:p>
          </table:table-cell>
          <table:table-cell office:value-type="float" office:value="1298" table:style-name="ce3">
            <text:p>1298</text:p>
          </table:table-cell>
          <table:table-cell office:value-type="float" office:value="1" table:formula="of:=IF([.C160]&lt;AVERAGE([.C$155:.C$171]);1;2)" table:style-name="ce6">
            <text:p>1</text:p>
          </table:table-cell>
          <table:table-cell office:value-type="float" office:value="2" table:formula="of:=IF([.D160]&lt;AVERAGE([.D$155:.D$171]);1;2)" table:style-name="ce6">
            <text:p>2</text:p>
          </table:table-cell>
          <table:table-cell office:value-type="float" office:value="2" table:formula="of:=IF([.E160]&lt;AVERAGE([.E$155:.E$171]);1;2)" table:style-name="ce6">
            <text:p>2</text:p>
          </table:table-cell>
          <table:table-cell office:value-type="float" office:value="1" table:formula="of:=IF([.F160]&lt;AVERAGE([.F$155:.F$171]);1;2)" table:style-name="ce6">
            <text:p>1</text:p>
          </table:table-cell>
          <table:table-cell office:value-type="float" office:value="1" table:formula="of:=IF([.G160]&lt;AVERAGE([.G$155:.G$171]);1;2)" table:style-name="ce6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1" table:style-name="ce6">
            <text:p>2011</text:p>
          </table:table-cell>
          <table:table-cell office:value-type="float" office:value="80.680000000000007" table:style-name="ce2">
            <text:p>80,68</text:p>
          </table:table-cell>
          <table:table-cell office:value-type="float" office:value="85.71" table:style-name="ce2">
            <text:p>85,71</text:p>
          </table:table-cell>
          <table:table-cell office:value-type="float" office:value="83.18" table:style-name="ce2">
            <text:p>83,18</text:p>
          </table:table-cell>
          <table:table-cell office:value-type="float" office:value="1542.07" table:style-name="ce2">
            <text:p>1542,07</text:p>
          </table:table-cell>
          <table:table-cell office:value-type="float" office:value="1488" table:style-name="ce3">
            <text:p>1488</text:p>
          </table:table-cell>
          <table:table-cell office:value-type="float" office:value="2" table:formula="of:=IF([.C161]&lt;AVERAGE([.C$155:.C$171]);1;2)" table:style-name="ce6">
            <text:p>2</text:p>
          </table:table-cell>
          <table:table-cell office:value-type="float" office:value="1" table:formula="of:=IF([.D161]&lt;AVERAGE([.D$155:.D$171]);1;2)" table:style-name="ce6">
            <text:p>1</text:p>
          </table:table-cell>
          <table:table-cell office:value-type="float" office:value="2" table:formula="of:=IF([.E161]&lt;AVERAGE([.E$155:.E$171]);1;2)" table:style-name="ce6">
            <text:p>2</text:p>
          </table:table-cell>
          <table:table-cell office:value-type="float" office:value="2" table:formula="of:=IF([.F161]&lt;AVERAGE([.F$155:.F$171]);1;2)" table:style-name="ce6">
            <text:p>2</text:p>
          </table:table-cell>
          <table:table-cell office:value-type="float" office:value="2" table:formula="of:=IF([.G161]&lt;AVERAGE([.G$155:.G$17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1" table:style-name="ce6">
            <text:p>2011</text:p>
          </table:table-cell>
          <table:table-cell office:value-type="float" office:value="80.599999999999994" table:style-name="ce2">
            <text:p>80,60</text:p>
          </table:table-cell>
          <table:table-cell office:value-type="float" office:value="86.8" table:style-name="ce2">
            <text:p>86,80</text:p>
          </table:table-cell>
          <table:table-cell office:value-type="float" office:value="83.67" table:style-name="ce2">
            <text:p>83,67</text:p>
          </table:table-cell>
          <table:table-cell office:value-type="float" office:value="1384.76" table:style-name="ce2">
            <text:p>1384,76</text:p>
          </table:table-cell>
          <table:table-cell office:value-type="float" office:value="1311" table:style-name="ce3">
            <text:p>1311</text:p>
          </table:table-cell>
          <table:table-cell office:value-type="float" office:value="2" table:formula="of:=IF([.C162]&lt;AVERAGE([.C$155:.C$171]);1;2)" table:style-name="ce6">
            <text:p>2</text:p>
          </table:table-cell>
          <table:table-cell office:value-type="float" office:value="2" table:formula="of:=IF([.D162]&lt;AVERAGE([.D$155:.D$171]);1;2)" table:style-name="ce6">
            <text:p>2</text:p>
          </table:table-cell>
          <table:table-cell office:value-type="float" office:value="2" table:formula="of:=IF([.E162]&lt;AVERAGE([.E$155:.E$171]);1;2)" table:style-name="ce6">
            <text:p>2</text:p>
          </table:table-cell>
          <table:table-cell office:value-type="float" office:value="1" table:formula="of:=IF([.F162]&lt;AVERAGE([.F$155:.F$171]);1;2)" table:style-name="ce6">
            <text:p>1</text:p>
          </table:table-cell>
          <table:table-cell office:value-type="float" office:value="1" table:formula="of:=IF([.G162]&lt;AVERAGE([.G$155:.G$17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1" table:style-name="ce6">
            <text:p>2011</text:p>
          </table:table-cell>
          <table:table-cell office:value-type="float" office:value="79.84" table:style-name="ce2">
            <text:p>79,84</text:p>
          </table:table-cell>
          <table:table-cell office:value-type="float" office:value="85.98" table:style-name="ce2">
            <text:p>85,98</text:p>
          </table:table-cell>
          <table:table-cell office:value-type="float" office:value="82.96" table:style-name="ce2">
            <text:p>82,96</text:p>
          </table:table-cell>
          <table:table-cell office:value-type="float" office:value="1372.47" table:style-name="ce2">
            <text:p>1372,47</text:p>
          </table:table-cell>
          <table:table-cell office:value-type="float" office:value="1349" table:style-name="ce3">
            <text:p>1349</text:p>
          </table:table-cell>
          <table:table-cell office:value-type="float" office:value="2" table:formula="of:=IF([.C163]&lt;AVERAGE([.C$155:.C$171]);1;2)" table:style-name="ce6">
            <text:p>2</text:p>
          </table:table-cell>
          <table:table-cell office:value-type="float" office:value="2" table:formula="of:=IF([.D163]&lt;AVERAGE([.D$155:.D$171]);1;2)" table:style-name="ce6">
            <text:p>2</text:p>
          </table:table-cell>
          <table:table-cell office:value-type="float" office:value="2" table:formula="of:=IF([.E163]&lt;AVERAGE([.E$155:.E$171]);1;2)" table:style-name="ce6">
            <text:p>2</text:p>
          </table:table-cell>
          <table:table-cell office:value-type="float" office:value="1" table:formula="of:=IF([.F163]&lt;AVERAGE([.F$155:.F$171]);1;2)" table:style-name="ce6">
            <text:p>1</text:p>
          </table:table-cell>
          <table:table-cell office:value-type="float" office:value="1" table:formula="of:=IF([.G163]&lt;AVERAGE([.G$155:.G$17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1" table:style-name="ce6">
            <text:p>2011</text:p>
          </table:table-cell>
          <table:table-cell office:value-type="float" office:value="79.23" table:style-name="ce2">
            <text:p>79,23</text:p>
          </table:table-cell>
          <table:table-cell office:value-type="float" office:value="85.02" table:style-name="ce2">
            <text:p>85,02</text:p>
          </table:table-cell>
          <table:table-cell office:value-type="float" office:value="82.14" table:style-name="ce2">
            <text:p>82,14</text:p>
          </table:table-cell>
          <table:table-cell office:value-type="float" office:value="1364.49" table:style-name="ce2">
            <text:p>1364,49</text:p>
          </table:table-cell>
          <table:table-cell office:value-type="float" office:value="1347" table:style-name="ce3">
            <text:p>1347</text:p>
          </table:table-cell>
          <table:table-cell office:value-type="float" office:value="1" table:formula="of:=IF([.C164]&lt;AVERAGE([.C$155:.C$171]);1;2)" table:style-name="ce6">
            <text:p>1</text:p>
          </table:table-cell>
          <table:table-cell office:value-type="float" office:value="1" table:formula="of:=IF([.D164]&lt;AVERAGE([.D$155:.D$171]);1;2)" table:style-name="ce6">
            <text:p>1</text:p>
          </table:table-cell>
          <table:table-cell office:value-type="float" office:value="1" table:formula="of:=IF([.E164]&lt;AVERAGE([.E$155:.E$171]);1;2)" table:style-name="ce6">
            <text:p>1</text:p>
          </table:table-cell>
          <table:table-cell office:value-type="float" office:value="1" table:formula="of:=IF([.F164]&lt;AVERAGE([.F$155:.F$171]);1;2)" table:style-name="ce6">
            <text:p>1</text:p>
          </table:table-cell>
          <table:table-cell office:value-type="float" office:value="1" table:formula="of:=IF([.G164]&lt;AVERAGE([.G$155:.G$17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1" table:style-name="ce6">
            <text:p>2011</text:p>
          </table:table-cell>
          <table:table-cell office:value-type="float" office:value="78.8" table:style-name="ce2">
            <text:p>78,80</text:p>
          </table:table-cell>
          <table:table-cell office:value-type="float" office:value="85.53" table:style-name="ce2">
            <text:p>85,53</text:p>
          </table:table-cell>
          <table:table-cell office:value-type="float" office:value="82.09" table:style-name="ce2">
            <text:p>82,09</text:p>
          </table:table-cell>
          <table:table-cell office:value-type="float" office:value="1618.46" table:style-name="ce2">
            <text:p>1618,46</text:p>
          </table:table-cell>
          <table:table-cell office:value-type="float" office:value="1534" table:style-name="ce3">
            <text:p>1534</text:p>
          </table:table-cell>
          <table:table-cell office:value-type="float" office:value="1" table:formula="of:=IF([.C165]&lt;AVERAGE([.C$155:.C$171]);1;2)" table:style-name="ce6">
            <text:p>1</text:p>
          </table:table-cell>
          <table:table-cell office:value-type="float" office:value="1" table:formula="of:=IF([.D165]&lt;AVERAGE([.D$155:.D$171]);1;2)" table:style-name="ce6">
            <text:p>1</text:p>
          </table:table-cell>
          <table:table-cell office:value-type="float" office:value="1" table:formula="of:=IF([.E165]&lt;AVERAGE([.E$155:.E$171]);1;2)" table:style-name="ce6">
            <text:p>1</text:p>
          </table:table-cell>
          <table:table-cell office:value-type="float" office:value="2" table:formula="of:=IF([.F165]&lt;AVERAGE([.F$155:.F$171]);1;2)" table:style-name="ce6">
            <text:p>2</text:p>
          </table:table-cell>
          <table:table-cell office:value-type="float" office:value="2" table:formula="of:=IF([.G165]&lt;AVERAGE([.G$155:.G$17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1" table:style-name="ce6">
            <text:p>2011</text:p>
          </table:table-cell>
          <table:table-cell office:value-type="float" office:value="79.11" table:style-name="ce2">
            <text:p>79,11</text:p>
          </table:table-cell>
          <table:table-cell office:value-type="float" office:value="85.8" table:style-name="ce2">
            <text:p>85,80</text:p>
          </table:table-cell>
          <table:table-cell office:value-type="float" office:value="82.49" table:style-name="ce2">
            <text:p>82,49</text:p>
          </table:table-cell>
          <table:table-cell office:value-type="float" office:value="1376.42" table:style-name="ce2">
            <text:p>1376,42</text:p>
          </table:table-cell>
          <table:table-cell office:value-type="float" office:value="1324" table:style-name="ce3">
            <text:p>1324</text:p>
          </table:table-cell>
          <table:table-cell office:value-type="float" office:value="1" table:formula="of:=IF([.C166]&lt;AVERAGE([.C$155:.C$171]);1;2)" table:style-name="ce6">
            <text:p>1</text:p>
          </table:table-cell>
          <table:table-cell office:value-type="float" office:value="2" table:formula="of:=IF([.D166]&lt;AVERAGE([.D$155:.D$171]);1;2)" table:style-name="ce6">
            <text:p>2</text:p>
          </table:table-cell>
          <table:table-cell office:value-type="float" office:value="1" table:formula="of:=IF([.E166]&lt;AVERAGE([.E$155:.E$171]);1;2)" table:style-name="ce6">
            <text:p>1</text:p>
          </table:table-cell>
          <table:table-cell office:value-type="float" office:value="1" table:formula="of:=IF([.F166]&lt;AVERAGE([.F$155:.F$171]);1;2)" table:style-name="ce6">
            <text:p>1</text:p>
          </table:table-cell>
          <table:table-cell office:value-type="float" office:value="1" table:formula="of:=IF([.G166]&lt;AVERAGE([.G$155:.G$17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1" table:style-name="ce6">
            <text:p>2011</text:p>
          </table:table-cell>
          <table:table-cell office:value-type="float" office:value="80.180000000000007" table:style-name="ce2">
            <text:p>80,18</text:p>
          </table:table-cell>
          <table:table-cell office:value-type="float" office:value="86.52" table:style-name="ce2">
            <text:p>86,52</text:p>
          </table:table-cell>
          <table:table-cell office:value-type="float" office:value="83.28" table:style-name="ce2">
            <text:p>83,28</text:p>
          </table:table-cell>
          <table:table-cell office:value-type="float" office:value="1487.28" table:style-name="ce2">
            <text:p>1487,28</text:p>
          </table:table-cell>
          <table:table-cell office:value-type="float" office:value="1439" table:style-name="ce3">
            <text:p>1439</text:p>
          </table:table-cell>
          <table:table-cell office:value-type="float" office:value="2" table:formula="of:=IF([.C167]&lt;AVERAGE([.C$155:.C$171]);1;2)" table:style-name="ce6">
            <text:p>2</text:p>
          </table:table-cell>
          <table:table-cell office:value-type="float" office:value="2" table:formula="of:=IF([.D167]&lt;AVERAGE([.D$155:.D$171]);1;2)" table:style-name="ce6">
            <text:p>2</text:p>
          </table:table-cell>
          <table:table-cell office:value-type="float" office:value="2" table:formula="of:=IF([.E167]&lt;AVERAGE([.E$155:.E$171]);1;2)" table:style-name="ce6">
            <text:p>2</text:p>
          </table:table-cell>
          <table:table-cell office:value-type="float" office:value="2" table:formula="of:=IF([.F167]&lt;AVERAGE([.F$155:.F$171]);1;2)" table:style-name="ce6">
            <text:p>2</text:p>
          </table:table-cell>
          <table:table-cell office:value-type="float" office:value="2" table:formula="of:=IF([.G167]&lt;AVERAGE([.G$155:.G$17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1" table:style-name="ce6">
            <text:p>2011</text:p>
          </table:table-cell>
          <table:table-cell office:value-type="float" office:value="81.02" table:style-name="ce2">
            <text:p>81,02</text:p>
          </table:table-cell>
          <table:table-cell office:value-type="float" office:value="86.99" table:style-name="ce2">
            <text:p>86,99</text:p>
          </table:table-cell>
          <table:table-cell office:value-type="float" office:value="84.2" table:style-name="ce2">
            <text:p>84,20</text:p>
          </table:table-cell>
          <table:table-cell office:value-type="float" office:value="1368.45" table:style-name="ce2">
            <text:p>1368,45</text:p>
          </table:table-cell>
          <table:table-cell office:value-type="float" office:value="1313" table:style-name="ce3">
            <text:p>1313</text:p>
          </table:table-cell>
          <table:table-cell office:value-type="float" office:value="2" table:formula="of:=IF([.C168]&lt;AVERAGE([.C$155:.C$171]);1;2)" table:style-name="ce6">
            <text:p>2</text:p>
          </table:table-cell>
          <table:table-cell office:value-type="float" office:value="2" table:formula="of:=IF([.D168]&lt;AVERAGE([.D$155:.D$171]);1;2)" table:style-name="ce6">
            <text:p>2</text:p>
          </table:table-cell>
          <table:table-cell office:value-type="float" office:value="2" table:formula="of:=IF([.E168]&lt;AVERAGE([.E$155:.E$171]);1;2)" table:style-name="ce6">
            <text:p>2</text:p>
          </table:table-cell>
          <table:table-cell office:value-type="float" office:value="1" table:formula="of:=IF([.F168]&lt;AVERAGE([.F$155:.F$171]);1;2)" table:style-name="ce6">
            <text:p>1</text:p>
          </table:table-cell>
          <table:table-cell office:value-type="float" office:value="1" table:formula="of:=IF([.G168]&lt;AVERAGE([.G$155:.G$17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1" table:style-name="ce6">
            <text:p>2011</text:p>
          </table:table-cell>
          <table:table-cell office:value-type="float" office:value="79.209999999999994" table:style-name="ce2">
            <text:p>79,21</text:p>
          </table:table-cell>
          <table:table-cell office:value-type="float" office:value="84.85" table:style-name="ce2">
            <text:p>84,85</text:p>
          </table:table-cell>
          <table:table-cell office:value-type="float" office:value="82.03" table:style-name="ce2">
            <text:p>82,03</text:p>
          </table:table-cell>
          <table:table-cell office:value-type="float" office:value="1620.11" table:style-name="ce2">
            <text:p>1620,11</text:p>
          </table:table-cell>
          <table:table-cell office:value-type="float" office:value="1551" table:style-name="ce3">
            <text:p>1551</text:p>
          </table:table-cell>
          <table:table-cell office:value-type="float" office:value="1" table:formula="of:=IF([.C169]&lt;AVERAGE([.C$155:.C$171]);1;2)" table:style-name="ce6">
            <text:p>1</text:p>
          </table:table-cell>
          <table:table-cell office:value-type="float" office:value="1" table:formula="of:=IF([.D169]&lt;AVERAGE([.D$155:.D$171]);1;2)" table:style-name="ce6">
            <text:p>1</text:p>
          </table:table-cell>
          <table:table-cell office:value-type="float" office:value="1" table:formula="of:=IF([.E169]&lt;AVERAGE([.E$155:.E$171]);1;2)" table:style-name="ce6">
            <text:p>1</text:p>
          </table:table-cell>
          <table:table-cell office:value-type="float" office:value="2" table:formula="of:=IF([.F169]&lt;AVERAGE([.F$155:.F$171]);1;2)" table:style-name="ce6">
            <text:p>2</text:p>
          </table:table-cell>
          <table:table-cell office:value-type="float" office:value="2" table:formula="of:=IF([.G169]&lt;AVERAGE([.G$155:.G$17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1" table:style-name="ce6">
            <text:p>2011</text:p>
          </table:table-cell>
          <table:table-cell office:value-type="float" office:value="81.19" table:style-name="ce2">
            <text:p>81,19</text:p>
          </table:table-cell>
          <table:table-cell office:value-type="float" office:value="86.61" table:style-name="ce2">
            <text:p>86,61</text:p>
          </table:table-cell>
          <table:table-cell office:value-type="float" office:value="83.94" table:style-name="ce2">
            <text:p>83,94</text:p>
          </table:table-cell>
          <table:table-cell office:value-type="float" office:value="1569.8" table:style-name="ce2">
            <text:p>1569,80</text:p>
          </table:table-cell>
          <table:table-cell office:value-type="float" office:value="1546" table:style-name="ce3">
            <text:p>1546</text:p>
          </table:table-cell>
          <table:table-cell office:value-type="float" office:value="2" table:formula="of:=IF([.C170]&lt;AVERAGE([.C$155:.C$171]);1;2)" table:style-name="ce6">
            <text:p>2</text:p>
          </table:table-cell>
          <table:table-cell office:value-type="float" office:value="2" table:formula="of:=IF([.D170]&lt;AVERAGE([.D$155:.D$171]);1;2)" table:style-name="ce6">
            <text:p>2</text:p>
          </table:table-cell>
          <table:table-cell office:value-type="float" office:value="2" table:formula="of:=IF([.E170]&lt;AVERAGE([.E$155:.E$171]);1;2)" table:style-name="ce6">
            <text:p>2</text:p>
          </table:table-cell>
          <table:table-cell office:value-type="float" office:value="2" table:formula="of:=IF([.F170]&lt;AVERAGE([.F$155:.F$171]);1;2)" table:style-name="ce6">
            <text:p>2</text:p>
          </table:table-cell>
          <table:table-cell office:value-type="float" office:value="2" table:formula="of:=IF([.G170]&lt;AVERAGE([.G$155:.G$17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1" table:style-name="ce6">
            <text:p>2011</text:p>
          </table:table-cell>
          <table:table-cell office:value-type="float" office:value="79.510000000000005" table:style-name="ce2">
            <text:p>79,51</text:p>
          </table:table-cell>
          <table:table-cell office:value-type="float" office:value="86.28" table:style-name="ce2">
            <text:p>86,28</text:p>
          </table:table-cell>
          <table:table-cell office:value-type="float" office:value="82.95" table:style-name="ce2">
            <text:p>82,95</text:p>
          </table:table-cell>
          <table:table-cell office:value-type="float" office:value="1660.13" table:style-name="ce2">
            <text:p>1660,13</text:p>
          </table:table-cell>
          <table:table-cell office:value-type="float" office:value="1633" table:style-name="ce3">
            <text:p>1633</text:p>
          </table:table-cell>
          <table:table-cell office:value-type="float" office:value="1" table:formula="of:=IF([.C171]&lt;AVERAGE([.C$155:.C$171]);1;2)" table:style-name="ce6">
            <text:p>1</text:p>
          </table:table-cell>
          <table:table-cell office:value-type="float" office:value="2" table:formula="of:=IF([.D171]&lt;AVERAGE([.D$155:.D$171]);1;2)" table:style-name="ce6">
            <text:p>2</text:p>
          </table:table-cell>
          <table:table-cell office:value-type="float" office:value="2" table:formula="of:=IF([.E171]&lt;AVERAGE([.E$155:.E$171]);1;2)" table:style-name="ce6">
            <text:p>2</text:p>
          </table:table-cell>
          <table:table-cell office:value-type="float" office:value="2" table:formula="of:=IF([.F171]&lt;AVERAGE([.F$155:.F$171]);1;2)" table:style-name="ce6">
            <text:p>2</text:p>
          </table:table-cell>
          <table:table-cell office:value-type="float" office:value="2" table:formula="of:=IF([.G171]&lt;AVERAGE([.G$155:.G$17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2" table:style-name="ce6">
            <text:p>2012</text:p>
          </table:table-cell>
          <table:table-cell office:value-type="float" office:value="78.510000000000005" table:style-name="ce2">
            <text:p>78,51</text:p>
          </table:table-cell>
          <table:table-cell office:value-type="float" office:value="84.25" table:style-name="ce2">
            <text:p>84,25</text:p>
          </table:table-cell>
          <table:table-cell office:value-type="float" office:value="81.39" table:style-name="ce2">
            <text:p>81,39</text:p>
          </table:table-cell>
          <table:table-cell office:value-type="float" office:value="1189.17" table:style-name="ce2">
            <text:p>1189,17</text:p>
          </table:table-cell>
          <table:table-cell office:value-type="float" office:value="1101" table:style-name="ce3">
            <text:p>1101</text:p>
          </table:table-cell>
          <table:table-cell office:value-type="float" office:value="1" table:formula="of:=IF([.C172]&lt;AVERAGE([.C$172:.C$188]);1;2)" table:style-name="ce6">
            <text:p>1</text:p>
          </table:table-cell>
          <table:table-cell office:value-type="float" office:value="1" table:formula="of:=IF([.D172]&lt;AVERAGE([.D$172:.D$188]);1;2)" table:style-name="ce6">
            <text:p>1</text:p>
          </table:table-cell>
          <table:table-cell office:value-type="float" office:value="1" table:formula="of:=IF([.E172]&lt;AVERAGE([.E$172:.E$188]);1;2)" table:style-name="ce6">
            <text:p>1</text:p>
          </table:table-cell>
          <table:table-cell office:value-type="float" office:value="1" table:formula="of:=IF([.F172]&lt;AVERAGE([.F$172:.F$188]);1;2)" table:style-name="ce6">
            <text:p>1</text:p>
          </table:table-cell>
          <table:table-cell office:value-type="float" office:value="1" table:formula="of:=IF([.G172]&lt;AVERAGE([.G$172:.G$18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2" table:style-name="ce6">
            <text:p>2012</text:p>
          </table:table-cell>
          <table:table-cell office:value-type="float" office:value="79.760000000000005" table:style-name="ce2">
            <text:p>79,76</text:p>
          </table:table-cell>
          <table:table-cell office:value-type="float" office:value="85.93" table:style-name="ce2">
            <text:p>85,93</text:p>
          </table:table-cell>
          <table:table-cell office:value-type="float" office:value="82.81" table:style-name="ce2">
            <text:p>82,81</text:p>
          </table:table-cell>
          <table:table-cell office:value-type="float" office:value="1549.22" table:style-name="ce2">
            <text:p>1549,22</text:p>
          </table:table-cell>
          <table:table-cell office:value-type="float" office:value="1525" table:style-name="ce3">
            <text:p>1525</text:p>
          </table:table-cell>
          <table:table-cell office:value-type="float" office:value="1" table:formula="of:=IF([.C173]&lt;AVERAGE([.C$172:.C$188]);1;2)" table:style-name="ce6">
            <text:p>1</text:p>
          </table:table-cell>
          <table:table-cell office:value-type="float" office:value="1" table:formula="of:=IF([.D173]&lt;AVERAGE([.D$172:.D$188]);1;2)" table:style-name="ce6">
            <text:p>1</text:p>
          </table:table-cell>
          <table:table-cell office:value-type="float" office:value="1" table:formula="of:=IF([.E173]&lt;AVERAGE([.E$172:.E$188]);1;2)" table:style-name="ce6">
            <text:p>1</text:p>
          </table:table-cell>
          <table:table-cell office:value-type="float" office:value="2" table:formula="of:=IF([.F173]&lt;AVERAGE([.F$172:.F$188]);1;2)" table:style-name="ce6">
            <text:p>2</text:p>
          </table:table-cell>
          <table:table-cell office:value-type="float" office:value="2" table:formula="of:=IF([.G173]&lt;AVERAGE([.G$172:.G$18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2" table:style-name="ce6">
            <text:p>2012</text:p>
          </table:table-cell>
          <table:table-cell office:value-type="float" office:value="78.14" table:style-name="ce2">
            <text:p>78,14</text:p>
          </table:table-cell>
          <table:table-cell office:value-type="float" office:value="85.44" table:style-name="ce2">
            <text:p>85,44</text:p>
          </table:table-cell>
          <table:table-cell office:value-type="float" office:value="81.83" table:style-name="ce2">
            <text:p>81,83</text:p>
          </table:table-cell>
          <table:table-cell office:value-type="float" office:value="1560.98" table:style-name="ce2">
            <text:p>1560,98</text:p>
          </table:table-cell>
          <table:table-cell office:value-type="float" office:value="1546" table:style-name="ce3">
            <text:p>1546</text:p>
          </table:table-cell>
          <table:table-cell office:value-type="float" office:value="1" table:formula="of:=IF([.C174]&lt;AVERAGE([.C$172:.C$188]);1;2)" table:style-name="ce6">
            <text:p>1</text:p>
          </table:table-cell>
          <table:table-cell office:value-type="float" office:value="1" table:formula="of:=IF([.D174]&lt;AVERAGE([.D$172:.D$188]);1;2)" table:style-name="ce6">
            <text:p>1</text:p>
          </table:table-cell>
          <table:table-cell office:value-type="float" office:value="1" table:formula="of:=IF([.E174]&lt;AVERAGE([.E$172:.E$188]);1;2)" table:style-name="ce6">
            <text:p>1</text:p>
          </table:table-cell>
          <table:table-cell office:value-type="float" office:value="2" table:formula="of:=IF([.F174]&lt;AVERAGE([.F$172:.F$188]);1;2)" table:style-name="ce6">
            <text:p>2</text:p>
          </table:table-cell>
          <table:table-cell office:value-type="float" office:value="2" table:formula="of:=IF([.G174]&lt;AVERAGE([.G$172:.G$18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2" table:style-name="ce6">
            <text:p>2012</text:p>
          </table:table-cell>
          <table:table-cell office:value-type="float" office:value="79.58" table:style-name="ce2">
            <text:p>79,58</text:p>
          </table:table-cell>
          <table:table-cell office:value-type="float" office:value="85.4" table:style-name="ce2">
            <text:p>85,40</text:p>
          </table:table-cell>
          <table:table-cell office:value-type="float" office:value="82.48" table:style-name="ce2">
            <text:p>82,48</text:p>
          </table:table-cell>
          <table:table-cell office:value-type="float" office:value="1268.6300000000001" table:style-name="ce2">
            <text:p>1268,63</text:p>
          </table:table-cell>
          <table:table-cell office:value-type="float" office:value="1174" table:style-name="ce3">
            <text:p>1174</text:p>
          </table:table-cell>
          <table:table-cell office:value-type="float" office:value="1" table:formula="of:=IF([.C175]&lt;AVERAGE([.C$172:.C$188]);1;2)" table:style-name="ce6">
            <text:p>1</text:p>
          </table:table-cell>
          <table:table-cell office:value-type="float" office:value="1" table:formula="of:=IF([.D175]&lt;AVERAGE([.D$172:.D$188]);1;2)" table:style-name="ce6">
            <text:p>1</text:p>
          </table:table-cell>
          <table:table-cell office:value-type="float" office:value="1" table:formula="of:=IF([.E175]&lt;AVERAGE([.E$172:.E$188]);1;2)" table:style-name="ce6">
            <text:p>1</text:p>
          </table:table-cell>
          <table:table-cell office:value-type="float" office:value="1" table:formula="of:=IF([.F175]&lt;AVERAGE([.F$172:.F$188]);1;2)" table:style-name="ce6">
            <text:p>1</text:p>
          </table:table-cell>
          <table:table-cell office:value-type="float" office:value="1" table:formula="of:=IF([.G175]&lt;AVERAGE([.G$172:.G$18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2" table:style-name="ce6">
            <text:p>2012</text:p>
          </table:table-cell>
          <table:table-cell office:value-type="float" office:value="79.13" table:style-name="ce2">
            <text:p>79,13</text:p>
          </table:table-cell>
          <table:table-cell office:value-type="float" office:value="85.08" table:style-name="ce2">
            <text:p>85,08</text:p>
          </table:table-cell>
          <table:table-cell office:value-type="float" office:value="82.07" table:style-name="ce2">
            <text:p>82,07</text:p>
          </table:table-cell>
          <table:table-cell office:value-type="float" office:value="1285.47" table:style-name="ce2">
            <text:p>1285,47</text:p>
          </table:table-cell>
          <table:table-cell office:value-type="float" office:value="1207" table:style-name="ce3">
            <text:p>1207</text:p>
          </table:table-cell>
          <table:table-cell office:value-type="float" office:value="1" table:formula="of:=IF([.C176]&lt;AVERAGE([.C$172:.C$188]);1;2)" table:style-name="ce6">
            <text:p>1</text:p>
          </table:table-cell>
          <table:table-cell office:value-type="float" office:value="1" table:formula="of:=IF([.D176]&lt;AVERAGE([.D$172:.D$188]);1;2)" table:style-name="ce6">
            <text:p>1</text:p>
          </table:table-cell>
          <table:table-cell office:value-type="float" office:value="1" table:formula="of:=IF([.E176]&lt;AVERAGE([.E$172:.E$188]);1;2)" table:style-name="ce6">
            <text:p>1</text:p>
          </table:table-cell>
          <table:table-cell office:value-type="float" office:value="1" table:formula="of:=IF([.F176]&lt;AVERAGE([.F$172:.F$188]);1;2)" table:style-name="ce6">
            <text:p>1</text:p>
          </table:table-cell>
          <table:table-cell office:value-type="float" office:value="1" table:formula="of:=IF([.G176]&lt;AVERAGE([.G$172:.G$18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2" table:style-name="ce6">
            <text:p>2012</text:p>
          </table:table-cell>
          <table:table-cell office:value-type="float" office:value="79.47" table:style-name="ce2">
            <text:p>79,47</text:p>
          </table:table-cell>
          <table:table-cell office:value-type="float" office:value="86.55" table:style-name="ce2">
            <text:p>86,55</text:p>
          </table:table-cell>
          <table:table-cell office:value-type="float" office:value="83.03" table:style-name="ce2">
            <text:p>83,03</text:p>
          </table:table-cell>
          <table:table-cell office:value-type="float" office:value="1842.24" table:style-name="ce2">
            <text:p>1842,24</text:p>
          </table:table-cell>
          <table:table-cell office:value-type="float" office:value="1771" table:style-name="ce3">
            <text:p>1771</text:p>
          </table:table-cell>
          <table:table-cell office:value-type="float" office:value="1" table:formula="of:=IF([.C177]&lt;AVERAGE([.C$172:.C$188]);1;2)" table:style-name="ce6">
            <text:p>1</text:p>
          </table:table-cell>
          <table:table-cell office:value-type="float" office:value="2" table:formula="of:=IF([.D177]&lt;AVERAGE([.D$172:.D$188]);1;2)" table:style-name="ce6">
            <text:p>2</text:p>
          </table:table-cell>
          <table:table-cell office:value-type="float" office:value="2" table:formula="of:=IF([.E177]&lt;AVERAGE([.E$172:.E$188]);1;2)" table:style-name="ce6">
            <text:p>2</text:p>
          </table:table-cell>
          <table:table-cell office:value-type="float" office:value="2" table:formula="of:=IF([.F177]&lt;AVERAGE([.F$172:.F$188]);1;2)" table:style-name="ce6">
            <text:p>2</text:p>
          </table:table-cell>
          <table:table-cell office:value-type="float" office:value="2" table:formula="of:=IF([.G177]&lt;AVERAGE([.G$172:.G$18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2" table:style-name="ce6">
            <text:p>2012</text:p>
          </table:table-cell>
          <table:table-cell office:value-type="float" office:value="80.84" table:style-name="ce2">
            <text:p>80,84</text:p>
          </table:table-cell>
          <table:table-cell office:value-type="float" office:value="85.86" table:style-name="ce2">
            <text:p>85,86</text:p>
          </table:table-cell>
          <table:table-cell office:value-type="float" office:value="83.33" table:style-name="ce2">
            <text:p>83,33</text:p>
          </table:table-cell>
          <table:table-cell office:value-type="float" office:value="1312.73" table:style-name="ce2">
            <text:p>1312,73</text:p>
          </table:table-cell>
          <table:table-cell office:value-type="float" office:value="1254" table:style-name="ce3">
            <text:p>1254</text:p>
          </table:table-cell>
          <table:table-cell office:value-type="float" office:value="2" table:formula="of:=IF([.C178]&lt;AVERAGE([.C$172:.C$188]);1;2)" table:style-name="ce6">
            <text:p>2</text:p>
          </table:table-cell>
          <table:table-cell office:value-type="float" office:value="1" table:formula="of:=IF([.D178]&lt;AVERAGE([.D$172:.D$188]);1;2)" table:style-name="ce6">
            <text:p>1</text:p>
          </table:table-cell>
          <table:table-cell office:value-type="float" office:value="2" table:formula="of:=IF([.E178]&lt;AVERAGE([.E$172:.E$188]);1;2)" table:style-name="ce6">
            <text:p>2</text:p>
          </table:table-cell>
          <table:table-cell office:value-type="float" office:value="1" table:formula="of:=IF([.F178]&lt;AVERAGE([.F$172:.F$188]);1;2)" table:style-name="ce6">
            <text:p>1</text:p>
          </table:table-cell>
          <table:table-cell office:value-type="float" office:value="1" table:formula="of:=IF([.G178]&lt;AVERAGE([.G$172:.G$18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2" table:style-name="ce6">
            <text:p>2012</text:p>
          </table:table-cell>
          <table:table-cell office:value-type="float" office:value="80.739999999999995" table:style-name="ce2">
            <text:p>80,74</text:p>
          </table:table-cell>
          <table:table-cell office:value-type="float" office:value="86.97" table:style-name="ce2">
            <text:p>86,97</text:p>
          </table:table-cell>
          <table:table-cell office:value-type="float" office:value="83.82" table:style-name="ce2">
            <text:p>83,82</text:p>
          </table:table-cell>
          <table:table-cell office:value-type="float" office:value="1435.23" table:style-name="ce2">
            <text:p>1435,23</text:p>
          </table:table-cell>
          <table:table-cell office:value-type="float" office:value="1368" table:style-name="ce3">
            <text:p>1368</text:p>
          </table:table-cell>
          <table:table-cell office:value-type="float" office:value="2" table:formula="of:=IF([.C179]&lt;AVERAGE([.C$172:.C$188]);1;2)" table:style-name="ce6">
            <text:p>2</text:p>
          </table:table-cell>
          <table:table-cell office:value-type="float" office:value="2" table:formula="of:=IF([.D179]&lt;AVERAGE([.D$172:.D$188]);1;2)" table:style-name="ce6">
            <text:p>2</text:p>
          </table:table-cell>
          <table:table-cell office:value-type="float" office:value="2" table:formula="of:=IF([.E179]&lt;AVERAGE([.E$172:.E$188]);1;2)" table:style-name="ce6">
            <text:p>2</text:p>
          </table:table-cell>
          <table:table-cell office:value-type="float" office:value="2" table:formula="of:=IF([.F179]&lt;AVERAGE([.F$172:.F$188]);1;2)" table:style-name="ce6">
            <text:p>2</text:p>
          </table:table-cell>
          <table:table-cell office:value-type="float" office:value="2" table:formula="of:=IF([.G179]&lt;AVERAGE([.G$172:.G$18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2" table:style-name="ce6">
            <text:p>2012</text:p>
          </table:table-cell>
          <table:table-cell office:value-type="float" office:value="80.05" table:style-name="ce2">
            <text:p>80,05</text:p>
          </table:table-cell>
          <table:table-cell office:value-type="float" office:value="86.21" table:style-name="ce2">
            <text:p>86,21</text:p>
          </table:table-cell>
          <table:table-cell office:value-type="float" office:value="83.19" table:style-name="ce2">
            <text:p>83,19</text:p>
          </table:table-cell>
          <table:table-cell office:value-type="float" office:value="1345.79" table:style-name="ce2">
            <text:p>1345,79</text:p>
          </table:table-cell>
          <table:table-cell office:value-type="float" office:value="1264" table:style-name="ce3">
            <text:p>1264</text:p>
          </table:table-cell>
          <table:table-cell office:value-type="float" office:value="2" table:formula="of:=IF([.C180]&lt;AVERAGE([.C$172:.C$188]);1;2)" table:style-name="ce6">
            <text:p>2</text:p>
          </table:table-cell>
          <table:table-cell office:value-type="float" office:value="2" table:formula="of:=IF([.D180]&lt;AVERAGE([.D$172:.D$188]);1;2)" table:style-name="ce6">
            <text:p>2</text:p>
          </table:table-cell>
          <table:table-cell office:value-type="float" office:value="2" table:formula="of:=IF([.E180]&lt;AVERAGE([.E$172:.E$188]);1;2)" table:style-name="ce6">
            <text:p>2</text:p>
          </table:table-cell>
          <table:table-cell office:value-type="float" office:value="1" table:formula="of:=IF([.F180]&lt;AVERAGE([.F$172:.F$188]);1;2)" table:style-name="ce6">
            <text:p>1</text:p>
          </table:table-cell>
          <table:table-cell office:value-type="float" office:value="1" table:formula="of:=IF([.G180]&lt;AVERAGE([.G$172:.G$18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2" table:style-name="ce6">
            <text:p>2012</text:p>
          </table:table-cell>
          <table:table-cell office:value-type="float" office:value="79.489999999999995" table:style-name="ce2">
            <text:p>79,49</text:p>
          </table:table-cell>
          <table:table-cell office:value-type="float" office:value="85.27" table:style-name="ce2">
            <text:p>85,27</text:p>
          </table:table-cell>
          <table:table-cell office:value-type="float" office:value="82.39" table:style-name="ce2">
            <text:p>82,39</text:p>
          </table:table-cell>
          <table:table-cell office:value-type="float" office:value="1307.52" table:style-name="ce2">
            <text:p>1307,52</text:p>
          </table:table-cell>
          <table:table-cell office:value-type="float" office:value="1211" table:style-name="ce3">
            <text:p>1211</text:p>
          </table:table-cell>
          <table:table-cell office:value-type="float" office:value="1" table:formula="of:=IF([.C181]&lt;AVERAGE([.C$172:.C$188]);1;2)" table:style-name="ce6">
            <text:p>1</text:p>
          </table:table-cell>
          <table:table-cell office:value-type="float" office:value="1" table:formula="of:=IF([.D181]&lt;AVERAGE([.D$172:.D$188]);1;2)" table:style-name="ce6">
            <text:p>1</text:p>
          </table:table-cell>
          <table:table-cell office:value-type="float" office:value="1" table:formula="of:=IF([.E181]&lt;AVERAGE([.E$172:.E$188]);1;2)" table:style-name="ce6">
            <text:p>1</text:p>
          </table:table-cell>
          <table:table-cell office:value-type="float" office:value="1" table:formula="of:=IF([.F181]&lt;AVERAGE([.F$172:.F$188]);1;2)" table:style-name="ce6">
            <text:p>1</text:p>
          </table:table-cell>
          <table:table-cell office:value-type="float" office:value="1" table:formula="of:=IF([.G181]&lt;AVERAGE([.G$172:.G$18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2" table:style-name="ce6">
            <text:p>2012</text:p>
          </table:table-cell>
          <table:table-cell office:value-type="float" office:value="78.92" table:style-name="ce2">
            <text:p>78,92</text:p>
          </table:table-cell>
          <table:table-cell office:value-type="float" office:value="85.69" table:style-name="ce2">
            <text:p>85,69</text:p>
          </table:table-cell>
          <table:table-cell office:value-type="float" office:value="82.23" table:style-name="ce2">
            <text:p>82,23</text:p>
          </table:table-cell>
          <table:table-cell office:value-type="float" office:value="1438.74" table:style-name="ce2">
            <text:p>1438,74</text:p>
          </table:table-cell>
          <table:table-cell office:value-type="float" office:value="1412" table:style-name="ce3">
            <text:p>1412</text:p>
          </table:table-cell>
          <table:table-cell office:value-type="float" office:value="1" table:formula="of:=IF([.C182]&lt;AVERAGE([.C$172:.C$188]);1;2)" table:style-name="ce6">
            <text:p>1</text:p>
          </table:table-cell>
          <table:table-cell office:value-type="float" office:value="1" table:formula="of:=IF([.D182]&lt;AVERAGE([.D$172:.D$188]);1;2)" table:style-name="ce6">
            <text:p>1</text:p>
          </table:table-cell>
          <table:table-cell office:value-type="float" office:value="1" table:formula="of:=IF([.E182]&lt;AVERAGE([.E$172:.E$188]);1;2)" table:style-name="ce6">
            <text:p>1</text:p>
          </table:table-cell>
          <table:table-cell office:value-type="float" office:value="2" table:formula="of:=IF([.F182]&lt;AVERAGE([.F$172:.F$188]);1;2)" table:style-name="ce6">
            <text:p>2</text:p>
          </table:table-cell>
          <table:table-cell office:value-type="float" office:value="2" table:formula="of:=IF([.G182]&lt;AVERAGE([.G$172:.G$18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2" table:style-name="ce6">
            <text:p>2012</text:p>
          </table:table-cell>
          <table:table-cell office:value-type="float" office:value="79.3" table:style-name="ce2">
            <text:p>79,30</text:p>
          </table:table-cell>
          <table:table-cell office:value-type="float" office:value="85.95" table:style-name="ce2">
            <text:p>85,95</text:p>
          </table:table-cell>
          <table:table-cell office:value-type="float" office:value="82.65" table:style-name="ce2">
            <text:p>82,65</text:p>
          </table:table-cell>
          <table:table-cell office:value-type="float" office:value="1307.72" table:style-name="ce2">
            <text:p>1307,72</text:p>
          </table:table-cell>
          <table:table-cell office:value-type="float" office:value="1277" table:style-name="ce3">
            <text:p>1277</text:p>
          </table:table-cell>
          <table:table-cell office:value-type="float" office:value="1" table:formula="of:=IF([.C183]&lt;AVERAGE([.C$172:.C$188]);1;2)" table:style-name="ce6">
            <text:p>1</text:p>
          </table:table-cell>
          <table:table-cell office:value-type="float" office:value="2" table:formula="of:=IF([.D183]&lt;AVERAGE([.D$172:.D$188]);1;2)" table:style-name="ce6">
            <text:p>2</text:p>
          </table:table-cell>
          <table:table-cell office:value-type="float" office:value="1" table:formula="of:=IF([.E183]&lt;AVERAGE([.E$172:.E$188]);1;2)" table:style-name="ce6">
            <text:p>1</text:p>
          </table:table-cell>
          <table:table-cell office:value-type="float" office:value="1" table:formula="of:=IF([.F183]&lt;AVERAGE([.F$172:.F$188]);1;2)" table:style-name="ce6">
            <text:p>1</text:p>
          </table:table-cell>
          <table:table-cell office:value-type="float" office:value="1" table:formula="of:=IF([.G183]&lt;AVERAGE([.G$172:.G$18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2" table:style-name="ce6">
            <text:p>2012</text:p>
          </table:table-cell>
          <table:table-cell office:value-type="float" office:value="80.37" table:style-name="ce2">
            <text:p>80,37</text:p>
          </table:table-cell>
          <table:table-cell office:value-type="float" office:value="86.72" table:style-name="ce2">
            <text:p>86,72</text:p>
          </table:table-cell>
          <table:table-cell office:value-type="float" office:value="83.48" table:style-name="ce2">
            <text:p>83,48</text:p>
          </table:table-cell>
          <table:table-cell office:value-type="float" office:value="1341.03" table:style-name="ce2">
            <text:p>1341,03</text:p>
          </table:table-cell>
          <table:table-cell office:value-type="float" office:value="1309" table:style-name="ce3">
            <text:p>1309</text:p>
          </table:table-cell>
          <table:table-cell office:value-type="float" office:value="2" table:formula="of:=IF([.C184]&lt;AVERAGE([.C$172:.C$188]);1;2)" table:style-name="ce6">
            <text:p>2</text:p>
          </table:table-cell>
          <table:table-cell office:value-type="float" office:value="2" table:formula="of:=IF([.D184]&lt;AVERAGE([.D$172:.D$188]);1;2)" table:style-name="ce6">
            <text:p>2</text:p>
          </table:table-cell>
          <table:table-cell office:value-type="float" office:value="2" table:formula="of:=IF([.E184]&lt;AVERAGE([.E$172:.E$188]);1;2)" table:style-name="ce6">
            <text:p>2</text:p>
          </table:table-cell>
          <table:table-cell office:value-type="float" office:value="1" table:formula="of:=IF([.F184]&lt;AVERAGE([.F$172:.F$188]);1;2)" table:style-name="ce6">
            <text:p>1</text:p>
          </table:table-cell>
          <table:table-cell office:value-type="float" office:value="1" table:formula="of:=IF([.G184]&lt;AVERAGE([.G$172:.G$18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2" table:style-name="ce6">
            <text:p>2012</text:p>
          </table:table-cell>
          <table:table-cell office:value-type="float" office:value="81.37" table:style-name="ce2">
            <text:p>81,37</text:p>
          </table:table-cell>
          <table:table-cell office:value-type="float" office:value="87.36" table:style-name="ce2">
            <text:p>87,36</text:p>
          </table:table-cell>
          <table:table-cell office:value-type="float" office:value="84.56" table:style-name="ce2">
            <text:p>84,56</text:p>
          </table:table-cell>
          <table:table-cell office:value-type="float" office:value="1227.56" table:style-name="ce2">
            <text:p>1227,56</text:p>
          </table:table-cell>
          <table:table-cell office:value-type="float" office:value="1193" table:style-name="ce3">
            <text:p>1193</text:p>
          </table:table-cell>
          <table:table-cell office:value-type="float" office:value="2" table:formula="of:=IF([.C185]&lt;AVERAGE([.C$172:.C$188]);1;2)" table:style-name="ce6">
            <text:p>2</text:p>
          </table:table-cell>
          <table:table-cell office:value-type="float" office:value="2" table:formula="of:=IF([.D185]&lt;AVERAGE([.D$172:.D$188]);1;2)" table:style-name="ce6">
            <text:p>2</text:p>
          </table:table-cell>
          <table:table-cell office:value-type="float" office:value="2" table:formula="of:=IF([.E185]&lt;AVERAGE([.E$172:.E$188]);1;2)" table:style-name="ce6">
            <text:p>2</text:p>
          </table:table-cell>
          <table:table-cell office:value-type="float" office:value="1" table:formula="of:=IF([.F185]&lt;AVERAGE([.F$172:.F$188]);1;2)" table:style-name="ce6">
            <text:p>1</text:p>
          </table:table-cell>
          <table:table-cell office:value-type="float" office:value="1" table:formula="of:=IF([.G185]&lt;AVERAGE([.G$172:.G$18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2" table:style-name="ce6">
            <text:p>2012</text:p>
          </table:table-cell>
          <table:table-cell office:value-type="float" office:value="79.45" table:style-name="ce2">
            <text:p>79,45</text:p>
          </table:table-cell>
          <table:table-cell office:value-type="float" office:value="85.11" table:style-name="ce2">
            <text:p>85,11</text:p>
          </table:table-cell>
          <table:table-cell office:value-type="float" office:value="82.28" table:style-name="ce2">
            <text:p>82,28</text:p>
          </table:table-cell>
          <table:table-cell office:value-type="float" office:value="1527.03" table:style-name="ce2">
            <text:p>1527,03</text:p>
          </table:table-cell>
          <table:table-cell office:value-type="float" office:value="1444" table:style-name="ce3">
            <text:p>1444</text:p>
          </table:table-cell>
          <table:table-cell office:value-type="float" office:value="1" table:formula="of:=IF([.C186]&lt;AVERAGE([.C$172:.C$188]);1;2)" table:style-name="ce6">
            <text:p>1</text:p>
          </table:table-cell>
          <table:table-cell office:value-type="float" office:value="1" table:formula="of:=IF([.D186]&lt;AVERAGE([.D$172:.D$188]);1;2)" table:style-name="ce6">
            <text:p>1</text:p>
          </table:table-cell>
          <table:table-cell office:value-type="float" office:value="1" table:formula="of:=IF([.E186]&lt;AVERAGE([.E$172:.E$188]);1;2)" table:style-name="ce6">
            <text:p>1</text:p>
          </table:table-cell>
          <table:table-cell office:value-type="float" office:value="2" table:formula="of:=IF([.F186]&lt;AVERAGE([.F$172:.F$188]);1;2)" table:style-name="ce6">
            <text:p>2</text:p>
          </table:table-cell>
          <table:table-cell office:value-type="float" office:value="2" table:formula="of:=IF([.G186]&lt;AVERAGE([.G$172:.G$18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2" table:style-name="ce6">
            <text:p>2012</text:p>
          </table:table-cell>
          <table:table-cell office:value-type="float" office:value="81.430000000000007" table:style-name="ce2">
            <text:p>81,43</text:p>
          </table:table-cell>
          <table:table-cell office:value-type="float" office:value="86.81" table:style-name="ce2">
            <text:p>86,81</text:p>
          </table:table-cell>
          <table:table-cell office:value-type="float" office:value="84.16" table:style-name="ce2">
            <text:p>84,16</text:p>
          </table:table-cell>
          <table:table-cell office:value-type="float" office:value="1649.03" table:style-name="ce2">
            <text:p>1649,03</text:p>
          </table:table-cell>
          <table:table-cell office:value-type="float" office:value="1437" table:style-name="ce3">
            <text:p>1437</text:p>
          </table:table-cell>
          <table:table-cell office:value-type="float" office:value="2" table:formula="of:=IF([.C187]&lt;AVERAGE([.C$172:.C$188]);1;2)" table:style-name="ce6">
            <text:p>2</text:p>
          </table:table-cell>
          <table:table-cell office:value-type="float" office:value="2" table:formula="of:=IF([.D187]&lt;AVERAGE([.D$172:.D$188]);1;2)" table:style-name="ce6">
            <text:p>2</text:p>
          </table:table-cell>
          <table:table-cell office:value-type="float" office:value="2" table:formula="of:=IF([.E187]&lt;AVERAGE([.E$172:.E$188]);1;2)" table:style-name="ce6">
            <text:p>2</text:p>
          </table:table-cell>
          <table:table-cell office:value-type="float" office:value="2" table:formula="of:=IF([.F187]&lt;AVERAGE([.F$172:.F$188]);1;2)" table:style-name="ce6">
            <text:p>2</text:p>
          </table:table-cell>
          <table:table-cell office:value-type="float" office:value="2" table:formula="of:=IF([.G187]&lt;AVERAGE([.G$172:.G$18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2" table:style-name="ce6">
            <text:p>2012</text:p>
          </table:table-cell>
          <table:table-cell office:value-type="float" office:value="79.75" table:style-name="ce2">
            <text:p>79,75</text:p>
          </table:table-cell>
          <table:table-cell office:value-type="float" office:value="86.55" table:style-name="ce2">
            <text:p>86,55</text:p>
          </table:table-cell>
          <table:table-cell office:value-type="float" office:value="83.21" table:style-name="ce2">
            <text:p>83,21</text:p>
          </table:table-cell>
          <table:table-cell office:value-type="float" office:value="1569.03" table:style-name="ce2">
            <text:p>1569,03</text:p>
          </table:table-cell>
          <table:table-cell office:value-type="float" office:value="1590" table:style-name="ce3">
            <text:p>1590</text:p>
          </table:table-cell>
          <table:table-cell office:value-type="float" office:value="1" table:formula="of:=IF([.C188]&lt;AVERAGE([.C$172:.C$188]);1;2)" table:style-name="ce6">
            <text:p>1</text:p>
          </table:table-cell>
          <table:table-cell office:value-type="float" office:value="2" table:formula="of:=IF([.D188]&lt;AVERAGE([.D$172:.D$188]);1;2)" table:style-name="ce6">
            <text:p>2</text:p>
          </table:table-cell>
          <table:table-cell office:value-type="float" office:value="2" table:formula="of:=IF([.E188]&lt;AVERAGE([.E$172:.E$188]);1;2)" table:style-name="ce6">
            <text:p>2</text:p>
          </table:table-cell>
          <table:table-cell office:value-type="float" office:value="2" table:formula="of:=IF([.F188]&lt;AVERAGE([.F$172:.F$188]);1;2)" table:style-name="ce6">
            <text:p>2</text:p>
          </table:table-cell>
          <table:table-cell office:value-type="float" office:value="2" table:formula="of:=IF([.G188]&lt;AVERAGE([.G$172:.G$18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3" table:style-name="ce6">
            <text:p>2013</text:p>
          </table:table-cell>
          <table:table-cell office:value-type="float" office:value="79.03" table:style-name="ce2">
            <text:p>79,03</text:p>
          </table:table-cell>
          <table:table-cell office:value-type="float" office:value="84.64" table:style-name="ce2">
            <text:p>84,64</text:p>
          </table:table-cell>
          <table:table-cell office:value-type="float" office:value="81.849999999999994" table:style-name="ce2">
            <text:p>81,85</text:p>
          </table:table-cell>
          <table:table-cell office:value-type="float" office:value="1148.3" table:style-name="ce2">
            <text:p>1148,30</text:p>
          </table:table-cell>
          <table:table-cell office:value-type="float" office:value="1051" table:style-name="ce3">
            <text:p>1051</text:p>
          </table:table-cell>
          <table:table-cell office:value-type="float" office:value="1" table:formula="of:=IF([.C189]&lt;AVERAGE([.C$189:.C$205]);1;2)" table:style-name="ce6">
            <text:p>1</text:p>
          </table:table-cell>
          <table:table-cell office:value-type="float" office:value="1" table:formula="of:=IF([.D189]&lt;AVERAGE([.D$189:.D$205]);1;2)" table:style-name="ce6">
            <text:p>1</text:p>
          </table:table-cell>
          <table:table-cell office:value-type="float" office:value="1" table:formula="of:=IF([.E189]&lt;AVERAGE([.E$189:.E$205]);1;2)" table:style-name="ce6">
            <text:p>1</text:p>
          </table:table-cell>
          <table:table-cell office:value-type="float" office:value="1" table:formula="of:=IF([.F189]&lt;AVERAGE([.F$189:.F$205]);1;2)" table:style-name="ce6">
            <text:p>1</text:p>
          </table:table-cell>
          <table:table-cell office:value-type="float" office:value="1" table:formula="of:=IF([.G189]&lt;AVERAGE([.G$189:.G$20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3" table:style-name="ce6">
            <text:p>2013</text:p>
          </table:table-cell>
          <table:table-cell office:value-type="float" office:value="80.400000000000006" table:style-name="ce2">
            <text:p>80,40</text:p>
          </table:table-cell>
          <table:table-cell office:value-type="float" office:value="86.59" table:style-name="ce2">
            <text:p>86,59</text:p>
          </table:table-cell>
          <table:table-cell office:value-type="float" office:value="83.47" table:style-name="ce2">
            <text:p>83,47</text:p>
          </table:table-cell>
          <table:table-cell office:value-type="float" office:value="1285.24" table:style-name="ce2">
            <text:p>1285,24</text:p>
          </table:table-cell>
          <table:table-cell office:value-type="float" office:value="1241" table:style-name="ce3">
            <text:p>1241</text:p>
          </table:table-cell>
          <table:table-cell office:value-type="float" office:value="2" table:formula="of:=IF([.C190]&lt;AVERAGE([.C$189:.C$205]);1;2)" table:style-name="ce6">
            <text:p>2</text:p>
          </table:table-cell>
          <table:table-cell office:value-type="float" office:value="2" table:formula="of:=IF([.D190]&lt;AVERAGE([.D$189:.D$205]);1;2)" table:style-name="ce6">
            <text:p>2</text:p>
          </table:table-cell>
          <table:table-cell office:value-type="float" office:value="2" table:formula="of:=IF([.E190]&lt;AVERAGE([.E$189:.E$205]);1;2)" table:style-name="ce6">
            <text:p>2</text:p>
          </table:table-cell>
          <table:table-cell office:value-type="float" office:value="1" table:formula="of:=IF([.F190]&lt;AVERAGE([.F$189:.F$205]);1;2)" table:style-name="ce6">
            <text:p>1</text:p>
          </table:table-cell>
          <table:table-cell office:value-type="float" office:value="1" table:formula="of:=IF([.G190]&lt;AVERAGE([.G$189:.G$20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3" table:style-name="ce6">
            <text:p>2013</text:p>
          </table:table-cell>
          <table:table-cell office:value-type="float" office:value="79.069999999999993" table:style-name="ce2">
            <text:p>79,07</text:p>
          </table:table-cell>
          <table:table-cell office:value-type="float" office:value="85.79" table:style-name="ce2">
            <text:p>85,79</text:p>
          </table:table-cell>
          <table:table-cell office:value-type="float" office:value="82.5" table:style-name="ce2">
            <text:p>82,50</text:p>
          </table:table-cell>
          <table:table-cell office:value-type="float" office:value="1444.29" table:style-name="ce2">
            <text:p>1444,29</text:p>
          </table:table-cell>
          <table:table-cell office:value-type="float" office:value="1431" table:style-name="ce3">
            <text:p>1431</text:p>
          </table:table-cell>
          <table:table-cell office:value-type="float" office:value="1" table:formula="of:=IF([.C191]&lt;AVERAGE([.C$189:.C$205]);1;2)" table:style-name="ce6">
            <text:p>1</text:p>
          </table:table-cell>
          <table:table-cell office:value-type="float" office:value="1" table:formula="of:=IF([.D191]&lt;AVERAGE([.D$189:.D$205]);1;2)" table:style-name="ce6">
            <text:p>1</text:p>
          </table:table-cell>
          <table:table-cell office:value-type="float" office:value="1" table:formula="of:=IF([.E191]&lt;AVERAGE([.E$189:.E$205]);1;2)" table:style-name="ce6">
            <text:p>1</text:p>
          </table:table-cell>
          <table:table-cell office:value-type="float" office:value="2" table:formula="of:=IF([.F191]&lt;AVERAGE([.F$189:.F$205]);1;2)" table:style-name="ce6">
            <text:p>2</text:p>
          </table:table-cell>
          <table:table-cell office:value-type="float" office:value="2" table:formula="of:=IF([.G191]&lt;AVERAGE([.G$189:.G$20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3" table:style-name="ce6">
            <text:p>2013</text:p>
          </table:table-cell>
          <table:table-cell office:value-type="float" office:value="80.349999999999994" table:style-name="ce2">
            <text:p>80,35</text:p>
          </table:table-cell>
          <table:table-cell office:value-type="float" office:value="85.49" table:style-name="ce2">
            <text:p>85,49</text:p>
          </table:table-cell>
          <table:table-cell office:value-type="float" office:value="82.94" table:style-name="ce2">
            <text:p>82,94</text:p>
          </table:table-cell>
          <table:table-cell office:value-type="float" office:value="1240.95" table:style-name="ce2">
            <text:p>1240,95</text:p>
          </table:table-cell>
          <table:table-cell office:value-type="float" office:value="1156" table:style-name="ce3">
            <text:p>1156</text:p>
          </table:table-cell>
          <table:table-cell office:value-type="float" office:value="2" table:formula="of:=IF([.C192]&lt;AVERAGE([.C$189:.C$205]);1;2)" table:style-name="ce6">
            <text:p>2</text:p>
          </table:table-cell>
          <table:table-cell office:value-type="float" office:value="1" table:formula="of:=IF([.D192]&lt;AVERAGE([.D$189:.D$205]);1;2)" table:style-name="ce6">
            <text:p>1</text:p>
          </table:table-cell>
          <table:table-cell office:value-type="float" office:value="1" table:formula="of:=IF([.E192]&lt;AVERAGE([.E$189:.E$205]);1;2)" table:style-name="ce6">
            <text:p>1</text:p>
          </table:table-cell>
          <table:table-cell office:value-type="float" office:value="1" table:formula="of:=IF([.F192]&lt;AVERAGE([.F$189:.F$205]);1;2)" table:style-name="ce6">
            <text:p>1</text:p>
          </table:table-cell>
          <table:table-cell office:value-type="float" office:value="1" table:formula="of:=IF([.G192]&lt;AVERAGE([.G$189:.G$20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3" table:style-name="ce6">
            <text:p>2013</text:p>
          </table:table-cell>
          <table:table-cell office:value-type="float" office:value="80.069999999999993" table:style-name="ce2">
            <text:p>80,07</text:p>
          </table:table-cell>
          <table:table-cell office:value-type="float" office:value="85.37" table:style-name="ce2">
            <text:p>85,37</text:p>
          </table:table-cell>
          <table:table-cell office:value-type="float" office:value="82.72" table:style-name="ce2">
            <text:p>82,72</text:p>
          </table:table-cell>
          <table:table-cell office:value-type="float" office:value="1331.95" table:style-name="ce2">
            <text:p>1331,95</text:p>
          </table:table-cell>
          <table:table-cell office:value-type="float" office:value="1218" table:style-name="ce3">
            <text:p>1218</text:p>
          </table:table-cell>
          <table:table-cell office:value-type="float" office:value="1" table:formula="of:=IF([.C193]&lt;AVERAGE([.C$189:.C$205]);1;2)" table:style-name="ce6">
            <text:p>1</text:p>
          </table:table-cell>
          <table:table-cell office:value-type="float" office:value="1" table:formula="of:=IF([.D193]&lt;AVERAGE([.D$189:.D$205]);1;2)" table:style-name="ce6">
            <text:p>1</text:p>
          </table:table-cell>
          <table:table-cell office:value-type="float" office:value="1" table:formula="of:=IF([.E193]&lt;AVERAGE([.E$189:.E$205]);1;2)" table:style-name="ce6">
            <text:p>1</text:p>
          </table:table-cell>
          <table:table-cell office:value-type="float" office:value="1" table:formula="of:=IF([.F193]&lt;AVERAGE([.F$189:.F$205]);1;2)" table:style-name="ce6">
            <text:p>1</text:p>
          </table:table-cell>
          <table:table-cell office:value-type="float" office:value="1" table:formula="of:=IF([.G193]&lt;AVERAGE([.G$189:.G$20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3" table:style-name="ce6">
            <text:p>2013</text:p>
          </table:table-cell>
          <table:table-cell office:value-type="float" office:value="80.28" table:style-name="ce2">
            <text:p>80,28</text:p>
          </table:table-cell>
          <table:table-cell office:value-type="float" office:value="86.46" table:style-name="ce2">
            <text:p>86,46</text:p>
          </table:table-cell>
          <table:table-cell office:value-type="float" office:value="83.43" table:style-name="ce2">
            <text:p>83,43</text:p>
          </table:table-cell>
          <table:table-cell office:value-type="float" office:value="1413.83" table:style-name="ce2">
            <text:p>1413,83</text:p>
          </table:table-cell>
          <table:table-cell office:value-type="float" office:value="1362" table:style-name="ce3">
            <text:p>1362</text:p>
          </table:table-cell>
          <table:table-cell office:value-type="float" office:value="2" table:formula="of:=IF([.C194]&lt;AVERAGE([.C$189:.C$205]);1;2)" table:style-name="ce6">
            <text:p>2</text:p>
          </table:table-cell>
          <table:table-cell office:value-type="float" office:value="2" table:formula="of:=IF([.D194]&lt;AVERAGE([.D$189:.D$205]);1;2)" table:style-name="ce6">
            <text:p>2</text:p>
          </table:table-cell>
          <table:table-cell office:value-type="float" office:value="2" table:formula="of:=IF([.E194]&lt;AVERAGE([.E$189:.E$205]);1;2)" table:style-name="ce6">
            <text:p>2</text:p>
          </table:table-cell>
          <table:table-cell office:value-type="float" office:value="2" table:formula="of:=IF([.F194]&lt;AVERAGE([.F$189:.F$205]);1;2)" table:style-name="ce6">
            <text:p>2</text:p>
          </table:table-cell>
          <table:table-cell office:value-type="float" office:value="2" table:formula="of:=IF([.G194]&lt;AVERAGE([.G$189:.G$20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3" table:style-name="ce6">
            <text:p>2013</text:p>
          </table:table-cell>
          <table:table-cell office:value-type="float" office:value="80.819999999999993" table:style-name="ce2">
            <text:p>80,82</text:p>
          </table:table-cell>
          <table:table-cell office:value-type="float" office:value="86.32" table:style-name="ce2">
            <text:p>86,32</text:p>
          </table:table-cell>
          <table:table-cell office:value-type="float" office:value="83.53" table:style-name="ce2">
            <text:p>83,53</text:p>
          </table:table-cell>
          <table:table-cell office:value-type="float" office:value="1271.83" table:style-name="ce2">
            <text:p>1271,83</text:p>
          </table:table-cell>
          <table:table-cell office:value-type="float" office:value="1210" table:style-name="ce3">
            <text:p>1210</text:p>
          </table:table-cell>
          <table:table-cell office:value-type="float" office:value="2" table:formula="of:=IF([.C195]&lt;AVERAGE([.C$189:.C$205]);1;2)" table:style-name="ce6">
            <text:p>2</text:p>
          </table:table-cell>
          <table:table-cell office:value-type="float" office:value="2" table:formula="of:=IF([.D195]&lt;AVERAGE([.D$189:.D$205]);1;2)" table:style-name="ce6">
            <text:p>2</text:p>
          </table:table-cell>
          <table:table-cell office:value-type="float" office:value="2" table:formula="of:=IF([.E195]&lt;AVERAGE([.E$189:.E$205]);1;2)" table:style-name="ce6">
            <text:p>2</text:p>
          </table:table-cell>
          <table:table-cell office:value-type="float" office:value="1" table:formula="of:=IF([.F195]&lt;AVERAGE([.F$189:.F$205]);1;2)" table:style-name="ce6">
            <text:p>1</text:p>
          </table:table-cell>
          <table:table-cell office:value-type="float" office:value="1" table:formula="of:=IF([.G195]&lt;AVERAGE([.G$189:.G$20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3" table:style-name="ce6">
            <text:p>2013</text:p>
          </table:table-cell>
          <table:table-cell office:value-type="float" office:value="81.069999999999993" table:style-name="ce2">
            <text:p>81,07</text:p>
          </table:table-cell>
          <table:table-cell office:value-type="float" office:value="87.01" table:style-name="ce2">
            <text:p>87,01</text:p>
          </table:table-cell>
          <table:table-cell office:value-type="float" office:value="84.01" table:style-name="ce2">
            <text:p>84,01</text:p>
          </table:table-cell>
          <table:table-cell office:value-type="float" office:value="1409.26" table:style-name="ce2">
            <text:p>1409,26</text:p>
          </table:table-cell>
          <table:table-cell office:value-type="float" office:value="1354" table:style-name="ce3">
            <text:p>1354</text:p>
          </table:table-cell>
          <table:table-cell office:value-type="float" office:value="2" table:formula="of:=IF([.C196]&lt;AVERAGE([.C$189:.C$205]);1;2)" table:style-name="ce6">
            <text:p>2</text:p>
          </table:table-cell>
          <table:table-cell office:value-type="float" office:value="2" table:formula="of:=IF([.D196]&lt;AVERAGE([.D$189:.D$205]);1;2)" table:style-name="ce6">
            <text:p>2</text:p>
          </table:table-cell>
          <table:table-cell office:value-type="float" office:value="2" table:formula="of:=IF([.E196]&lt;AVERAGE([.E$189:.E$205]);1;2)" table:style-name="ce6">
            <text:p>2</text:p>
          </table:table-cell>
          <table:table-cell office:value-type="float" office:value="2" table:formula="of:=IF([.F196]&lt;AVERAGE([.F$189:.F$205]);1;2)" table:style-name="ce6">
            <text:p>2</text:p>
          </table:table-cell>
          <table:table-cell office:value-type="float" office:value="2" table:formula="of:=IF([.G196]&lt;AVERAGE([.G$189:.G$20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3" table:style-name="ce6">
            <text:p>2013</text:p>
          </table:table-cell>
          <table:table-cell office:value-type="float" office:value="80.36" table:style-name="ce2">
            <text:p>80,36</text:p>
          </table:table-cell>
          <table:table-cell office:value-type="float" office:value="86.44" table:style-name="ce2">
            <text:p>86,44</text:p>
          </table:table-cell>
          <table:table-cell office:value-type="float" office:value="83.46" table:style-name="ce2">
            <text:p>83,46</text:p>
          </table:table-cell>
          <table:table-cell office:value-type="float" office:value="1314.91" table:style-name="ce2">
            <text:p>1314,91</text:p>
          </table:table-cell>
          <table:table-cell office:value-type="float" office:value="1243" table:style-name="ce3">
            <text:p>1243</text:p>
          </table:table-cell>
          <table:table-cell office:value-type="float" office:value="2" table:formula="of:=IF([.C197]&lt;AVERAGE([.C$189:.C$205]);1;2)" table:style-name="ce6">
            <text:p>2</text:p>
          </table:table-cell>
          <table:table-cell office:value-type="float" office:value="2" table:formula="of:=IF([.D197]&lt;AVERAGE([.D$189:.D$205]);1;2)" table:style-name="ce6">
            <text:p>2</text:p>
          </table:table-cell>
          <table:table-cell office:value-type="float" office:value="2" table:formula="of:=IF([.E197]&lt;AVERAGE([.E$189:.E$205]);1;2)" table:style-name="ce6">
            <text:p>2</text:p>
          </table:table-cell>
          <table:table-cell office:value-type="float" office:value="1" table:formula="of:=IF([.F197]&lt;AVERAGE([.F$189:.F$205]);1;2)" table:style-name="ce6">
            <text:p>1</text:p>
          </table:table-cell>
          <table:table-cell office:value-type="float" office:value="1" table:formula="of:=IF([.G197]&lt;AVERAGE([.G$189:.G$20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3" table:style-name="ce6">
            <text:p>2013</text:p>
          </table:table-cell>
          <table:table-cell office:value-type="float" office:value="80.16" table:style-name="ce2">
            <text:p>80,16</text:p>
          </table:table-cell>
          <table:table-cell office:value-type="float" office:value="85.47" table:style-name="ce2">
            <text:p>85,47</text:p>
          </table:table-cell>
          <table:table-cell office:value-type="float" office:value="82.85" table:style-name="ce2">
            <text:p>82,85</text:p>
          </table:table-cell>
          <table:table-cell office:value-type="float" office:value="1241.43" table:style-name="ce2">
            <text:p>1241,43</text:p>
          </table:table-cell>
          <table:table-cell office:value-type="float" office:value="1144" table:style-name="ce3">
            <text:p>1144</text:p>
          </table:table-cell>
          <table:table-cell office:value-type="float" office:value="1" table:formula="of:=IF([.C198]&lt;AVERAGE([.C$189:.C$205]);1;2)" table:style-name="ce6">
            <text:p>1</text:p>
          </table:table-cell>
          <table:table-cell office:value-type="float" office:value="1" table:formula="of:=IF([.D198]&lt;AVERAGE([.D$189:.D$205]);1;2)" table:style-name="ce6">
            <text:p>1</text:p>
          </table:table-cell>
          <table:table-cell office:value-type="float" office:value="1" table:formula="of:=IF([.E198]&lt;AVERAGE([.E$189:.E$205]);1;2)" table:style-name="ce6">
            <text:p>1</text:p>
          </table:table-cell>
          <table:table-cell office:value-type="float" office:value="1" table:formula="of:=IF([.F198]&lt;AVERAGE([.F$189:.F$205]);1;2)" table:style-name="ce6">
            <text:p>1</text:p>
          </table:table-cell>
          <table:table-cell office:value-type="float" office:value="1" table:formula="of:=IF([.G198]&lt;AVERAGE([.G$189:.G$20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3" table:style-name="ce6">
            <text:p>2013</text:p>
          </table:table-cell>
          <table:table-cell office:value-type="float" office:value="79.239999999999995" table:style-name="ce2">
            <text:p>79,24</text:p>
          </table:table-cell>
          <table:table-cell office:value-type="float" office:value="85.16" table:style-name="ce2">
            <text:p>85,16</text:p>
          </table:table-cell>
          <table:table-cell office:value-type="float" office:value="82.15" table:style-name="ce2">
            <text:p>82,15</text:p>
          </table:table-cell>
          <table:table-cell office:value-type="float" office:value="1439.4" table:style-name="ce2">
            <text:p>1439,40</text:p>
          </table:table-cell>
          <table:table-cell office:value-type="float" office:value="1404" table:style-name="ce3">
            <text:p>1404</text:p>
          </table:table-cell>
          <table:table-cell office:value-type="float" office:value="1" table:formula="of:=IF([.C199]&lt;AVERAGE([.C$189:.C$205]);1;2)" table:style-name="ce6">
            <text:p>1</text:p>
          </table:table-cell>
          <table:table-cell office:value-type="float" office:value="1" table:formula="of:=IF([.D199]&lt;AVERAGE([.D$189:.D$205]);1;2)" table:style-name="ce6">
            <text:p>1</text:p>
          </table:table-cell>
          <table:table-cell office:value-type="float" office:value="1" table:formula="of:=IF([.E199]&lt;AVERAGE([.E$189:.E$205]);1;2)" table:style-name="ce6">
            <text:p>1</text:p>
          </table:table-cell>
          <table:table-cell office:value-type="float" office:value="2" table:formula="of:=IF([.F199]&lt;AVERAGE([.F$189:.F$205]);1;2)" table:style-name="ce6">
            <text:p>2</text:p>
          </table:table-cell>
          <table:table-cell office:value-type="float" office:value="2" table:formula="of:=IF([.G199]&lt;AVERAGE([.G$189:.G$20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3" table:style-name="ce6">
            <text:p>2013</text:p>
          </table:table-cell>
          <table:table-cell office:value-type="float" office:value="79.790000000000006" table:style-name="ce2">
            <text:p>79,79</text:p>
          </table:table-cell>
          <table:table-cell office:value-type="float" office:value="86" table:style-name="ce2">
            <text:p>86,00</text:p>
          </table:table-cell>
          <table:table-cell office:value-type="float" office:value="82.94" table:style-name="ce2">
            <text:p>82,94</text:p>
          </table:table-cell>
          <table:table-cell office:value-type="float" office:value="1335.46" table:style-name="ce2">
            <text:p>1335,46</text:p>
          </table:table-cell>
          <table:table-cell office:value-type="float" office:value="1293" table:style-name="ce3">
            <text:p>1293</text:p>
          </table:table-cell>
          <table:table-cell office:value-type="float" office:value="1" table:formula="of:=IF([.C200]&lt;AVERAGE([.C$189:.C$205]);1;2)" table:style-name="ce6">
            <text:p>1</text:p>
          </table:table-cell>
          <table:table-cell office:value-type="float" office:value="1" table:formula="of:=IF([.D200]&lt;AVERAGE([.D$189:.D$205]);1;2)" table:style-name="ce6">
            <text:p>1</text:p>
          </table:table-cell>
          <table:table-cell office:value-type="float" office:value="1" table:formula="of:=IF([.E200]&lt;AVERAGE([.E$189:.E$205]);1;2)" table:style-name="ce6">
            <text:p>1</text:p>
          </table:table-cell>
          <table:table-cell office:value-type="float" office:value="1" table:formula="of:=IF([.F200]&lt;AVERAGE([.F$189:.F$205]);1;2)" table:style-name="ce6">
            <text:p>1</text:p>
          </table:table-cell>
          <table:table-cell office:value-type="float" office:value="2" table:formula="of:=IF([.G200]&lt;AVERAGE([.G$189:.G$20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3" table:style-name="ce6">
            <text:p>2013</text:p>
          </table:table-cell>
          <table:table-cell office:value-type="float" office:value="81.069999999999993" table:style-name="ce2">
            <text:p>81,07</text:p>
          </table:table-cell>
          <table:table-cell office:value-type="float" office:value="86.9" table:style-name="ce2">
            <text:p>86,90</text:p>
          </table:table-cell>
          <table:table-cell office:value-type="float" office:value="83.97" table:style-name="ce2">
            <text:p>83,97</text:p>
          </table:table-cell>
          <table:table-cell office:value-type="float" office:value="1330.08" table:style-name="ce2">
            <text:p>1330,08</text:p>
          </table:table-cell>
          <table:table-cell office:value-type="float" office:value="1308" table:style-name="ce3">
            <text:p>1308</text:p>
          </table:table-cell>
          <table:table-cell office:value-type="float" office:value="2" table:formula="of:=IF([.C201]&lt;AVERAGE([.C$189:.C$205]);1;2)" table:style-name="ce6">
            <text:p>2</text:p>
          </table:table-cell>
          <table:table-cell office:value-type="float" office:value="2" table:formula="of:=IF([.D201]&lt;AVERAGE([.D$189:.D$205]);1;2)" table:style-name="ce6">
            <text:p>2</text:p>
          </table:table-cell>
          <table:table-cell office:value-type="float" office:value="2" table:formula="of:=IF([.E201]&lt;AVERAGE([.E$189:.E$205]);1;2)" table:style-name="ce6">
            <text:p>2</text:p>
          </table:table-cell>
          <table:table-cell office:value-type="float" office:value="1" table:formula="of:=IF([.F201]&lt;AVERAGE([.F$189:.F$205]);1;2)" table:style-name="ce6">
            <text:p>1</text:p>
          </table:table-cell>
          <table:table-cell office:value-type="float" office:value="2" table:formula="of:=IF([.G201]&lt;AVERAGE([.G$189:.G$20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3" table:style-name="ce6">
            <text:p>2013</text:p>
          </table:table-cell>
          <table:table-cell office:value-type="float" office:value="81.680000000000007" table:style-name="ce2">
            <text:p>81,68</text:p>
          </table:table-cell>
          <table:table-cell office:value-type="float" office:value="87.57" table:style-name="ce2">
            <text:p>87,57</text:p>
          </table:table-cell>
          <table:table-cell office:value-type="float" office:value="84.82" table:style-name="ce2">
            <text:p>84,82</text:p>
          </table:table-cell>
          <table:table-cell office:value-type="float" office:value="1197.23" table:style-name="ce2">
            <text:p>1197,23</text:p>
          </table:table-cell>
          <table:table-cell office:value-type="float" office:value="1159" table:style-name="ce3">
            <text:p>1159</text:p>
          </table:table-cell>
          <table:table-cell office:value-type="float" office:value="2" table:formula="of:=IF([.C202]&lt;AVERAGE([.C$189:.C$205]);1;2)" table:style-name="ce6">
            <text:p>2</text:p>
          </table:table-cell>
          <table:table-cell office:value-type="float" office:value="2" table:formula="of:=IF([.D202]&lt;AVERAGE([.D$189:.D$205]);1;2)" table:style-name="ce6">
            <text:p>2</text:p>
          </table:table-cell>
          <table:table-cell office:value-type="float" office:value="2" table:formula="of:=IF([.E202]&lt;AVERAGE([.E$189:.E$205]);1;2)" table:style-name="ce6">
            <text:p>2</text:p>
          </table:table-cell>
          <table:table-cell office:value-type="float" office:value="1" table:formula="of:=IF([.F202]&lt;AVERAGE([.F$189:.F$205]);1;2)" table:style-name="ce6">
            <text:p>1</text:p>
          </table:table-cell>
          <table:table-cell office:value-type="float" office:value="1" table:formula="of:=IF([.G202]&lt;AVERAGE([.G$189:.G$205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3" table:style-name="ce6">
            <text:p>2013</text:p>
          </table:table-cell>
          <table:table-cell office:value-type="float" office:value="80.11" table:style-name="ce2">
            <text:p>80,11</text:p>
          </table:table-cell>
          <table:table-cell office:value-type="float" office:value="85.33" table:style-name="ce2">
            <text:p>85,33</text:p>
          </table:table-cell>
          <table:table-cell office:value-type="float" office:value="82.73" table:style-name="ce2">
            <text:p>82,73</text:p>
          </table:table-cell>
          <table:table-cell office:value-type="float" office:value="1505.06" table:style-name="ce2">
            <text:p>1505,06</text:p>
          </table:table-cell>
          <table:table-cell office:value-type="float" office:value="1427" table:style-name="ce3">
            <text:p>1427</text:p>
          </table:table-cell>
          <table:table-cell office:value-type="float" office:value="1" table:formula="of:=IF([.C203]&lt;AVERAGE([.C$189:.C$205]);1;2)" table:style-name="ce6">
            <text:p>1</text:p>
          </table:table-cell>
          <table:table-cell office:value-type="float" office:value="1" table:formula="of:=IF([.D203]&lt;AVERAGE([.D$189:.D$205]);1;2)" table:style-name="ce6">
            <text:p>1</text:p>
          </table:table-cell>
          <table:table-cell office:value-type="float" office:value="1" table:formula="of:=IF([.E203]&lt;AVERAGE([.E$189:.E$205]);1;2)" table:style-name="ce6">
            <text:p>1</text:p>
          </table:table-cell>
          <table:table-cell office:value-type="float" office:value="2" table:formula="of:=IF([.F203]&lt;AVERAGE([.F$189:.F$205]);1;2)" table:style-name="ce6">
            <text:p>2</text:p>
          </table:table-cell>
          <table:table-cell office:value-type="float" office:value="2" table:formula="of:=IF([.G203]&lt;AVERAGE([.G$189:.G$20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3" table:style-name="ce6">
            <text:p>2013</text:p>
          </table:table-cell>
          <table:table-cell office:value-type="float" office:value="80.91" table:style-name="ce2">
            <text:p>80,91</text:p>
          </table:table-cell>
          <table:table-cell office:value-type="float" office:value="87.17" table:style-name="ce2">
            <text:p>87,17</text:p>
          </table:table-cell>
          <table:table-cell office:value-type="float" office:value="84.04" table:style-name="ce2">
            <text:p>84,04</text:p>
          </table:table-cell>
          <table:table-cell office:value-type="float" office:value="1520.19" table:style-name="ce2">
            <text:p>1520,19</text:p>
          </table:table-cell>
          <table:table-cell office:value-type="float" office:value="1400" table:style-name="ce3">
            <text:p>1400</text:p>
          </table:table-cell>
          <table:table-cell office:value-type="float" office:value="2" table:formula="of:=IF([.C204]&lt;AVERAGE([.C$189:.C$205]);1;2)" table:style-name="ce6">
            <text:p>2</text:p>
          </table:table-cell>
          <table:table-cell office:value-type="float" office:value="2" table:formula="of:=IF([.D204]&lt;AVERAGE([.D$189:.D$205]);1;2)" table:style-name="ce6">
            <text:p>2</text:p>
          </table:table-cell>
          <table:table-cell office:value-type="float" office:value="2" table:formula="of:=IF([.E204]&lt;AVERAGE([.E$189:.E$205]);1;2)" table:style-name="ce6">
            <text:p>2</text:p>
          </table:table-cell>
          <table:table-cell office:value-type="float" office:value="2" table:formula="of:=IF([.F204]&lt;AVERAGE([.F$189:.F$205]);1;2)" table:style-name="ce6">
            <text:p>2</text:p>
          </table:table-cell>
          <table:table-cell office:value-type="float" office:value="2" table:formula="of:=IF([.G204]&lt;AVERAGE([.G$189:.G$20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3" table:style-name="ce6">
            <text:p>2013</text:p>
          </table:table-cell>
          <table:table-cell office:value-type="float" office:value="80.19" table:style-name="ce2">
            <text:p>80,19</text:p>
          </table:table-cell>
          <table:table-cell office:value-type="float" office:value="87.14" table:style-name="ce2">
            <text:p>87,14</text:p>
          </table:table-cell>
          <table:table-cell office:value-type="float" office:value="83.73" table:style-name="ce2">
            <text:p>83,73</text:p>
          </table:table-cell>
          <table:table-cell office:value-type="float" office:value="1578.66" table:style-name="ce2">
            <text:p>1578,66</text:p>
          </table:table-cell>
          <table:table-cell office:value-type="float" office:value="1570" table:style-name="ce3">
            <text:p>1570</text:p>
          </table:table-cell>
          <table:table-cell office:value-type="float" office:value="1" table:formula="of:=IF([.C205]&lt;AVERAGE([.C$189:.C$205]);1;2)" table:style-name="ce6">
            <text:p>1</text:p>
          </table:table-cell>
          <table:table-cell office:value-type="float" office:value="2" table:formula="of:=IF([.D205]&lt;AVERAGE([.D$189:.D$205]);1;2)" table:style-name="ce6">
            <text:p>2</text:p>
          </table:table-cell>
          <table:table-cell office:value-type="float" office:value="2" table:formula="of:=IF([.E205]&lt;AVERAGE([.E$189:.E$205]);1;2)" table:style-name="ce6">
            <text:p>2</text:p>
          </table:table-cell>
          <table:table-cell office:value-type="float" office:value="2" table:formula="of:=IF([.F205]&lt;AVERAGE([.F$189:.F$205]);1;2)" table:style-name="ce6">
            <text:p>2</text:p>
          </table:table-cell>
          <table:table-cell office:value-type="float" office:value="2" table:formula="of:=IF([.G205]&lt;AVERAGE([.G$189:.G$205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4" table:style-name="ce6">
            <text:p>2014</text:p>
          </table:table-cell>
          <table:table-cell office:value-type="float" office:value="79.260000000000005" table:style-name="ce2">
            <text:p>79,26</text:p>
          </table:table-cell>
          <table:table-cell office:value-type="float" office:value="84.84" table:style-name="ce2">
            <text:p>84,84</text:p>
          </table:table-cell>
          <table:table-cell office:value-type="float" office:value="82.07" table:style-name="ce2">
            <text:p>82,07</text:p>
          </table:table-cell>
          <table:table-cell office:value-type="float" office:value="1109.6600000000001" table:style-name="ce2">
            <text:p>1109,66</text:p>
          </table:table-cell>
          <table:table-cell office:value-type="float" office:value="1042" table:style-name="ce3">
            <text:p>1042</text:p>
          </table:table-cell>
          <table:table-cell office:value-type="float" office:value="1" table:formula="of:=IF([.C206]&lt;AVERAGE([.C$206:.C$222]);1;2)" table:style-name="ce6">
            <text:p>1</text:p>
          </table:table-cell>
          <table:table-cell office:value-type="float" office:value="1" table:formula="of:=IF([.D206]&lt;AVERAGE([.D$206:.D$222]);1;2)" table:style-name="ce6">
            <text:p>1</text:p>
          </table:table-cell>
          <table:table-cell office:value-type="float" office:value="1" table:formula="of:=IF([.E206]&lt;AVERAGE([.E$206:.E$222]);1;2)" table:style-name="ce6">
            <text:p>1</text:p>
          </table:table-cell>
          <table:table-cell office:value-type="float" office:value="1" table:formula="of:=IF([.F206]&lt;AVERAGE([.F$206:.F$222]);1;2)" table:style-name="ce6">
            <text:p>1</text:p>
          </table:table-cell>
          <table:table-cell office:value-type="float" office:value="1" table:formula="of:=IF([.G206]&lt;AVERAGE([.G$206:.G$22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4" table:style-name="ce6">
            <text:p>2014</text:p>
          </table:table-cell>
          <table:table-cell office:value-type="float" office:value="80.28" table:style-name="ce2">
            <text:p>80,28</text:p>
          </table:table-cell>
          <table:table-cell office:value-type="float" office:value="86.22" table:style-name="ce2">
            <text:p>86,22</text:p>
          </table:table-cell>
          <table:table-cell office:value-type="float" office:value="83.23" table:style-name="ce2">
            <text:p>83,23</text:p>
          </table:table-cell>
          <table:table-cell office:value-type="float" office:value="1478.39" table:style-name="ce2">
            <text:p>1478,39</text:p>
          </table:table-cell>
          <table:table-cell office:value-type="float" office:value="1431" table:style-name="ce3">
            <text:p>1431</text:p>
          </table:table-cell>
          <table:table-cell office:value-type="float" office:value="1" table:formula="of:=IF([.C207]&lt;AVERAGE([.C$206:.C$222]);1;2)" table:style-name="ce6">
            <text:p>1</text:p>
          </table:table-cell>
          <table:table-cell office:value-type="float" office:value="1" table:formula="of:=IF([.D207]&lt;AVERAGE([.D$206:.D$222]);1;2)" table:style-name="ce6">
            <text:p>1</text:p>
          </table:table-cell>
          <table:table-cell office:value-type="float" office:value="1" table:formula="of:=IF([.E207]&lt;AVERAGE([.E$206:.E$222]);1;2)" table:style-name="ce6">
            <text:p>1</text:p>
          </table:table-cell>
          <table:table-cell office:value-type="float" office:value="2" table:formula="of:=IF([.F207]&lt;AVERAGE([.F$206:.F$222]);1;2)" table:style-name="ce6">
            <text:p>2</text:p>
          </table:table-cell>
          <table:table-cell office:value-type="float" office:value="2" table:formula="of:=IF([.G207]&lt;AVERAGE([.G$206:.G$22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4" table:style-name="ce6">
            <text:p>2014</text:p>
          </table:table-cell>
          <table:table-cell office:value-type="float" office:value="79.16" table:style-name="ce2">
            <text:p>79,16</text:p>
          </table:table-cell>
          <table:table-cell office:value-type="float" office:value="85.63" table:style-name="ce2">
            <text:p>85,63</text:p>
          </table:table-cell>
          <table:table-cell office:value-type="float" office:value="82.47" table:style-name="ce2">
            <text:p>82,47</text:p>
          </table:table-cell>
          <table:table-cell office:value-type="float" office:value="1456.11" table:style-name="ce2">
            <text:p>1456,11</text:p>
          </table:table-cell>
          <table:table-cell office:value-type="float" office:value="1440" table:style-name="ce3">
            <text:p>1440</text:p>
          </table:table-cell>
          <table:table-cell office:value-type="float" office:value="1" table:formula="of:=IF([.C208]&lt;AVERAGE([.C$206:.C$222]);1;2)" table:style-name="ce6">
            <text:p>1</text:p>
          </table:table-cell>
          <table:table-cell office:value-type="float" office:value="1" table:formula="of:=IF([.D208]&lt;AVERAGE([.D$206:.D$222]);1;2)" table:style-name="ce6">
            <text:p>1</text:p>
          </table:table-cell>
          <table:table-cell office:value-type="float" office:value="1" table:formula="of:=IF([.E208]&lt;AVERAGE([.E$206:.E$222]);1;2)" table:style-name="ce6">
            <text:p>1</text:p>
          </table:table-cell>
          <table:table-cell office:value-type="float" office:value="2" table:formula="of:=IF([.F208]&lt;AVERAGE([.F$206:.F$222]);1;2)" table:style-name="ce6">
            <text:p>2</text:p>
          </table:table-cell>
          <table:table-cell office:value-type="float" office:value="2" table:formula="of:=IF([.G208]&lt;AVERAGE([.G$206:.G$22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4" table:style-name="ce6">
            <text:p>2014</text:p>
          </table:table-cell>
          <table:table-cell office:value-type="float" office:value="80.290000000000006" table:style-name="ce2">
            <text:p>80,29</text:p>
          </table:table-cell>
          <table:table-cell office:value-type="float" office:value="85.75" table:style-name="ce2">
            <text:p>85,75</text:p>
          </table:table-cell>
          <table:table-cell office:value-type="float" office:value="83.02" table:style-name="ce2">
            <text:p>83,02</text:p>
          </table:table-cell>
          <table:table-cell office:value-type="float" office:value="1290.43" table:style-name="ce2">
            <text:p>1290,43</text:p>
          </table:table-cell>
          <table:table-cell office:value-type="float" office:value="1202" table:style-name="ce3">
            <text:p>1202</text:p>
          </table:table-cell>
          <table:table-cell office:value-type="float" office:value="1" table:formula="of:=IF([.C209]&lt;AVERAGE([.C$206:.C$222]);1;2)" table:style-name="ce6">
            <text:p>1</text:p>
          </table:table-cell>
          <table:table-cell office:value-type="float" office:value="1" table:formula="of:=IF([.D209]&lt;AVERAGE([.D$206:.D$222]);1;2)" table:style-name="ce6">
            <text:p>1</text:p>
          </table:table-cell>
          <table:table-cell office:value-type="float" office:value="1" table:formula="of:=IF([.E209]&lt;AVERAGE([.E$206:.E$222]);1;2)" table:style-name="ce6">
            <text:p>1</text:p>
          </table:table-cell>
          <table:table-cell office:value-type="float" office:value="1" table:formula="of:=IF([.F209]&lt;AVERAGE([.F$206:.F$222]);1;2)" table:style-name="ce6">
            <text:p>1</text:p>
          </table:table-cell>
          <table:table-cell office:value-type="float" office:value="1" table:formula="of:=IF([.G209]&lt;AVERAGE([.G$206:.G$22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4" table:style-name="ce6">
            <text:p>2014</text:p>
          </table:table-cell>
          <table:table-cell office:value-type="float" office:value="79.790000000000006" table:style-name="ce2">
            <text:p>79,79</text:p>
          </table:table-cell>
          <table:table-cell office:value-type="float" office:value="85.21" table:style-name="ce2">
            <text:p>85,21</text:p>
          </table:table-cell>
          <table:table-cell office:value-type="float" office:value="82.48" table:style-name="ce2">
            <text:p>82,48</text:p>
          </table:table-cell>
          <table:table-cell office:value-type="float" office:value="1346.56" table:style-name="ce2">
            <text:p>1346,56</text:p>
          </table:table-cell>
          <table:table-cell office:value-type="float" office:value="1242" table:style-name="ce3">
            <text:p>1242</text:p>
          </table:table-cell>
          <table:table-cell office:value-type="float" office:value="1" table:formula="of:=IF([.C210]&lt;AVERAGE([.C$206:.C$222]);1;2)" table:style-name="ce6">
            <text:p>1</text:p>
          </table:table-cell>
          <table:table-cell office:value-type="float" office:value="1" table:formula="of:=IF([.D210]&lt;AVERAGE([.D$206:.D$222]);1;2)" table:style-name="ce6">
            <text:p>1</text:p>
          </table:table-cell>
          <table:table-cell office:value-type="float" office:value="1" table:formula="of:=IF([.E210]&lt;AVERAGE([.E$206:.E$222]);1;2)" table:style-name="ce6">
            <text:p>1</text:p>
          </table:table-cell>
          <table:table-cell office:value-type="float" office:value="1" table:formula="of:=IF([.F210]&lt;AVERAGE([.F$206:.F$222]);1;2)" table:style-name="ce6">
            <text:p>1</text:p>
          </table:table-cell>
          <table:table-cell office:value-type="float" office:value="1" table:formula="of:=IF([.G210]&lt;AVERAGE([.G$206:.G$22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4" table:style-name="ce6">
            <text:p>2014</text:p>
          </table:table-cell>
          <table:table-cell office:value-type="float" office:value="79.91" table:style-name="ce2">
            <text:p>79,91</text:p>
          </table:table-cell>
          <table:table-cell office:value-type="float" office:value="86.3" table:style-name="ce2">
            <text:p>86,30</text:p>
          </table:table-cell>
          <table:table-cell office:value-type="float" office:value="83.13" table:style-name="ce2">
            <text:p>83,13</text:p>
          </table:table-cell>
          <table:table-cell office:value-type="float" office:value="1416.85" table:style-name="ce2">
            <text:p>1416,85</text:p>
          </table:table-cell>
          <table:table-cell office:value-type="float" office:value="1369" table:style-name="ce3">
            <text:p>1369</text:p>
          </table:table-cell>
          <table:table-cell office:value-type="float" office:value="1" table:formula="of:=IF([.C211]&lt;AVERAGE([.C$206:.C$222]);1;2)" table:style-name="ce6">
            <text:p>1</text:p>
          </table:table-cell>
          <table:table-cell office:value-type="float" office:value="2" table:formula="of:=IF([.D211]&lt;AVERAGE([.D$206:.D$222]);1;2)" table:style-name="ce6">
            <text:p>2</text:p>
          </table:table-cell>
          <table:table-cell office:value-type="float" office:value="1" table:formula="of:=IF([.E211]&lt;AVERAGE([.E$206:.E$222]);1;2)" table:style-name="ce6">
            <text:p>1</text:p>
          </table:table-cell>
          <table:table-cell office:value-type="float" office:value="2" table:formula="of:=IF([.F211]&lt;AVERAGE([.F$206:.F$222]);1;2)" table:style-name="ce6">
            <text:p>2</text:p>
          </table:table-cell>
          <table:table-cell office:value-type="float" office:value="2" table:formula="of:=IF([.G211]&lt;AVERAGE([.G$206:.G$22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4" table:style-name="ce6">
            <text:p>2014</text:p>
          </table:table-cell>
          <table:table-cell office:value-type="float" office:value="80.95" table:style-name="ce2">
            <text:p>80,95</text:p>
          </table:table-cell>
          <table:table-cell office:value-type="float" office:value="86.52" table:style-name="ce2">
            <text:p>86,52</text:p>
          </table:table-cell>
          <table:table-cell office:value-type="float" office:value="83.68" table:style-name="ce2">
            <text:p>83,68</text:p>
          </table:table-cell>
          <table:table-cell office:value-type="float" office:value="1297.72" table:style-name="ce2">
            <text:p>1297,72</text:p>
          </table:table-cell>
          <table:table-cell office:value-type="float" office:value="1224" table:style-name="ce3">
            <text:p>1224</text:p>
          </table:table-cell>
          <table:table-cell office:value-type="float" office:value="2" table:formula="of:=IF([.C212]&lt;AVERAGE([.C$206:.C$222]);1;2)" table:style-name="ce6">
            <text:p>2</text:p>
          </table:table-cell>
          <table:table-cell office:value-type="float" office:value="2" table:formula="of:=IF([.D212]&lt;AVERAGE([.D$206:.D$222]);1;2)" table:style-name="ce6">
            <text:p>2</text:p>
          </table:table-cell>
          <table:table-cell office:value-type="float" office:value="2" table:formula="of:=IF([.E212]&lt;AVERAGE([.E$206:.E$222]);1;2)" table:style-name="ce6">
            <text:p>2</text:p>
          </table:table-cell>
          <table:table-cell office:value-type="float" office:value="1" table:formula="of:=IF([.F212]&lt;AVERAGE([.F$206:.F$222]);1;2)" table:style-name="ce6">
            <text:p>1</text:p>
          </table:table-cell>
          <table:table-cell office:value-type="float" office:value="1" table:formula="of:=IF([.G212]&lt;AVERAGE([.G$206:.G$22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4" table:style-name="ce6">
            <text:p>2014</text:p>
          </table:table-cell>
          <table:table-cell office:value-type="float" office:value="81.14" table:style-name="ce2">
            <text:p>81,14</text:p>
          </table:table-cell>
          <table:table-cell office:value-type="float" office:value="87.13" table:style-name="ce2">
            <text:p>87,13</text:p>
          </table:table-cell>
          <table:table-cell office:value-type="float" office:value="84.1" table:style-name="ce2">
            <text:p>84,10</text:p>
          </table:table-cell>
          <table:table-cell office:value-type="float" office:value="1324.38" table:style-name="ce2">
            <text:p>1324,38</text:p>
          </table:table-cell>
          <table:table-cell office:value-type="float" office:value="1274" table:style-name="ce3">
            <text:p>1274</text:p>
          </table:table-cell>
          <table:table-cell office:value-type="float" office:value="2" table:formula="of:=IF([.C213]&lt;AVERAGE([.C$206:.C$222]);1;2)" table:style-name="ce6">
            <text:p>2</text:p>
          </table:table-cell>
          <table:table-cell office:value-type="float" office:value="2" table:formula="of:=IF([.D213]&lt;AVERAGE([.D$206:.D$222]);1;2)" table:style-name="ce6">
            <text:p>2</text:p>
          </table:table-cell>
          <table:table-cell office:value-type="float" office:value="2" table:formula="of:=IF([.E213]&lt;AVERAGE([.E$206:.E$222]);1;2)" table:style-name="ce6">
            <text:p>2</text:p>
          </table:table-cell>
          <table:table-cell office:value-type="float" office:value="1" table:formula="of:=IF([.F213]&lt;AVERAGE([.F$206:.F$222]);1;2)" table:style-name="ce6">
            <text:p>1</text:p>
          </table:table-cell>
          <table:table-cell office:value-type="float" office:value="1" table:formula="of:=IF([.G213]&lt;AVERAGE([.G$206:.G$22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4" table:style-name="ce6">
            <text:p>2014</text:p>
          </table:table-cell>
          <table:table-cell office:value-type="float" office:value="80.61" table:style-name="ce2">
            <text:p>80,61</text:p>
          </table:table-cell>
          <table:table-cell office:value-type="float" office:value="86.47" table:style-name="ce2">
            <text:p>86,47</text:p>
          </table:table-cell>
          <table:table-cell office:value-type="float" office:value="83.61" table:style-name="ce2">
            <text:p>83,61</text:p>
          </table:table-cell>
          <table:table-cell office:value-type="float" office:value="1289.3900000000001" table:style-name="ce2">
            <text:p>1289,39</text:p>
          </table:table-cell>
          <table:table-cell office:value-type="float" office:value="1241" table:style-name="ce3">
            <text:p>1241</text:p>
          </table:table-cell>
          <table:table-cell office:value-type="float" office:value="2" table:formula="of:=IF([.C214]&lt;AVERAGE([.C$206:.C$222]);1;2)" table:style-name="ce6">
            <text:p>2</text:p>
          </table:table-cell>
          <table:table-cell office:value-type="float" office:value="2" table:formula="of:=IF([.D214]&lt;AVERAGE([.D$206:.D$222]);1;2)" table:style-name="ce6">
            <text:p>2</text:p>
          </table:table-cell>
          <table:table-cell office:value-type="float" office:value="2" table:formula="of:=IF([.E214]&lt;AVERAGE([.E$206:.E$222]);1;2)" table:style-name="ce6">
            <text:p>2</text:p>
          </table:table-cell>
          <table:table-cell office:value-type="float" office:value="1" table:formula="of:=IF([.F214]&lt;AVERAGE([.F$206:.F$222]);1;2)" table:style-name="ce6">
            <text:p>1</text:p>
          </table:table-cell>
          <table:table-cell office:value-type="float" office:value="1" table:formula="of:=IF([.G214]&lt;AVERAGE([.G$206:.G$22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4" table:style-name="ce6">
            <text:p>2014</text:p>
          </table:table-cell>
          <table:table-cell office:value-type="float" office:value="80.22" table:style-name="ce2">
            <text:p>80,22</text:p>
          </table:table-cell>
          <table:table-cell office:value-type="float" office:value="85.46" table:style-name="ce2">
            <text:p>85,46</text:p>
          </table:table-cell>
          <table:table-cell office:value-type="float" office:value="82.86" table:style-name="ce2">
            <text:p>82,86</text:p>
          </table:table-cell>
          <table:table-cell office:value-type="float" office:value="1284.49" table:style-name="ce2">
            <text:p>1284,49</text:p>
          </table:table-cell>
          <table:table-cell office:value-type="float" office:value="1196" table:style-name="ce3">
            <text:p>1196</text:p>
          </table:table-cell>
          <table:table-cell office:value-type="float" office:value="1" table:formula="of:=IF([.C215]&lt;AVERAGE([.C$206:.C$222]);1;2)" table:style-name="ce6">
            <text:p>1</text:p>
          </table:table-cell>
          <table:table-cell office:value-type="float" office:value="1" table:formula="of:=IF([.D215]&lt;AVERAGE([.D$206:.D$222]);1;2)" table:style-name="ce6">
            <text:p>1</text:p>
          </table:table-cell>
          <table:table-cell office:value-type="float" office:value="1" table:formula="of:=IF([.E215]&lt;AVERAGE([.E$206:.E$222]);1;2)" table:style-name="ce6">
            <text:p>1</text:p>
          </table:table-cell>
          <table:table-cell office:value-type="float" office:value="1" table:formula="of:=IF([.F215]&lt;AVERAGE([.F$206:.F$222]);1;2)" table:style-name="ce6">
            <text:p>1</text:p>
          </table:table-cell>
          <table:table-cell office:value-type="float" office:value="1" table:formula="of:=IF([.G215]&lt;AVERAGE([.G$206:.G$22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4" table:style-name="ce6">
            <text:p>2014</text:p>
          </table:table-cell>
          <table:table-cell office:value-type="float" office:value="79.790000000000006" table:style-name="ce2">
            <text:p>79,79</text:p>
          </table:table-cell>
          <table:table-cell office:value-type="float" office:value="85.72" table:style-name="ce2">
            <text:p>85,72</text:p>
          </table:table-cell>
          <table:table-cell office:value-type="float" office:value="82.71" table:style-name="ce2">
            <text:p>82,71</text:p>
          </table:table-cell>
          <table:table-cell office:value-type="float" office:value="1493.19" table:style-name="ce2">
            <text:p>1493,19</text:p>
          </table:table-cell>
          <table:table-cell office:value-type="float" office:value="1451" table:style-name="ce3">
            <text:p>1451</text:p>
          </table:table-cell>
          <table:table-cell office:value-type="float" office:value="1" table:formula="of:=IF([.C216]&lt;AVERAGE([.C$206:.C$222]);1;2)" table:style-name="ce6">
            <text:p>1</text:p>
          </table:table-cell>
          <table:table-cell office:value-type="float" office:value="1" table:formula="of:=IF([.D216]&lt;AVERAGE([.D$206:.D$222]);1;2)" table:style-name="ce6">
            <text:p>1</text:p>
          </table:table-cell>
          <table:table-cell office:value-type="float" office:value="1" table:formula="of:=IF([.E216]&lt;AVERAGE([.E$206:.E$222]);1;2)" table:style-name="ce6">
            <text:p>1</text:p>
          </table:table-cell>
          <table:table-cell office:value-type="float" office:value="2" table:formula="of:=IF([.F216]&lt;AVERAGE([.F$206:.F$222]);1;2)" table:style-name="ce6">
            <text:p>2</text:p>
          </table:table-cell>
          <table:table-cell office:value-type="float" office:value="2" table:formula="of:=IF([.G216]&lt;AVERAGE([.G$206:.G$22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4" table:style-name="ce6">
            <text:p>2014</text:p>
          </table:table-cell>
          <table:table-cell office:value-type="float" office:value="80.08" table:style-name="ce2">
            <text:p>80,08</text:p>
          </table:table-cell>
          <table:table-cell office:value-type="float" office:value="86.58" table:style-name="ce2">
            <text:p>86,58</text:p>
          </table:table-cell>
          <table:table-cell office:value-type="float" office:value="83.37" table:style-name="ce2">
            <text:p>83,37</text:p>
          </table:table-cell>
          <table:table-cell office:value-type="float" office:value="1338.63" table:style-name="ce2">
            <text:p>1338,63</text:p>
          </table:table-cell>
          <table:table-cell office:value-type="float" office:value="1299" table:style-name="ce3">
            <text:p>1299</text:p>
          </table:table-cell>
          <table:table-cell office:value-type="float" office:value="1" table:formula="of:=IF([.C217]&lt;AVERAGE([.C$206:.C$222]);1;2)" table:style-name="ce6">
            <text:p>1</text:p>
          </table:table-cell>
          <table:table-cell office:value-type="float" office:value="2" table:formula="of:=IF([.D217]&lt;AVERAGE([.D$206:.D$222]);1;2)" table:style-name="ce6">
            <text:p>2</text:p>
          </table:table-cell>
          <table:table-cell office:value-type="float" office:value="2" table:formula="of:=IF([.E217]&lt;AVERAGE([.E$206:.E$222]);1;2)" table:style-name="ce6">
            <text:p>2</text:p>
          </table:table-cell>
          <table:table-cell office:value-type="float" office:value="1" table:formula="of:=IF([.F217]&lt;AVERAGE([.F$206:.F$222]);1;2)" table:style-name="ce6">
            <text:p>1</text:p>
          </table:table-cell>
          <table:table-cell office:value-type="float" office:value="1" table:formula="of:=IF([.G217]&lt;AVERAGE([.G$206:.G$22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4" table:style-name="ce6">
            <text:p>2014</text:p>
          </table:table-cell>
          <table:table-cell office:value-type="float" office:value="80.98" table:style-name="ce2">
            <text:p>80,98</text:p>
          </table:table-cell>
          <table:table-cell office:value-type="float" office:value="87.4" table:style-name="ce2">
            <text:p>87,40</text:p>
          </table:table-cell>
          <table:table-cell office:value-type="float" office:value="84.14" table:style-name="ce2">
            <text:p>84,14</text:p>
          </table:table-cell>
          <table:table-cell office:value-type="float" office:value="1351.89" table:style-name="ce2">
            <text:p>1351,89</text:p>
          </table:table-cell>
          <table:table-cell office:value-type="float" office:value="1332" table:style-name="ce3">
            <text:p>1332</text:p>
          </table:table-cell>
          <table:table-cell office:value-type="float" office:value="2" table:formula="of:=IF([.C218]&lt;AVERAGE([.C$206:.C$222]);1;2)" table:style-name="ce6">
            <text:p>2</text:p>
          </table:table-cell>
          <table:table-cell office:value-type="float" office:value="2" table:formula="of:=IF([.D218]&lt;AVERAGE([.D$206:.D$222]);1;2)" table:style-name="ce6">
            <text:p>2</text:p>
          </table:table-cell>
          <table:table-cell office:value-type="float" office:value="2" table:formula="of:=IF([.E218]&lt;AVERAGE([.E$206:.E$222]);1;2)" table:style-name="ce6">
            <text:p>2</text:p>
          </table:table-cell>
          <table:table-cell office:value-type="float" office:value="1" table:formula="of:=IF([.F218]&lt;AVERAGE([.F$206:.F$222]);1;2)" table:style-name="ce6">
            <text:p>1</text:p>
          </table:table-cell>
          <table:table-cell office:value-type="float" office:value="2" table:formula="of:=IF([.G218]&lt;AVERAGE([.G$206:.G$22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4" table:style-name="ce6">
            <text:p>2014</text:p>
          </table:table-cell>
          <table:table-cell office:value-type="float" office:value="81.92" table:style-name="ce2">
            <text:p>81,92</text:p>
          </table:table-cell>
          <table:table-cell office:value-type="float" office:value="87.59" table:style-name="ce2">
            <text:p>87,59</text:p>
          </table:table-cell>
          <table:table-cell office:value-type="float" office:value="84.95" table:style-name="ce2">
            <text:p>84,95</text:p>
          </table:table-cell>
          <table:table-cell office:value-type="float" office:value="1186.6500000000001" table:style-name="ce2">
            <text:p>1186,65</text:p>
          </table:table-cell>
          <table:table-cell office:value-type="float" office:value="1165" table:style-name="ce3">
            <text:p>1165</text:p>
          </table:table-cell>
          <table:table-cell office:value-type="float" office:value="2" table:formula="of:=IF([.C219]&lt;AVERAGE([.C$206:.C$222]);1;2)" table:style-name="ce6">
            <text:p>2</text:p>
          </table:table-cell>
          <table:table-cell office:value-type="float" office:value="2" table:formula="of:=IF([.D219]&lt;AVERAGE([.D$206:.D$222]);1;2)" table:style-name="ce6">
            <text:p>2</text:p>
          </table:table-cell>
          <table:table-cell office:value-type="float" office:value="2" table:formula="of:=IF([.E219]&lt;AVERAGE([.E$206:.E$222]);1;2)" table:style-name="ce6">
            <text:p>2</text:p>
          </table:table-cell>
          <table:table-cell office:value-type="float" office:value="1" table:formula="of:=IF([.F219]&lt;AVERAGE([.F$206:.F$222]);1;2)" table:style-name="ce6">
            <text:p>1</text:p>
          </table:table-cell>
          <table:table-cell office:value-type="float" office:value="1" table:formula="of:=IF([.G219]&lt;AVERAGE([.G$206:.G$222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4" table:style-name="ce6">
            <text:p>2014</text:p>
          </table:table-cell>
          <table:table-cell office:value-type="float" office:value="80.37" table:style-name="ce2">
            <text:p>80,37</text:p>
          </table:table-cell>
          <table:table-cell office:value-type="float" office:value="85.32" table:style-name="ce2">
            <text:p>85,32</text:p>
          </table:table-cell>
          <table:table-cell office:value-type="float" office:value="82.86" table:style-name="ce2">
            <text:p>82,86</text:p>
          </table:table-cell>
          <table:table-cell office:value-type="float" office:value="1486.97" table:style-name="ce2">
            <text:p>1486,97</text:p>
          </table:table-cell>
          <table:table-cell office:value-type="float" office:value="1417" table:style-name="ce3">
            <text:p>1417</text:p>
          </table:table-cell>
          <table:table-cell office:value-type="float" office:value="1" table:formula="of:=IF([.C220]&lt;AVERAGE([.C$206:.C$222]);1;2)" table:style-name="ce6">
            <text:p>1</text:p>
          </table:table-cell>
          <table:table-cell office:value-type="float" office:value="1" table:formula="of:=IF([.D220]&lt;AVERAGE([.D$206:.D$222]);1;2)" table:style-name="ce6">
            <text:p>1</text:p>
          </table:table-cell>
          <table:table-cell office:value-type="float" office:value="1" table:formula="of:=IF([.E220]&lt;AVERAGE([.E$206:.E$222]);1;2)" table:style-name="ce6">
            <text:p>1</text:p>
          </table:table-cell>
          <table:table-cell office:value-type="float" office:value="2" table:formula="of:=IF([.F220]&lt;AVERAGE([.F$206:.F$222]);1;2)" table:style-name="ce6">
            <text:p>2</text:p>
          </table:table-cell>
          <table:table-cell office:value-type="float" office:value="2" table:formula="of:=IF([.G220]&lt;AVERAGE([.G$206:.G$22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4" table:style-name="ce6">
            <text:p>2014</text:p>
          </table:table-cell>
          <table:table-cell office:value-type="float" office:value="80.87" table:style-name="ce2">
            <text:p>80,87</text:p>
          </table:table-cell>
          <table:table-cell office:value-type="float" office:value="86.86" table:style-name="ce2">
            <text:p>86,86</text:p>
          </table:table-cell>
          <table:table-cell office:value-type="float" office:value="83.87" table:style-name="ce2">
            <text:p>83,87</text:p>
          </table:table-cell>
          <table:table-cell office:value-type="float" office:value="1494.84" table:style-name="ce2">
            <text:p>1494,84</text:p>
          </table:table-cell>
          <table:table-cell office:value-type="float" office:value="1435" table:style-name="ce3">
            <text:p>1435</text:p>
          </table:table-cell>
          <table:table-cell office:value-type="float" office:value="2" table:formula="of:=IF([.C221]&lt;AVERAGE([.C$206:.C$222]);1;2)" table:style-name="ce6">
            <text:p>2</text:p>
          </table:table-cell>
          <table:table-cell office:value-type="float" office:value="2" table:formula="of:=IF([.D221]&lt;AVERAGE([.D$206:.D$222]);1;2)" table:style-name="ce6">
            <text:p>2</text:p>
          </table:table-cell>
          <table:table-cell office:value-type="float" office:value="2" table:formula="of:=IF([.E221]&lt;AVERAGE([.E$206:.E$222]);1;2)" table:style-name="ce6">
            <text:p>2</text:p>
          </table:table-cell>
          <table:table-cell office:value-type="float" office:value="2" table:formula="of:=IF([.F221]&lt;AVERAGE([.F$206:.F$222]);1;2)" table:style-name="ce6">
            <text:p>2</text:p>
          </table:table-cell>
          <table:table-cell office:value-type="float" office:value="2" table:formula="of:=IF([.G221]&lt;AVERAGE([.G$206:.G$22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4" table:style-name="ce6">
            <text:p>2014</text:p>
          </table:table-cell>
          <table:table-cell office:value-type="float" office:value="80.709999999999994" table:style-name="ce2">
            <text:p>80,71</text:p>
          </table:table-cell>
          <table:table-cell office:value-type="float" office:value="86.87" table:style-name="ce2">
            <text:p>86,87</text:p>
          </table:table-cell>
          <table:table-cell office:value-type="float" office:value="83.88" table:style-name="ce2">
            <text:p>83,88</text:p>
          </table:table-cell>
          <table:table-cell office:value-type="float" office:value="1591.09" table:style-name="ce2">
            <text:p>1591,09</text:p>
          </table:table-cell>
          <table:table-cell office:value-type="float" office:value="1588" table:style-name="ce3">
            <text:p>1588</text:p>
          </table:table-cell>
          <table:table-cell office:value-type="float" office:value="2" table:formula="of:=IF([.C222]&lt;AVERAGE([.C$206:.C$222]);1;2)" table:style-name="ce6">
            <text:p>2</text:p>
          </table:table-cell>
          <table:table-cell office:value-type="float" office:value="2" table:formula="of:=IF([.D222]&lt;AVERAGE([.D$206:.D$222]);1;2)" table:style-name="ce6">
            <text:p>2</text:p>
          </table:table-cell>
          <table:table-cell office:value-type="float" office:value="2" table:formula="of:=IF([.E222]&lt;AVERAGE([.E$206:.E$222]);1;2)" table:style-name="ce6">
            <text:p>2</text:p>
          </table:table-cell>
          <table:table-cell office:value-type="float" office:value="2" table:formula="of:=IF([.F222]&lt;AVERAGE([.F$206:.F$222]);1;2)" table:style-name="ce6">
            <text:p>2</text:p>
          </table:table-cell>
          <table:table-cell office:value-type="float" office:value="2" table:formula="of:=IF([.G222]&lt;AVERAGE([.G$206:.G$222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5" table:style-name="ce6">
            <text:p>2015</text:p>
          </table:table-cell>
          <table:table-cell office:value-type="float" office:value="78.86" table:style-name="ce2">
            <text:p>78,86</text:p>
          </table:table-cell>
          <table:table-cell office:value-type="float" office:value="84.23" table:style-name="ce2">
            <text:p>84,23</text:p>
          </table:table-cell>
          <table:table-cell office:value-type="float" office:value="81.55" table:style-name="ce2">
            <text:p>81,55</text:p>
          </table:table-cell>
          <table:table-cell office:value-type="float" office:value="1145.8499999999999" table:style-name="ce2">
            <text:p>1145,85</text:p>
          </table:table-cell>
          <table:table-cell office:value-type="float" office:value="1092" table:style-name="ce3">
            <text:p>1092</text:p>
          </table:table-cell>
          <table:table-cell office:value-type="float" office:value="1" table:formula="of:=IF([.C223]&lt;AVERAGE([.C$223:.C$239]);1;2)" table:style-name="ce6">
            <text:p>1</text:p>
          </table:table-cell>
          <table:table-cell office:value-type="float" office:value="1" table:formula="of:=IF([.D223]&lt;AVERAGE([.D$223:.D$239]);1;2)" table:style-name="ce6">
            <text:p>1</text:p>
          </table:table-cell>
          <table:table-cell office:value-type="float" office:value="1" table:formula="of:=IF([.E223]&lt;AVERAGE([.E$223:.E$239]);1;2)" table:style-name="ce6">
            <text:p>1</text:p>
          </table:table-cell>
          <table:table-cell office:value-type="float" office:value="1" table:formula="of:=IF([.F223]&lt;AVERAGE([.F$223:.F$239]);1;2)" table:style-name="ce6">
            <text:p>1</text:p>
          </table:table-cell>
          <table:table-cell office:value-type="float" office:value="1" table:formula="of:=IF([.G223]&lt;AVERAGE([.G$223:.G$23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5" table:style-name="ce6">
            <text:p>2015</text:p>
          </table:table-cell>
          <table:table-cell office:value-type="float" office:value="80.069999999999993" table:style-name="ce2">
            <text:p>80,07</text:p>
          </table:table-cell>
          <table:table-cell office:value-type="float" office:value="85.97" table:style-name="ce2">
            <text:p>85,97</text:p>
          </table:table-cell>
          <table:table-cell office:value-type="float" office:value="82.98" table:style-name="ce2">
            <text:p>82,98</text:p>
          </table:table-cell>
          <table:table-cell office:value-type="float" office:value="1514.26" table:style-name="ce2">
            <text:p>1514,26</text:p>
          </table:table-cell>
          <table:table-cell office:value-type="float" office:value="1475" table:style-name="ce3">
            <text:p>1475</text:p>
          </table:table-cell>
          <table:table-cell office:value-type="float" office:value="1" table:formula="of:=IF([.C224]&lt;AVERAGE([.C$223:.C$239]);1;2)" table:style-name="ce6">
            <text:p>1</text:p>
          </table:table-cell>
          <table:table-cell office:value-type="float" office:value="2" table:formula="of:=IF([.D224]&lt;AVERAGE([.D$223:.D$239]);1;2)" table:style-name="ce6">
            <text:p>2</text:p>
          </table:table-cell>
          <table:table-cell office:value-type="float" office:value="2" table:formula="of:=IF([.E224]&lt;AVERAGE([.E$223:.E$239]);1;2)" table:style-name="ce6">
            <text:p>2</text:p>
          </table:table-cell>
          <table:table-cell office:value-type="float" office:value="2" table:formula="of:=IF([.F224]&lt;AVERAGE([.F$223:.F$239]);1;2)" table:style-name="ce6">
            <text:p>2</text:p>
          </table:table-cell>
          <table:table-cell office:value-type="float" office:value="2" table:formula="of:=IF([.G224]&lt;AVERAGE([.G$223:.G$23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5" table:style-name="ce6">
            <text:p>2015</text:p>
          </table:table-cell>
          <table:table-cell office:value-type="float" office:value="79.09" table:style-name="ce2">
            <text:p>79,09</text:p>
          </table:table-cell>
          <table:table-cell office:value-type="float" office:value="85.46" table:style-name="ce2">
            <text:p>85,46</text:p>
          </table:table-cell>
          <table:table-cell office:value-type="float" office:value="82.34" table:style-name="ce2">
            <text:p>82,34</text:p>
          </table:table-cell>
          <table:table-cell office:value-type="float" office:value="1546.67" table:style-name="ce2">
            <text:p>1546,67</text:p>
          </table:table-cell>
          <table:table-cell office:value-type="float" office:value="1535" table:style-name="ce3">
            <text:p>1535</text:p>
          </table:table-cell>
          <table:table-cell office:value-type="float" office:value="1" table:formula="of:=IF([.C225]&lt;AVERAGE([.C$223:.C$239]);1;2)" table:style-name="ce6">
            <text:p>1</text:p>
          </table:table-cell>
          <table:table-cell office:value-type="float" office:value="1" table:formula="of:=IF([.D225]&lt;AVERAGE([.D$223:.D$239]);1;2)" table:style-name="ce6">
            <text:p>1</text:p>
          </table:table-cell>
          <table:table-cell office:value-type="float" office:value="1" table:formula="of:=IF([.E225]&lt;AVERAGE([.E$223:.E$239]);1;2)" table:style-name="ce6">
            <text:p>1</text:p>
          </table:table-cell>
          <table:table-cell office:value-type="float" office:value="2" table:formula="of:=IF([.F225]&lt;AVERAGE([.F$223:.F$239]);1;2)" table:style-name="ce6">
            <text:p>2</text:p>
          </table:table-cell>
          <table:table-cell office:value-type="float" office:value="2" table:formula="of:=IF([.G225]&lt;AVERAGE([.G$223:.G$23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5" table:style-name="ce6">
            <text:p>2015</text:p>
          </table:table-cell>
          <table:table-cell office:value-type="float" office:value="79.959999999999994" table:style-name="ce2">
            <text:p>79,96</text:p>
          </table:table-cell>
          <table:table-cell office:value-type="float" office:value="85.3" table:style-name="ce2">
            <text:p>85,30</text:p>
          </table:table-cell>
          <table:table-cell office:value-type="float" office:value="82.61" table:style-name="ce2">
            <text:p>82,61</text:p>
          </table:table-cell>
          <table:table-cell office:value-type="float" office:value="1379.4" table:style-name="ce2">
            <text:p>1379,40</text:p>
          </table:table-cell>
          <table:table-cell office:value-type="float" office:value="1295" table:style-name="ce3">
            <text:p>1295</text:p>
          </table:table-cell>
          <table:table-cell office:value-type="float" office:value="1" table:formula="of:=IF([.C226]&lt;AVERAGE([.C$223:.C$239]);1;2)" table:style-name="ce6">
            <text:p>1</text:p>
          </table:table-cell>
          <table:table-cell office:value-type="float" office:value="1" table:formula="of:=IF([.D226]&lt;AVERAGE([.D$223:.D$239]);1;2)" table:style-name="ce6">
            <text:p>1</text:p>
          </table:table-cell>
          <table:table-cell office:value-type="float" office:value="1" table:formula="of:=IF([.E226]&lt;AVERAGE([.E$223:.E$239]);1;2)" table:style-name="ce6">
            <text:p>1</text:p>
          </table:table-cell>
          <table:table-cell office:value-type="float" office:value="1" table:formula="of:=IF([.F226]&lt;AVERAGE([.F$223:.F$239]);1;2)" table:style-name="ce6">
            <text:p>1</text:p>
          </table:table-cell>
          <table:table-cell office:value-type="float" office:value="1" table:formula="of:=IF([.G226]&lt;AVERAGE([.G$223:.G$23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5" table:style-name="ce6">
            <text:p>2015</text:p>
          </table:table-cell>
          <table:table-cell office:value-type="float" office:value="79.95" table:style-name="ce2">
            <text:p>79,95</text:p>
          </table:table-cell>
          <table:table-cell office:value-type="float" office:value="84.64" table:style-name="ce2">
            <text:p>84,64</text:p>
          </table:table-cell>
          <table:table-cell office:value-type="float" office:value="82.29" table:style-name="ce2">
            <text:p>82,29</text:p>
          </table:table-cell>
          <table:table-cell office:value-type="float" office:value="1410.17" table:style-name="ce2">
            <text:p>1410,17</text:p>
          </table:table-cell>
          <table:table-cell office:value-type="float" office:value="1308" table:style-name="ce3">
            <text:p>1308</text:p>
          </table:table-cell>
          <table:table-cell office:value-type="float" office:value="1" table:formula="of:=IF([.C227]&lt;AVERAGE([.C$223:.C$239]);1;2)" table:style-name="ce6">
            <text:p>1</text:p>
          </table:table-cell>
          <table:table-cell office:value-type="float" office:value="1" table:formula="of:=IF([.D227]&lt;AVERAGE([.D$223:.D$239]);1;2)" table:style-name="ce6">
            <text:p>1</text:p>
          </table:table-cell>
          <table:table-cell office:value-type="float" office:value="1" table:formula="of:=IF([.E227]&lt;AVERAGE([.E$223:.E$239]);1;2)" table:style-name="ce6">
            <text:p>1</text:p>
          </table:table-cell>
          <table:table-cell office:value-type="float" office:value="1" table:formula="of:=IF([.F227]&lt;AVERAGE([.F$223:.F$239]);1;2)" table:style-name="ce6">
            <text:p>1</text:p>
          </table:table-cell>
          <table:table-cell office:value-type="float" office:value="1" table:formula="of:=IF([.G227]&lt;AVERAGE([.G$223:.G$23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5" table:style-name="ce6">
            <text:p>2015</text:p>
          </table:table-cell>
          <table:table-cell office:value-type="float" office:value="79.91" table:style-name="ce2">
            <text:p>79,91</text:p>
          </table:table-cell>
          <table:table-cell office:value-type="float" office:value="85.82" table:style-name="ce2">
            <text:p>85,82</text:p>
          </table:table-cell>
          <table:table-cell office:value-type="float" office:value="82.9" table:style-name="ce2">
            <text:p>82,90</text:p>
          </table:table-cell>
          <table:table-cell office:value-type="float" office:value="1464.57" table:style-name="ce2">
            <text:p>1464,57</text:p>
          </table:table-cell>
          <table:table-cell office:value-type="float" office:value="1422" table:style-name="ce3">
            <text:p>1422</text:p>
          </table:table-cell>
          <table:table-cell office:value-type="float" office:value="1" table:formula="of:=IF([.C228]&lt;AVERAGE([.C$223:.C$239]);1;2)" table:style-name="ce6">
            <text:p>1</text:p>
          </table:table-cell>
          <table:table-cell office:value-type="float" office:value="2" table:formula="of:=IF([.D228]&lt;AVERAGE([.D$223:.D$239]);1;2)" table:style-name="ce6">
            <text:p>2</text:p>
          </table:table-cell>
          <table:table-cell office:value-type="float" office:value="1" table:formula="of:=IF([.E228]&lt;AVERAGE([.E$223:.E$239]);1;2)" table:style-name="ce6">
            <text:p>1</text:p>
          </table:table-cell>
          <table:table-cell office:value-type="float" office:value="2" table:formula="of:=IF([.F228]&lt;AVERAGE([.F$223:.F$239]);1;2)" table:style-name="ce6">
            <text:p>2</text:p>
          </table:table-cell>
          <table:table-cell office:value-type="float" office:value="2" table:formula="of:=IF([.G228]&lt;AVERAGE([.G$223:.G$23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5" table:style-name="ce6">
            <text:p>2015</text:p>
          </table:table-cell>
          <table:table-cell office:value-type="float" office:value="80.42" table:style-name="ce2">
            <text:p>80,42</text:p>
          </table:table-cell>
          <table:table-cell office:value-type="float" office:value="85.81" table:style-name="ce2">
            <text:p>85,81</text:p>
          </table:table-cell>
          <table:table-cell office:value-type="float" office:value="83.06" table:style-name="ce2">
            <text:p>83,06</text:p>
          </table:table-cell>
          <table:table-cell office:value-type="float" office:value="1386.1" table:style-name="ce2">
            <text:p>1386,10</text:p>
          </table:table-cell>
          <table:table-cell office:value-type="float" office:value="1307" table:style-name="ce3">
            <text:p>1307</text:p>
          </table:table-cell>
          <table:table-cell office:value-type="float" office:value="2" table:formula="of:=IF([.C229]&lt;AVERAGE([.C$223:.C$239]);1;2)" table:style-name="ce6">
            <text:p>2</text:p>
          </table:table-cell>
          <table:table-cell office:value-type="float" office:value="2" table:formula="of:=IF([.D229]&lt;AVERAGE([.D$223:.D$239]);1;2)" table:style-name="ce6">
            <text:p>2</text:p>
          </table:table-cell>
          <table:table-cell office:value-type="float" office:value="2" table:formula="of:=IF([.E229]&lt;AVERAGE([.E$223:.E$239]);1;2)" table:style-name="ce6">
            <text:p>2</text:p>
          </table:table-cell>
          <table:table-cell office:value-type="float" office:value="1" table:formula="of:=IF([.F229]&lt;AVERAGE([.F$223:.F$239]);1;2)" table:style-name="ce6">
            <text:p>1</text:p>
          </table:table-cell>
          <table:table-cell office:value-type="float" office:value="1" table:formula="of:=IF([.G229]&lt;AVERAGE([.G$223:.G$23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5" table:style-name="ce6">
            <text:p>2015</text:p>
          </table:table-cell>
          <table:table-cell office:value-type="float" office:value="80.98" table:style-name="ce2">
            <text:p>80,98</text:p>
          </table:table-cell>
          <table:table-cell office:value-type="float" office:value="86.77" table:style-name="ce2">
            <text:p>86,77</text:p>
          </table:table-cell>
          <table:table-cell office:value-type="float" office:value="83.84" table:style-name="ce2">
            <text:p>83,84</text:p>
          </table:table-cell>
          <table:table-cell office:value-type="float" office:value="1507.36" table:style-name="ce2">
            <text:p>1507,36</text:p>
          </table:table-cell>
          <table:table-cell office:value-type="float" office:value="1454" table:style-name="ce3">
            <text:p>1454</text:p>
          </table:table-cell>
          <table:table-cell office:value-type="float" office:value="2" table:formula="of:=IF([.C230]&lt;AVERAGE([.C$223:.C$239]);1;2)" table:style-name="ce6">
            <text:p>2</text:p>
          </table:table-cell>
          <table:table-cell office:value-type="float" office:value="2" table:formula="of:=IF([.D230]&lt;AVERAGE([.D$223:.D$239]);1;2)" table:style-name="ce6">
            <text:p>2</text:p>
          </table:table-cell>
          <table:table-cell office:value-type="float" office:value="2" table:formula="of:=IF([.E230]&lt;AVERAGE([.E$223:.E$239]);1;2)" table:style-name="ce6">
            <text:p>2</text:p>
          </table:table-cell>
          <table:table-cell office:value-type="float" office:value="2" table:formula="of:=IF([.F230]&lt;AVERAGE([.F$223:.F$239]);1;2)" table:style-name="ce6">
            <text:p>2</text:p>
          </table:table-cell>
          <table:table-cell office:value-type="float" office:value="2" table:formula="of:=IF([.G230]&lt;AVERAGE([.G$223:.G$23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5" table:style-name="ce6">
            <text:p>2015</text:p>
          </table:table-cell>
          <table:table-cell office:value-type="float" office:value="80.5" table:style-name="ce2">
            <text:p>80,50</text:p>
          </table:table-cell>
          <table:table-cell office:value-type="float" office:value="86.1" table:style-name="ce2">
            <text:p>86,10</text:p>
          </table:table-cell>
          <table:table-cell office:value-type="float" office:value="83.36" table:style-name="ce2">
            <text:p>83,36</text:p>
          </table:table-cell>
          <table:table-cell office:value-type="float" office:value="1383.55" table:style-name="ce2">
            <text:p>1383,55</text:p>
          </table:table-cell>
          <table:table-cell office:value-type="float" office:value="1326" table:style-name="ce3">
            <text:p>1326</text:p>
          </table:table-cell>
          <table:table-cell office:value-type="float" office:value="2" table:formula="of:=IF([.C231]&lt;AVERAGE([.C$223:.C$239]);1;2)" table:style-name="ce6">
            <text:p>2</text:p>
          </table:table-cell>
          <table:table-cell office:value-type="float" office:value="2" table:formula="of:=IF([.D231]&lt;AVERAGE([.D$223:.D$239]);1;2)" table:style-name="ce6">
            <text:p>2</text:p>
          </table:table-cell>
          <table:table-cell office:value-type="float" office:value="2" table:formula="of:=IF([.E231]&lt;AVERAGE([.E$223:.E$239]);1;2)" table:style-name="ce6">
            <text:p>2</text:p>
          </table:table-cell>
          <table:table-cell office:value-type="float" office:value="1" table:formula="of:=IF([.F231]&lt;AVERAGE([.F$223:.F$239]);1;2)" table:style-name="ce6">
            <text:p>1</text:p>
          </table:table-cell>
          <table:table-cell office:value-type="float" office:value="1" table:formula="of:=IF([.G231]&lt;AVERAGE([.G$223:.G$23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5" table:style-name="ce6">
            <text:p>2015</text:p>
          </table:table-cell>
          <table:table-cell office:value-type="float" office:value="79.72" table:style-name="ce2">
            <text:p>79,72</text:p>
          </table:table-cell>
          <table:table-cell office:value-type="float" office:value="85.2" table:style-name="ce2">
            <text:p>85,20</text:p>
          </table:table-cell>
          <table:table-cell office:value-type="float" office:value="82.47" table:style-name="ce2">
            <text:p>82,47</text:p>
          </table:table-cell>
          <table:table-cell office:value-type="float" office:value="1394.16" table:style-name="ce2">
            <text:p>1394,16</text:p>
          </table:table-cell>
          <table:table-cell office:value-type="float" office:value="1308" table:style-name="ce3">
            <text:p>1308</text:p>
          </table:table-cell>
          <table:table-cell office:value-type="float" office:value="1" table:formula="of:=IF([.C232]&lt;AVERAGE([.C$223:.C$239]);1;2)" table:style-name="ce6">
            <text:p>1</text:p>
          </table:table-cell>
          <table:table-cell office:value-type="float" office:value="1" table:formula="of:=IF([.D232]&lt;AVERAGE([.D$223:.D$239]);1;2)" table:style-name="ce6">
            <text:p>1</text:p>
          </table:table-cell>
          <table:table-cell office:value-type="float" office:value="1" table:formula="of:=IF([.E232]&lt;AVERAGE([.E$223:.E$239]);1;2)" table:style-name="ce6">
            <text:p>1</text:p>
          </table:table-cell>
          <table:table-cell office:value-type="float" office:value="1" table:formula="of:=IF([.F232]&lt;AVERAGE([.F$223:.F$239]);1;2)" table:style-name="ce6">
            <text:p>1</text:p>
          </table:table-cell>
          <table:table-cell office:value-type="float" office:value="1" table:formula="of:=IF([.G232]&lt;AVERAGE([.G$223:.G$23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5" table:style-name="ce6">
            <text:p>2015</text:p>
          </table:table-cell>
          <table:table-cell office:value-type="float" office:value="79.2" table:style-name="ce2">
            <text:p>79,20</text:p>
          </table:table-cell>
          <table:table-cell office:value-type="float" office:value="85.31" table:style-name="ce2">
            <text:p>85,31</text:p>
          </table:table-cell>
          <table:table-cell office:value-type="float" office:value="82.2" table:style-name="ce2">
            <text:p>82,20</text:p>
          </table:table-cell>
          <table:table-cell office:value-type="float" office:value="1546.19" table:style-name="ce2">
            <text:p>1546,19</text:p>
          </table:table-cell>
          <table:table-cell office:value-type="float" office:value="1506" table:style-name="ce3">
            <text:p>1506</text:p>
          </table:table-cell>
          <table:table-cell office:value-type="float" office:value="1" table:formula="of:=IF([.C233]&lt;AVERAGE([.C$223:.C$239]);1;2)" table:style-name="ce6">
            <text:p>1</text:p>
          </table:table-cell>
          <table:table-cell office:value-type="float" office:value="1" table:formula="of:=IF([.D233]&lt;AVERAGE([.D$223:.D$239]);1;2)" table:style-name="ce6">
            <text:p>1</text:p>
          </table:table-cell>
          <table:table-cell office:value-type="float" office:value="1" table:formula="of:=IF([.E233]&lt;AVERAGE([.E$223:.E$239]);1;2)" table:style-name="ce6">
            <text:p>1</text:p>
          </table:table-cell>
          <table:table-cell office:value-type="float" office:value="2" table:formula="of:=IF([.F233]&lt;AVERAGE([.F$223:.F$239]);1;2)" table:style-name="ce6">
            <text:p>2</text:p>
          </table:table-cell>
          <table:table-cell office:value-type="float" office:value="2" table:formula="of:=IF([.G233]&lt;AVERAGE([.G$223:.G$23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5" table:style-name="ce6">
            <text:p>2015</text:p>
          </table:table-cell>
          <table:table-cell office:value-type="float" office:value="79.819999999999993" table:style-name="ce2">
            <text:p>79,82</text:p>
          </table:table-cell>
          <table:table-cell office:value-type="float" office:value="85.9" table:style-name="ce2">
            <text:p>85,90</text:p>
          </table:table-cell>
          <table:table-cell office:value-type="float" office:value="82.9" table:style-name="ce2">
            <text:p>82,90</text:p>
          </table:table-cell>
          <table:table-cell office:value-type="float" office:value="1437.47" table:style-name="ce2">
            <text:p>1437,47</text:p>
          </table:table-cell>
          <table:table-cell office:value-type="float" office:value="1399" table:style-name="ce3">
            <text:p>1399</text:p>
          </table:table-cell>
          <table:table-cell office:value-type="float" office:value="1" table:formula="of:=IF([.C234]&lt;AVERAGE([.C$223:.C$239]);1;2)" table:style-name="ce6">
            <text:p>1</text:p>
          </table:table-cell>
          <table:table-cell office:value-type="float" office:value="2" table:formula="of:=IF([.D234]&lt;AVERAGE([.D$223:.D$239]);1;2)" table:style-name="ce6">
            <text:p>2</text:p>
          </table:table-cell>
          <table:table-cell office:value-type="float" office:value="1" table:formula="of:=IF([.E234]&lt;AVERAGE([.E$223:.E$239]);1;2)" table:style-name="ce6">
            <text:p>1</text:p>
          </table:table-cell>
          <table:table-cell office:value-type="float" office:value="1" table:formula="of:=IF([.F234]&lt;AVERAGE([.F$223:.F$239]);1;2)" table:style-name="ce6">
            <text:p>1</text:p>
          </table:table-cell>
          <table:table-cell office:value-type="float" office:value="2" table:formula="of:=IF([.G234]&lt;AVERAGE([.G$223:.G$23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5" table:style-name="ce6">
            <text:p>2015</text:p>
          </table:table-cell>
          <table:table-cell office:value-type="float" office:value="80.7" table:style-name="ce2">
            <text:p>80,70</text:p>
          </table:table-cell>
          <table:table-cell office:value-type="float" office:value="86.59" table:style-name="ce2">
            <text:p>86,59</text:p>
          </table:table-cell>
          <table:table-cell office:value-type="float" office:value="83.61" table:style-name="ce2">
            <text:p>83,61</text:p>
          </table:table-cell>
          <table:table-cell office:value-type="float" office:value="1397.79" table:style-name="ce2">
            <text:p>1397,79</text:p>
          </table:table-cell>
          <table:table-cell office:value-type="float" office:value="1383" table:style-name="ce3">
            <text:p>1383</text:p>
          </table:table-cell>
          <table:table-cell office:value-type="float" office:value="2" table:formula="of:=IF([.C235]&lt;AVERAGE([.C$223:.C$239]);1;2)" table:style-name="ce6">
            <text:p>2</text:p>
          </table:table-cell>
          <table:table-cell office:value-type="float" office:value="2" table:formula="of:=IF([.D235]&lt;AVERAGE([.D$223:.D$239]);1;2)" table:style-name="ce6">
            <text:p>2</text:p>
          </table:table-cell>
          <table:table-cell office:value-type="float" office:value="2" table:formula="of:=IF([.E235]&lt;AVERAGE([.E$223:.E$239]);1;2)" table:style-name="ce6">
            <text:p>2</text:p>
          </table:table-cell>
          <table:table-cell office:value-type="float" office:value="1" table:formula="of:=IF([.F235]&lt;AVERAGE([.F$223:.F$239]);1;2)" table:style-name="ce6">
            <text:p>1</text:p>
          </table:table-cell>
          <table:table-cell office:value-type="float" office:value="1" table:formula="of:=IF([.G235]&lt;AVERAGE([.G$223:.G$23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5" table:style-name="ce6">
            <text:p>2015</text:p>
          </table:table-cell>
          <table:table-cell office:value-type="float" office:value="81.48" table:style-name="ce2">
            <text:p>81,48</text:p>
          </table:table-cell>
          <table:table-cell office:value-type="float" office:value="87.05" table:style-name="ce2">
            <text:p>87,05</text:p>
          </table:table-cell>
          <table:table-cell office:value-type="float" office:value="84.43" table:style-name="ce2">
            <text:p>84,43</text:p>
          </table:table-cell>
          <table:table-cell office:value-type="float" office:value="1254.3399999999999" table:style-name="ce2">
            <text:p>1254,34</text:p>
          </table:table-cell>
          <table:table-cell office:value-type="float" office:value="1242" table:style-name="ce3">
            <text:p>1242</text:p>
          </table:table-cell>
          <table:table-cell office:value-type="float" office:value="2" table:formula="of:=IF([.C236]&lt;AVERAGE([.C$223:.C$239]);1;2)" table:style-name="ce6">
            <text:p>2</text:p>
          </table:table-cell>
          <table:table-cell office:value-type="float" office:value="2" table:formula="of:=IF([.D236]&lt;AVERAGE([.D$223:.D$239]);1;2)" table:style-name="ce6">
            <text:p>2</text:p>
          </table:table-cell>
          <table:table-cell office:value-type="float" office:value="2" table:formula="of:=IF([.E236]&lt;AVERAGE([.E$223:.E$239]);1;2)" table:style-name="ce6">
            <text:p>2</text:p>
          </table:table-cell>
          <table:table-cell office:value-type="float" office:value="1" table:formula="of:=IF([.F236]&lt;AVERAGE([.F$223:.F$239]);1;2)" table:style-name="ce6">
            <text:p>1</text:p>
          </table:table-cell>
          <table:table-cell office:value-type="float" office:value="1" table:formula="of:=IF([.G236]&lt;AVERAGE([.G$223:.G$23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5" table:style-name="ce6">
            <text:p>2015</text:p>
          </table:table-cell>
          <table:table-cell office:value-type="float" office:value="79.94" table:style-name="ce2">
            <text:p>79,94</text:p>
          </table:table-cell>
          <table:table-cell office:value-type="float" office:value="84.94" table:style-name="ce2">
            <text:p>84,94</text:p>
          </table:table-cell>
          <table:table-cell office:value-type="float" office:value="82.44" table:style-name="ce2">
            <text:p>82,44</text:p>
          </table:table-cell>
          <table:table-cell office:value-type="float" office:value="1535.92" table:style-name="ce2">
            <text:p>1535,92</text:p>
          </table:table-cell>
          <table:table-cell office:value-type="float" office:value="1473" table:style-name="ce3">
            <text:p>1473</text:p>
          </table:table-cell>
          <table:table-cell office:value-type="float" office:value="1" table:formula="of:=IF([.C237]&lt;AVERAGE([.C$223:.C$239]);1;2)" table:style-name="ce6">
            <text:p>1</text:p>
          </table:table-cell>
          <table:table-cell office:value-type="float" office:value="1" table:formula="of:=IF([.D237]&lt;AVERAGE([.D$223:.D$239]);1;2)" table:style-name="ce6">
            <text:p>1</text:p>
          </table:table-cell>
          <table:table-cell office:value-type="float" office:value="1" table:formula="of:=IF([.E237]&lt;AVERAGE([.E$223:.E$239]);1;2)" table:style-name="ce6">
            <text:p>1</text:p>
          </table:table-cell>
          <table:table-cell office:value-type="float" office:value="2" table:formula="of:=IF([.F237]&lt;AVERAGE([.F$223:.F$239]);1;2)" table:style-name="ce6">
            <text:p>2</text:p>
          </table:table-cell>
          <table:table-cell office:value-type="float" office:value="2" table:formula="of:=IF([.G237]&lt;AVERAGE([.G$223:.G$23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5" table:style-name="ce6">
            <text:p>2015</text:p>
          </table:table-cell>
          <table:table-cell office:value-type="float" office:value="81.17" table:style-name="ce2">
            <text:p>81,17</text:p>
          </table:table-cell>
          <table:table-cell office:value-type="float" office:value="86.8" table:style-name="ce2">
            <text:p>86,80</text:p>
          </table:table-cell>
          <table:table-cell office:value-type="float" office:value="83.99" table:style-name="ce2">
            <text:p>83,99</text:p>
          </table:table-cell>
          <table:table-cell office:value-type="float" office:value="1550.9" table:style-name="ce2">
            <text:p>1550,90</text:p>
          </table:table-cell>
          <table:table-cell office:value-type="float" office:value="1507" table:style-name="ce3">
            <text:p>1507</text:p>
          </table:table-cell>
          <table:table-cell office:value-type="float" office:value="2" table:formula="of:=IF([.C238]&lt;AVERAGE([.C$223:.C$239]);1;2)" table:style-name="ce6">
            <text:p>2</text:p>
          </table:table-cell>
          <table:table-cell office:value-type="float" office:value="2" table:formula="of:=IF([.D238]&lt;AVERAGE([.D$223:.D$239]);1;2)" table:style-name="ce6">
            <text:p>2</text:p>
          </table:table-cell>
          <table:table-cell office:value-type="float" office:value="2" table:formula="of:=IF([.E238]&lt;AVERAGE([.E$223:.E$239]);1;2)" table:style-name="ce6">
            <text:p>2</text:p>
          </table:table-cell>
          <table:table-cell office:value-type="float" office:value="2" table:formula="of:=IF([.F238]&lt;AVERAGE([.F$223:.F$239]);1;2)" table:style-name="ce6">
            <text:p>2</text:p>
          </table:table-cell>
          <table:table-cell office:value-type="float" office:value="2" table:formula="of:=IF([.G238]&lt;AVERAGE([.G$223:.G$23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5" table:style-name="ce6">
            <text:p>2015</text:p>
          </table:table-cell>
          <table:table-cell office:value-type="float" office:value="80.27" table:style-name="ce2">
            <text:p>80,27</text:p>
          </table:table-cell>
          <table:table-cell office:value-type="float" office:value="86.41" table:style-name="ce2">
            <text:p>86,41</text:p>
          </table:table-cell>
          <table:table-cell office:value-type="float" office:value="83.41" table:style-name="ce2">
            <text:p>83,41</text:p>
          </table:table-cell>
          <table:table-cell office:value-type="float" office:value="1626.19" table:style-name="ce2">
            <text:p>1626,19</text:p>
          </table:table-cell>
          <table:table-cell office:value-type="float" office:value="1635" table:style-name="ce3">
            <text:p>1635</text:p>
          </table:table-cell>
          <table:table-cell office:value-type="float" office:value="2" table:formula="of:=IF([.C239]&lt;AVERAGE([.C$223:.C$239]);1;2)" table:style-name="ce6">
            <text:p>2</text:p>
          </table:table-cell>
          <table:table-cell office:value-type="float" office:value="2" table:formula="of:=IF([.D239]&lt;AVERAGE([.D$223:.D$239]);1;2)" table:style-name="ce6">
            <text:p>2</text:p>
          </table:table-cell>
          <table:table-cell office:value-type="float" office:value="2" table:formula="of:=IF([.E239]&lt;AVERAGE([.E$223:.E$239]);1;2)" table:style-name="ce6">
            <text:p>2</text:p>
          </table:table-cell>
          <table:table-cell office:value-type="float" office:value="2" table:formula="of:=IF([.F239]&lt;AVERAGE([.F$223:.F$239]);1;2)" table:style-name="ce6">
            <text:p>2</text:p>
          </table:table-cell>
          <table:table-cell office:value-type="float" office:value="2" table:formula="of:=IF([.G239]&lt;AVERAGE([.G$223:.G$23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6" table:style-name="ce6">
            <text:p>2016</text:p>
          </table:table-cell>
          <table:table-cell office:value-type="float" office:value="79.41" table:style-name="ce2">
            <text:p>79,41</text:p>
          </table:table-cell>
          <table:table-cell office:value-type="float" office:value="84.93" table:style-name="ce2">
            <text:p>84,93</text:p>
          </table:table-cell>
          <table:table-cell office:value-type="float" office:value="82.18" table:style-name="ce2">
            <text:p>82,18</text:p>
          </table:table-cell>
          <table:table-cell office:value-type="float" office:value="1158.8599999999999" table:style-name="ce2">
            <text:p>1158,86</text:p>
          </table:table-cell>
          <table:table-cell office:value-type="float" office:value="1112" table:style-name="ce3">
            <text:p>1112</text:p>
          </table:table-cell>
          <table:table-cell office:value-type="float" office:value="1" table:formula="of:=IF([.C240]&lt;AVERAGE([.C$240:.C$256]);1;2)" table:style-name="ce6">
            <text:p>1</text:p>
          </table:table-cell>
          <table:table-cell office:value-type="float" office:value="1" table:formula="of:=IF([.D240]&lt;AVERAGE([.D$240:.D$256]);1;2)" table:style-name="ce6">
            <text:p>1</text:p>
          </table:table-cell>
          <table:table-cell office:value-type="float" office:value="1" table:formula="of:=IF([.E240]&lt;AVERAGE([.E$240:.E$256]);1;2)" table:style-name="ce6">
            <text:p>1</text:p>
          </table:table-cell>
          <table:table-cell office:value-type="float" office:value="1" table:formula="of:=IF([.F240]&lt;AVERAGE([.F$240:.F$256]);1;2)" table:style-name="ce6">
            <text:p>1</text:p>
          </table:table-cell>
          <table:table-cell office:value-type="float" office:value="1" table:formula="of:=IF([.G240]&lt;AVERAGE([.G$240:.G$25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6" table:style-name="ce6">
            <text:p>2016</text:p>
          </table:table-cell>
          <table:table-cell office:value-type="float" office:value="80.62" table:style-name="ce2">
            <text:p>80,62</text:p>
          </table:table-cell>
          <table:table-cell office:value-type="float" office:value="87.07" table:style-name="ce2">
            <text:p>87,07</text:p>
          </table:table-cell>
          <table:table-cell office:value-type="float" office:value="83.81" table:style-name="ce2">
            <text:p>83,81</text:p>
          </table:table-cell>
          <table:table-cell office:value-type="float" office:value="1577.52" table:style-name="ce2">
            <text:p>1577,52</text:p>
          </table:table-cell>
          <table:table-cell office:value-type="float" office:value="1547" table:style-name="ce3">
            <text:p>1547</text:p>
          </table:table-cell>
          <table:table-cell office:value-type="float" office:value="2" table:formula="of:=IF([.C241]&lt;AVERAGE([.C$240:.C$256]);1;2)" table:style-name="ce6">
            <text:p>2</text:p>
          </table:table-cell>
          <table:table-cell office:value-type="float" office:value="2" table:formula="of:=IF([.D241]&lt;AVERAGE([.D$240:.D$256]);1;2)" table:style-name="ce6">
            <text:p>2</text:p>
          </table:table-cell>
          <table:table-cell office:value-type="float" office:value="2" table:formula="of:=IF([.E241]&lt;AVERAGE([.E$240:.E$256]);1;2)" table:style-name="ce6">
            <text:p>2</text:p>
          </table:table-cell>
          <table:table-cell office:value-type="float" office:value="2" table:formula="of:=IF([.F241]&lt;AVERAGE([.F$240:.F$256]);1;2)" table:style-name="ce6">
            <text:p>2</text:p>
          </table:table-cell>
          <table:table-cell office:value-type="float" office:value="2" table:formula="of:=IF([.G241]&lt;AVERAGE([.G$240:.G$25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6" table:style-name="ce6">
            <text:p>2016</text:p>
          </table:table-cell>
          <table:table-cell office:value-type="float" office:value="79.34" table:style-name="ce2">
            <text:p>79,34</text:p>
          </table:table-cell>
          <table:table-cell office:value-type="float" office:value="85.8" table:style-name="ce2">
            <text:p>85,80</text:p>
          </table:table-cell>
          <table:table-cell office:value-type="float" office:value="82.64" table:style-name="ce2">
            <text:p>82,64</text:p>
          </table:table-cell>
          <table:table-cell office:value-type="float" office:value="1594.66" table:style-name="ce2">
            <text:p>1594,66</text:p>
          </table:table-cell>
          <table:table-cell office:value-type="float" office:value="1584" table:style-name="ce3">
            <text:p>1584</text:p>
          </table:table-cell>
          <table:table-cell office:value-type="float" office:value="1" table:formula="of:=IF([.C242]&lt;AVERAGE([.C$240:.C$256]);1;2)" table:style-name="ce6">
            <text:p>1</text:p>
          </table:table-cell>
          <table:table-cell office:value-type="float" office:value="1" table:formula="of:=IF([.D242]&lt;AVERAGE([.D$240:.D$256]);1;2)" table:style-name="ce6">
            <text:p>1</text:p>
          </table:table-cell>
          <table:table-cell office:value-type="float" office:value="1" table:formula="of:=IF([.E242]&lt;AVERAGE([.E$240:.E$256]);1;2)" table:style-name="ce6">
            <text:p>1</text:p>
          </table:table-cell>
          <table:table-cell office:value-type="float" office:value="2" table:formula="of:=IF([.F242]&lt;AVERAGE([.F$240:.F$256]);1;2)" table:style-name="ce6">
            <text:p>2</text:p>
          </table:table-cell>
          <table:table-cell office:value-type="float" office:value="2" table:formula="of:=IF([.G242]&lt;AVERAGE([.G$240:.G$25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6" table:style-name="ce6">
            <text:p>2016</text:p>
          </table:table-cell>
          <table:table-cell office:value-type="float" office:value="80.91" table:style-name="ce2">
            <text:p>80,91</text:p>
          </table:table-cell>
          <table:table-cell office:value-type="float" office:value="85.81" table:style-name="ce2">
            <text:p>85,81</text:p>
          </table:table-cell>
          <table:table-cell office:value-type="float" office:value="83.37" table:style-name="ce2">
            <text:p>83,37</text:p>
          </table:table-cell>
          <table:table-cell office:value-type="float" office:value="1378.28" table:style-name="ce2">
            <text:p>1378,28</text:p>
          </table:table-cell>
          <table:table-cell office:value-type="float" office:value="1306" table:style-name="ce3">
            <text:p>1306</text:p>
          </table:table-cell>
          <table:table-cell office:value-type="float" office:value="2" table:formula="of:=IF([.C243]&lt;AVERAGE([.C$240:.C$256]);1;2)" table:style-name="ce6">
            <text:p>2</text:p>
          </table:table-cell>
          <table:table-cell office:value-type="float" office:value="1" table:formula="of:=IF([.D243]&lt;AVERAGE([.D$240:.D$256]);1;2)" table:style-name="ce6">
            <text:p>1</text:p>
          </table:table-cell>
          <table:table-cell office:value-type="float" office:value="1" table:formula="of:=IF([.E243]&lt;AVERAGE([.E$240:.E$256]);1;2)" table:style-name="ce6">
            <text:p>1</text:p>
          </table:table-cell>
          <table:table-cell office:value-type="float" office:value="1" table:formula="of:=IF([.F243]&lt;AVERAGE([.F$240:.F$256]);1;2)" table:style-name="ce6">
            <text:p>1</text:p>
          </table:table-cell>
          <table:table-cell office:value-type="float" office:value="1" table:formula="of:=IF([.G243]&lt;AVERAGE([.G$240:.G$25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6" table:style-name="ce6">
            <text:p>2016</text:p>
          </table:table-cell>
          <table:table-cell office:value-type="float" office:value="80.11" table:style-name="ce2">
            <text:p>80,11</text:p>
          </table:table-cell>
          <table:table-cell office:value-type="float" office:value="85.48" table:style-name="ce2">
            <text:p>85,48</text:p>
          </table:table-cell>
          <table:table-cell office:value-type="float" office:value="82.78" table:style-name="ce2">
            <text:p>82,78</text:p>
          </table:table-cell>
          <table:table-cell office:value-type="float" office:value="1425.94" table:style-name="ce2">
            <text:p>1425,94</text:p>
          </table:table-cell>
          <table:table-cell office:value-type="float" office:value="1325" table:style-name="ce3">
            <text:p>1325</text:p>
          </table:table-cell>
          <table:table-cell office:value-type="float" office:value="1" table:formula="of:=IF([.C244]&lt;AVERAGE([.C$240:.C$256]);1;2)" table:style-name="ce6">
            <text:p>1</text:p>
          </table:table-cell>
          <table:table-cell office:value-type="float" office:value="1" table:formula="of:=IF([.D244]&lt;AVERAGE([.D$240:.D$256]);1;2)" table:style-name="ce6">
            <text:p>1</text:p>
          </table:table-cell>
          <table:table-cell office:value-type="float" office:value="1" table:formula="of:=IF([.E244]&lt;AVERAGE([.E$240:.E$256]);1;2)" table:style-name="ce6">
            <text:p>1</text:p>
          </table:table-cell>
          <table:table-cell office:value-type="float" office:value="1" table:formula="of:=IF([.F244]&lt;AVERAGE([.F$240:.F$256]);1;2)" table:style-name="ce6">
            <text:p>1</text:p>
          </table:table-cell>
          <table:table-cell office:value-type="float" office:value="1" table:formula="of:=IF([.G244]&lt;AVERAGE([.G$240:.G$25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6" table:style-name="ce6">
            <text:p>2016</text:p>
          </table:table-cell>
          <table:table-cell office:value-type="float" office:value="80.33" table:style-name="ce2">
            <text:p>80,33</text:p>
          </table:table-cell>
          <table:table-cell office:value-type="float" office:value="86.64" table:style-name="ce2">
            <text:p>86,64</text:p>
          </table:table-cell>
          <table:table-cell office:value-type="float" office:value="83.52" table:style-name="ce2">
            <text:p>83,52</text:p>
          </table:table-cell>
          <table:table-cell office:value-type="float" office:value="1487.62" table:style-name="ce2">
            <text:p>1487,62</text:p>
          </table:table-cell>
          <table:table-cell office:value-type="float" office:value="1449" table:style-name="ce3">
            <text:p>1449</text:p>
          </table:table-cell>
          <table:table-cell office:value-type="float" office:value="1" table:formula="of:=IF([.C245]&lt;AVERAGE([.C$240:.C$256]);1;2)" table:style-name="ce6">
            <text:p>1</text:p>
          </table:table-cell>
          <table:table-cell office:value-type="float" office:value="2" table:formula="of:=IF([.D245]&lt;AVERAGE([.D$240:.D$256]);1;2)" table:style-name="ce6">
            <text:p>2</text:p>
          </table:table-cell>
          <table:table-cell office:value-type="float" office:value="2" table:formula="of:=IF([.E245]&lt;AVERAGE([.E$240:.E$256]);1;2)" table:style-name="ce6">
            <text:p>2</text:p>
          </table:table-cell>
          <table:table-cell office:value-type="float" office:value="2" table:formula="of:=IF([.F245]&lt;AVERAGE([.F$240:.F$256]);1;2)" table:style-name="ce6">
            <text:p>2</text:p>
          </table:table-cell>
          <table:table-cell office:value-type="float" office:value="2" table:formula="of:=IF([.G245]&lt;AVERAGE([.G$240:.G$25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6" table:style-name="ce6">
            <text:p>2016</text:p>
          </table:table-cell>
          <table:table-cell office:value-type="float" office:value="80.94" table:style-name="ce2">
            <text:p>80,94</text:p>
          </table:table-cell>
          <table:table-cell office:value-type="float" office:value="86.44" table:style-name="ce2">
            <text:p>86,44</text:p>
          </table:table-cell>
          <table:table-cell office:value-type="float" office:value="83.64" table:style-name="ce2">
            <text:p>83,64</text:p>
          </table:table-cell>
          <table:table-cell office:value-type="float" office:value="1389.16" table:style-name="ce2">
            <text:p>1389,16</text:p>
          </table:table-cell>
          <table:table-cell office:value-type="float" office:value="1315" table:style-name="ce3">
            <text:p>1315</text:p>
          </table:table-cell>
          <table:table-cell office:value-type="float" office:value="2" table:formula="of:=IF([.C246]&lt;AVERAGE([.C$240:.C$256]);1;2)" table:style-name="ce6">
            <text:p>2</text:p>
          </table:table-cell>
          <table:table-cell office:value-type="float" office:value="2" table:formula="of:=IF([.D246]&lt;AVERAGE([.D$240:.D$256]);1;2)" table:style-name="ce6">
            <text:p>2</text:p>
          </table:table-cell>
          <table:table-cell office:value-type="float" office:value="2" table:formula="of:=IF([.E246]&lt;AVERAGE([.E$240:.E$256]);1;2)" table:style-name="ce6">
            <text:p>2</text:p>
          </table:table-cell>
          <table:table-cell office:value-type="float" office:value="1" table:formula="of:=IF([.F246]&lt;AVERAGE([.F$240:.F$256]);1;2)" table:style-name="ce6">
            <text:p>1</text:p>
          </table:table-cell>
          <table:table-cell office:value-type="float" office:value="1" table:formula="of:=IF([.G246]&lt;AVERAGE([.G$240:.G$25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6" table:style-name="ce6">
            <text:p>2016</text:p>
          </table:table-cell>
          <table:table-cell office:value-type="float" office:value="81.319999999999993" table:style-name="ce2">
            <text:p>81,32</text:p>
          </table:table-cell>
          <table:table-cell office:value-type="float" office:value="87.37" table:style-name="ce2">
            <text:p>87,37</text:p>
          </table:table-cell>
          <table:table-cell office:value-type="float" office:value="84.3" table:style-name="ce2">
            <text:p>84,30</text:p>
          </table:table-cell>
          <table:table-cell office:value-type="float" office:value="1523.16" table:style-name="ce2">
            <text:p>1523,16</text:p>
          </table:table-cell>
          <table:table-cell office:value-type="float" office:value="1474" table:style-name="ce3">
            <text:p>1474</text:p>
          </table:table-cell>
          <table:table-cell office:value-type="float" office:value="2" table:formula="of:=IF([.C247]&lt;AVERAGE([.C$240:.C$256]);1;2)" table:style-name="ce6">
            <text:p>2</text:p>
          </table:table-cell>
          <table:table-cell office:value-type="float" office:value="2" table:formula="of:=IF([.D247]&lt;AVERAGE([.D$240:.D$256]);1;2)" table:style-name="ce6">
            <text:p>2</text:p>
          </table:table-cell>
          <table:table-cell office:value-type="float" office:value="2" table:formula="of:=IF([.E247]&lt;AVERAGE([.E$240:.E$256]);1;2)" table:style-name="ce6">
            <text:p>2</text:p>
          </table:table-cell>
          <table:table-cell office:value-type="float" office:value="2" table:formula="of:=IF([.F247]&lt;AVERAGE([.F$240:.F$256]);1;2)" table:style-name="ce6">
            <text:p>2</text:p>
          </table:table-cell>
          <table:table-cell office:value-type="float" office:value="2" table:formula="of:=IF([.G247]&lt;AVERAGE([.G$240:.G$25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6" table:style-name="ce6">
            <text:p>2016</text:p>
          </table:table-cell>
          <table:table-cell office:value-type="float" office:value="80.900000000000006" table:style-name="ce2">
            <text:p>80,90</text:p>
          </table:table-cell>
          <table:table-cell office:value-type="float" office:value="86.69" table:style-name="ce2">
            <text:p>86,69</text:p>
          </table:table-cell>
          <table:table-cell office:value-type="float" office:value="83.86" table:style-name="ce2">
            <text:p>83,86</text:p>
          </table:table-cell>
          <table:table-cell office:value-type="float" office:value="1417" table:style-name="ce2">
            <text:p>1417,00</text:p>
          </table:table-cell>
          <table:table-cell office:value-type="float" office:value="1353" table:style-name="ce3">
            <text:p>1353</text:p>
          </table:table-cell>
          <table:table-cell office:value-type="float" office:value="2" table:formula="of:=IF([.C248]&lt;AVERAGE([.C$240:.C$256]);1;2)" table:style-name="ce6">
            <text:p>2</text:p>
          </table:table-cell>
          <table:table-cell office:value-type="float" office:value="2" table:formula="of:=IF([.D248]&lt;AVERAGE([.D$240:.D$256]);1;2)" table:style-name="ce6">
            <text:p>2</text:p>
          </table:table-cell>
          <table:table-cell office:value-type="float" office:value="2" table:formula="of:=IF([.E248]&lt;AVERAGE([.E$240:.E$256]);1;2)" table:style-name="ce6">
            <text:p>2</text:p>
          </table:table-cell>
          <table:table-cell office:value-type="float" office:value="1" table:formula="of:=IF([.F248]&lt;AVERAGE([.F$240:.F$256]);1;2)" table:style-name="ce6">
            <text:p>1</text:p>
          </table:table-cell>
          <table:table-cell office:value-type="float" office:value="1" table:formula="of:=IF([.G248]&lt;AVERAGE([.G$240:.G$25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6" table:style-name="ce6">
            <text:p>2016</text:p>
          </table:table-cell>
          <table:table-cell office:value-type="float" office:value="80.3" table:style-name="ce2">
            <text:p>80,30</text:p>
          </table:table-cell>
          <table:table-cell office:value-type="float" office:value="85.69" table:style-name="ce2">
            <text:p>85,69</text:p>
          </table:table-cell>
          <table:table-cell office:value-type="float" office:value="83.01" table:style-name="ce2">
            <text:p>83,01</text:p>
          </table:table-cell>
          <table:table-cell office:value-type="float" office:value="1411.08" table:style-name="ce2">
            <text:p>1411,08</text:p>
          </table:table-cell>
          <table:table-cell office:value-type="float" office:value="1325" table:style-name="ce3">
            <text:p>1325</text:p>
          </table:table-cell>
          <table:table-cell office:value-type="float" office:value="1" table:formula="of:=IF([.C249]&lt;AVERAGE([.C$240:.C$256]);1;2)" table:style-name="ce6">
            <text:p>1</text:p>
          </table:table-cell>
          <table:table-cell office:value-type="float" office:value="1" table:formula="of:=IF([.D249]&lt;AVERAGE([.D$240:.D$256]);1;2)" table:style-name="ce6">
            <text:p>1</text:p>
          </table:table-cell>
          <table:table-cell office:value-type="float" office:value="1" table:formula="of:=IF([.E249]&lt;AVERAGE([.E$240:.E$256]);1;2)" table:style-name="ce6">
            <text:p>1</text:p>
          </table:table-cell>
          <table:table-cell office:value-type="float" office:value="1" table:formula="of:=IF([.F249]&lt;AVERAGE([.F$240:.F$256]);1;2)" table:style-name="ce6">
            <text:p>1</text:p>
          </table:table-cell>
          <table:table-cell office:value-type="float" office:value="1" table:formula="of:=IF([.G249]&lt;AVERAGE([.G$240:.G$25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6" table:style-name="ce6">
            <text:p>2016</text:p>
          </table:table-cell>
          <table:table-cell office:value-type="float" office:value="79.81" table:style-name="ce2">
            <text:p>79,81</text:p>
          </table:table-cell>
          <table:table-cell office:value-type="float" office:value="85.51" table:style-name="ce2">
            <text:p>85,51</text:p>
          </table:table-cell>
          <table:table-cell office:value-type="float" office:value="82.62" table:style-name="ce2">
            <text:p>82,62</text:p>
          </table:table-cell>
          <table:table-cell office:value-type="float" office:value="1591.68" table:style-name="ce2">
            <text:p>1591,68</text:p>
          </table:table-cell>
          <table:table-cell office:value-type="float" office:value="1552" table:style-name="ce3">
            <text:p>1552</text:p>
          </table:table-cell>
          <table:table-cell office:value-type="float" office:value="1" table:formula="of:=IF([.C250]&lt;AVERAGE([.C$240:.C$256]);1;2)" table:style-name="ce6">
            <text:p>1</text:p>
          </table:table-cell>
          <table:table-cell office:value-type="float" office:value="1" table:formula="of:=IF([.D250]&lt;AVERAGE([.D$240:.D$256]);1;2)" table:style-name="ce6">
            <text:p>1</text:p>
          </table:table-cell>
          <table:table-cell office:value-type="float" office:value="1" table:formula="of:=IF([.E250]&lt;AVERAGE([.E$240:.E$256]);1;2)" table:style-name="ce6">
            <text:p>1</text:p>
          </table:table-cell>
          <table:table-cell office:value-type="float" office:value="2" table:formula="of:=IF([.F250]&lt;AVERAGE([.F$240:.F$256]);1;2)" table:style-name="ce6">
            <text:p>2</text:p>
          </table:table-cell>
          <table:table-cell office:value-type="float" office:value="2" table:formula="of:=IF([.G250]&lt;AVERAGE([.G$240:.G$25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6" table:style-name="ce6">
            <text:p>2016</text:p>
          </table:table-cell>
          <table:table-cell office:value-type="float" office:value="79.739999999999995" table:style-name="ce2">
            <text:p>79,74</text:p>
          </table:table-cell>
          <table:table-cell office:value-type="float" office:value="86.28" table:style-name="ce2">
            <text:p>86,28</text:p>
          </table:table-cell>
          <table:table-cell office:value-type="float" office:value="83.02" table:style-name="ce2">
            <text:p>83,02</text:p>
          </table:table-cell>
          <table:table-cell office:value-type="float" office:value="1461.27" table:style-name="ce2">
            <text:p>1461,27</text:p>
          </table:table-cell>
          <table:table-cell office:value-type="float" office:value="1424" table:style-name="ce3">
            <text:p>1424</text:p>
          </table:table-cell>
          <table:table-cell office:value-type="float" office:value="1" table:formula="of:=IF([.C251]&lt;AVERAGE([.C$240:.C$256]);1;2)" table:style-name="ce6">
            <text:p>1</text:p>
          </table:table-cell>
          <table:table-cell office:value-type="float" office:value="1" table:formula="of:=IF([.D251]&lt;AVERAGE([.D$240:.D$256]);1;2)" table:style-name="ce6">
            <text:p>1</text:p>
          </table:table-cell>
          <table:table-cell office:value-type="float" office:value="1" table:formula="of:=IF([.E251]&lt;AVERAGE([.E$240:.E$256]);1;2)" table:style-name="ce6">
            <text:p>1</text:p>
          </table:table-cell>
          <table:table-cell office:value-type="float" office:value="1" table:formula="of:=IF([.F251]&lt;AVERAGE([.F$240:.F$256]);1;2)" table:style-name="ce6">
            <text:p>1</text:p>
          </table:table-cell>
          <table:table-cell office:value-type="float" office:value="2" table:formula="of:=IF([.G251]&lt;AVERAGE([.G$240:.G$25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6" table:style-name="ce6">
            <text:p>2016</text:p>
          </table:table-cell>
          <table:table-cell office:value-type="float" office:value="81.459999999999994" table:style-name="ce2">
            <text:p>81,46</text:p>
          </table:table-cell>
          <table:table-cell office:value-type="float" office:value="87.19" table:style-name="ce2">
            <text:p>87,19</text:p>
          </table:table-cell>
          <table:table-cell office:value-type="float" office:value="84.32" table:style-name="ce2">
            <text:p>84,32</text:p>
          </table:table-cell>
          <table:table-cell office:value-type="float" office:value="1404.98" table:style-name="ce2">
            <text:p>1404,98</text:p>
          </table:table-cell>
          <table:table-cell office:value-type="float" office:value="1393" table:style-name="ce3">
            <text:p>1393</text:p>
          </table:table-cell>
          <table:table-cell office:value-type="float" office:value="2" table:formula="of:=IF([.C252]&lt;AVERAGE([.C$240:.C$256]);1;2)" table:style-name="ce6">
            <text:p>2</text:p>
          </table:table-cell>
          <table:table-cell office:value-type="float" office:value="2" table:formula="of:=IF([.D252]&lt;AVERAGE([.D$240:.D$256]);1;2)" table:style-name="ce6">
            <text:p>2</text:p>
          </table:table-cell>
          <table:table-cell office:value-type="float" office:value="2" table:formula="of:=IF([.E252]&lt;AVERAGE([.E$240:.E$256]);1;2)" table:style-name="ce6">
            <text:p>2</text:p>
          </table:table-cell>
          <table:table-cell office:value-type="float" office:value="1" table:formula="of:=IF([.F252]&lt;AVERAGE([.F$240:.F$256]);1;2)" table:style-name="ce6">
            <text:p>1</text:p>
          </table:table-cell>
          <table:table-cell office:value-type="float" office:value="1" table:formula="of:=IF([.G252]&lt;AVERAGE([.G$240:.G$25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6" table:style-name="ce6">
            <text:p>2016</text:p>
          </table:table-cell>
          <table:table-cell office:value-type="float" office:value="82.24" table:style-name="ce2">
            <text:p>82,24</text:p>
          </table:table-cell>
          <table:table-cell office:value-type="float" office:value="87.83" table:style-name="ce2">
            <text:p>87,83</text:p>
          </table:table-cell>
          <table:table-cell office:value-type="float" office:value="85.22" table:style-name="ce2">
            <text:p>85,22</text:p>
          </table:table-cell>
          <table:table-cell office:value-type="float" office:value="1230.8699999999999" table:style-name="ce2">
            <text:p>1230,87</text:p>
          </table:table-cell>
          <table:table-cell office:value-type="float" office:value="1223" table:style-name="ce3">
            <text:p>1223</text:p>
          </table:table-cell>
          <table:table-cell office:value-type="float" office:value="2" table:formula="of:=IF([.C253]&lt;AVERAGE([.C$240:.C$256]);1;2)" table:style-name="ce6">
            <text:p>2</text:p>
          </table:table-cell>
          <table:table-cell office:value-type="float" office:value="2" table:formula="of:=IF([.D253]&lt;AVERAGE([.D$240:.D$256]);1;2)" table:style-name="ce6">
            <text:p>2</text:p>
          </table:table-cell>
          <table:table-cell office:value-type="float" office:value="2" table:formula="of:=IF([.E253]&lt;AVERAGE([.E$240:.E$256]);1;2)" table:style-name="ce6">
            <text:p>2</text:p>
          </table:table-cell>
          <table:table-cell office:value-type="float" office:value="1" table:formula="of:=IF([.F253]&lt;AVERAGE([.F$240:.F$256]);1;2)" table:style-name="ce6">
            <text:p>1</text:p>
          </table:table-cell>
          <table:table-cell office:value-type="float" office:value="1" table:formula="of:=IF([.G253]&lt;AVERAGE([.G$240:.G$256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6" table:style-name="ce6">
            <text:p>2016</text:p>
          </table:table-cell>
          <table:table-cell office:value-type="float" office:value="80.459999999999994" table:style-name="ce2">
            <text:p>80,46</text:p>
          </table:table-cell>
          <table:table-cell office:value-type="float" office:value="85.29" table:style-name="ce2">
            <text:p>85,29</text:p>
          </table:table-cell>
          <table:table-cell office:value-type="float" office:value="82.89" table:style-name="ce2">
            <text:p>82,89</text:p>
          </table:table-cell>
          <table:table-cell office:value-type="float" office:value="1552.03" table:style-name="ce2">
            <text:p>1552,03</text:p>
          </table:table-cell>
          <table:table-cell office:value-type="float" office:value="1494" table:style-name="ce3">
            <text:p>1494</text:p>
          </table:table-cell>
          <table:table-cell office:value-type="float" office:value="1" table:formula="of:=IF([.C254]&lt;AVERAGE([.C$240:.C$256]);1;2)" table:style-name="ce6">
            <text:p>1</text:p>
          </table:table-cell>
          <table:table-cell office:value-type="float" office:value="1" table:formula="of:=IF([.D254]&lt;AVERAGE([.D$240:.D$256]);1;2)" table:style-name="ce6">
            <text:p>1</text:p>
          </table:table-cell>
          <table:table-cell office:value-type="float" office:value="1" table:formula="of:=IF([.E254]&lt;AVERAGE([.E$240:.E$256]);1;2)" table:style-name="ce6">
            <text:p>1</text:p>
          </table:table-cell>
          <table:table-cell office:value-type="float" office:value="2" table:formula="of:=IF([.F254]&lt;AVERAGE([.F$240:.F$256]);1;2)" table:style-name="ce6">
            <text:p>2</text:p>
          </table:table-cell>
          <table:table-cell office:value-type="float" office:value="2" table:formula="of:=IF([.G254]&lt;AVERAGE([.G$240:.G$25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6" table:style-name="ce6">
            <text:p>2016</text:p>
          </table:table-cell>
          <table:table-cell office:value-type="float" office:value="81.33" table:style-name="ce2">
            <text:p>81,33</text:p>
          </table:table-cell>
          <table:table-cell office:value-type="float" office:value="86.96" table:style-name="ce2">
            <text:p>86,96</text:p>
          </table:table-cell>
          <table:table-cell office:value-type="float" office:value="84.15" table:style-name="ce2">
            <text:p>84,15</text:p>
          </table:table-cell>
          <table:table-cell office:value-type="float" office:value="1584.84" table:style-name="ce2">
            <text:p>1584,84</text:p>
          </table:table-cell>
          <table:table-cell office:value-type="float" office:value="1537" table:style-name="ce3">
            <text:p>1537</text:p>
          </table:table-cell>
          <table:table-cell office:value-type="float" office:value="2" table:formula="of:=IF([.C255]&lt;AVERAGE([.C$240:.C$256]);1;2)" table:style-name="ce6">
            <text:p>2</text:p>
          </table:table-cell>
          <table:table-cell office:value-type="float" office:value="2" table:formula="of:=IF([.D255]&lt;AVERAGE([.D$240:.D$256]);1;2)" table:style-name="ce6">
            <text:p>2</text:p>
          </table:table-cell>
          <table:table-cell office:value-type="float" office:value="2" table:formula="of:=IF([.E255]&lt;AVERAGE([.E$240:.E$256]);1;2)" table:style-name="ce6">
            <text:p>2</text:p>
          </table:table-cell>
          <table:table-cell office:value-type="float" office:value="2" table:formula="of:=IF([.F255]&lt;AVERAGE([.F$240:.F$256]);1;2)" table:style-name="ce6">
            <text:p>2</text:p>
          </table:table-cell>
          <table:table-cell office:value-type="float" office:value="2" table:formula="of:=IF([.G255]&lt;AVERAGE([.G$240:.G$25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6" table:style-name="ce6">
            <text:p>2016</text:p>
          </table:table-cell>
          <table:table-cell office:value-type="float" office:value="80.67" table:style-name="ce2">
            <text:p>80,67</text:p>
          </table:table-cell>
          <table:table-cell office:value-type="float" office:value="87.05" table:style-name="ce2">
            <text:p>87,05</text:p>
          </table:table-cell>
          <table:table-cell office:value-type="float" office:value="83.93" table:style-name="ce2">
            <text:p>83,93</text:p>
          </table:table-cell>
          <table:table-cell office:value-type="float" office:value="1660.29" table:style-name="ce2">
            <text:p>1660,29</text:p>
          </table:table-cell>
          <table:table-cell office:value-type="float" office:value="1668" table:style-name="ce3">
            <text:p>1668</text:p>
          </table:table-cell>
          <table:table-cell office:value-type="float" office:value="2" table:formula="of:=IF([.C256]&lt;AVERAGE([.C$240:.C$256]);1;2)" table:style-name="ce6">
            <text:p>2</text:p>
          </table:table-cell>
          <table:table-cell office:value-type="float" office:value="2" table:formula="of:=IF([.D256]&lt;AVERAGE([.D$240:.D$256]);1;2)" table:style-name="ce6">
            <text:p>2</text:p>
          </table:table-cell>
          <table:table-cell office:value-type="float" office:value="2" table:formula="of:=IF([.E256]&lt;AVERAGE([.E$240:.E$256]);1;2)" table:style-name="ce6">
            <text:p>2</text:p>
          </table:table-cell>
          <table:table-cell office:value-type="float" office:value="2" table:formula="of:=IF([.F256]&lt;AVERAGE([.F$240:.F$256]);1;2)" table:style-name="ce6">
            <text:p>2</text:p>
          </table:table-cell>
          <table:table-cell office:value-type="float" office:value="2" table:formula="of:=IF([.G256]&lt;AVERAGE([.G$240:.G$256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7" table:style-name="ce6">
            <text:p>2017</text:p>
          </table:table-cell>
          <table:table-cell office:value-type="float" office:value="79.430000000000007" table:style-name="ce2">
            <text:p>79,43</text:p>
          </table:table-cell>
          <table:table-cell office:value-type="float" office:value="84.7" table:style-name="ce2">
            <text:p>84,70</text:p>
          </table:table-cell>
          <table:table-cell office:value-type="float" office:value="82.08" table:style-name="ce2">
            <text:p>82,08</text:p>
          </table:table-cell>
          <table:table-cell office:value-type="float" office:value="1199.24" table:style-name="ce2">
            <text:p>1199,24</text:p>
          </table:table-cell>
          <table:table-cell office:value-type="float" office:value="1155" table:style-name="ce3">
            <text:p>1155</text:p>
          </table:table-cell>
          <table:table-cell office:value-type="float" office:value="1" table:formula="of:=IF([.C257]&lt;AVERAGE([.C$257:.C$273]);1;2)" table:style-name="ce6">
            <text:p>1</text:p>
          </table:table-cell>
          <table:table-cell office:value-type="float" office:value="1" table:formula="of:=IF([.D257]&lt;AVERAGE([.D$257:.D$273]);1;2)" table:style-name="ce6">
            <text:p>1</text:p>
          </table:table-cell>
          <table:table-cell office:value-type="float" office:value="1" table:formula="of:=IF([.E257]&lt;AVERAGE([.E$257:.E$273]);1;2)" table:style-name="ce6">
            <text:p>1</text:p>
          </table:table-cell>
          <table:table-cell office:value-type="float" office:value="1" table:formula="of:=IF([.F257]&lt;AVERAGE([.F$257:.F$273]);1;2)" table:style-name="ce6">
            <text:p>1</text:p>
          </table:table-cell>
          <table:table-cell office:value-type="float" office:value="1" table:formula="of:=IF([.G257]&lt;AVERAGE([.G$257:.G$27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7" table:style-name="ce6">
            <text:p>2017</text:p>
          </table:table-cell>
          <table:table-cell office:value-type="float" office:value="80.61" table:style-name="ce2">
            <text:p>80,61</text:p>
          </table:table-cell>
          <table:table-cell office:value-type="float" office:value="86.46" table:style-name="ce2">
            <text:p>86,46</text:p>
          </table:table-cell>
          <table:table-cell office:value-type="float" office:value="83.52" table:style-name="ce2">
            <text:p>83,52</text:p>
          </table:table-cell>
          <table:table-cell office:value-type="float" office:value="1582.94" table:style-name="ce2">
            <text:p>1582,94</text:p>
          </table:table-cell>
          <table:table-cell office:value-type="float" office:value="1557" table:style-name="ce3">
            <text:p>1557</text:p>
          </table:table-cell>
          <table:table-cell office:value-type="float" office:value="2" table:formula="of:=IF([.C258]&lt;AVERAGE([.C$257:.C$273]);1;2)" table:style-name="ce6">
            <text:p>2</text:p>
          </table:table-cell>
          <table:table-cell office:value-type="float" office:value="2" table:formula="of:=IF([.D258]&lt;AVERAGE([.D$257:.D$273]);1;2)" table:style-name="ce6">
            <text:p>2</text:p>
          </table:table-cell>
          <table:table-cell office:value-type="float" office:value="2" table:formula="of:=IF([.E258]&lt;AVERAGE([.E$257:.E$273]);1;2)" table:style-name="ce6">
            <text:p>2</text:p>
          </table:table-cell>
          <table:table-cell office:value-type="float" office:value="2" table:formula="of:=IF([.F258]&lt;AVERAGE([.F$257:.F$273]);1;2)" table:style-name="ce6">
            <text:p>2</text:p>
          </table:table-cell>
          <table:table-cell office:value-type="float" office:value="2" table:formula="of:=IF([.G258]&lt;AVERAGE([.G$257:.G$27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7" table:style-name="ce6">
            <text:p>2017</text:p>
          </table:table-cell>
          <table:table-cell office:value-type="float" office:value="79.69" table:style-name="ce2">
            <text:p>79,69</text:p>
          </table:table-cell>
          <table:table-cell office:value-type="float" office:value="85.83" table:style-name="ce2">
            <text:p>85,83</text:p>
          </table:table-cell>
          <table:table-cell office:value-type="float" office:value="82.84" table:style-name="ce2">
            <text:p>82,84</text:p>
          </table:table-cell>
          <table:table-cell office:value-type="float" office:value="1640.19" table:style-name="ce2">
            <text:p>1640,19</text:p>
          </table:table-cell>
          <table:table-cell office:value-type="float" office:value="1633" table:style-name="ce3">
            <text:p>1633</text:p>
          </table:table-cell>
          <table:table-cell office:value-type="float" office:value="1" table:formula="of:=IF([.C259]&lt;AVERAGE([.C$257:.C$273]);1;2)" table:style-name="ce6">
            <text:p>1</text:p>
          </table:table-cell>
          <table:table-cell office:value-type="float" office:value="1" table:formula="of:=IF([.D259]&lt;AVERAGE([.D$257:.D$273]);1;2)" table:style-name="ce6">
            <text:p>1</text:p>
          </table:table-cell>
          <table:table-cell office:value-type="float" office:value="1" table:formula="of:=IF([.E259]&lt;AVERAGE([.E$257:.E$273]);1;2)" table:style-name="ce6">
            <text:p>1</text:p>
          </table:table-cell>
          <table:table-cell office:value-type="float" office:value="2" table:formula="of:=IF([.F259]&lt;AVERAGE([.F$257:.F$273]);1;2)" table:style-name="ce6">
            <text:p>2</text:p>
          </table:table-cell>
          <table:table-cell office:value-type="float" office:value="2" table:formula="of:=IF([.G259]&lt;AVERAGE([.G$257:.G$27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7" table:style-name="ce6">
            <text:p>2017</text:p>
          </table:table-cell>
          <table:table-cell office:value-type="float" office:value="80.59" table:style-name="ce2">
            <text:p>80,59</text:p>
          </table:table-cell>
          <table:table-cell office:value-type="float" office:value="85.64" table:style-name="ce2">
            <text:p>85,64</text:p>
          </table:table-cell>
          <table:table-cell office:value-type="float" office:value="83.11" table:style-name="ce2">
            <text:p>83,11</text:p>
          </table:table-cell>
          <table:table-cell office:value-type="float" office:value="1440.7" table:style-name="ce2">
            <text:p>1440,70</text:p>
          </table:table-cell>
          <table:table-cell office:value-type="float" office:value="1373" table:style-name="ce3">
            <text:p>1373</text:p>
          </table:table-cell>
          <table:table-cell office:value-type="float" office:value="1" table:formula="of:=IF([.C260]&lt;AVERAGE([.C$257:.C$273]);1;2)" table:style-name="ce6">
            <text:p>1</text:p>
          </table:table-cell>
          <table:table-cell office:value-type="float" office:value="1" table:formula="of:=IF([.D260]&lt;AVERAGE([.D$257:.D$273]);1;2)" table:style-name="ce6">
            <text:p>1</text:p>
          </table:table-cell>
          <table:table-cell office:value-type="float" office:value="1" table:formula="of:=IF([.E260]&lt;AVERAGE([.E$257:.E$273]);1;2)" table:style-name="ce6">
            <text:p>1</text:p>
          </table:table-cell>
          <table:table-cell office:value-type="float" office:value="1" table:formula="of:=IF([.F260]&lt;AVERAGE([.F$257:.F$273]);1;2)" table:style-name="ce6">
            <text:p>1</text:p>
          </table:table-cell>
          <table:table-cell office:value-type="float" office:value="1" table:formula="of:=IF([.G260]&lt;AVERAGE([.G$257:.G$27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7" table:style-name="ce6">
            <text:p>2017</text:p>
          </table:table-cell>
          <table:table-cell office:value-type="float" office:value="80.53" table:style-name="ce2">
            <text:p>80,53</text:p>
          </table:table-cell>
          <table:table-cell office:value-type="float" office:value="85.55" table:style-name="ce2">
            <text:p>85,55</text:p>
          </table:table-cell>
          <table:table-cell office:value-type="float" office:value="83.04" table:style-name="ce2">
            <text:p>83,04</text:p>
          </table:table-cell>
          <table:table-cell office:value-type="float" office:value="1454.32" table:style-name="ce2">
            <text:p>1454,32</text:p>
          </table:table-cell>
          <table:table-cell office:value-type="float" office:value="1356" table:style-name="ce3">
            <text:p>1356</text:p>
          </table:table-cell>
          <table:table-cell office:value-type="float" office:value="1" table:formula="of:=IF([.C261]&lt;AVERAGE([.C$257:.C$273]);1;2)" table:style-name="ce6">
            <text:p>1</text:p>
          </table:table-cell>
          <table:table-cell office:value-type="float" office:value="1" table:formula="of:=IF([.D261]&lt;AVERAGE([.D$257:.D$273]);1;2)" table:style-name="ce6">
            <text:p>1</text:p>
          </table:table-cell>
          <table:table-cell office:value-type="float" office:value="1" table:formula="of:=IF([.E261]&lt;AVERAGE([.E$257:.E$273]);1;2)" table:style-name="ce6">
            <text:p>1</text:p>
          </table:table-cell>
          <table:table-cell office:value-type="float" office:value="1" table:formula="of:=IF([.F261]&lt;AVERAGE([.F$257:.F$273]);1;2)" table:style-name="ce6">
            <text:p>1</text:p>
          </table:table-cell>
          <table:table-cell office:value-type="float" office:value="1" table:formula="of:=IF([.G261]&lt;AVERAGE([.G$257:.G$27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7" table:style-name="ce6">
            <text:p>2017</text:p>
          </table:table-cell>
          <table:table-cell office:value-type="float" office:value="80.540000000000006" table:style-name="ce2">
            <text:p>80,54</text:p>
          </table:table-cell>
          <table:table-cell office:value-type="float" office:value="86.63" table:style-name="ce2">
            <text:p>86,63</text:p>
          </table:table-cell>
          <table:table-cell office:value-type="float" office:value="83.63" table:style-name="ce2">
            <text:p>83,63</text:p>
          </table:table-cell>
          <table:table-cell office:value-type="float" office:value="1503.81" table:style-name="ce2">
            <text:p>1503,81</text:p>
          </table:table-cell>
          <table:table-cell office:value-type="float" office:value="1463" table:style-name="ce3">
            <text:p>1463</text:p>
          </table:table-cell>
          <table:table-cell office:value-type="float" office:value="1" table:formula="of:=IF([.C262]&lt;AVERAGE([.C$257:.C$273]);1;2)" table:style-name="ce6">
            <text:p>1</text:p>
          </table:table-cell>
          <table:table-cell office:value-type="float" office:value="2" table:formula="of:=IF([.D262]&lt;AVERAGE([.D$257:.D$273]);1;2)" table:style-name="ce6">
            <text:p>2</text:p>
          </table:table-cell>
          <table:table-cell office:value-type="float" office:value="2" table:formula="of:=IF([.E262]&lt;AVERAGE([.E$257:.E$273]);1;2)" table:style-name="ce6">
            <text:p>2</text:p>
          </table:table-cell>
          <table:table-cell office:value-type="float" office:value="2" table:formula="of:=IF([.F262]&lt;AVERAGE([.F$257:.F$273]);1;2)" table:style-name="ce6">
            <text:p>2</text:p>
          </table:table-cell>
          <table:table-cell office:value-type="float" office:value="2" table:formula="of:=IF([.G262]&lt;AVERAGE([.G$257:.G$27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7" table:style-name="ce6">
            <text:p>2017</text:p>
          </table:table-cell>
          <table:table-cell office:value-type="float" office:value="80.7" table:style-name="ce2">
            <text:p>80,70</text:p>
          </table:table-cell>
          <table:table-cell office:value-type="float" office:value="85.79" table:style-name="ce2">
            <text:p>85,79</text:p>
          </table:table-cell>
          <table:table-cell office:value-type="float" office:value="83.2" table:style-name="ce2">
            <text:p>83,20</text:p>
          </table:table-cell>
          <table:table-cell office:value-type="float" office:value="1447.19" table:style-name="ce2">
            <text:p>1447,19</text:p>
          </table:table-cell>
          <table:table-cell office:value-type="float" office:value="1374" table:style-name="ce3">
            <text:p>1374</text:p>
          </table:table-cell>
          <table:table-cell office:value-type="float" office:value="2" table:formula="of:=IF([.C263]&lt;AVERAGE([.C$257:.C$273]);1;2)" table:style-name="ce6">
            <text:p>2</text:p>
          </table:table-cell>
          <table:table-cell office:value-type="float" office:value="1" table:formula="of:=IF([.D263]&lt;AVERAGE([.D$257:.D$273]);1;2)" table:style-name="ce6">
            <text:p>1</text:p>
          </table:table-cell>
          <table:table-cell office:value-type="float" office:value="1" table:formula="of:=IF([.E263]&lt;AVERAGE([.E$257:.E$273]);1;2)" table:style-name="ce6">
            <text:p>1</text:p>
          </table:table-cell>
          <table:table-cell office:value-type="float" office:value="1" table:formula="of:=IF([.F263]&lt;AVERAGE([.F$257:.F$273]);1;2)" table:style-name="ce6">
            <text:p>1</text:p>
          </table:table-cell>
          <table:table-cell office:value-type="float" office:value="1" table:formula="of:=IF([.G263]&lt;AVERAGE([.G$257:.G$27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7" table:style-name="ce6">
            <text:p>2017</text:p>
          </table:table-cell>
          <table:table-cell office:value-type="float" office:value="81.42" table:style-name="ce2">
            <text:p>81,42</text:p>
          </table:table-cell>
          <table:table-cell office:value-type="float" office:value="87.03" table:style-name="ce2">
            <text:p>87,03</text:p>
          </table:table-cell>
          <table:table-cell office:value-type="float" office:value="84.2" table:style-name="ce2">
            <text:p>84,20</text:p>
          </table:table-cell>
          <table:table-cell office:value-type="float" office:value="1572.55" table:style-name="ce2">
            <text:p>1572,55</text:p>
          </table:table-cell>
          <table:table-cell office:value-type="float" office:value="1523" table:style-name="ce3">
            <text:p>1523</text:p>
          </table:table-cell>
          <table:table-cell office:value-type="float" office:value="2" table:formula="of:=IF([.C264]&lt;AVERAGE([.C$257:.C$273]);1;2)" table:style-name="ce6">
            <text:p>2</text:p>
          </table:table-cell>
          <table:table-cell office:value-type="float" office:value="2" table:formula="of:=IF([.D264]&lt;AVERAGE([.D$257:.D$273]);1;2)" table:style-name="ce6">
            <text:p>2</text:p>
          </table:table-cell>
          <table:table-cell office:value-type="float" office:value="2" table:formula="of:=IF([.E264]&lt;AVERAGE([.E$257:.E$273]);1;2)" table:style-name="ce6">
            <text:p>2</text:p>
          </table:table-cell>
          <table:table-cell office:value-type="float" office:value="2" table:formula="of:=IF([.F264]&lt;AVERAGE([.F$257:.F$273]);1;2)" table:style-name="ce6">
            <text:p>2</text:p>
          </table:table-cell>
          <table:table-cell office:value-type="float" office:value="2" table:formula="of:=IF([.G264]&lt;AVERAGE([.G$257:.G$27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7" table:style-name="ce6">
            <text:p>2017</text:p>
          </table:table-cell>
          <table:table-cell office:value-type="float" office:value="80.760000000000005" table:style-name="ce2">
            <text:p>80,76</text:p>
          </table:table-cell>
          <table:table-cell office:value-type="float" office:value="86.41" table:style-name="ce2">
            <text:p>86,41</text:p>
          </table:table-cell>
          <table:table-cell office:value-type="float" office:value="83.64" table:style-name="ce2">
            <text:p>83,64</text:p>
          </table:table-cell>
          <table:table-cell office:value-type="float" office:value="1443.11" table:style-name="ce2">
            <text:p>1443,11</text:p>
          </table:table-cell>
          <table:table-cell office:value-type="float" office:value="1384" table:style-name="ce3">
            <text:p>1384</text:p>
          </table:table-cell>
          <table:table-cell office:value-type="float" office:value="2" table:formula="of:=IF([.C265]&lt;AVERAGE([.C$257:.C$273]);1;2)" table:style-name="ce6">
            <text:p>2</text:p>
          </table:table-cell>
          <table:table-cell office:value-type="float" office:value="2" table:formula="of:=IF([.D265]&lt;AVERAGE([.D$257:.D$273]);1;2)" table:style-name="ce6">
            <text:p>2</text:p>
          </table:table-cell>
          <table:table-cell office:value-type="float" office:value="2" table:formula="of:=IF([.E265]&lt;AVERAGE([.E$257:.E$273]);1;2)" table:style-name="ce6">
            <text:p>2</text:p>
          </table:table-cell>
          <table:table-cell office:value-type="float" office:value="1" table:formula="of:=IF([.F265]&lt;AVERAGE([.F$257:.F$273]);1;2)" table:style-name="ce6">
            <text:p>1</text:p>
          </table:table-cell>
          <table:table-cell office:value-type="float" office:value="1" table:formula="of:=IF([.G265]&lt;AVERAGE([.G$257:.G$27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7" table:style-name="ce6">
            <text:p>2017</text:p>
          </table:table-cell>
          <table:table-cell office:value-type="float" office:value="80.16" table:style-name="ce2">
            <text:p>80,16</text:p>
          </table:table-cell>
          <table:table-cell office:value-type="float" office:value="85.43" table:style-name="ce2">
            <text:p>85,43</text:p>
          </table:table-cell>
          <table:table-cell office:value-type="float" office:value="82.81" table:style-name="ce2">
            <text:p>82,81</text:p>
          </table:table-cell>
          <table:table-cell office:value-type="float" office:value="1440.2" table:style-name="ce2">
            <text:p>1440,20</text:p>
          </table:table-cell>
          <table:table-cell office:value-type="float" office:value="1358" table:style-name="ce3">
            <text:p>1358</text:p>
          </table:table-cell>
          <table:table-cell office:value-type="float" office:value="1" table:formula="of:=IF([.C266]&lt;AVERAGE([.C$257:.C$273]);1;2)" table:style-name="ce6">
            <text:p>1</text:p>
          </table:table-cell>
          <table:table-cell office:value-type="float" office:value="1" table:formula="of:=IF([.D266]&lt;AVERAGE([.D$257:.D$273]);1;2)" table:style-name="ce6">
            <text:p>1</text:p>
          </table:table-cell>
          <table:table-cell office:value-type="float" office:value="1" table:formula="of:=IF([.E266]&lt;AVERAGE([.E$257:.E$273]);1;2)" table:style-name="ce6">
            <text:p>1</text:p>
          </table:table-cell>
          <table:table-cell office:value-type="float" office:value="1" table:formula="of:=IF([.F266]&lt;AVERAGE([.F$257:.F$273]);1;2)" table:style-name="ce6">
            <text:p>1</text:p>
          </table:table-cell>
          <table:table-cell office:value-type="float" office:value="1" table:formula="of:=IF([.G266]&lt;AVERAGE([.G$257:.G$27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7" table:style-name="ce6">
            <text:p>2017</text:p>
          </table:table-cell>
          <table:table-cell office:value-type="float" office:value="79.67" table:style-name="ce2">
            <text:p>79,67</text:p>
          </table:table-cell>
          <table:table-cell office:value-type="float" office:value="85.27" table:style-name="ce2">
            <text:p>85,27</text:p>
          </table:table-cell>
          <table:table-cell office:value-type="float" office:value="82.42" table:style-name="ce2">
            <text:p>82,42</text:p>
          </table:table-cell>
          <table:table-cell office:value-type="float" office:value="1626.94" table:style-name="ce2">
            <text:p>1626,94</text:p>
          </table:table-cell>
          <table:table-cell office:value-type="float" office:value="1589" table:style-name="ce3">
            <text:p>1589</text:p>
          </table:table-cell>
          <table:table-cell office:value-type="float" office:value="1" table:formula="of:=IF([.C267]&lt;AVERAGE([.C$257:.C$273]);1;2)" table:style-name="ce6">
            <text:p>1</text:p>
          </table:table-cell>
          <table:table-cell office:value-type="float" office:value="1" table:formula="of:=IF([.D267]&lt;AVERAGE([.D$257:.D$273]);1;2)" table:style-name="ce6">
            <text:p>1</text:p>
          </table:table-cell>
          <table:table-cell office:value-type="float" office:value="1" table:formula="of:=IF([.E267]&lt;AVERAGE([.E$257:.E$273]);1;2)" table:style-name="ce6">
            <text:p>1</text:p>
          </table:table-cell>
          <table:table-cell office:value-type="float" office:value="2" table:formula="of:=IF([.F267]&lt;AVERAGE([.F$257:.F$273]);1;2)" table:style-name="ce6">
            <text:p>2</text:p>
          </table:table-cell>
          <table:table-cell office:value-type="float" office:value="2" table:formula="of:=IF([.G267]&lt;AVERAGE([.G$257:.G$27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7" table:style-name="ce6">
            <text:p>2017</text:p>
          </table:table-cell>
          <table:table-cell office:value-type="float" office:value="80.39" table:style-name="ce2">
            <text:p>80,39</text:p>
          </table:table-cell>
          <table:table-cell office:value-type="float" office:value="86.32" table:style-name="ce2">
            <text:p>86,32</text:p>
          </table:table-cell>
          <table:table-cell office:value-type="float" office:value="83.4" table:style-name="ce2">
            <text:p>83,40</text:p>
          </table:table-cell>
          <table:table-cell office:value-type="float" office:value="1484.98" table:style-name="ce2">
            <text:p>1484,98</text:p>
          </table:table-cell>
          <table:table-cell office:value-type="float" office:value="1448" table:style-name="ce3">
            <text:p>1448</text:p>
          </table:table-cell>
          <table:table-cell office:value-type="float" office:value="1" table:formula="of:=IF([.C268]&lt;AVERAGE([.C$257:.C$273]);1;2)" table:style-name="ce6">
            <text:p>1</text:p>
          </table:table-cell>
          <table:table-cell office:value-type="float" office:value="2" table:formula="of:=IF([.D268]&lt;AVERAGE([.D$257:.D$273]);1;2)" table:style-name="ce6">
            <text:p>2</text:p>
          </table:table-cell>
          <table:table-cell office:value-type="float" office:value="2" table:formula="of:=IF([.E268]&lt;AVERAGE([.E$257:.E$273]);1;2)" table:style-name="ce6">
            <text:p>2</text:p>
          </table:table-cell>
          <table:table-cell office:value-type="float" office:value="1" table:formula="of:=IF([.F268]&lt;AVERAGE([.F$257:.F$273]);1;2)" table:style-name="ce6">
            <text:p>1</text:p>
          </table:table-cell>
          <table:table-cell office:value-type="float" office:value="1" table:formula="of:=IF([.G268]&lt;AVERAGE([.G$257:.G$27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7" table:style-name="ce6">
            <text:p>2017</text:p>
          </table:table-cell>
          <table:table-cell office:value-type="float" office:value="81.209999999999994" table:style-name="ce2">
            <text:p>81,21</text:p>
          </table:table-cell>
          <table:table-cell office:value-type="float" office:value="86.85" table:style-name="ce2">
            <text:p>86,85</text:p>
          </table:table-cell>
          <table:table-cell office:value-type="float" office:value="84.01" table:style-name="ce2">
            <text:p>84,01</text:p>
          </table:table-cell>
          <table:table-cell office:value-type="float" office:value="1434.45" table:style-name="ce2">
            <text:p>1434,45</text:p>
          </table:table-cell>
          <table:table-cell office:value-type="float" office:value="1413" table:style-name="ce3">
            <text:p>1413</text:p>
          </table:table-cell>
          <table:table-cell office:value-type="float" office:value="2" table:formula="of:=IF([.C269]&lt;AVERAGE([.C$257:.C$273]);1;2)" table:style-name="ce6">
            <text:p>2</text:p>
          </table:table-cell>
          <table:table-cell office:value-type="float" office:value="2" table:formula="of:=IF([.D269]&lt;AVERAGE([.D$257:.D$273]);1;2)" table:style-name="ce6">
            <text:p>2</text:p>
          </table:table-cell>
          <table:table-cell office:value-type="float" office:value="2" table:formula="of:=IF([.E269]&lt;AVERAGE([.E$257:.E$273]);1;2)" table:style-name="ce6">
            <text:p>2</text:p>
          </table:table-cell>
          <table:table-cell office:value-type="float" office:value="1" table:formula="of:=IF([.F269]&lt;AVERAGE([.F$257:.F$273]);1;2)" table:style-name="ce6">
            <text:p>1</text:p>
          </table:table-cell>
          <table:table-cell office:value-type="float" office:value="1" table:formula="of:=IF([.G269]&lt;AVERAGE([.G$257:.G$27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7" table:style-name="ce6">
            <text:p>2017</text:p>
          </table:table-cell>
          <table:table-cell office:value-type="float" office:value="82.3" table:style-name="ce2">
            <text:p>82,30</text:p>
          </table:table-cell>
          <table:table-cell office:value-type="float" office:value="87.51" table:style-name="ce2">
            <text:p>87,51</text:p>
          </table:table-cell>
          <table:table-cell office:value-type="float" office:value="85.08" table:style-name="ce2">
            <text:p>85,08</text:p>
          </table:table-cell>
          <table:table-cell office:value-type="float" office:value="1258.8900000000001" table:style-name="ce2">
            <text:p>1258,89</text:p>
          </table:table-cell>
          <table:table-cell office:value-type="float" office:value="1252" table:style-name="ce3">
            <text:p>1252</text:p>
          </table:table-cell>
          <table:table-cell office:value-type="float" office:value="2" table:formula="of:=IF([.C270]&lt;AVERAGE([.C$257:.C$273]);1;2)" table:style-name="ce6">
            <text:p>2</text:p>
          </table:table-cell>
          <table:table-cell office:value-type="float" office:value="2" table:formula="of:=IF([.D270]&lt;AVERAGE([.D$257:.D$273]);1;2)" table:style-name="ce6">
            <text:p>2</text:p>
          </table:table-cell>
          <table:table-cell office:value-type="float" office:value="2" table:formula="of:=IF([.E270]&lt;AVERAGE([.E$257:.E$273]);1;2)" table:style-name="ce6">
            <text:p>2</text:p>
          </table:table-cell>
          <table:table-cell office:value-type="float" office:value="1" table:formula="of:=IF([.F270]&lt;AVERAGE([.F$257:.F$273]);1;2)" table:style-name="ce6">
            <text:p>1</text:p>
          </table:table-cell>
          <table:table-cell office:value-type="float" office:value="1" table:formula="of:=IF([.G270]&lt;AVERAGE([.G$257:.G$273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7" table:style-name="ce6">
            <text:p>2017</text:p>
          </table:table-cell>
          <table:table-cell office:value-type="float" office:value="79.98" table:style-name="ce2">
            <text:p>79,98</text:p>
          </table:table-cell>
          <table:table-cell office:value-type="float" office:value="85.26" table:style-name="ce2">
            <text:p>85,26</text:p>
          </table:table-cell>
          <table:table-cell office:value-type="float" office:value="82.61" table:style-name="ce2">
            <text:p>82,61</text:p>
          </table:table-cell>
          <table:table-cell office:value-type="float" office:value="1591.37" table:style-name="ce2">
            <text:p>1591,37</text:p>
          </table:table-cell>
          <table:table-cell office:value-type="float" office:value="1537" table:style-name="ce3">
            <text:p>1537</text:p>
          </table:table-cell>
          <table:table-cell office:value-type="float" office:value="1" table:formula="of:=IF([.C271]&lt;AVERAGE([.C$257:.C$273]);1;2)" table:style-name="ce6">
            <text:p>1</text:p>
          </table:table-cell>
          <table:table-cell office:value-type="float" office:value="1" table:formula="of:=IF([.D271]&lt;AVERAGE([.D$257:.D$273]);1;2)" table:style-name="ce6">
            <text:p>1</text:p>
          </table:table-cell>
          <table:table-cell office:value-type="float" office:value="1" table:formula="of:=IF([.E271]&lt;AVERAGE([.E$257:.E$273]);1;2)" table:style-name="ce6">
            <text:p>1</text:p>
          </table:table-cell>
          <table:table-cell office:value-type="float" office:value="2" table:formula="of:=IF([.F271]&lt;AVERAGE([.F$257:.F$273]);1;2)" table:style-name="ce6">
            <text:p>2</text:p>
          </table:table-cell>
          <table:table-cell office:value-type="float" office:value="2" table:formula="of:=IF([.G271]&lt;AVERAGE([.G$257:.G$27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7" table:style-name="ce6">
            <text:p>2017</text:p>
          </table:table-cell>
          <table:table-cell office:value-type="float" office:value="81.28" table:style-name="ce2">
            <text:p>81,28</text:p>
          </table:table-cell>
          <table:table-cell office:value-type="float" office:value="86.97" table:style-name="ce2">
            <text:p>86,97</text:p>
          </table:table-cell>
          <table:table-cell office:value-type="float" office:value="84.13" table:style-name="ce2">
            <text:p>84,13</text:p>
          </table:table-cell>
          <table:table-cell office:value-type="float" office:value="1651.05" table:style-name="ce2">
            <text:p>1651,05</text:p>
          </table:table-cell>
          <table:table-cell office:value-type="float" office:value="1601" table:style-name="ce3">
            <text:p>1601</text:p>
          </table:table-cell>
          <table:table-cell office:value-type="float" office:value="2" table:formula="of:=IF([.C272]&lt;AVERAGE([.C$257:.C$273]);1;2)" table:style-name="ce6">
            <text:p>2</text:p>
          </table:table-cell>
          <table:table-cell office:value-type="float" office:value="2" table:formula="of:=IF([.D272]&lt;AVERAGE([.D$257:.D$273]);1;2)" table:style-name="ce6">
            <text:p>2</text:p>
          </table:table-cell>
          <table:table-cell office:value-type="float" office:value="2" table:formula="of:=IF([.E272]&lt;AVERAGE([.E$257:.E$273]);1;2)" table:style-name="ce6">
            <text:p>2</text:p>
          </table:table-cell>
          <table:table-cell office:value-type="float" office:value="2" table:formula="of:=IF([.F272]&lt;AVERAGE([.F$257:.F$273]);1;2)" table:style-name="ce6">
            <text:p>2</text:p>
          </table:table-cell>
          <table:table-cell office:value-type="float" office:value="2" table:formula="of:=IF([.G272]&lt;AVERAGE([.G$257:.G$27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7" table:style-name="ce6">
            <text:p>2017</text:p>
          </table:table-cell>
          <table:table-cell office:value-type="float" office:value="80.87" table:style-name="ce2">
            <text:p>80,87</text:p>
          </table:table-cell>
          <table:table-cell office:value-type="float" office:value="86.99" table:style-name="ce2">
            <text:p>86,99</text:p>
          </table:table-cell>
          <table:table-cell office:value-type="float" office:value="84" table:style-name="ce2">
            <text:p>84,00</text:p>
          </table:table-cell>
          <table:table-cell office:value-type="float" office:value="1701.26" table:style-name="ce2">
            <text:p>1701,26</text:p>
          </table:table-cell>
          <table:table-cell office:value-type="float" office:value="1707" table:style-name="ce3">
            <text:p>1707</text:p>
          </table:table-cell>
          <table:table-cell office:value-type="float" office:value="2" table:formula="of:=IF([.C273]&lt;AVERAGE([.C$257:.C$273]);1;2)" table:style-name="ce6">
            <text:p>2</text:p>
          </table:table-cell>
          <table:table-cell office:value-type="float" office:value="2" table:formula="of:=IF([.D273]&lt;AVERAGE([.D$257:.D$273]);1;2)" table:style-name="ce6">
            <text:p>2</text:p>
          </table:table-cell>
          <table:table-cell office:value-type="float" office:value="2" table:formula="of:=IF([.E273]&lt;AVERAGE([.E$257:.E$273]);1;2)" table:style-name="ce6">
            <text:p>2</text:p>
          </table:table-cell>
          <table:table-cell office:value-type="float" office:value="2" table:formula="of:=IF([.F273]&lt;AVERAGE([.F$257:.F$273]);1;2)" table:style-name="ce6">
            <text:p>2</text:p>
          </table:table-cell>
          <table:table-cell office:value-type="float" office:value="2" table:formula="of:=IF([.G273]&lt;AVERAGE([.G$257:.G$273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8" table:style-name="ce6">
            <text:p>2018</text:p>
          </table:table-cell>
          <table:table-cell office:value-type="float" office:value="79.23" table:style-name="ce2">
            <text:p>79,23</text:p>
          </table:table-cell>
          <table:table-cell office:value-type="float" office:value="84.64" table:style-name="ce2">
            <text:p>84,64</text:p>
          </table:table-cell>
          <table:table-cell office:value-type="float" office:value="81.94" table:style-name="ce2">
            <text:p>81,94</text:p>
          </table:table-cell>
          <table:table-cell office:value-type="float" office:value="1264.6600000000001" table:style-name="ce2">
            <text:p>1264,66</text:p>
          </table:table-cell>
          <table:table-cell office:value-type="float" office:value="1214" table:style-name="ce3">
            <text:p>1214</text:p>
          </table:table-cell>
          <table:table-cell office:value-type="float" office:value="1" table:formula="of:=IF([.C274]&lt;AVERAGE([.C$274:.C$289]);1;2)" table:style-name="ce6">
            <text:p>1</text:p>
          </table:table-cell>
          <table:table-cell office:value-type="float" office:value="1" table:formula="of:=IF([.D274]&lt;AVERAGE([.D$274:.D$289]);1;2)" table:style-name="ce6">
            <text:p>1</text:p>
          </table:table-cell>
          <table:table-cell office:value-type="float" office:value="1" table:formula="of:=IF([.E274]&lt;AVERAGE([.E$274:.E$289]);1;2)" table:style-name="ce6">
            <text:p>1</text:p>
          </table:table-cell>
          <table:table-cell office:value-type="float" office:value="1" table:formula="of:=IF([.F274]&lt;AVERAGE([.F$274:.F$289]);1;2)" table:style-name="ce6">
            <text:p>1</text:p>
          </table:table-cell>
          <table:table-cell office:value-type="float" office:value="1" table:formula="of:=IF([.G274]&lt;AVERAGE([.G$274:.G$28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8" table:style-name="ce6">
            <text:p>2018</text:p>
          </table:table-cell>
          <table:table-cell office:value-type="float" office:value="80.86" table:style-name="ce2">
            <text:p>80,86</text:p>
          </table:table-cell>
          <table:table-cell office:value-type="float" office:value="86.58" table:style-name="ce2">
            <text:p>86,58</text:p>
          </table:table-cell>
          <table:table-cell office:value-type="float" office:value="83.71" table:style-name="ce2">
            <text:p>83,71</text:p>
          </table:table-cell>
          <table:table-cell office:value-type="float" office:value="1620.35" table:style-name="ce2">
            <text:p>1620,35</text:p>
          </table:table-cell>
          <table:table-cell office:value-type="float" office:value="1601" table:style-name="ce3">
            <text:p>1601</text:p>
          </table:table-cell>
          <table:table-cell office:value-type="float" office:value="2" table:formula="of:=IF([.C275]&lt;AVERAGE([.C$274:.C$289]);1;2)" table:style-name="ce6">
            <text:p>2</text:p>
          </table:table-cell>
          <table:table-cell office:value-type="float" office:value="2" table:formula="of:=IF([.D275]&lt;AVERAGE([.D$274:.D$289]);1;2)" table:style-name="ce6">
            <text:p>2</text:p>
          </table:table-cell>
          <table:table-cell office:value-type="float" office:value="2" table:formula="of:=IF([.E275]&lt;AVERAGE([.E$274:.E$289]);1;2)" table:style-name="ce6">
            <text:p>2</text:p>
          </table:table-cell>
          <table:table-cell office:value-type="float" office:value="2" table:formula="of:=IF([.F275]&lt;AVERAGE([.F$274:.F$289]);1;2)" table:style-name="ce6">
            <text:p>2</text:p>
          </table:table-cell>
          <table:table-cell office:value-type="float" office:value="2" table:formula="of:=IF([.G275]&lt;AVERAGE([.G$274:.G$28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8" table:style-name="ce6">
            <text:p>2018</text:p>
          </table:table-cell>
          <table:table-cell office:value-type="float" office:value="79.680000000000007" table:style-name="ce2">
            <text:p>79,68</text:p>
          </table:table-cell>
          <table:table-cell office:value-type="float" office:value="85.79" table:style-name="ce2">
            <text:p>85,79</text:p>
          </table:table-cell>
          <table:table-cell office:value-type="float" office:value="82.8" table:style-name="ce2">
            <text:p>82,80</text:p>
          </table:table-cell>
          <table:table-cell office:value-type="float" office:value="1683.67" table:style-name="ce2">
            <text:p>1683,67</text:p>
          </table:table-cell>
          <table:table-cell office:value-type="float" office:value="1677" table:style-name="ce3">
            <text:p>1677</text:p>
          </table:table-cell>
          <table:table-cell office:value-type="float" office:value="1" table:formula="of:=IF([.C276]&lt;AVERAGE([.C$274:.C$289]);1;2)" table:style-name="ce6">
            <text:p>1</text:p>
          </table:table-cell>
          <table:table-cell office:value-type="float" office:value="1" table:formula="of:=IF([.D276]&lt;AVERAGE([.D$274:.D$289]);1;2)" table:style-name="ce6">
            <text:p>1</text:p>
          </table:table-cell>
          <table:table-cell office:value-type="float" office:value="1" table:formula="of:=IF([.E276]&lt;AVERAGE([.E$274:.E$289]);1;2)" table:style-name="ce6">
            <text:p>1</text:p>
          </table:table-cell>
          <table:table-cell office:value-type="float" office:value="2" table:formula="of:=IF([.F276]&lt;AVERAGE([.F$274:.F$289]);1;2)" table:style-name="ce6">
            <text:p>2</text:p>
          </table:table-cell>
          <table:table-cell office:value-type="float" office:value="2" table:formula="of:=IF([.G276]&lt;AVERAGE([.G$274:.G$28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8" table:style-name="ce6">
            <text:p>2018</text:p>
          </table:table-cell>
          <table:table-cell office:value-type="float" office:value="81.010000000000005" table:style-name="ce2">
            <text:p>81,01</text:p>
          </table:table-cell>
          <table:table-cell office:value-type="float" office:value="86.04" table:style-name="ce2">
            <text:p>86,04</text:p>
          </table:table-cell>
          <table:table-cell office:value-type="float" office:value="83.53" table:style-name="ce2">
            <text:p>83,53</text:p>
          </table:table-cell>
          <table:table-cell office:value-type="float" office:value="1477.4" table:style-name="ce2">
            <text:p>1477,40</text:p>
          </table:table-cell>
          <table:table-cell office:value-type="float" office:value="1421" table:style-name="ce3">
            <text:p>1421</text:p>
          </table:table-cell>
          <table:table-cell office:value-type="float" office:value="2" table:formula="of:=IF([.C277]&lt;AVERAGE([.C$274:.C$289]);1;2)" table:style-name="ce6">
            <text:p>2</text:p>
          </table:table-cell>
          <table:table-cell office:value-type="float" office:value="1" table:formula="of:=IF([.D277]&lt;AVERAGE([.D$274:.D$289]);1;2)" table:style-name="ce6">
            <text:p>1</text:p>
          </table:table-cell>
          <table:table-cell office:value-type="float" office:value="2" table:formula="of:=IF([.E277]&lt;AVERAGE([.E$274:.E$289]);1;2)" table:style-name="ce6">
            <text:p>2</text:p>
          </table:table-cell>
          <table:table-cell office:value-type="float" office:value="1" table:formula="of:=IF([.F277]&lt;AVERAGE([.F$274:.F$289]);1;2)" table:style-name="ce6">
            <text:p>1</text:p>
          </table:table-cell>
          <table:table-cell office:value-type="float" office:value="1" table:formula="of:=IF([.G277]&lt;AVERAGE([.G$274:.G$28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8" table:style-name="ce6">
            <text:p>2018</text:p>
          </table:table-cell>
          <table:table-cell office:value-type="float" office:value="79.94" table:style-name="ce2">
            <text:p>79,94</text:p>
          </table:table-cell>
          <table:table-cell office:value-type="float" office:value="85.16" table:style-name="ce2">
            <text:p>85,16</text:p>
          </table:table-cell>
          <table:table-cell office:value-type="float" office:value="82.53" table:style-name="ce2">
            <text:p>82,53</text:p>
          </table:table-cell>
          <table:table-cell office:value-type="float" office:value="1530.02" table:style-name="ce2">
            <text:p>1530,02</text:p>
          </table:table-cell>
          <table:table-cell office:value-type="float" office:value="1431" table:style-name="ce3">
            <text:p>1431</text:p>
          </table:table-cell>
          <table:table-cell office:value-type="float" office:value="1" table:formula="of:=IF([.C278]&lt;AVERAGE([.C$274:.C$289]);1;2)" table:style-name="ce6">
            <text:p>1</text:p>
          </table:table-cell>
          <table:table-cell office:value-type="float" office:value="1" table:formula="of:=IF([.D278]&lt;AVERAGE([.D$274:.D$289]);1;2)" table:style-name="ce6">
            <text:p>1</text:p>
          </table:table-cell>
          <table:table-cell office:value-type="float" office:value="1" table:formula="of:=IF([.E278]&lt;AVERAGE([.E$274:.E$289]);1;2)" table:style-name="ce6">
            <text:p>1</text:p>
          </table:table-cell>
          <table:table-cell office:value-type="float" office:value="1" table:formula="of:=IF([.F278]&lt;AVERAGE([.F$274:.F$289]);1;2)" table:style-name="ce6">
            <text:p>1</text:p>
          </table:table-cell>
          <table:table-cell office:value-type="float" office:value="1" table:formula="of:=IF([.G278]&lt;AVERAGE([.G$274:.G$28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8" table:style-name="ce6">
            <text:p>2018</text:p>
          </table:table-cell>
          <table:table-cell office:value-type="float" office:value="80.38" table:style-name="ce2">
            <text:p>80,38</text:p>
          </table:table-cell>
          <table:table-cell office:value-type="float" office:value="86.65" table:style-name="ce2">
            <text:p>86,65</text:p>
          </table:table-cell>
          <table:table-cell office:value-type="float" office:value="83.54" table:style-name="ce2">
            <text:p>83,54</text:p>
          </table:table-cell>
          <table:table-cell office:value-type="float" office:value="1588.53" table:style-name="ce2">
            <text:p>1588,53</text:p>
          </table:table-cell>
          <table:table-cell office:value-type="float" office:value="1542" table:style-name="ce3">
            <text:p>1542</text:p>
          </table:table-cell>
          <table:table-cell office:value-type="float" office:value="1" table:formula="of:=IF([.C279]&lt;AVERAGE([.C$274:.C$289]);1;2)" table:style-name="ce6">
            <text:p>1</text:p>
          </table:table-cell>
          <table:table-cell office:value-type="float" office:value="2" table:formula="of:=IF([.D279]&lt;AVERAGE([.D$274:.D$289]);1;2)" table:style-name="ce6">
            <text:p>2</text:p>
          </table:table-cell>
          <table:table-cell office:value-type="float" office:value="2" table:formula="of:=IF([.E279]&lt;AVERAGE([.E$274:.E$289]);1;2)" table:style-name="ce6">
            <text:p>2</text:p>
          </table:table-cell>
          <table:table-cell office:value-type="float" office:value="2" table:formula="of:=IF([.F279]&lt;AVERAGE([.F$274:.F$289]);1;2)" table:style-name="ce6">
            <text:p>2</text:p>
          </table:table-cell>
          <table:table-cell office:value-type="float" office:value="2" table:formula="of:=IF([.G279]&lt;AVERAGE([.G$274:.G$28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8" table:style-name="ce6">
            <text:p>2018</text:p>
          </table:table-cell>
          <table:table-cell office:value-type="float" office:value="81.150000000000006" table:style-name="ce2">
            <text:p>81,15</text:p>
          </table:table-cell>
          <table:table-cell office:value-type="float" office:value="86.26" table:style-name="ce2">
            <text:p>86,26</text:p>
          </table:table-cell>
          <table:table-cell office:value-type="float" office:value="83.67" table:style-name="ce2">
            <text:p>83,67</text:p>
          </table:table-cell>
          <table:table-cell office:value-type="float" office:value="1517.7" table:style-name="ce2">
            <text:p>1517,70</text:p>
          </table:table-cell>
          <table:table-cell office:value-type="float" office:value="1443" table:style-name="ce3">
            <text:p>1443</text:p>
          </table:table-cell>
          <table:table-cell office:value-type="float" office:value="2" table:formula="of:=IF([.C280]&lt;AVERAGE([.C$274:.C$289]);1;2)" table:style-name="ce6">
            <text:p>2</text:p>
          </table:table-cell>
          <table:table-cell office:value-type="float" office:value="2" table:formula="of:=IF([.D280]&lt;AVERAGE([.D$274:.D$289]);1;2)" table:style-name="ce6">
            <text:p>2</text:p>
          </table:table-cell>
          <table:table-cell office:value-type="float" office:value="2" table:formula="of:=IF([.E280]&lt;AVERAGE([.E$274:.E$289]);1;2)" table:style-name="ce6">
            <text:p>2</text:p>
          </table:table-cell>
          <table:table-cell office:value-type="float" office:value="1" table:formula="of:=IF([.F280]&lt;AVERAGE([.F$274:.F$289]);1;2)" table:style-name="ce6">
            <text:p>1</text:p>
          </table:table-cell>
          <table:table-cell office:value-type="float" office:value="1" table:formula="of:=IF([.G280]&lt;AVERAGE([.G$274:.G$28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8" table:style-name="ce6">
            <text:p>2018</text:p>
          </table:table-cell>
          <table:table-cell office:value-type="float" office:value="81.5" table:style-name="ce2">
            <text:p>81,50</text:p>
          </table:table-cell>
          <table:table-cell office:value-type="float" office:value="86.94" table:style-name="ce2">
            <text:p>86,94</text:p>
          </table:table-cell>
          <table:table-cell office:value-type="float" office:value="84.2" table:style-name="ce2">
            <text:p>84,20</text:p>
          </table:table-cell>
          <table:table-cell office:value-type="float" office:value="1628.89" table:style-name="ce2">
            <text:p>1628,89</text:p>
          </table:table-cell>
          <table:table-cell office:value-type="float" office:value="1578" table:style-name="ce3">
            <text:p>1578</text:p>
          </table:table-cell>
          <table:table-cell office:value-type="float" office:value="2" table:formula="of:=IF([.C281]&lt;AVERAGE([.C$274:.C$289]);1;2)" table:style-name="ce6">
            <text:p>2</text:p>
          </table:table-cell>
          <table:table-cell office:value-type="float" office:value="2" table:formula="of:=IF([.D281]&lt;AVERAGE([.D$274:.D$289]);1;2)" table:style-name="ce6">
            <text:p>2</text:p>
          </table:table-cell>
          <table:table-cell office:value-type="float" office:value="2" table:formula="of:=IF([.E281]&lt;AVERAGE([.E$274:.E$289]);1;2)" table:style-name="ce6">
            <text:p>2</text:p>
          </table:table-cell>
          <table:table-cell office:value-type="float" office:value="2" table:formula="of:=IF([.F281]&lt;AVERAGE([.F$274:.F$289]);1;2)" table:style-name="ce6">
            <text:p>2</text:p>
          </table:table-cell>
          <table:table-cell office:value-type="float" office:value="2" table:formula="of:=IF([.G281]&lt;AVERAGE([.G$274:.G$28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8" table:style-name="ce6">
            <text:p>2018</text:p>
          </table:table-cell>
          <table:table-cell office:value-type="float" office:value="80.75" table:style-name="ce2">
            <text:p>80,75</text:p>
          </table:table-cell>
          <table:table-cell office:value-type="float" office:value="86.48" table:style-name="ce2">
            <text:p>86,48</text:p>
          </table:table-cell>
          <table:table-cell office:value-type="float" office:value="83.67" table:style-name="ce2">
            <text:p>83,67</text:p>
          </table:table-cell>
          <table:table-cell office:value-type="float" office:value="1492.08" table:style-name="ce2">
            <text:p>1492,08</text:p>
          </table:table-cell>
          <table:table-cell office:value-type="float" office:value="1422" table:style-name="ce3">
            <text:p>1422</text:p>
          </table:table-cell>
          <table:table-cell office:value-type="float" office:value="2" table:formula="of:=IF([.C282]&lt;AVERAGE([.C$274:.C$289]);1;2)" table:style-name="ce6">
            <text:p>2</text:p>
          </table:table-cell>
          <table:table-cell office:value-type="float" office:value="2" table:formula="of:=IF([.D282]&lt;AVERAGE([.D$274:.D$289]);1;2)" table:style-name="ce6">
            <text:p>2</text:p>
          </table:table-cell>
          <table:table-cell office:value-type="float" office:value="2" table:formula="of:=IF([.E282]&lt;AVERAGE([.E$274:.E$289]);1;2)" table:style-name="ce6">
            <text:p>2</text:p>
          </table:table-cell>
          <table:table-cell office:value-type="float" office:value="1" table:formula="of:=IF([.F282]&lt;AVERAGE([.F$274:.F$289]);1;2)" table:style-name="ce6">
            <text:p>1</text:p>
          </table:table-cell>
          <table:table-cell office:value-type="float" office:value="1" table:formula="of:=IF([.G282]&lt;AVERAGE([.G$274:.G$28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8" table:style-name="ce6">
            <text:p>2018</text:p>
          </table:table-cell>
          <table:table-cell office:value-type="float" office:value="80.150000000000006" table:style-name="ce2">
            <text:p>80,15</text:p>
          </table:table-cell>
          <table:table-cell office:value-type="float" office:value="85.41" table:style-name="ce2">
            <text:p>85,41</text:p>
          </table:table-cell>
          <table:table-cell office:value-type="float" office:value="82.79" table:style-name="ce2">
            <text:p>82,79</text:p>
          </table:table-cell>
          <table:table-cell office:value-type="float" office:value="1486.31" table:style-name="ce2">
            <text:p>1486,31</text:p>
          </table:table-cell>
          <table:table-cell office:value-type="float" office:value="1404" table:style-name="ce3">
            <text:p>1404</text:p>
          </table:table-cell>
          <table:table-cell office:value-type="float" office:value="1" table:formula="of:=IF([.C283]&lt;AVERAGE([.C$274:.C$289]);1;2)" table:style-name="ce6">
            <text:p>1</text:p>
          </table:table-cell>
          <table:table-cell office:value-type="float" office:value="1" table:formula="of:=IF([.D283]&lt;AVERAGE([.D$274:.D$289]);1;2)" table:style-name="ce6">
            <text:p>1</text:p>
          </table:table-cell>
          <table:table-cell office:value-type="float" office:value="1" table:formula="of:=IF([.E283]&lt;AVERAGE([.E$274:.E$289]);1;2)" table:style-name="ce6">
            <text:p>1</text:p>
          </table:table-cell>
          <table:table-cell office:value-type="float" office:value="1" table:formula="of:=IF([.F283]&lt;AVERAGE([.F$274:.F$289]);1;2)" table:style-name="ce6">
            <text:p>1</text:p>
          </table:table-cell>
          <table:table-cell office:value-type="float" office:value="1" table:formula="of:=IF([.G283]&lt;AVERAGE([.G$274:.G$28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8" table:style-name="ce6">
            <text:p>2018</text:p>
          </table:table-cell>
          <table:table-cell office:value-type="float" office:value="79.83" table:style-name="ce2">
            <text:p>79,83</text:p>
          </table:table-cell>
          <table:table-cell office:value-type="float" office:value="85.65" table:style-name="ce2">
            <text:p>85,65</text:p>
          </table:table-cell>
          <table:table-cell office:value-type="float" office:value="82.68" table:style-name="ce2">
            <text:p>82,68</text:p>
          </table:table-cell>
          <table:table-cell office:value-type="float" office:value="1663.26" table:style-name="ce2">
            <text:p>1663,26</text:p>
          </table:table-cell>
          <table:table-cell office:value-type="float" office:value="1623" table:style-name="ce3">
            <text:p>1623</text:p>
          </table:table-cell>
          <table:table-cell office:value-type="float" office:value="1" table:formula="of:=IF([.C284]&lt;AVERAGE([.C$274:.C$289]);1;2)" table:style-name="ce6">
            <text:p>1</text:p>
          </table:table-cell>
          <table:table-cell office:value-type="float" office:value="1" table:formula="of:=IF([.D284]&lt;AVERAGE([.D$274:.D$289]);1;2)" table:style-name="ce6">
            <text:p>1</text:p>
          </table:table-cell>
          <table:table-cell office:value-type="float" office:value="1" table:formula="of:=IF([.E284]&lt;AVERAGE([.E$274:.E$289]);1;2)" table:style-name="ce6">
            <text:p>1</text:p>
          </table:table-cell>
          <table:table-cell office:value-type="float" office:value="2" table:formula="of:=IF([.F284]&lt;AVERAGE([.F$274:.F$289]);1;2)" table:style-name="ce6">
            <text:p>2</text:p>
          </table:table-cell>
          <table:table-cell office:value-type="float" office:value="2" table:formula="of:=IF([.G284]&lt;AVERAGE([.G$274:.G$28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8" table:style-name="ce6">
            <text:p>2018</text:p>
          </table:table-cell>
          <table:table-cell office:value-type="float" office:value="80.239999999999995" table:style-name="ce2">
            <text:p>80,24</text:p>
          </table:table-cell>
          <table:table-cell office:value-type="float" office:value="86.38" table:style-name="ce2">
            <text:p>86,38</text:p>
          </table:table-cell>
          <table:table-cell office:value-type="float" office:value="83.34" table:style-name="ce2">
            <text:p>83,34</text:p>
          </table:table-cell>
          <table:table-cell office:value-type="float" office:value="1529.94" table:style-name="ce2">
            <text:p>1529,94</text:p>
          </table:table-cell>
          <table:table-cell office:value-type="float" office:value="1492" table:style-name="ce3">
            <text:p>1492</text:p>
          </table:table-cell>
          <table:table-cell office:value-type="float" office:value="1" table:formula="of:=IF([.C285]&lt;AVERAGE([.C$274:.C$289]);1;2)" table:style-name="ce6">
            <text:p>1</text:p>
          </table:table-cell>
          <table:table-cell office:value-type="float" office:value="2" table:formula="of:=IF([.D285]&lt;AVERAGE([.D$274:.D$289]);1;2)" table:style-name="ce6">
            <text:p>2</text:p>
          </table:table-cell>
          <table:table-cell office:value-type="float" office:value="1" table:formula="of:=IF([.E285]&lt;AVERAGE([.E$274:.E$289]);1;2)" table:style-name="ce6">
            <text:p>1</text:p>
          </table:table-cell>
          <table:table-cell office:value-type="float" office:value="1" table:formula="of:=IF([.F285]&lt;AVERAGE([.F$274:.F$289]);1;2)" table:style-name="ce6">
            <text:p>1</text:p>
          </table:table-cell>
          <table:table-cell office:value-type="float" office:value="2" table:formula="of:=IF([.G285]&lt;AVERAGE([.G$274:.G$28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8" table:style-name="ce6">
            <text:p>2018</text:p>
          </table:table-cell>
          <table:table-cell office:value-type="float" office:value="80.89" table:style-name="ce2">
            <text:p>80,89</text:p>
          </table:table-cell>
          <table:table-cell office:value-type="float" office:value="86.81" table:style-name="ce2">
            <text:p>86,81</text:p>
          </table:table-cell>
          <table:table-cell office:value-type="float" office:value="83.81" table:style-name="ce2">
            <text:p>83,81</text:p>
          </table:table-cell>
          <table:table-cell office:value-type="float" office:value="1497.75" table:style-name="ce2">
            <text:p>1497,75</text:p>
          </table:table-cell>
          <table:table-cell office:value-type="float" office:value="1467" table:style-name="ce3">
            <text:p>1467</text:p>
          </table:table-cell>
          <table:table-cell office:value-type="float" office:value="2" table:formula="of:=IF([.C286]&lt;AVERAGE([.C$274:.C$289]);1;2)" table:style-name="ce6">
            <text:p>2</text:p>
          </table:table-cell>
          <table:table-cell office:value-type="float" office:value="2" table:formula="of:=IF([.D286]&lt;AVERAGE([.D$274:.D$289]);1;2)" table:style-name="ce6">
            <text:p>2</text:p>
          </table:table-cell>
          <table:table-cell office:value-type="float" office:value="2" table:formula="of:=IF([.E286]&lt;AVERAGE([.E$274:.E$289]);1;2)" table:style-name="ce6">
            <text:p>2</text:p>
          </table:table-cell>
          <table:table-cell office:value-type="float" office:value="1" table:formula="of:=IF([.F286]&lt;AVERAGE([.F$274:.F$289]);1;2)" table:style-name="ce6">
            <text:p>1</text:p>
          </table:table-cell>
          <table:table-cell office:value-type="float" office:value="1" table:formula="of:=IF([.G286]&lt;AVERAGE([.G$274:.G$28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8" table:style-name="ce6">
            <text:p>2018</text:p>
          </table:table-cell>
          <table:table-cell office:value-type="float" office:value="82.49" table:style-name="ce2">
            <text:p>82,49</text:p>
          </table:table-cell>
          <table:table-cell office:value-type="float" office:value="88.01" table:style-name="ce2">
            <text:p>88,01</text:p>
          </table:table-cell>
          <table:table-cell office:value-type="float" office:value="85.43" table:style-name="ce2">
            <text:p>85,43</text:p>
          </table:table-cell>
          <table:table-cell office:value-type="float" office:value="1289.26" table:style-name="ce2">
            <text:p>1289,26</text:p>
          </table:table-cell>
          <table:table-cell office:value-type="float" office:value="1278" table:style-name="ce3">
            <text:p>1278</text:p>
          </table:table-cell>
          <table:table-cell office:value-type="float" office:value="2" table:formula="of:=IF([.C287]&lt;AVERAGE([.C$274:.C$289]);1;2)" table:style-name="ce6">
            <text:p>2</text:p>
          </table:table-cell>
          <table:table-cell office:value-type="float" office:value="2" table:formula="of:=IF([.D287]&lt;AVERAGE([.D$274:.D$289]);1;2)" table:style-name="ce6">
            <text:p>2</text:p>
          </table:table-cell>
          <table:table-cell office:value-type="float" office:value="2" table:formula="of:=IF([.E287]&lt;AVERAGE([.E$274:.E$289]);1;2)" table:style-name="ce6">
            <text:p>2</text:p>
          </table:table-cell>
          <table:table-cell office:value-type="float" office:value="1" table:formula="of:=IF([.F287]&lt;AVERAGE([.F$274:.F$289]);1;2)" table:style-name="ce6">
            <text:p>1</text:p>
          </table:table-cell>
          <table:table-cell office:value-type="float" office:value="1" table:formula="of:=IF([.G287]&lt;AVERAGE([.G$274:.G$289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8" table:style-name="ce6">
            <text:p>2018</text:p>
          </table:table-cell>
          <table:table-cell office:value-type="float" office:value="80.22" table:style-name="ce2">
            <text:p>80,22</text:p>
          </table:table-cell>
          <table:table-cell office:value-type="float" office:value="85.45" table:style-name="ce2">
            <text:p>85,45</text:p>
          </table:table-cell>
          <table:table-cell office:value-type="float" office:value="82.84" table:style-name="ce2">
            <text:p>82,84</text:p>
          </table:table-cell>
          <table:table-cell office:value-type="float" office:value="1611.7" table:style-name="ce2">
            <text:p>1611,70</text:p>
          </table:table-cell>
          <table:table-cell office:value-type="float" office:value="1563" table:style-name="ce3">
            <text:p>1563</text:p>
          </table:table-cell>
          <table:table-cell office:value-type="float" office:value="1" table:formula="of:=IF([.C288]&lt;AVERAGE([.C$274:.C$289]);1;2)" table:style-name="ce6">
            <text:p>1</text:p>
          </table:table-cell>
          <table:table-cell office:value-type="float" office:value="1" table:formula="of:=IF([.D288]&lt;AVERAGE([.D$274:.D$289]);1;2)" table:style-name="ce6">
            <text:p>1</text:p>
          </table:table-cell>
          <table:table-cell office:value-type="float" office:value="1" table:formula="of:=IF([.E288]&lt;AVERAGE([.E$274:.E$289]);1;2)" table:style-name="ce6">
            <text:p>1</text:p>
          </table:table-cell>
          <table:table-cell office:value-type="float" office:value="2" table:formula="of:=IF([.F288]&lt;AVERAGE([.F$274:.F$289]);1;2)" table:style-name="ce6">
            <text:p>2</text:p>
          </table:table-cell>
          <table:table-cell office:value-type="float" office:value="2" table:formula="of:=IF([.G288]&lt;AVERAGE([.G$274:.G$28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8" table:style-name="ce6">
            <text:p>2018</text:p>
          </table:table-cell>
          <table:table-cell office:value-type="float" office:value="81.52" table:style-name="ce2">
            <text:p>81,52</text:p>
          </table:table-cell>
          <table:table-cell office:value-type="float" office:value="87.22" table:style-name="ce2">
            <text:p>87,22</text:p>
          </table:table-cell>
          <table:table-cell office:value-type="float" office:value="84.38" table:style-name="ce2">
            <text:p>84,38</text:p>
          </table:table-cell>
          <table:table-cell office:value-type="float" office:value="1688.49" table:style-name="ce2">
            <text:p>1688,49</text:p>
          </table:table-cell>
          <table:table-cell office:value-type="float" office:value="1645" table:style-name="ce3">
            <text:p>1645</text:p>
          </table:table-cell>
          <table:table-cell office:value-type="float" office:value="2" table:formula="of:=IF([.C289]&lt;AVERAGE([.C$274:.C$289]);1;2)" table:style-name="ce6">
            <text:p>2</text:p>
          </table:table-cell>
          <table:table-cell office:value-type="float" office:value="2" table:formula="of:=IF([.D289]&lt;AVERAGE([.D$274:.D$289]);1;2)" table:style-name="ce6">
            <text:p>2</text:p>
          </table:table-cell>
          <table:table-cell office:value-type="float" office:value="2" table:formula="of:=IF([.E289]&lt;AVERAGE([.E$274:.E$289]);1;2)" table:style-name="ce6">
            <text:p>2</text:p>
          </table:table-cell>
          <table:table-cell office:value-type="float" office:value="2" table:formula="of:=IF([.F289]&lt;AVERAGE([.F$274:.F$289]);1;2)" table:style-name="ce6">
            <text:p>2</text:p>
          </table:table-cell>
          <table:table-cell office:value-type="float" office:value="2" table:formula="of:=IF([.G289]&lt;AVERAGE([.G$274:.G$28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8" table:style-name="ce6">
            <text:p>2018</text:p>
          </table:table-cell>
          <table:table-cell office:value-type="float" office:value="81.040000000000006" table:style-name="ce2">
            <text:p>81,04</text:p>
          </table:table-cell>
          <table:table-cell office:value-type="float" office:value="86.89" table:style-name="ce2">
            <text:p>86,89</text:p>
          </table:table-cell>
          <table:table-cell office:value-type="float" office:value="84.05" table:style-name="ce2">
            <text:p>84,05</text:p>
          </table:table-cell>
          <table:table-cell office:value-type="float" office:value="1744.13" table:style-name="ce2">
            <text:p>1744,13</text:p>
          </table:table-cell>
          <table:table-cell office:value-type="float" office:value="1748" table:style-name="ce3">
            <text:p>1748</text:p>
          </table:table-cell>
          <table:table-cell office:value-type="float" office:value="2" table:formula="of:=IF([.C290]&lt;AVERAGE([.C$274:.C$289]);1;2)" table:style-name="ce6">
            <text:p>2</text:p>
          </table:table-cell>
          <table:table-cell office:value-type="float" office:value="2" table:formula="of:=IF([.D290]&lt;AVERAGE([.D$274:.D$289]);1;2)" table:style-name="ce6">
            <text:p>2</text:p>
          </table:table-cell>
          <table:table-cell office:value-type="float" office:value="2" table:formula="of:=IF([.E290]&lt;AVERAGE([.E$274:.E$289]);1;2)" table:style-name="ce6">
            <text:p>2</text:p>
          </table:table-cell>
          <table:table-cell office:value-type="float" office:value="2" table:formula="of:=IF([.F290]&lt;AVERAGE([.F$274:.F$289]);1;2)" table:style-name="ce6">
            <text:p>2</text:p>
          </table:table-cell>
          <table:table-cell office:value-type="float" office:value="2" table:formula="of:=IF([.G290]&lt;AVERAGE([.G$274:.G$289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9" table:style-name="ce6">
            <text:p>2019</text:p>
          </table:table-cell>
          <table:table-cell office:value-type="float" office:value="79.760000000000005" table:style-name="ce2">
            <text:p>79,76</text:p>
          </table:table-cell>
          <table:table-cell office:value-type="float" office:value="85.25" table:style-name="ce2">
            <text:p>85,25</text:p>
          </table:table-cell>
          <table:table-cell office:value-type="float" office:value="82.52" table:style-name="ce2">
            <text:p>82,52</text:p>
          </table:table-cell>
          <table:table-cell office:value-type="float" office:value="1321.14" table:style-name="ce2">
            <text:p>1321,14</text:p>
          </table:table-cell>
          <table:table-cell office:value-type="float" office:value="1264" table:style-name="ce3">
            <text:p>1264</text:p>
          </table:table-cell>
          <table:table-cell office:value-type="float" office:value="1" table:formula="of:=IF([.C291]&lt;AVERAGE([.C$291:.C$307]);1;2)" table:style-name="ce6">
            <text:p>1</text:p>
          </table:table-cell>
          <table:table-cell office:value-type="float" office:value="1" table:formula="of:=IF([.D291]&lt;AVERAGE([.D$291:.D$307]);1;2)" table:style-name="ce6">
            <text:p>1</text:p>
          </table:table-cell>
          <table:table-cell office:value-type="float" office:value="1" table:formula="of:=IF([.E291]&lt;AVERAGE([.E$291:.E$307]);1;2)" table:style-name="ce6">
            <text:p>1</text:p>
          </table:table-cell>
          <table:table-cell office:value-type="float" office:value="1" table:formula="of:=IF([.F291]&lt;AVERAGE([.F$291:.F$307]);1;2)" table:style-name="ce6">
            <text:p>1</text:p>
          </table:table-cell>
          <table:table-cell office:value-type="float" office:value="1" table:formula="of:=IF([.G291]&lt;AVERAGE([.G$291:.G$30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9" table:style-name="ce6">
            <text:p>2019</text:p>
          </table:table-cell>
          <table:table-cell office:value-type="float" office:value="81.44" table:style-name="ce2">
            <text:p>81,44</text:p>
          </table:table-cell>
          <table:table-cell office:value-type="float" office:value="87.07" table:style-name="ce2">
            <text:p>87,07</text:p>
          </table:table-cell>
          <table:table-cell office:value-type="float" office:value="84.26" table:style-name="ce2">
            <text:p>84,26</text:p>
          </table:table-cell>
          <table:table-cell office:value-type="float" office:value="1705.42" table:style-name="ce2">
            <text:p>1705,42</text:p>
          </table:table-cell>
          <table:table-cell office:value-type="float" office:value="1677" table:style-name="ce3">
            <text:p>1677</text:p>
          </table:table-cell>
          <table:table-cell office:value-type="float" office:value="2" table:formula="of:=IF([.C292]&lt;AVERAGE([.C$291:.C$307]);1;2)" table:style-name="ce6">
            <text:p>2</text:p>
          </table:table-cell>
          <table:table-cell office:value-type="float" office:value="2" table:formula="of:=IF([.D292]&lt;AVERAGE([.D$291:.D$307]);1;2)" table:style-name="ce6">
            <text:p>2</text:p>
          </table:table-cell>
          <table:table-cell office:value-type="float" office:value="2" table:formula="of:=IF([.E292]&lt;AVERAGE([.E$291:.E$307]);1;2)" table:style-name="ce6">
            <text:p>2</text:p>
          </table:table-cell>
          <table:table-cell office:value-type="float" office:value="2" table:formula="of:=IF([.F292]&lt;AVERAGE([.F$291:.F$307]);1;2)" table:style-name="ce6">
            <text:p>2</text:p>
          </table:table-cell>
          <table:table-cell office:value-type="float" office:value="2" table:formula="of:=IF([.G292]&lt;AVERAGE([.G$291:.G$30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9" table:style-name="ce6">
            <text:p>2019</text:p>
          </table:table-cell>
          <table:table-cell office:value-type="float" office:value="79.98" table:style-name="ce2">
            <text:p>79,98</text:p>
          </table:table-cell>
          <table:table-cell office:value-type="float" office:value="86.09" table:style-name="ce2">
            <text:p>86,09</text:p>
          </table:table-cell>
          <table:table-cell office:value-type="float" office:value="83.11" table:style-name="ce2">
            <text:p>83,11</text:p>
          </table:table-cell>
          <table:table-cell office:value-type="float" office:value="1781.64" table:style-name="ce2">
            <text:p>1781,64</text:p>
          </table:table-cell>
          <table:table-cell office:value-type="float" office:value="1764" table:style-name="ce3">
            <text:p>1764</text:p>
          </table:table-cell>
          <table:table-cell office:value-type="float" office:value="1" table:formula="of:=IF([.C293]&lt;AVERAGE([.C$291:.C$307]);1;2)" table:style-name="ce6">
            <text:p>1</text:p>
          </table:table-cell>
          <table:table-cell office:value-type="float" office:value="1" table:formula="of:=IF([.D293]&lt;AVERAGE([.D$291:.D$307]);1;2)" table:style-name="ce6">
            <text:p>1</text:p>
          </table:table-cell>
          <table:table-cell office:value-type="float" office:value="1" table:formula="of:=IF([.E293]&lt;AVERAGE([.E$291:.E$307]);1;2)" table:style-name="ce6">
            <text:p>1</text:p>
          </table:table-cell>
          <table:table-cell office:value-type="float" office:value="2" table:formula="of:=IF([.F293]&lt;AVERAGE([.F$291:.F$307]);1;2)" table:style-name="ce6">
            <text:p>2</text:p>
          </table:table-cell>
          <table:table-cell office:value-type="float" office:value="2" table:formula="of:=IF([.G293]&lt;AVERAGE([.G$291:.G$30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9" table:style-name="ce6">
            <text:p>2019</text:p>
          </table:table-cell>
          <table:table-cell office:value-type="float" office:value="81.63" table:style-name="ce2">
            <text:p>81,63</text:p>
          </table:table-cell>
          <table:table-cell office:value-type="float" office:value="86.49" table:style-name="ce2">
            <text:p>86,49</text:p>
          </table:table-cell>
          <table:table-cell office:value-type="float" office:value="84.09" table:style-name="ce2">
            <text:p>84,09</text:p>
          </table:table-cell>
          <table:table-cell office:value-type="float" office:value="1571.32" table:style-name="ce2">
            <text:p>1571,32</text:p>
          </table:table-cell>
          <table:table-cell office:value-type="float" office:value="1515" table:style-name="ce3">
            <text:p>1515</text:p>
          </table:table-cell>
          <table:table-cell office:value-type="float" office:value="2" table:formula="of:=IF([.C294]&lt;AVERAGE([.C$291:.C$307]);1;2)" table:style-name="ce6">
            <text:p>2</text:p>
          </table:table-cell>
          <table:table-cell office:value-type="float" office:value="1" table:formula="of:=IF([.D294]&lt;AVERAGE([.D$291:.D$307]);1;2)" table:style-name="ce6">
            <text:p>1</text:p>
          </table:table-cell>
          <table:table-cell office:value-type="float" office:value="2" table:formula="of:=IF([.E294]&lt;AVERAGE([.E$291:.E$307]);1;2)" table:style-name="ce6">
            <text:p>2</text:p>
          </table:table-cell>
          <table:table-cell office:value-type="float" office:value="1" table:formula="of:=IF([.F294]&lt;AVERAGE([.F$291:.F$307]);1;2)" table:style-name="ce6">
            <text:p>1</text:p>
          </table:table-cell>
          <table:table-cell office:value-type="float" office:value="1" table:formula="of:=IF([.G294]&lt;AVERAGE([.G$291:.G$30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9" table:style-name="ce6">
            <text:p>2019</text:p>
          </table:table-cell>
          <table:table-cell office:value-type="float" office:value="80.849999999999994" table:style-name="ce2">
            <text:p>80,85</text:p>
          </table:table-cell>
          <table:table-cell office:value-type="float" office:value="86.05" table:style-name="ce2">
            <text:p>86,05</text:p>
          </table:table-cell>
          <table:table-cell office:value-type="float" office:value="83.44" table:style-name="ce2">
            <text:p>83,44</text:p>
          </table:table-cell>
          <table:table-cell office:value-type="float" office:value="1621.15" table:style-name="ce2">
            <text:p>1621,15</text:p>
          </table:table-cell>
          <table:table-cell office:value-type="float" office:value="1516" table:style-name="ce3">
            <text:p>1516</text:p>
          </table:table-cell>
          <table:table-cell office:value-type="float" office:value="1" table:formula="of:=IF([.C295]&lt;AVERAGE([.C$291:.C$307]);1;2)" table:style-name="ce6">
            <text:p>1</text:p>
          </table:table-cell>
          <table:table-cell office:value-type="float" office:value="1" table:formula="of:=IF([.D295]&lt;AVERAGE([.D$291:.D$307]);1;2)" table:style-name="ce6">
            <text:p>1</text:p>
          </table:table-cell>
          <table:table-cell office:value-type="float" office:value="1" table:formula="of:=IF([.E295]&lt;AVERAGE([.E$291:.E$307]);1;2)" table:style-name="ce6">
            <text:p>1</text:p>
          </table:table-cell>
          <table:table-cell office:value-type="float" office:value="1" table:formula="of:=IF([.F295]&lt;AVERAGE([.F$291:.F$307]);1;2)" table:style-name="ce6">
            <text:p>1</text:p>
          </table:table-cell>
          <table:table-cell office:value-type="float" office:value="1" table:formula="of:=IF([.G295]&lt;AVERAGE([.G$291:.G$30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9" table:style-name="ce6">
            <text:p>2019</text:p>
          </table:table-cell>
          <table:table-cell office:value-type="float" office:value="80.98" table:style-name="ce2">
            <text:p>80,98</text:p>
          </table:table-cell>
          <table:table-cell office:value-type="float" office:value="86.62" table:style-name="ce2">
            <text:p>86,62</text:p>
          </table:table-cell>
          <table:table-cell office:value-type="float" office:value="83.86" table:style-name="ce2">
            <text:p>83,86</text:p>
          </table:table-cell>
          <table:table-cell office:value-type="float" office:value="1736.75" table:style-name="ce2">
            <text:p>1736,75</text:p>
          </table:table-cell>
          <table:table-cell office:value-type="float" office:value="1684" table:style-name="ce3">
            <text:p>1684</text:p>
          </table:table-cell>
          <table:table-cell office:value-type="float" office:value="1" table:formula="of:=IF([.C296]&lt;AVERAGE([.C$291:.C$307]);1;2)" table:style-name="ce6">
            <text:p>1</text:p>
          </table:table-cell>
          <table:table-cell office:value-type="float" office:value="1" table:formula="of:=IF([.D296]&lt;AVERAGE([.D$291:.D$307]);1;2)" table:style-name="ce6">
            <text:p>1</text:p>
          </table:table-cell>
          <table:table-cell office:value-type="float" office:value="1" table:formula="of:=IF([.E296]&lt;AVERAGE([.E$291:.E$307]);1;2)" table:style-name="ce6">
            <text:p>1</text:p>
          </table:table-cell>
          <table:table-cell office:value-type="float" office:value="2" table:formula="of:=IF([.F296]&lt;AVERAGE([.F$291:.F$307]);1;2)" table:style-name="ce6">
            <text:p>2</text:p>
          </table:table-cell>
          <table:table-cell office:value-type="float" office:value="2" table:formula="of:=IF([.G296]&lt;AVERAGE([.G$291:.G$30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9" table:style-name="ce6">
            <text:p>2019</text:p>
          </table:table-cell>
          <table:table-cell office:value-type="float" office:value="81.38" table:style-name="ce2">
            <text:p>81,38</text:p>
          </table:table-cell>
          <table:table-cell office:value-type="float" office:value="86.34" table:style-name="ce2">
            <text:p>86,34</text:p>
          </table:table-cell>
          <table:table-cell office:value-type="float" office:value="83.83" table:style-name="ce2">
            <text:p>83,83</text:p>
          </table:table-cell>
          <table:table-cell office:value-type="float" office:value="1594.99" table:style-name="ce2">
            <text:p>1594,99</text:p>
          </table:table-cell>
          <table:table-cell office:value-type="float" office:value="1507" table:style-name="ce3">
            <text:p>1507</text:p>
          </table:table-cell>
          <table:table-cell office:value-type="float" office:value="2" table:formula="of:=IF([.C297]&lt;AVERAGE([.C$291:.C$307]);1;2)" table:style-name="ce6">
            <text:p>2</text:p>
          </table:table-cell>
          <table:table-cell office:value-type="float" office:value="1" table:formula="of:=IF([.D297]&lt;AVERAGE([.D$291:.D$307]);1;2)" table:style-name="ce6">
            <text:p>1</text:p>
          </table:table-cell>
          <table:table-cell office:value-type="float" office:value="1" table:formula="of:=IF([.E297]&lt;AVERAGE([.E$291:.E$307]);1;2)" table:style-name="ce6">
            <text:p>1</text:p>
          </table:table-cell>
          <table:table-cell office:value-type="float" office:value="1" table:formula="of:=IF([.F297]&lt;AVERAGE([.F$291:.F$307]);1;2)" table:style-name="ce6">
            <text:p>1</text:p>
          </table:table-cell>
          <table:table-cell office:value-type="float" office:value="1" table:formula="of:=IF([.G297]&lt;AVERAGE([.G$291:.G$30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9" table:style-name="ce6">
            <text:p>2019</text:p>
          </table:table-cell>
          <table:table-cell office:value-type="float" office:value="81.709999999999994" table:style-name="ce2">
            <text:p>81,71</text:p>
          </table:table-cell>
          <table:table-cell office:value-type="float" office:value="87.46" table:style-name="ce2">
            <text:p>87,46</text:p>
          </table:table-cell>
          <table:table-cell office:value-type="float" office:value="84.55" table:style-name="ce2">
            <text:p>84,55</text:p>
          </table:table-cell>
          <table:table-cell office:value-type="float" office:value="1727.62" table:style-name="ce2">
            <text:p>1727,62</text:p>
          </table:table-cell>
          <table:table-cell office:value-type="float" office:value="1663" table:style-name="ce3">
            <text:p>1663</text:p>
          </table:table-cell>
          <table:table-cell office:value-type="float" office:value="2" table:formula="of:=IF([.C298]&lt;AVERAGE([.C$291:.C$307]);1;2)" table:style-name="ce6">
            <text:p>2</text:p>
          </table:table-cell>
          <table:table-cell office:value-type="float" office:value="2" table:formula="of:=IF([.D298]&lt;AVERAGE([.D$291:.D$307]);1;2)" table:style-name="ce6">
            <text:p>2</text:p>
          </table:table-cell>
          <table:table-cell office:value-type="float" office:value="2" table:formula="of:=IF([.E298]&lt;AVERAGE([.E$291:.E$307]);1;2)" table:style-name="ce6">
            <text:p>2</text:p>
          </table:table-cell>
          <table:table-cell office:value-type="float" office:value="2" table:formula="of:=IF([.F298]&lt;AVERAGE([.F$291:.F$307]);1;2)" table:style-name="ce6">
            <text:p>2</text:p>
          </table:table-cell>
          <table:table-cell office:value-type="float" office:value="2" table:formula="of:=IF([.G298]&lt;AVERAGE([.G$291:.G$30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9" table:style-name="ce6">
            <text:p>2019</text:p>
          </table:table-cell>
          <table:table-cell office:value-type="float" office:value="81.25" table:style-name="ce2">
            <text:p>81,25</text:p>
          </table:table-cell>
          <table:table-cell office:value-type="float" office:value="87.04" table:style-name="ce2">
            <text:p>87,04</text:p>
          </table:table-cell>
          <table:table-cell office:value-type="float" office:value="84.2" table:style-name="ce2">
            <text:p>84,20</text:p>
          </table:table-cell>
          <table:table-cell office:value-type="float" office:value="1599.39" table:style-name="ce2">
            <text:p>1599,39</text:p>
          </table:table-cell>
          <table:table-cell office:value-type="float" office:value="1503" table:style-name="ce3">
            <text:p>1503</text:p>
          </table:table-cell>
          <table:table-cell office:value-type="float" office:value="2" table:formula="of:=IF([.C299]&lt;AVERAGE([.C$291:.C$307]);1;2)" table:style-name="ce6">
            <text:p>2</text:p>
          </table:table-cell>
          <table:table-cell office:value-type="float" office:value="2" table:formula="of:=IF([.D299]&lt;AVERAGE([.D$291:.D$307]);1;2)" table:style-name="ce6">
            <text:p>2</text:p>
          </table:table-cell>
          <table:table-cell office:value-type="float" office:value="2" table:formula="of:=IF([.E299]&lt;AVERAGE([.E$291:.E$307]);1;2)" table:style-name="ce6">
            <text:p>2</text:p>
          </table:table-cell>
          <table:table-cell office:value-type="float" office:value="1" table:formula="of:=IF([.F299]&lt;AVERAGE([.F$291:.F$307]);1;2)" table:style-name="ce6">
            <text:p>1</text:p>
          </table:table-cell>
          <table:table-cell office:value-type="float" office:value="1" table:formula="of:=IF([.G299]&lt;AVERAGE([.G$291:.G$30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9" table:style-name="ce6">
            <text:p>2019</text:p>
          </table:table-cell>
          <table:table-cell office:value-type="float" office:value="80.59" table:style-name="ce2">
            <text:p>80,59</text:p>
          </table:table-cell>
          <table:table-cell office:value-type="float" office:value="86.2" table:style-name="ce2">
            <text:p>86,20</text:p>
          </table:table-cell>
          <table:table-cell office:value-type="float" office:value="83.41" table:style-name="ce2">
            <text:p>83,41</text:p>
          </table:table-cell>
          <table:table-cell office:value-type="float" office:value="1572.82" table:style-name="ce2">
            <text:p>1572,82</text:p>
          </table:table-cell>
          <table:table-cell office:value-type="float" office:value="1469" table:style-name="ce3">
            <text:p>1469</text:p>
          </table:table-cell>
          <table:table-cell office:value-type="float" office:value="1" table:formula="of:=IF([.C300]&lt;AVERAGE([.C$291:.C$307]);1;2)" table:style-name="ce6">
            <text:p>1</text:p>
          </table:table-cell>
          <table:table-cell office:value-type="float" office:value="1" table:formula="of:=IF([.D300]&lt;AVERAGE([.D$291:.D$307]);1;2)" table:style-name="ce6">
            <text:p>1</text:p>
          </table:table-cell>
          <table:table-cell office:value-type="float" office:value="1" table:formula="of:=IF([.E300]&lt;AVERAGE([.E$291:.E$307]);1;2)" table:style-name="ce6">
            <text:p>1</text:p>
          </table:table-cell>
          <table:table-cell office:value-type="float" office:value="1" table:formula="of:=IF([.F300]&lt;AVERAGE([.F$291:.F$307]);1;2)" table:style-name="ce6">
            <text:p>1</text:p>
          </table:table-cell>
          <table:table-cell office:value-type="float" office:value="1" table:formula="of:=IF([.G300]&lt;AVERAGE([.G$291:.G$30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9" table:style-name="ce6">
            <text:p>2019</text:p>
          </table:table-cell>
          <table:table-cell office:value-type="float" office:value="80.08" table:style-name="ce2">
            <text:p>80,08</text:p>
          </table:table-cell>
          <table:table-cell office:value-type="float" office:value="86.06" table:style-name="ce2">
            <text:p>86,06</text:p>
          </table:table-cell>
          <table:table-cell office:value-type="float" office:value="83.01" table:style-name="ce2">
            <text:p>83,01</text:p>
          </table:table-cell>
          <table:table-cell office:value-type="float" office:value="1735.43" table:style-name="ce2">
            <text:p>1735,43</text:p>
          </table:table-cell>
          <table:table-cell office:value-type="float" office:value="1678" table:style-name="ce3">
            <text:p>1678</text:p>
          </table:table-cell>
          <table:table-cell office:value-type="float" office:value="1" table:formula="of:=IF([.C301]&lt;AVERAGE([.C$291:.C$307]);1;2)" table:style-name="ce6">
            <text:p>1</text:p>
          </table:table-cell>
          <table:table-cell office:value-type="float" office:value="1" table:formula="of:=IF([.D301]&lt;AVERAGE([.D$291:.D$307]);1;2)" table:style-name="ce6">
            <text:p>1</text:p>
          </table:table-cell>
          <table:table-cell office:value-type="float" office:value="1" table:formula="of:=IF([.E301]&lt;AVERAGE([.E$291:.E$307]);1;2)" table:style-name="ce6">
            <text:p>1</text:p>
          </table:table-cell>
          <table:table-cell office:value-type="float" office:value="2" table:formula="of:=IF([.F301]&lt;AVERAGE([.F$291:.F$307]);1;2)" table:style-name="ce6">
            <text:p>2</text:p>
          </table:table-cell>
          <table:table-cell office:value-type="float" office:value="2" table:formula="of:=IF([.G301]&lt;AVERAGE([.G$291:.G$30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9" table:style-name="ce6">
            <text:p>2019</text:p>
          </table:table-cell>
          <table:table-cell office:value-type="float" office:value="80.87" table:style-name="ce2">
            <text:p>80,87</text:p>
          </table:table-cell>
          <table:table-cell office:value-type="float" office:value="86.95" table:style-name="ce2">
            <text:p>86,95</text:p>
          </table:table-cell>
          <table:table-cell office:value-type="float" office:value="83.95" table:style-name="ce2">
            <text:p>83,95</text:p>
          </table:table-cell>
          <table:table-cell office:value-type="float" office:value="1616.15" table:style-name="ce2">
            <text:p>1616,15</text:p>
          </table:table-cell>
          <table:table-cell office:value-type="float" office:value="1568" table:style-name="ce3">
            <text:p>1568</text:p>
          </table:table-cell>
          <table:table-cell office:value-type="float" office:value="1" table:formula="of:=IF([.C302]&lt;AVERAGE([.C$291:.C$307]);1;2)" table:style-name="ce6">
            <text:p>1</text:p>
          </table:table-cell>
          <table:table-cell office:value-type="float" office:value="2" table:formula="of:=IF([.D302]&lt;AVERAGE([.D$291:.D$307]);1;2)" table:style-name="ce6">
            <text:p>2</text:p>
          </table:table-cell>
          <table:table-cell office:value-type="float" office:value="2" table:formula="of:=IF([.E302]&lt;AVERAGE([.E$291:.E$307]);1;2)" table:style-name="ce6">
            <text:p>2</text:p>
          </table:table-cell>
          <table:table-cell office:value-type="float" office:value="1" table:formula="of:=IF([.F302]&lt;AVERAGE([.F$291:.F$307]);1;2)" table:style-name="ce6">
            <text:p>1</text:p>
          </table:table-cell>
          <table:table-cell office:value-type="float" office:value="1" table:formula="of:=IF([.G302]&lt;AVERAGE([.G$291:.G$30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9" table:style-name="ce6">
            <text:p>2019</text:p>
          </table:table-cell>
          <table:table-cell office:value-type="float" office:value="81.180000000000007" table:style-name="ce2">
            <text:p>81,18</text:p>
          </table:table-cell>
          <table:table-cell office:value-type="float" office:value="86.98" table:style-name="ce2">
            <text:p>86,98</text:p>
          </table:table-cell>
          <table:table-cell office:value-type="float" office:value="84.06" table:style-name="ce2">
            <text:p>84,06</text:p>
          </table:table-cell>
          <table:table-cell office:value-type="float" office:value="1559.09" table:style-name="ce2">
            <text:p>1559,09</text:p>
          </table:table-cell>
          <table:table-cell office:value-type="float" office:value="1523" table:style-name="ce3">
            <text:p>1523</text:p>
          </table:table-cell>
          <table:table-cell office:value-type="float" office:value="2" table:formula="of:=IF([.C303]&lt;AVERAGE([.C$291:.C$307]);1;2)" table:style-name="ce6">
            <text:p>2</text:p>
          </table:table-cell>
          <table:table-cell office:value-type="float" office:value="2" table:formula="of:=IF([.D303]&lt;AVERAGE([.D$291:.D$307]);1;2)" table:style-name="ce6">
            <text:p>2</text:p>
          </table:table-cell>
          <table:table-cell office:value-type="float" office:value="2" table:formula="of:=IF([.E303]&lt;AVERAGE([.E$291:.E$307]);1;2)" table:style-name="ce6">
            <text:p>2</text:p>
          </table:table-cell>
          <table:table-cell office:value-type="float" office:value="1" table:formula="of:=IF([.F303]&lt;AVERAGE([.F$291:.F$307]);1;2)" table:style-name="ce6">
            <text:p>1</text:p>
          </table:table-cell>
          <table:table-cell office:value-type="float" office:value="1" table:formula="of:=IF([.G303]&lt;AVERAGE([.G$291:.G$30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9" table:style-name="ce6">
            <text:p>2019</text:p>
          </table:table-cell>
          <table:table-cell office:value-type="float" office:value="82.9" table:style-name="ce2">
            <text:p>82,90</text:p>
          </table:table-cell>
          <table:table-cell office:value-type="float" office:value="88.12" table:style-name="ce2">
            <text:p>88,12</text:p>
          </table:table-cell>
          <table:table-cell office:value-type="float" office:value="85.69" table:style-name="ce2">
            <text:p>85,69</text:p>
          </table:table-cell>
          <table:table-cell office:value-type="float" office:value="1363.55" table:style-name="ce2">
            <text:p>1363,55</text:p>
          </table:table-cell>
          <table:table-cell office:value-type="float" office:value="1345" table:style-name="ce3">
            <text:p>1345</text:p>
          </table:table-cell>
          <table:table-cell office:value-type="float" office:value="2" table:formula="of:=IF([.C304]&lt;AVERAGE([.C$291:.C$307]);1;2)" table:style-name="ce6">
            <text:p>2</text:p>
          </table:table-cell>
          <table:table-cell office:value-type="float" office:value="2" table:formula="of:=IF([.D304]&lt;AVERAGE([.D$291:.D$307]);1;2)" table:style-name="ce6">
            <text:p>2</text:p>
          </table:table-cell>
          <table:table-cell office:value-type="float" office:value="2" table:formula="of:=IF([.E304]&lt;AVERAGE([.E$291:.E$307]);1;2)" table:style-name="ce6">
            <text:p>2</text:p>
          </table:table-cell>
          <table:table-cell office:value-type="float" office:value="1" table:formula="of:=IF([.F304]&lt;AVERAGE([.F$291:.F$307]);1;2)" table:style-name="ce6">
            <text:p>1</text:p>
          </table:table-cell>
          <table:table-cell office:value-type="float" office:value="1" table:formula="of:=IF([.G304]&lt;AVERAGE([.G$291:.G$307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9" table:style-name="ce6">
            <text:p>2019</text:p>
          </table:table-cell>
          <table:table-cell office:value-type="float" office:value="80.22" table:style-name="ce2">
            <text:p>80,22</text:p>
          </table:table-cell>
          <table:table-cell office:value-type="float" office:value="85.3" table:style-name="ce2">
            <text:p>85,30</text:p>
          </table:table-cell>
          <table:table-cell office:value-type="float" office:value="82.76" table:style-name="ce2">
            <text:p>82,76</text:p>
          </table:table-cell>
          <table:table-cell office:value-type="float" office:value="1676.81" table:style-name="ce2">
            <text:p>1676,81</text:p>
          </table:table-cell>
          <table:table-cell office:value-type="float" office:value="1634" table:style-name="ce3">
            <text:p>1634</text:p>
          </table:table-cell>
          <table:table-cell office:value-type="float" office:value="1" table:formula="of:=IF([.C305]&lt;AVERAGE([.C$291:.C$307]);1;2)" table:style-name="ce6">
            <text:p>1</text:p>
          </table:table-cell>
          <table:table-cell office:value-type="float" office:value="1" table:formula="of:=IF([.D305]&lt;AVERAGE([.D$291:.D$307]);1;2)" table:style-name="ce6">
            <text:p>1</text:p>
          </table:table-cell>
          <table:table-cell office:value-type="float" office:value="1" table:formula="of:=IF([.E305]&lt;AVERAGE([.E$291:.E$307]);1;2)" table:style-name="ce6">
            <text:p>1</text:p>
          </table:table-cell>
          <table:table-cell office:value-type="float" office:value="2" table:formula="of:=IF([.F305]&lt;AVERAGE([.F$291:.F$307]);1;2)" table:style-name="ce6">
            <text:p>2</text:p>
          </table:table-cell>
          <table:table-cell office:value-type="float" office:value="2" table:formula="of:=IF([.G305]&lt;AVERAGE([.G$291:.G$30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9" table:style-name="ce6">
            <text:p>2019</text:p>
          </table:table-cell>
          <table:table-cell office:value-type="float" office:value="82.37" table:style-name="ce2">
            <text:p>82,37</text:p>
          </table:table-cell>
          <table:table-cell office:value-type="float" office:value="87.41" table:style-name="ce2">
            <text:p>87,41</text:p>
          </table:table-cell>
          <table:table-cell office:value-type="float" office:value="84.93" table:style-name="ce2">
            <text:p>84,93</text:p>
          </table:table-cell>
          <table:table-cell office:value-type="float" office:value="1738.38" table:style-name="ce2">
            <text:p>1738,38</text:p>
          </table:table-cell>
          <table:table-cell office:value-type="float" office:value="1686" table:style-name="ce3">
            <text:p>1686</text:p>
          </table:table-cell>
          <table:table-cell office:value-type="float" office:value="2" table:formula="of:=IF([.C306]&lt;AVERAGE([.C$291:.C$307]);1;2)" table:style-name="ce6">
            <text:p>2</text:p>
          </table:table-cell>
          <table:table-cell office:value-type="float" office:value="2" table:formula="of:=IF([.D306]&lt;AVERAGE([.D$291:.D$307]);1;2)" table:style-name="ce6">
            <text:p>2</text:p>
          </table:table-cell>
          <table:table-cell office:value-type="float" office:value="2" table:formula="of:=IF([.E306]&lt;AVERAGE([.E$291:.E$307]);1;2)" table:style-name="ce6">
            <text:p>2</text:p>
          </table:table-cell>
          <table:table-cell office:value-type="float" office:value="2" table:formula="of:=IF([.F306]&lt;AVERAGE([.F$291:.F$307]);1;2)" table:style-name="ce6">
            <text:p>2</text:p>
          </table:table-cell>
          <table:table-cell office:value-type="float" office:value="2" table:formula="of:=IF([.G306]&lt;AVERAGE([.G$291:.G$30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9" table:style-name="ce6">
            <text:p>2019</text:p>
          </table:table-cell>
          <table:table-cell office:value-type="float" office:value="81.28" table:style-name="ce2">
            <text:p>81,28</text:p>
          </table:table-cell>
          <table:table-cell office:value-type="float" office:value="87.39" table:style-name="ce2">
            <text:p>87,39</text:p>
          </table:table-cell>
          <table:table-cell office:value-type="float" office:value="84.41" table:style-name="ce2">
            <text:p>84,41</text:p>
          </table:table-cell>
          <table:table-cell office:value-type="float" office:value="1815.72" table:style-name="ce2">
            <text:p>1815,72</text:p>
          </table:table-cell>
          <table:table-cell office:value-type="float" office:value="1819" table:style-name="ce3">
            <text:p>1819</text:p>
          </table:table-cell>
          <table:table-cell office:value-type="float" office:value="2" table:formula="of:=IF([.C307]&lt;AVERAGE([.C$291:.C$307]);1;2)" table:style-name="ce6">
            <text:p>2</text:p>
          </table:table-cell>
          <table:table-cell office:value-type="float" office:value="2" table:formula="of:=IF([.D307]&lt;AVERAGE([.D$291:.D$307]);1;2)" table:style-name="ce6">
            <text:p>2</text:p>
          </table:table-cell>
          <table:table-cell office:value-type="float" office:value="2" table:formula="of:=IF([.E307]&lt;AVERAGE([.E$291:.E$307]);1;2)" table:style-name="ce6">
            <text:p>2</text:p>
          </table:table-cell>
          <table:table-cell office:value-type="float" office:value="2" table:formula="of:=IF([.F307]&lt;AVERAGE([.F$291:.F$307]);1;2)" table:style-name="ce6">
            <text:p>2</text:p>
          </table:table-cell>
          <table:table-cell office:value-type="float" office:value="2" table:formula="of:=IF([.G307]&lt;AVERAGE([.G$291:.G$307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20" table:style-name="ce6">
            <text:p>2020</text:p>
          </table:table-cell>
          <table:table-cell office:value-type="float" office:value="78.989999999999995" table:style-name="ce2">
            <text:p>78,99</text:p>
          </table:table-cell>
          <table:table-cell office:value-type="float" office:value="84.4" table:style-name="ce2">
            <text:p>84,40</text:p>
          </table:table-cell>
          <table:table-cell office:value-type="float" office:value="81.680000000000007" table:style-name="ce2">
            <text:p>81,68</text:p>
          </table:table-cell>
          <table:table-cell office:value-type="float" office:value="1459.43" table:style-name="ce2">
            <text:p>1459,43</text:p>
          </table:table-cell>
          <table:table-cell office:value-type="float" office:value="1401" table:style-name="ce3">
            <text:p>1401</text:p>
          </table:table-cell>
          <table:table-cell office:value-type="float" office:value="1" table:formula="of:=IF([.C308]&lt;AVERAGE([.C$308:.C$324]);1;2)" table:style-name="ce6">
            <text:p>1</text:p>
          </table:table-cell>
          <table:table-cell office:value-type="float" office:value="1" table:formula="of:=IF([.D308]&lt;AVERAGE([.D$308:.D$324]);1;2)" table:style-name="ce6">
            <text:p>1</text:p>
          </table:table-cell>
          <table:table-cell office:value-type="float" office:value="1" table:formula="of:=IF([.E308]&lt;AVERAGE([.E$308:.E$324]);1;2)" table:style-name="ce6">
            <text:p>1</text:p>
          </table:table-cell>
          <table:table-cell office:value-type="float" office:value="1" table:formula="of:=IF([.F308]&lt;AVERAGE([.F$308:.F$324]);1;2)" table:style-name="ce6">
            <text:p>1</text:p>
          </table:table-cell>
          <table:table-cell office:value-type="float" office:value="1" table:formula="of:=IF([.G308]&lt;AVERAGE([.G$308:.G$32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20" table:style-name="ce6">
            <text:p>2020</text:p>
          </table:table-cell>
          <table:table-cell office:value-type="float" office:value="79.7" table:style-name="ce2">
            <text:p>79,70</text:p>
          </table:table-cell>
          <table:table-cell office:value-type="float" office:value="84.91" table:style-name="ce2">
            <text:p>84,91</text:p>
          </table:table-cell>
          <table:table-cell office:value-type="float" office:value="82.28" table:style-name="ce2">
            <text:p>82,28</text:p>
          </table:table-cell>
          <table:table-cell office:value-type="float" office:value="1793.57" table:style-name="ce2">
            <text:p>1793,57</text:p>
          </table:table-cell>
          <table:table-cell office:value-type="float" office:value="1765" table:style-name="ce3">
            <text:p>1765</text:p>
          </table:table-cell>
          <table:table-cell office:value-type="float" office:value="1" table:formula="of:=IF([.C309]&lt;AVERAGE([.C$308:.C$324]);1;2)" table:style-name="ce6">
            <text:p>1</text:p>
          </table:table-cell>
          <table:table-cell office:value-type="float" office:value="1" table:formula="of:=IF([.D309]&lt;AVERAGE([.D$308:.D$324]);1;2)" table:style-name="ce6">
            <text:p>1</text:p>
          </table:table-cell>
          <table:table-cell office:value-type="float" office:value="1" table:formula="of:=IF([.E309]&lt;AVERAGE([.E$308:.E$324]);1;2)" table:style-name="ce6">
            <text:p>1</text:p>
          </table:table-cell>
          <table:table-cell office:value-type="float" office:value="2" table:formula="of:=IF([.F309]&lt;AVERAGE([.F$308:.F$324]);1;2)" table:style-name="ce6">
            <text:p>2</text:p>
          </table:table-cell>
          <table:table-cell office:value-type="float" office:value="2" table:formula="of:=IF([.G309]&lt;AVERAGE([.G$308:.G$32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20" table:style-name="ce6">
            <text:p>2020</text:p>
          </table:table-cell>
          <table:table-cell office:value-type="float" office:value="79.099999999999994" table:style-name="ce2">
            <text:p>79,10</text:p>
          </table:table-cell>
          <table:table-cell office:value-type="float" office:value="85.03" table:style-name="ce2">
            <text:p>85,03</text:p>
          </table:table-cell>
          <table:table-cell office:value-type="float" office:value="82.11" table:style-name="ce2">
            <text:p>82,11</text:p>
          </table:table-cell>
          <table:table-cell office:value-type="float" office:value="1913.34" table:style-name="ce2">
            <text:p>1913,34</text:p>
          </table:table-cell>
          <table:table-cell office:value-type="float" office:value="1894" table:style-name="ce3">
            <text:p>1894</text:p>
          </table:table-cell>
          <table:table-cell office:value-type="float" office:value="1" table:formula="of:=IF([.C310]&lt;AVERAGE([.C$308:.C$324]);1;2)" table:style-name="ce6">
            <text:p>1</text:p>
          </table:table-cell>
          <table:table-cell office:value-type="float" office:value="1" table:formula="of:=IF([.D310]&lt;AVERAGE([.D$308:.D$324]);1;2)" table:style-name="ce6">
            <text:p>1</text:p>
          </table:table-cell>
          <table:table-cell office:value-type="float" office:value="1" table:formula="of:=IF([.E310]&lt;AVERAGE([.E$308:.E$324]);1;2)" table:style-name="ce6">
            <text:p>1</text:p>
          </table:table-cell>
          <table:table-cell office:value-type="float" office:value="2" table:formula="of:=IF([.F310]&lt;AVERAGE([.F$308:.F$324]);1;2)" table:style-name="ce6">
            <text:p>2</text:p>
          </table:table-cell>
          <table:table-cell office:value-type="float" office:value="2" table:formula="of:=IF([.G310]&lt;AVERAGE([.G$308:.G$32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20" table:style-name="ce6">
            <text:p>2020</text:p>
          </table:table-cell>
          <table:table-cell office:value-type="float" office:value="81.37" table:style-name="ce2">
            <text:p>81,37</text:p>
          </table:table-cell>
          <table:table-cell office:value-type="float" office:value="86.29" table:style-name="ce2">
            <text:p>86,29</text:p>
          </table:table-cell>
          <table:table-cell office:value-type="float" office:value="83.83" table:style-name="ce2">
            <text:p>83,83</text:p>
          </table:table-cell>
          <table:table-cell office:value-type="float" office:value="1679.24" table:style-name="ce2">
            <text:p>1679,24</text:p>
          </table:table-cell>
          <table:table-cell office:value-type="float" office:value="1625" table:style-name="ce3">
            <text:p>1625</text:p>
          </table:table-cell>
          <table:table-cell office:value-type="float" office:value="2" table:formula="of:=IF([.C311]&lt;AVERAGE([.C$308:.C$324]);1;2)" table:style-name="ce6">
            <text:p>2</text:p>
          </table:table-cell>
          <table:table-cell office:value-type="float" office:value="2" table:formula="of:=IF([.D311]&lt;AVERAGE([.D$308:.D$324]);1;2)" table:style-name="ce6">
            <text:p>2</text:p>
          </table:table-cell>
          <table:table-cell office:value-type="float" office:value="2" table:formula="of:=IF([.E311]&lt;AVERAGE([.E$308:.E$324]);1;2)" table:style-name="ce6">
            <text:p>2</text:p>
          </table:table-cell>
          <table:table-cell office:value-type="float" office:value="1" table:formula="of:=IF([.F311]&lt;AVERAGE([.F$308:.F$324]);1;2)" table:style-name="ce6">
            <text:p>1</text:p>
          </table:table-cell>
          <table:table-cell office:value-type="float" office:value="1" table:formula="of:=IF([.G311]&lt;AVERAGE([.G$308:.G$32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20" table:style-name="ce6">
            <text:p>2020</text:p>
          </table:table-cell>
          <table:table-cell office:value-type="float" office:value="80.81" table:style-name="ce2">
            <text:p>80,81</text:p>
          </table:table-cell>
          <table:table-cell office:value-type="float" office:value="85.89" table:style-name="ce2">
            <text:p>85,89</text:p>
          </table:table-cell>
          <table:table-cell office:value-type="float" office:value="83.34" table:style-name="ce2">
            <text:p>83,34</text:p>
          </table:table-cell>
          <table:table-cell office:value-type="float" office:value="1774.51" table:style-name="ce2">
            <text:p>1774,51</text:p>
          </table:table-cell>
          <table:table-cell office:value-type="float" office:value="1664" table:style-name="ce3">
            <text:p>1664</text:p>
          </table:table-cell>
          <table:table-cell office:value-type="float" office:value="2" table:formula="of:=IF([.C312]&lt;AVERAGE([.C$308:.C$324]);1;2)" table:style-name="ce6">
            <text:p>2</text:p>
          </table:table-cell>
          <table:table-cell office:value-type="float" office:value="2" table:formula="of:=IF([.D312]&lt;AVERAGE([.D$308:.D$324]);1;2)" table:style-name="ce6">
            <text:p>2</text:p>
          </table:table-cell>
          <table:table-cell office:value-type="float" office:value="2" table:formula="of:=IF([.E312]&lt;AVERAGE([.E$308:.E$324]);1;2)" table:style-name="ce6">
            <text:p>2</text:p>
          </table:table-cell>
          <table:table-cell office:value-type="float" office:value="2" table:formula="of:=IF([.F312]&lt;AVERAGE([.F$308:.F$324]);1;2)" table:style-name="ce6">
            <text:p>2</text:p>
          </table:table-cell>
          <table:table-cell office:value-type="float" office:value="1" table:formula="of:=IF([.G312]&lt;AVERAGE([.G$308:.G$32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20" table:style-name="ce6">
            <text:p>2020</text:p>
          </table:table-cell>
          <table:table-cell office:value-type="float" office:value="80.430000000000007" table:style-name="ce2">
            <text:p>80,43</text:p>
          </table:table-cell>
          <table:table-cell office:value-type="float" office:value="85.73" table:style-name="ce2">
            <text:p>85,73</text:p>
          </table:table-cell>
          <table:table-cell office:value-type="float" office:value="83.13" table:style-name="ce2">
            <text:p>83,13</text:p>
          </table:table-cell>
          <table:table-cell office:value-type="float" office:value="1856.34" table:style-name="ce2">
            <text:p>1856,34</text:p>
          </table:table-cell>
          <table:table-cell office:value-type="float" office:value="1796" table:style-name="ce3">
            <text:p>1796</text:p>
          </table:table-cell>
          <table:table-cell office:value-type="float" office:value="2" table:formula="of:=IF([.C313]&lt;AVERAGE([.C$308:.C$324]);1;2)" table:style-name="ce6">
            <text:p>2</text:p>
          </table:table-cell>
          <table:table-cell office:value-type="float" office:value="2" table:formula="of:=IF([.D313]&lt;AVERAGE([.D$308:.D$324]);1;2)" table:style-name="ce6">
            <text:p>2</text:p>
          </table:table-cell>
          <table:table-cell office:value-type="float" office:value="2" table:formula="of:=IF([.E313]&lt;AVERAGE([.E$308:.E$324]);1;2)" table:style-name="ce6">
            <text:p>2</text:p>
          </table:table-cell>
          <table:table-cell office:value-type="float" office:value="2" table:formula="of:=IF([.F313]&lt;AVERAGE([.F$308:.F$324]);1;2)" table:style-name="ce6">
            <text:p>2</text:p>
          </table:table-cell>
          <table:table-cell office:value-type="float" office:value="2" table:formula="of:=IF([.G313]&lt;AVERAGE([.G$308:.G$32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20" table:style-name="ce6">
            <text:p>2020</text:p>
          </table:table-cell>
          <table:table-cell office:value-type="float" office:value="78.349999999999994" table:style-name="ce2">
            <text:p>78,35</text:p>
          </table:table-cell>
          <table:table-cell office:value-type="float" office:value="83.7" table:style-name="ce2">
            <text:p>83,70</text:p>
          </table:table-cell>
          <table:table-cell office:value-type="float" office:value="80.92" table:style-name="ce2">
            <text:p>80,92</text:p>
          </table:table-cell>
          <table:table-cell office:value-type="float" office:value="1797.19" table:style-name="ce2">
            <text:p>1797,19</text:p>
          </table:table-cell>
          <table:table-cell office:value-type="float" office:value="1695" table:style-name="ce3">
            <text:p>1695</text:p>
          </table:table-cell>
          <table:table-cell office:value-type="float" office:value="1" table:formula="of:=IF([.C314]&lt;AVERAGE([.C$308:.C$324]);1;2)" table:style-name="ce6">
            <text:p>1</text:p>
          </table:table-cell>
          <table:table-cell office:value-type="float" office:value="1" table:formula="of:=IF([.D314]&lt;AVERAGE([.D$308:.D$324]);1;2)" table:style-name="ce6">
            <text:p>1</text:p>
          </table:table-cell>
          <table:table-cell office:value-type="float" office:value="1" table:formula="of:=IF([.E314]&lt;AVERAGE([.E$308:.E$324]);1;2)" table:style-name="ce6">
            <text:p>1</text:p>
          </table:table-cell>
          <table:table-cell office:value-type="float" office:value="2" table:formula="of:=IF([.F314]&lt;AVERAGE([.F$308:.F$324]);1;2)" table:style-name="ce6">
            <text:p>2</text:p>
          </table:table-cell>
          <table:table-cell office:value-type="float" office:value="1" table:formula="of:=IF([.G314]&lt;AVERAGE([.G$308:.G$32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20" table:style-name="ce6">
            <text:p>2020</text:p>
          </table:table-cell>
          <table:table-cell office:value-type="float" office:value="79.61" table:style-name="ce2">
            <text:p>79,61</text:p>
          </table:table-cell>
          <table:table-cell office:value-type="float" office:value="85.2" table:style-name="ce2">
            <text:p>85,20</text:p>
          </table:table-cell>
          <table:table-cell office:value-type="float" office:value="82.31" table:style-name="ce2">
            <text:p>82,31</text:p>
          </table:table-cell>
          <table:table-cell office:value-type="float" office:value="1936.35" table:style-name="ce2">
            <text:p>1936,35</text:p>
          </table:table-cell>
          <table:table-cell office:value-type="float" office:value="1864" table:style-name="ce3">
            <text:p>1864</text:p>
          </table:table-cell>
          <table:table-cell office:value-type="float" office:value="1" table:formula="of:=IF([.C315]&lt;AVERAGE([.C$308:.C$324]);1;2)" table:style-name="ce6">
            <text:p>1</text:p>
          </table:table-cell>
          <table:table-cell office:value-type="float" office:value="1" table:formula="of:=IF([.D315]&lt;AVERAGE([.D$308:.D$324]);1;2)" table:style-name="ce6">
            <text:p>1</text:p>
          </table:table-cell>
          <table:table-cell office:value-type="float" office:value="1" table:formula="of:=IF([.E315]&lt;AVERAGE([.E$308:.E$324]);1;2)" table:style-name="ce6">
            <text:p>1</text:p>
          </table:table-cell>
          <table:table-cell office:value-type="float" office:value="2" table:formula="of:=IF([.F315]&lt;AVERAGE([.F$308:.F$324]);1;2)" table:style-name="ce6">
            <text:p>2</text:p>
          </table:table-cell>
          <table:table-cell office:value-type="float" office:value="2" table:formula="of:=IF([.G315]&lt;AVERAGE([.G$308:.G$32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20" table:style-name="ce6">
            <text:p>2020</text:p>
          </table:table-cell>
          <table:table-cell office:value-type="float" office:value="79.39" table:style-name="ce2">
            <text:p>79,39</text:p>
          </table:table-cell>
          <table:table-cell office:value-type="float" office:value="84.85" table:style-name="ce2">
            <text:p>84,85</text:p>
          </table:table-cell>
          <table:table-cell office:value-type="float" office:value="82.14" table:style-name="ce2">
            <text:p>82,14</text:p>
          </table:table-cell>
          <table:table-cell office:value-type="float" office:value="1861.06" table:style-name="ce2">
            <text:p>1861,06</text:p>
          </table:table-cell>
          <table:table-cell office:value-type="float" office:value="1743" table:style-name="ce3">
            <text:p>1743</text:p>
          </table:table-cell>
          <table:table-cell office:value-type="float" office:value="1" table:formula="of:=IF([.C316]&lt;AVERAGE([.C$308:.C$324]);1;2)" table:style-name="ce6">
            <text:p>1</text:p>
          </table:table-cell>
          <table:table-cell office:value-type="float" office:value="1" table:formula="of:=IF([.D316]&lt;AVERAGE([.D$308:.D$324]);1;2)" table:style-name="ce6">
            <text:p>1</text:p>
          </table:table-cell>
          <table:table-cell office:value-type="float" office:value="1" table:formula="of:=IF([.E316]&lt;AVERAGE([.E$308:.E$324]);1;2)" table:style-name="ce6">
            <text:p>1</text:p>
          </table:table-cell>
          <table:table-cell office:value-type="float" office:value="2" table:formula="of:=IF([.F316]&lt;AVERAGE([.F$308:.F$324]);1;2)" table:style-name="ce6">
            <text:p>2</text:p>
          </table:table-cell>
          <table:table-cell office:value-type="float" office:value="2" table:formula="of:=IF([.G316]&lt;AVERAGE([.G$308:.G$32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20" table:style-name="ce6">
            <text:p>2020</text:p>
          </table:table-cell>
          <table:table-cell office:value-type="float" office:value="79.900000000000006" table:style-name="ce2">
            <text:p>79,90</text:p>
          </table:table-cell>
          <table:table-cell office:value-type="float" office:value="85.24" table:style-name="ce2">
            <text:p>85,24</text:p>
          </table:table-cell>
          <table:table-cell office:value-type="float" office:value="82.57" table:style-name="ce2">
            <text:p>82,57</text:p>
          </table:table-cell>
          <table:table-cell office:value-type="float" office:value="1692.32" table:style-name="ce2">
            <text:p>1692,32</text:p>
          </table:table-cell>
          <table:table-cell office:value-type="float" office:value="1579" table:style-name="ce3">
            <text:p>1579</text:p>
          </table:table-cell>
          <table:table-cell office:value-type="float" office:value="2" table:formula="of:=IF([.C317]&lt;AVERAGE([.C$308:.C$324]);1;2)" table:style-name="ce6">
            <text:p>2</text:p>
          </table:table-cell>
          <table:table-cell office:value-type="float" office:value="1" table:formula="of:=IF([.D317]&lt;AVERAGE([.D$308:.D$324]);1;2)" table:style-name="ce6">
            <text:p>1</text:p>
          </table:table-cell>
          <table:table-cell office:value-type="float" office:value="2" table:formula="of:=IF([.E317]&lt;AVERAGE([.E$308:.E$324]);1;2)" table:style-name="ce6">
            <text:p>2</text:p>
          </table:table-cell>
          <table:table-cell office:value-type="float" office:value="1" table:formula="of:=IF([.F317]&lt;AVERAGE([.F$308:.F$324]);1;2)" table:style-name="ce6">
            <text:p>1</text:p>
          </table:table-cell>
          <table:table-cell office:value-type="float" office:value="1" table:formula="of:=IF([.G317]&lt;AVERAGE([.G$308:.G$32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20" table:style-name="ce6">
            <text:p>2020</text:p>
          </table:table-cell>
          <table:table-cell office:value-type="float" office:value="79.05" table:style-name="ce2">
            <text:p>79,05</text:p>
          </table:table-cell>
          <table:table-cell office:value-type="float" office:value="84.57" table:style-name="ce2">
            <text:p>84,57</text:p>
          </table:table-cell>
          <table:table-cell office:value-type="float" office:value="81.739999999999995" table:style-name="ce2">
            <text:p>81,74</text:p>
          </table:table-cell>
          <table:table-cell office:value-type="float" office:value="1831.38" table:style-name="ce2">
            <text:p>1831,38</text:p>
          </table:table-cell>
          <table:table-cell office:value-type="float" office:value="1770" table:style-name="ce3">
            <text:p>1770</text:p>
          </table:table-cell>
          <table:table-cell office:value-type="float" office:value="1" table:formula="of:=IF([.C318]&lt;AVERAGE([.C$308:.C$324]);1;2)" table:style-name="ce6">
            <text:p>1</text:p>
          </table:table-cell>
          <table:table-cell office:value-type="float" office:value="1" table:formula="of:=IF([.D318]&lt;AVERAGE([.D$308:.D$324]);1;2)" table:style-name="ce6">
            <text:p>1</text:p>
          </table:table-cell>
          <table:table-cell office:value-type="float" office:value="1" table:formula="of:=IF([.E318]&lt;AVERAGE([.E$308:.E$324]);1;2)" table:style-name="ce6">
            <text:p>1</text:p>
          </table:table-cell>
          <table:table-cell office:value-type="float" office:value="2" table:formula="of:=IF([.F318]&lt;AVERAGE([.F$308:.F$324]);1;2)" table:style-name="ce6">
            <text:p>2</text:p>
          </table:table-cell>
          <table:table-cell office:value-type="float" office:value="2" table:formula="of:=IF([.G318]&lt;AVERAGE([.G$308:.G$32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20" table:style-name="ce6">
            <text:p>2020</text:p>
          </table:table-cell>
          <table:table-cell office:value-type="float" office:value="80.569999999999993" table:style-name="ce2">
            <text:p>80,57</text:p>
          </table:table-cell>
          <table:table-cell office:value-type="float" office:value="86.64" table:style-name="ce2">
            <text:p>86,64</text:p>
          </table:table-cell>
          <table:table-cell office:value-type="float" office:value="83.64" table:style-name="ce2">
            <text:p>83,64</text:p>
          </table:table-cell>
          <table:table-cell office:value-type="float" office:value="1755.68" table:style-name="ce2">
            <text:p>1755,68</text:p>
          </table:table-cell>
          <table:table-cell office:value-type="float" office:value="1702" table:style-name="ce3">
            <text:p>1702</text:p>
          </table:table-cell>
          <table:table-cell office:value-type="float" office:value="2" table:formula="of:=IF([.C319]&lt;AVERAGE([.C$308:.C$324]);1;2)" table:style-name="ce6">
            <text:p>2</text:p>
          </table:table-cell>
          <table:table-cell office:value-type="float" office:value="2" table:formula="of:=IF([.D319]&lt;AVERAGE([.D$308:.D$324]);1;2)" table:style-name="ce6">
            <text:p>2</text:p>
          </table:table-cell>
          <table:table-cell office:value-type="float" office:value="2" table:formula="of:=IF([.E319]&lt;AVERAGE([.E$308:.E$324]);1;2)" table:style-name="ce6">
            <text:p>2</text:p>
          </table:table-cell>
          <table:table-cell office:value-type="float" office:value="1" table:formula="of:=IF([.F319]&lt;AVERAGE([.F$308:.F$324]);1;2)" table:style-name="ce6">
            <text:p>1</text:p>
          </table:table-cell>
          <table:table-cell office:value-type="float" office:value="1" table:formula="of:=IF([.G319]&lt;AVERAGE([.G$308:.G$32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20" table:style-name="ce6">
            <text:p>2020</text:p>
          </table:table-cell>
          <table:table-cell office:value-type="float" office:value="79.53" table:style-name="ce2">
            <text:p>79,53</text:p>
          </table:table-cell>
          <table:table-cell office:value-type="float" office:value="85.42" table:style-name="ce2">
            <text:p>85,42</text:p>
          </table:table-cell>
          <table:table-cell office:value-type="float" office:value="82.41" table:style-name="ce2">
            <text:p>82,41</text:p>
          </table:table-cell>
          <table:table-cell office:value-type="float" office:value="1626.89" table:style-name="ce2">
            <text:p>1626,89</text:p>
          </table:table-cell>
          <table:table-cell office:value-type="float" office:value="1589" table:style-name="ce3">
            <text:p>1589</text:p>
          </table:table-cell>
          <table:table-cell office:value-type="float" office:value="1" table:formula="of:=IF([.C320]&lt;AVERAGE([.C$308:.C$324]);1;2)" table:style-name="ce6">
            <text:p>1</text:p>
          </table:table-cell>
          <table:table-cell office:value-type="float" office:value="2" table:formula="of:=IF([.D320]&lt;AVERAGE([.D$308:.D$324]);1;2)" table:style-name="ce6">
            <text:p>2</text:p>
          </table:table-cell>
          <table:table-cell office:value-type="float" office:value="1" table:formula="of:=IF([.E320]&lt;AVERAGE([.E$308:.E$324]);1;2)" table:style-name="ce6">
            <text:p>1</text:p>
          </table:table-cell>
          <table:table-cell office:value-type="float" office:value="1" table:formula="of:=IF([.F320]&lt;AVERAGE([.F$308:.F$324]);1;2)" table:style-name="ce6">
            <text:p>1</text:p>
          </table:table-cell>
          <table:table-cell office:value-type="float" office:value="1" table:formula="of:=IF([.G320]&lt;AVERAGE([.G$308:.G$32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20" table:style-name="ce6">
            <text:p>2020</text:p>
          </table:table-cell>
          <table:table-cell office:value-type="float" office:value="79.239999999999995" table:style-name="ce2">
            <text:p>79,24</text:p>
          </table:table-cell>
          <table:table-cell office:value-type="float" office:value="84.84" table:style-name="ce2">
            <text:p>84,84</text:p>
          </table:table-cell>
          <table:table-cell office:value-type="float" office:value="82.13" table:style-name="ce2">
            <text:p>82,13</text:p>
          </table:table-cell>
          <table:table-cell office:value-type="float" office:value="1521.86" table:style-name="ce2">
            <text:p>1521,86</text:p>
          </table:table-cell>
          <table:table-cell office:value-type="float" office:value="1498" table:style-name="ce3">
            <text:p>1498</text:p>
          </table:table-cell>
          <table:table-cell office:value-type="float" office:value="1" table:formula="of:=IF([.C321]&lt;AVERAGE([.C$308:.C$324]);1;2)" table:style-name="ce6">
            <text:p>1</text:p>
          </table:table-cell>
          <table:table-cell office:value-type="float" office:value="1" table:formula="of:=IF([.D321]&lt;AVERAGE([.D$308:.D$324]);1;2)" table:style-name="ce6">
            <text:p>1</text:p>
          </table:table-cell>
          <table:table-cell office:value-type="float" office:value="1" table:formula="of:=IF([.E321]&lt;AVERAGE([.E$308:.E$324]);1;2)" table:style-name="ce6">
            <text:p>1</text:p>
          </table:table-cell>
          <table:table-cell office:value-type="float" office:value="1" table:formula="of:=IF([.F321]&lt;AVERAGE([.F$308:.F$324]);1;2)" table:style-name="ce6">
            <text:p>1</text:p>
          </table:table-cell>
          <table:table-cell office:value-type="float" office:value="1" table:formula="of:=IF([.G321]&lt;AVERAGE([.G$308:.G$324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20" table:style-name="ce6">
            <text:p>2020</text:p>
          </table:table-cell>
          <table:table-cell office:value-type="float" office:value="79.680000000000007" table:style-name="ce2">
            <text:p>79,68</text:p>
          </table:table-cell>
          <table:table-cell office:value-type="float" office:value="85.17" table:style-name="ce2">
            <text:p>85,17</text:p>
          </table:table-cell>
          <table:table-cell office:value-type="float" office:value="82.4" table:style-name="ce2">
            <text:p>82,40</text:p>
          </table:table-cell>
          <table:table-cell office:value-type="float" office:value="1810.34" table:style-name="ce2">
            <text:p>1810,34</text:p>
          </table:table-cell>
          <table:table-cell office:value-type="float" office:value="1764" table:style-name="ce3">
            <text:p>1764</text:p>
          </table:table-cell>
          <table:table-cell office:value-type="float" office:value="1" table:formula="of:=IF([.C322]&lt;AVERAGE([.C$308:.C$324]);1;2)" table:style-name="ce6">
            <text:p>1</text:p>
          </table:table-cell>
          <table:table-cell office:value-type="float" office:value="1" table:formula="of:=IF([.D322]&lt;AVERAGE([.D$308:.D$324]);1;2)" table:style-name="ce6">
            <text:p>1</text:p>
          </table:table-cell>
          <table:table-cell office:value-type="float" office:value="1" table:formula="of:=IF([.E322]&lt;AVERAGE([.E$308:.E$324]);1;2)" table:style-name="ce6">
            <text:p>1</text:p>
          </table:table-cell>
          <table:table-cell office:value-type="float" office:value="2" table:formula="of:=IF([.F322]&lt;AVERAGE([.F$308:.F$324]);1;2)" table:style-name="ce6">
            <text:p>2</text:p>
          </table:table-cell>
          <table:table-cell office:value-type="float" office:value="2" table:formula="of:=IF([.G322]&lt;AVERAGE([.G$308:.G$32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20" table:style-name="ce6">
            <text:p>2020</text:p>
          </table:table-cell>
          <table:table-cell office:value-type="float" office:value="80.66" table:style-name="ce2">
            <text:p>80,66</text:p>
          </table:table-cell>
          <table:table-cell office:value-type="float" office:value="85.93" table:style-name="ce2">
            <text:p>85,93</text:p>
          </table:table-cell>
          <table:table-cell office:value-type="float" office:value="83.29" table:style-name="ce2">
            <text:p>83,29</text:p>
          </table:table-cell>
          <table:table-cell office:value-type="float" office:value="1908" table:style-name="ce2">
            <text:p>1908,00</text:p>
          </table:table-cell>
          <table:table-cell office:value-type="float" office:value="1845" table:style-name="ce3">
            <text:p>1845</text:p>
          </table:table-cell>
          <table:table-cell office:value-type="float" office:value="2" table:formula="of:=IF([.C323]&lt;AVERAGE([.C$308:.C$324]);1;2)" table:style-name="ce6">
            <text:p>2</text:p>
          </table:table-cell>
          <table:table-cell office:value-type="float" office:value="2" table:formula="of:=IF([.D323]&lt;AVERAGE([.D$308:.D$324]);1;2)" table:style-name="ce6">
            <text:p>2</text:p>
          </table:table-cell>
          <table:table-cell office:value-type="float" office:value="2" table:formula="of:=IF([.E323]&lt;AVERAGE([.E$308:.E$324]);1;2)" table:style-name="ce6">
            <text:p>2</text:p>
          </table:table-cell>
          <table:table-cell office:value-type="float" office:value="2" table:formula="of:=IF([.F323]&lt;AVERAGE([.F$308:.F$324]);1;2)" table:style-name="ce6">
            <text:p>2</text:p>
          </table:table-cell>
          <table:table-cell office:value-type="float" office:value="2" table:formula="of:=IF([.G323]&lt;AVERAGE([.G$308:.G$32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20" table:style-name="ce6">
            <text:p>2020</text:p>
          </table:table-cell>
          <table:table-cell office:value-type="float" office:value="80.38" table:style-name="ce2">
            <text:p>80,38</text:p>
          </table:table-cell>
          <table:table-cell office:value-type="float" office:value="86.25" table:style-name="ce2">
            <text:p>86,25</text:p>
          </table:table-cell>
          <table:table-cell office:value-type="float" office:value="83.37" table:style-name="ce2">
            <text:p>83,37</text:p>
          </table:table-cell>
          <table:table-cell office:value-type="float" office:value="1947.58" table:style-name="ce2">
            <text:p>1947,58</text:p>
          </table:table-cell>
          <table:table-cell office:value-type="float" office:value="1954" table:style-name="ce3">
            <text:p>1954</text:p>
          </table:table-cell>
          <table:table-cell office:value-type="float" office:value="2" table:formula="of:=IF([.C324]&lt;AVERAGE([.C$308:.C$324]);1;2)" table:style-name="ce6">
            <text:p>2</text:p>
          </table:table-cell>
          <table:table-cell office:value-type="float" office:value="2" table:formula="of:=IF([.D324]&lt;AVERAGE([.D$308:.D$324]);1;2)" table:style-name="ce6">
            <text:p>2</text:p>
          </table:table-cell>
          <table:table-cell office:value-type="float" office:value="2" table:formula="of:=IF([.E324]&lt;AVERAGE([.E$308:.E$324]);1;2)" table:style-name="ce6">
            <text:p>2</text:p>
          </table:table-cell>
          <table:table-cell office:value-type="float" office:value="2" table:formula="of:=IF([.F324]&lt;AVERAGE([.F$308:.F$324]);1;2)" table:style-name="ce6">
            <text:p>2</text:p>
          </table:table-cell>
          <table:table-cell office:value-type="float" office:value="2" table:formula="of:=IF([.G324]&lt;AVERAGE([.G$308:.G$324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21" table:style-name="ce6">
            <text:p>2021</text:p>
          </table:table-cell>
          <table:table-cell office:value-type="float" office:value="78.87" table:style-name="ce2">
            <text:p>78,87</text:p>
          </table:table-cell>
          <table:table-cell office:value-type="float" office:value="84.36" table:style-name="ce2">
            <text:p>84,36</text:p>
          </table:table-cell>
          <table:table-cell office:value-type="float" office:value="81.599999999999994" table:style-name="ce2">
            <text:p>81,60</text:p>
          </table:table-cell>
          <table:table-cell office:value-type="float" office:value="1555.81" table:style-name="ce2">
            <text:p>1555,81</text:p>
          </table:table-cell>
          <table:table-cell office:value-type="float" office:value="1496" table:style-name="ce3">
            <text:p>1496</text:p>
          </table:table-cell>
          <table:table-cell office:value-type="float" office:value="1" table:formula="of:=IF([.C325]&lt;AVERAGE([.C$325:.C$341]);1;2)" table:style-name="ce6">
            <text:p>1</text:p>
          </table:table-cell>
          <table:table-cell office:value-type="float" office:value="1" table:formula="of:=IF([.D325]&lt;AVERAGE([.D$325:.D$341]);1;2)" table:style-name="ce6">
            <text:p>1</text:p>
          </table:table-cell>
          <table:table-cell office:value-type="float" office:value="1" table:formula="of:=IF([.E325]&lt;AVERAGE([.E$325:.E$341]);1;2)" table:style-name="ce6">
            <text:p>1</text:p>
          </table:table-cell>
          <table:table-cell office:value-type="float" office:value="1" table:formula="of:=IF([.F325]&lt;AVERAGE([.F$325:.F$341]);1;2)" table:style-name="ce6">
            <text:p>1</text:p>
          </table:table-cell>
          <table:table-cell office:value-type="float" office:value="1" table:formula="of:=IF([.G325]&lt;AVERAGE([.G$325:.G$34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21" table:style-name="ce6">
            <text:p>2021</text:p>
          </table:table-cell>
          <table:table-cell office:value-type="float" office:value="80.58" table:style-name="ce2">
            <text:p>80,58</text:p>
          </table:table-cell>
          <table:table-cell office:value-type="float" office:value="86.25" table:style-name="ce2">
            <text:p>86,25</text:p>
          </table:table-cell>
          <table:table-cell office:value-type="float" office:value="83.4" table:style-name="ce2">
            <text:p>83,40</text:p>
          </table:table-cell>
          <table:table-cell office:value-type="float" office:value="1890.15" table:style-name="ce2">
            <text:p>1890,15</text:p>
          </table:table-cell>
          <table:table-cell office:value-type="float" office:value="1869" table:style-name="ce3">
            <text:p>1869</text:p>
          </table:table-cell>
          <table:table-cell office:value-type="float" office:value="2" table:formula="of:=IF([.C326]&lt;AVERAGE([.C$325:.C$341]);1;2)" table:style-name="ce6">
            <text:p>2</text:p>
          </table:table-cell>
          <table:table-cell office:value-type="float" office:value="1" table:formula="of:=IF([.D326]&lt;AVERAGE([.D$325:.D$341]);1;2)" table:style-name="ce6">
            <text:p>1</text:p>
          </table:table-cell>
          <table:table-cell office:value-type="float" office:value="1" table:formula="of:=IF([.E326]&lt;AVERAGE([.E$325:.E$341]);1;2)" table:style-name="ce6">
            <text:p>1</text:p>
          </table:table-cell>
          <table:table-cell office:value-type="float" office:value="2" table:formula="of:=IF([.F326]&lt;AVERAGE([.F$325:.F$341]);1;2)" table:style-name="ce6">
            <text:p>2</text:p>
          </table:table-cell>
          <table:table-cell office:value-type="float" office:value="2" table:formula="of:=IF([.G326]&lt;AVERAGE([.G$325:.G$34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21" table:style-name="ce6">
            <text:p>2021</text:p>
          </table:table-cell>
          <table:table-cell office:value-type="float" office:value="80.099999999999994" table:style-name="ce2">
            <text:p>80,10</text:p>
          </table:table-cell>
          <table:table-cell office:value-type="float" office:value="85.55" table:style-name="ce2">
            <text:p>85,55</text:p>
          </table:table-cell>
          <table:table-cell office:value-type="float" office:value="82.91" table:style-name="ce2">
            <text:p>82,91</text:p>
          </table:table-cell>
          <table:table-cell office:value-type="float" office:value="1984.66" table:style-name="ce2">
            <text:p>1984,66</text:p>
          </table:table-cell>
          <table:table-cell office:value-type="float" office:value="1969" table:style-name="ce3">
            <text:p>1969</text:p>
          </table:table-cell>
          <table:table-cell office:value-type="float" office:value="1" table:formula="of:=IF([.C327]&lt;AVERAGE([.C$325:.C$341]);1;2)" table:style-name="ce6">
            <text:p>1</text:p>
          </table:table-cell>
          <table:table-cell office:value-type="float" office:value="1" table:formula="of:=IF([.D327]&lt;AVERAGE([.D$325:.D$341]);1;2)" table:style-name="ce6">
            <text:p>1</text:p>
          </table:table-cell>
          <table:table-cell office:value-type="float" office:value="1" table:formula="of:=IF([.E327]&lt;AVERAGE([.E$325:.E$341]);1;2)" table:style-name="ce6">
            <text:p>1</text:p>
          </table:table-cell>
          <table:table-cell office:value-type="float" office:value="2" table:formula="of:=IF([.F327]&lt;AVERAGE([.F$325:.F$341]);1;2)" table:style-name="ce6">
            <text:p>2</text:p>
          </table:table-cell>
          <table:table-cell office:value-type="float" office:value="2" table:formula="of:=IF([.G327]&lt;AVERAGE([.G$325:.G$34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21" table:style-name="ce6">
            <text:p>2021</text:p>
          </table:table-cell>
          <table:table-cell office:value-type="float" office:value="81.05" table:style-name="ce2">
            <text:p>81,05</text:p>
          </table:table-cell>
          <table:table-cell office:value-type="float" office:value="86.33" table:style-name="ce2">
            <text:p>86,33</text:p>
          </table:table-cell>
          <table:table-cell office:value-type="float" office:value="83.68" table:style-name="ce2">
            <text:p>83,68</text:p>
          </table:table-cell>
          <table:table-cell office:value-type="float" office:value="1739.16" table:style-name="ce2">
            <text:p>1739,16</text:p>
          </table:table-cell>
          <table:table-cell office:value-type="float" office:value="1696" table:style-name="ce3">
            <text:p>1696</text:p>
          </table:table-cell>
          <table:table-cell office:value-type="float" office:value="2" table:formula="of:=IF([.C328]&lt;AVERAGE([.C$325:.C$341]);1;2)" table:style-name="ce6">
            <text:p>2</text:p>
          </table:table-cell>
          <table:table-cell office:value-type="float" office:value="2" table:formula="of:=IF([.D328]&lt;AVERAGE([.D$325:.D$341]);1;2)" table:style-name="ce6">
            <text:p>2</text:p>
          </table:table-cell>
          <table:table-cell office:value-type="float" office:value="2" table:formula="of:=IF([.E328]&lt;AVERAGE([.E$325:.E$341]);1;2)" table:style-name="ce6">
            <text:p>2</text:p>
          </table:table-cell>
          <table:table-cell office:value-type="float" office:value="1" table:formula="of:=IF([.F328]&lt;AVERAGE([.F$325:.F$341]);1;2)" table:style-name="ce6">
            <text:p>1</text:p>
          </table:table-cell>
          <table:table-cell office:value-type="float" office:value="1" table:formula="of:=IF([.G328]&lt;AVERAGE([.G$325:.G$34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21" table:style-name="ce6">
            <text:p>2021</text:p>
          </table:table-cell>
          <table:table-cell office:value-type="float" office:value="80.680000000000007" table:style-name="ce2">
            <text:p>80,68</text:p>
          </table:table-cell>
          <table:table-cell office:value-type="float" office:value="85.8" table:style-name="ce2">
            <text:p>85,80</text:p>
          </table:table-cell>
          <table:table-cell office:value-type="float" office:value="83.22" table:style-name="ce2">
            <text:p>83,22</text:p>
          </table:table-cell>
          <table:table-cell office:value-type="float" office:value="1887.5" table:style-name="ce2">
            <text:p>1887,50</text:p>
          </table:table-cell>
          <table:table-cell office:value-type="float" office:value="1787" table:style-name="ce3">
            <text:p>1787</text:p>
          </table:table-cell>
          <table:table-cell office:value-type="float" office:value="2" table:formula="of:=IF([.C329]&lt;AVERAGE([.C$325:.C$341]);1;2)" table:style-name="ce6">
            <text:p>2</text:p>
          </table:table-cell>
          <table:table-cell office:value-type="float" office:value="1" table:formula="of:=IF([.D329]&lt;AVERAGE([.D$325:.D$341]);1;2)" table:style-name="ce6">
            <text:p>1</text:p>
          </table:table-cell>
          <table:table-cell office:value-type="float" office:value="1" table:formula="of:=IF([.E329]&lt;AVERAGE([.E$325:.E$341]);1;2)" table:style-name="ce6">
            <text:p>1</text:p>
          </table:table-cell>
          <table:table-cell office:value-type="float" office:value="2" table:formula="of:=IF([.F329]&lt;AVERAGE([.F$325:.F$341]);1;2)" table:style-name="ce6">
            <text:p>2</text:p>
          </table:table-cell>
          <table:table-cell office:value-type="float" office:value="1" table:formula="of:=IF([.G329]&lt;AVERAGE([.G$325:.G$34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21" table:style-name="ce6">
            <text:p>2021</text:p>
          </table:table-cell>
          <table:table-cell office:value-type="float" office:value="80.84" table:style-name="ce2">
            <text:p>80,84</text:p>
          </table:table-cell>
          <table:table-cell office:value-type="float" office:value="87.04" table:style-name="ce2">
            <text:p>87,04</text:p>
          </table:table-cell>
          <table:table-cell office:value-type="float" office:value="83.97" table:style-name="ce2">
            <text:p>83,97</text:p>
          </table:table-cell>
          <table:table-cell office:value-type="float" office:value="1924.91" table:style-name="ce2">
            <text:p>1924,91</text:p>
          </table:table-cell>
          <table:table-cell office:value-type="float" office:value="1863" table:style-name="ce3">
            <text:p>1863</text:p>
          </table:table-cell>
          <table:table-cell office:value-type="float" office:value="2" table:formula="of:=IF([.C330]&lt;AVERAGE([.C$325:.C$341]);1;2)" table:style-name="ce6">
            <text:p>2</text:p>
          </table:table-cell>
          <table:table-cell office:value-type="float" office:value="2" table:formula="of:=IF([.D330]&lt;AVERAGE([.D$325:.D$341]);1;2)" table:style-name="ce6">
            <text:p>2</text:p>
          </table:table-cell>
          <table:table-cell office:value-type="float" office:value="2" table:formula="of:=IF([.E330]&lt;AVERAGE([.E$325:.E$341]);1;2)" table:style-name="ce6">
            <text:p>2</text:p>
          </table:table-cell>
          <table:table-cell office:value-type="float" office:value="2" table:formula="of:=IF([.F330]&lt;AVERAGE([.F$325:.F$341]);1;2)" table:style-name="ce6">
            <text:p>2</text:p>
          </table:table-cell>
          <table:table-cell office:value-type="float" office:value="2" table:formula="of:=IF([.G330]&lt;AVERAGE([.G$325:.G$34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21" table:style-name="ce6">
            <text:p>2021</text:p>
          </table:table-cell>
          <table:table-cell office:value-type="float" office:value="80.41" table:style-name="ce2">
            <text:p>80,41</text:p>
          </table:table-cell>
          <table:table-cell office:value-type="float" office:value="86.11" table:style-name="ce2">
            <text:p>86,11</text:p>
          </table:table-cell>
          <table:table-cell office:value-type="float" office:value="83.18" table:style-name="ce2">
            <text:p>83,18</text:p>
          </table:table-cell>
          <table:table-cell office:value-type="float" office:value="1893.88" table:style-name="ce2">
            <text:p>1893,88</text:p>
          </table:table-cell>
          <table:table-cell office:value-type="float" office:value="1790" table:style-name="ce3">
            <text:p>1790</text:p>
          </table:table-cell>
          <table:table-cell office:value-type="float" office:value="1" table:formula="of:=IF([.C331]&lt;AVERAGE([.C$325:.C$341]);1;2)" table:style-name="ce6">
            <text:p>1</text:p>
          </table:table-cell>
          <table:table-cell office:value-type="float" office:value="1" table:formula="of:=IF([.D331]&lt;AVERAGE([.D$325:.D$341]);1;2)" table:style-name="ce6">
            <text:p>1</text:p>
          </table:table-cell>
          <table:table-cell office:value-type="float" office:value="1" table:formula="of:=IF([.E331]&lt;AVERAGE([.E$325:.E$341]);1;2)" table:style-name="ce6">
            <text:p>1</text:p>
          </table:table-cell>
          <table:table-cell office:value-type="float" office:value="2" table:formula="of:=IF([.F331]&lt;AVERAGE([.F$325:.F$341]);1;2)" table:style-name="ce6">
            <text:p>2</text:p>
          </table:table-cell>
          <table:table-cell office:value-type="float" office:value="1" table:formula="of:=IF([.G331]&lt;AVERAGE([.G$325:.G$34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21" table:style-name="ce6">
            <text:p>2021</text:p>
          </table:table-cell>
          <table:table-cell office:value-type="float" office:value="81.17" table:style-name="ce2">
            <text:p>81,17</text:p>
          </table:table-cell>
          <table:table-cell office:value-type="float" office:value="87.49" table:style-name="ce2">
            <text:p>87,49</text:p>
          </table:table-cell>
          <table:table-cell office:value-type="float" office:value="84.25" table:style-name="ce2">
            <text:p>84,25</text:p>
          </table:table-cell>
          <table:table-cell office:value-type="float" office:value="1946.4" table:style-name="ce2">
            <text:p>1946,40</text:p>
          </table:table-cell>
          <table:table-cell office:value-type="float" office:value="1881" table:style-name="ce3">
            <text:p>1881</text:p>
          </table:table-cell>
          <table:table-cell office:value-type="float" office:value="2" table:formula="of:=IF([.C332]&lt;AVERAGE([.C$325:.C$341]);1;2)" table:style-name="ce6">
            <text:p>2</text:p>
          </table:table-cell>
          <table:table-cell office:value-type="float" office:value="2" table:formula="of:=IF([.D332]&lt;AVERAGE([.D$325:.D$341]);1;2)" table:style-name="ce6">
            <text:p>2</text:p>
          </table:table-cell>
          <table:table-cell office:value-type="float" office:value="2" table:formula="of:=IF([.E332]&lt;AVERAGE([.E$325:.E$341]);1;2)" table:style-name="ce6">
            <text:p>2</text:p>
          </table:table-cell>
          <table:table-cell office:value-type="float" office:value="2" table:formula="of:=IF([.F332]&lt;AVERAGE([.F$325:.F$341]);1;2)" table:style-name="ce6">
            <text:p>2</text:p>
          </table:table-cell>
          <table:table-cell office:value-type="float" office:value="2" table:formula="of:=IF([.G332]&lt;AVERAGE([.G$325:.G$34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21" table:style-name="ce6">
            <text:p>2021</text:p>
          </table:table-cell>
          <table:table-cell office:value-type="float" office:value="80.62" table:style-name="ce2">
            <text:p>80,62</text:p>
          </table:table-cell>
          <table:table-cell office:value-type="float" office:value="86.55" table:style-name="ce2">
            <text:p>86,55</text:p>
          </table:table-cell>
          <table:table-cell office:value-type="float" office:value="83.62" table:style-name="ce2">
            <text:p>83,62</text:p>
          </table:table-cell>
          <table:table-cell office:value-type="float" office:value="1886.25" table:style-name="ce2">
            <text:p>1886,25</text:p>
          </table:table-cell>
          <table:table-cell office:value-type="float" office:value="1812" table:style-name="ce3">
            <text:p>1812</text:p>
          </table:table-cell>
          <table:table-cell office:value-type="float" office:value="2" table:formula="of:=IF([.C333]&lt;AVERAGE([.C$325:.C$341]);1;2)" table:style-name="ce6">
            <text:p>2</text:p>
          </table:table-cell>
          <table:table-cell office:value-type="float" office:value="2" table:formula="of:=IF([.D333]&lt;AVERAGE([.D$325:.D$341]);1;2)" table:style-name="ce6">
            <text:p>2</text:p>
          </table:table-cell>
          <table:table-cell office:value-type="float" office:value="2" table:formula="of:=IF([.E333]&lt;AVERAGE([.E$325:.E$341]);1;2)" table:style-name="ce6">
            <text:p>2</text:p>
          </table:table-cell>
          <table:table-cell office:value-type="float" office:value="2" table:formula="of:=IF([.F333]&lt;AVERAGE([.F$325:.F$341]);1;2)" table:style-name="ce6">
            <text:p>2</text:p>
          </table:table-cell>
          <table:table-cell office:value-type="float" office:value="2" table:formula="of:=IF([.G333]&lt;AVERAGE([.G$325:.G$34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21" table:style-name="ce6">
            <text:p>2021</text:p>
          </table:table-cell>
          <table:table-cell office:value-type="float" office:value="79.599999999999994" table:style-name="ce2">
            <text:p>79,60</text:p>
          </table:table-cell>
          <table:table-cell office:value-type="float" office:value="85.24" table:style-name="ce2">
            <text:p>85,24</text:p>
          </table:table-cell>
          <table:table-cell office:value-type="float" office:value="82.41" table:style-name="ce2">
            <text:p>82,41</text:p>
          </table:table-cell>
          <table:table-cell office:value-type="float" office:value="1767.39" table:style-name="ce2">
            <text:p>1767,39</text:p>
          </table:table-cell>
          <table:table-cell office:value-type="float" office:value="1650" table:style-name="ce3">
            <text:p>1650</text:p>
          </table:table-cell>
          <table:table-cell office:value-type="float" office:value="1" table:formula="of:=IF([.C334]&lt;AVERAGE([.C$325:.C$341]);1;2)" table:style-name="ce6">
            <text:p>1</text:p>
          </table:table-cell>
          <table:table-cell office:value-type="float" office:value="1" table:formula="of:=IF([.D334]&lt;AVERAGE([.D$325:.D$341]);1;2)" table:style-name="ce6">
            <text:p>1</text:p>
          </table:table-cell>
          <table:table-cell office:value-type="float" office:value="1" table:formula="of:=IF([.E334]&lt;AVERAGE([.E$325:.E$341]);1;2)" table:style-name="ce6">
            <text:p>1</text:p>
          </table:table-cell>
          <table:table-cell office:value-type="float" office:value="1" table:formula="of:=IF([.F334]&lt;AVERAGE([.F$325:.F$341]);1;2)" table:style-name="ce6">
            <text:p>1</text:p>
          </table:table-cell>
          <table:table-cell office:value-type="float" office:value="1" table:formula="of:=IF([.G334]&lt;AVERAGE([.G$325:.G$34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21" table:style-name="ce6">
            <text:p>2021</text:p>
          </table:table-cell>
          <table:table-cell office:value-type="float" office:value="79.34" table:style-name="ce2">
            <text:p>79,34</text:p>
          </table:table-cell>
          <table:table-cell office:value-type="float" office:value="85.32" table:style-name="ce2">
            <text:p>85,32</text:p>
          </table:table-cell>
          <table:table-cell office:value-type="float" office:value="82.25" table:style-name="ce2">
            <text:p>82,25</text:p>
          </table:table-cell>
          <table:table-cell office:value-type="float" office:value="1953.46" table:style-name="ce2">
            <text:p>1953,46</text:p>
          </table:table-cell>
          <table:table-cell office:value-type="float" office:value="1889" table:style-name="ce3">
            <text:p>1889</text:p>
          </table:table-cell>
          <table:table-cell office:value-type="float" office:value="1" table:formula="of:=IF([.C335]&lt;AVERAGE([.C$325:.C$341]);1;2)" table:style-name="ce6">
            <text:p>1</text:p>
          </table:table-cell>
          <table:table-cell office:value-type="float" office:value="1" table:formula="of:=IF([.D335]&lt;AVERAGE([.D$325:.D$341]);1;2)" table:style-name="ce6">
            <text:p>1</text:p>
          </table:table-cell>
          <table:table-cell office:value-type="float" office:value="1" table:formula="of:=IF([.E335]&lt;AVERAGE([.E$325:.E$341]);1;2)" table:style-name="ce6">
            <text:p>1</text:p>
          </table:table-cell>
          <table:table-cell office:value-type="float" office:value="2" table:formula="of:=IF([.F335]&lt;AVERAGE([.F$325:.F$341]);1;2)" table:style-name="ce6">
            <text:p>2</text:p>
          </table:table-cell>
          <table:table-cell office:value-type="float" office:value="2" table:formula="of:=IF([.G335]&lt;AVERAGE([.G$325:.G$34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21" table:style-name="ce6">
            <text:p>2021</text:p>
          </table:table-cell>
          <table:table-cell office:value-type="float" office:value="80.650000000000006" table:style-name="ce2">
            <text:p>80,65</text:p>
          </table:table-cell>
          <table:table-cell office:value-type="float" office:value="86.9" table:style-name="ce2">
            <text:p>86,90</text:p>
          </table:table-cell>
          <table:table-cell office:value-type="float" office:value="83.79" table:style-name="ce2">
            <text:p>83,79</text:p>
          </table:table-cell>
          <table:table-cell office:value-type="float" office:value="1826.53" table:style-name="ce2">
            <text:p>1826,53</text:p>
          </table:table-cell>
          <table:table-cell office:value-type="float" office:value="1777" table:style-name="ce3">
            <text:p>1777</text:p>
          </table:table-cell>
          <table:table-cell office:value-type="float" office:value="2" table:formula="of:=IF([.C336]&lt;AVERAGE([.C$325:.C$341]);1;2)" table:style-name="ce6">
            <text:p>2</text:p>
          </table:table-cell>
          <table:table-cell office:value-type="float" office:value="2" table:formula="of:=IF([.D336]&lt;AVERAGE([.D$325:.D$341]);1;2)" table:style-name="ce6">
            <text:p>2</text:p>
          </table:table-cell>
          <table:table-cell office:value-type="float" office:value="2" table:formula="of:=IF([.E336]&lt;AVERAGE([.E$325:.E$341]);1;2)" table:style-name="ce6">
            <text:p>2</text:p>
          </table:table-cell>
          <table:table-cell office:value-type="float" office:value="1" table:formula="of:=IF([.F336]&lt;AVERAGE([.F$325:.F$341]);1;2)" table:style-name="ce6">
            <text:p>1</text:p>
          </table:table-cell>
          <table:table-cell office:value-type="float" office:value="1" table:formula="of:=IF([.G336]&lt;AVERAGE([.G$325:.G$34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21" table:style-name="ce6">
            <text:p>2021</text:p>
          </table:table-cell>
          <table:table-cell office:value-type="float" office:value="80.42" table:style-name="ce2">
            <text:p>80,42</text:p>
          </table:table-cell>
          <table:table-cell office:value-type="float" office:value="86.22" table:style-name="ce2">
            <text:p>86,22</text:p>
          </table:table-cell>
          <table:table-cell office:value-type="float" office:value="83.29" table:style-name="ce2">
            <text:p>83,29</text:p>
          </table:table-cell>
          <table:table-cell office:value-type="float" office:value="1670.95" table:style-name="ce2">
            <text:p>1670,95</text:p>
          </table:table-cell>
          <table:table-cell office:value-type="float" office:value="1642" table:style-name="ce3">
            <text:p>1642</text:p>
          </table:table-cell>
          <table:table-cell office:value-type="float" office:value="1" table:formula="of:=IF([.C337]&lt;AVERAGE([.C$325:.C$341]);1;2)" table:style-name="ce6">
            <text:p>1</text:p>
          </table:table-cell>
          <table:table-cell office:value-type="float" office:value="1" table:formula="of:=IF([.D337]&lt;AVERAGE([.D$325:.D$341]);1;2)" table:style-name="ce6">
            <text:p>1</text:p>
          </table:table-cell>
          <table:table-cell office:value-type="float" office:value="1" table:formula="of:=IF([.E337]&lt;AVERAGE([.E$325:.E$341]);1;2)" table:style-name="ce6">
            <text:p>1</text:p>
          </table:table-cell>
          <table:table-cell office:value-type="float" office:value="1" table:formula="of:=IF([.F337]&lt;AVERAGE([.F$325:.F$341]);1;2)" table:style-name="ce6">
            <text:p>1</text:p>
          </table:table-cell>
          <table:table-cell office:value-type="float" office:value="1" table:formula="of:=IF([.G337]&lt;AVERAGE([.G$325:.G$34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21" table:style-name="ce6">
            <text:p>2021</text:p>
          </table:table-cell>
          <table:table-cell office:value-type="float" office:value="82.08" table:style-name="ce2">
            <text:p>82,08</text:p>
          </table:table-cell>
          <table:table-cell office:value-type="float" office:value="88.17" table:style-name="ce2">
            <text:p>88,17</text:p>
          </table:table-cell>
          <table:table-cell office:value-type="float" office:value="85.28" table:style-name="ce2">
            <text:p>85,28</text:p>
          </table:table-cell>
          <table:table-cell office:value-type="float" office:value="1558.07" table:style-name="ce2">
            <text:p>1558,07</text:p>
          </table:table-cell>
          <table:table-cell office:value-type="float" office:value="1541" table:style-name="ce3">
            <text:p>1541</text:p>
          </table:table-cell>
          <table:table-cell office:value-type="float" office:value="2" table:formula="of:=IF([.C338]&lt;AVERAGE([.C$325:.C$341]);1;2)" table:style-name="ce6">
            <text:p>2</text:p>
          </table:table-cell>
          <table:table-cell office:value-type="float" office:value="2" table:formula="of:=IF([.D338]&lt;AVERAGE([.D$325:.D$341]);1;2)" table:style-name="ce6">
            <text:p>2</text:p>
          </table:table-cell>
          <table:table-cell office:value-type="float" office:value="2" table:formula="of:=IF([.E338]&lt;AVERAGE([.E$325:.E$341]);1;2)" table:style-name="ce6">
            <text:p>2</text:p>
          </table:table-cell>
          <table:table-cell office:value-type="float" office:value="1" table:formula="of:=IF([.F338]&lt;AVERAGE([.F$325:.F$341]);1;2)" table:style-name="ce6">
            <text:p>1</text:p>
          </table:table-cell>
          <table:table-cell office:value-type="float" office:value="1" table:formula="of:=IF([.G338]&lt;AVERAGE([.G$325:.G$341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21" table:style-name="ce6">
            <text:p>2021</text:p>
          </table:table-cell>
          <table:table-cell office:value-type="float" office:value="79.650000000000006" table:style-name="ce2">
            <text:p>79,65</text:p>
          </table:table-cell>
          <table:table-cell office:value-type="float" office:value="84.95" table:style-name="ce2">
            <text:p>84,95</text:p>
          </table:table-cell>
          <table:table-cell office:value-type="float" office:value="82.28" table:style-name="ce2">
            <text:p>82,28</text:p>
          </table:table-cell>
          <table:table-cell office:value-type="float" office:value="1946.13" table:style-name="ce2">
            <text:p>1946,13</text:p>
          </table:table-cell>
          <table:table-cell office:value-type="float" office:value="1903" table:style-name="ce3">
            <text:p>1903</text:p>
          </table:table-cell>
          <table:table-cell office:value-type="float" office:value="1" table:formula="of:=IF([.C339]&lt;AVERAGE([.C$325:.C$341]);1;2)" table:style-name="ce6">
            <text:p>1</text:p>
          </table:table-cell>
          <table:table-cell office:value-type="float" office:value="1" table:formula="of:=IF([.D339]&lt;AVERAGE([.D$325:.D$341]);1;2)" table:style-name="ce6">
            <text:p>1</text:p>
          </table:table-cell>
          <table:table-cell office:value-type="float" office:value="1" table:formula="of:=IF([.E339]&lt;AVERAGE([.E$325:.E$341]);1;2)" table:style-name="ce6">
            <text:p>1</text:p>
          </table:table-cell>
          <table:table-cell office:value-type="float" office:value="2" table:formula="of:=IF([.F339]&lt;AVERAGE([.F$325:.F$341]);1;2)" table:style-name="ce6">
            <text:p>2</text:p>
          </table:table-cell>
          <table:table-cell office:value-type="float" office:value="2" table:formula="of:=IF([.G339]&lt;AVERAGE([.G$325:.G$34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21" table:style-name="ce6">
            <text:p>2021</text:p>
          </table:table-cell>
          <table:table-cell office:value-type="float" office:value="81.86" table:style-name="ce2">
            <text:p>81,86</text:p>
          </table:table-cell>
          <table:table-cell office:value-type="float" office:value="87.63" table:style-name="ce2">
            <text:p>87,63</text:p>
          </table:table-cell>
          <table:table-cell office:value-type="float" office:value="84.74" table:style-name="ce2">
            <text:p>84,74</text:p>
          </table:table-cell>
          <table:table-cell office:value-type="float" office:value="1985.07" table:style-name="ce2">
            <text:p>1985,07</text:p>
          </table:table-cell>
          <table:table-cell office:value-type="float" office:value="1928" table:style-name="ce3">
            <text:p>1928</text:p>
          </table:table-cell>
          <table:table-cell office:value-type="float" office:value="2" table:formula="of:=IF([.C340]&lt;AVERAGE([.C$325:.C$341]);1;2)" table:style-name="ce6">
            <text:p>2</text:p>
          </table:table-cell>
          <table:table-cell office:value-type="float" office:value="2" table:formula="of:=IF([.D340]&lt;AVERAGE([.D$325:.D$341]);1;2)" table:style-name="ce6">
            <text:p>2</text:p>
          </table:table-cell>
          <table:table-cell office:value-type="float" office:value="2" table:formula="of:=IF([.E340]&lt;AVERAGE([.E$325:.E$341]);1;2)" table:style-name="ce6">
            <text:p>2</text:p>
          </table:table-cell>
          <table:table-cell office:value-type="float" office:value="2" table:formula="of:=IF([.F340]&lt;AVERAGE([.F$325:.F$341]);1;2)" table:style-name="ce6">
            <text:p>2</text:p>
          </table:table-cell>
          <table:table-cell office:value-type="float" office:value="2" table:formula="of:=IF([.G340]&lt;AVERAGE([.G$325:.G$34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21" table:style-name="ce6">
            <text:p>2021</text:p>
          </table:table-cell>
          <table:table-cell office:value-type="float" office:value="80.98" table:style-name="ce2">
            <text:p>80,98</text:p>
          </table:table-cell>
          <table:table-cell office:value-type="float" office:value="86.93" table:style-name="ce2">
            <text:p>86,93</text:p>
          </table:table-cell>
          <table:table-cell office:value-type="float" office:value="84.02" table:style-name="ce2">
            <text:p>84,02</text:p>
          </table:table-cell>
          <table:table-cell office:value-type="float" office:value="2025.62" table:style-name="ce2">
            <text:p>2025,62</text:p>
          </table:table-cell>
          <table:table-cell office:value-type="float" office:value="2048" table:style-name="ce3">
            <text:p>2048</text:p>
          </table:table-cell>
          <table:table-cell office:value-type="float" office:value="2" table:formula="of:=IF([.C341]&lt;AVERAGE([.C$325:.C$341]);1;2)" table:style-name="ce6">
            <text:p>2</text:p>
          </table:table-cell>
          <table:table-cell office:value-type="float" office:value="2" table:formula="of:=IF([.D341]&lt;AVERAGE([.D$325:.D$341]);1;2)" table:style-name="ce6">
            <text:p>2</text:p>
          </table:table-cell>
          <table:table-cell office:value-type="float" office:value="2" table:formula="of:=IF([.E341]&lt;AVERAGE([.E$325:.E$341]);1;2)" table:style-name="ce6">
            <text:p>2</text:p>
          </table:table-cell>
          <table:table-cell office:value-type="float" office:value="2" table:formula="of:=IF([.F341]&lt;AVERAGE([.F$325:.F$341]);1;2)" table:style-name="ce6">
            <text:p>2</text:p>
          </table:table-cell>
          <table:table-cell office:value-type="float" office:value="2" table:formula="of:=IF([.G341]&lt;AVERAGE([.G$325:.G$341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22" table:style-name="ce6">
            <text:p>2022</text:p>
          </table:table-cell>
          <table:table-cell office:value-type="float" office:value="79.19" table:style-name="ce2">
            <text:p>79,19</text:p>
          </table:table-cell>
          <table:table-cell office:value-type="float" office:value="84.62" table:style-name="ce2">
            <text:p>84,62</text:p>
          </table:table-cell>
          <table:table-cell office:value-type="float" office:value="81.900000000000006" table:style-name="ce2">
            <text:p>81,90</text:p>
          </table:table-cell>
          <table:table-cell office:value-type="float" office:value="1595.11" table:style-name="ce2">
            <text:p>1595,11</text:p>
          </table:table-cell>
          <table:table-cell office:value-type="float" office:value="1533" table:style-name="ce3">
            <text:p>1533</text:p>
          </table:table-cell>
          <table:table-cell office:value-type="float" office:value="1" table:formula="of:=IF([.C342]&lt;AVERAGE([.C$342:.C$358]);1;2)" table:style-name="ce6">
            <text:p>1</text:p>
          </table:table-cell>
          <table:table-cell office:value-type="float" office:value="1" table:formula="of:=IF([.D342]&lt;AVERAGE([.D$342:.D$358]);1;2)" table:style-name="ce6">
            <text:p>1</text:p>
          </table:table-cell>
          <table:table-cell office:value-type="float" office:value="1" table:formula="of:=IF([.E342]&lt;AVERAGE([.E$342:.E$358]);1;2)" table:style-name="ce6">
            <text:p>1</text:p>
          </table:table-cell>
          <table:table-cell office:value-type="float" office:value="1" table:formula="of:=IF([.F342]&lt;AVERAGE([.F$342:.F$358]);1;2)" table:style-name="ce6">
            <text:p>1</text:p>
          </table:table-cell>
          <table:table-cell office:value-type="float" office:value="1" table:formula="of:=IF([.G342]&lt;AVERAGE([.G$342:.G$35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22" table:style-name="ce6">
            <text:p>2022</text:p>
          </table:table-cell>
          <table:table-cell office:value-type="float" office:value="80.16" table:style-name="ce2">
            <text:p>80,16</text:p>
          </table:table-cell>
          <table:table-cell office:value-type="float" office:value="85.9" table:style-name="ce2">
            <text:p>85,90</text:p>
          </table:table-cell>
          <table:table-cell office:value-type="float" office:value="83.01" table:style-name="ce2">
            <text:p>83,01</text:p>
          </table:table-cell>
          <table:table-cell office:value-type="float" office:value="1923.08" table:style-name="ce2">
            <text:p>1923,08</text:p>
          </table:table-cell>
          <table:table-cell office:value-type="float" office:value="1908" table:style-name="ce3">
            <text:p>1908</text:p>
          </table:table-cell>
          <table:table-cell office:value-type="float" office:value="1" table:formula="of:=IF([.C343]&lt;AVERAGE([.C$342:.C$358]);1;2)" table:style-name="ce6">
            <text:p>1</text:p>
          </table:table-cell>
          <table:table-cell office:value-type="float" office:value="2" table:formula="of:=IF([.D343]&lt;AVERAGE([.D$342:.D$358]);1;2)" table:style-name="ce6">
            <text:p>2</text:p>
          </table:table-cell>
          <table:table-cell office:value-type="float" office:value="1" table:formula="of:=IF([.E343]&lt;AVERAGE([.E$342:.E$358]);1;2)" table:style-name="ce6">
            <text:p>1</text:p>
          </table:table-cell>
          <table:table-cell office:value-type="float" office:value="2" table:formula="of:=IF([.F343]&lt;AVERAGE([.F$342:.F$358]);1;2)" table:style-name="ce6">
            <text:p>2</text:p>
          </table:table-cell>
          <table:table-cell office:value-type="float" office:value="2" table:formula="of:=IF([.G343]&lt;AVERAGE([.G$342:.G$35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22" table:style-name="ce6">
            <text:p>2022</text:p>
          </table:table-cell>
          <table:table-cell office:value-type="float" office:value="79.61" table:style-name="ce2">
            <text:p>79,61</text:p>
          </table:table-cell>
          <table:table-cell office:value-type="float" office:value="85.2" table:style-name="ce2">
            <text:p>85,20</text:p>
          </table:table-cell>
          <table:table-cell office:value-type="float" office:value="82.48" table:style-name="ce2">
            <text:p>82,48</text:p>
          </table:table-cell>
          <table:table-cell office:value-type="float" office:value="2071.06" table:style-name="ce2">
            <text:p>2071,06</text:p>
          </table:table-cell>
          <table:table-cell office:value-type="float" office:value="2057" table:style-name="ce3">
            <text:p>2057</text:p>
          </table:table-cell>
          <table:table-cell office:value-type="float" office:value="1" table:formula="of:=IF([.C344]&lt;AVERAGE([.C$342:.C$358]);1;2)" table:style-name="ce6">
            <text:p>1</text:p>
          </table:table-cell>
          <table:table-cell office:value-type="float" office:value="1" table:formula="of:=IF([.D344]&lt;AVERAGE([.D$342:.D$358]);1;2)" table:style-name="ce6">
            <text:p>1</text:p>
          </table:table-cell>
          <table:table-cell office:value-type="float" office:value="1" table:formula="of:=IF([.E344]&lt;AVERAGE([.E$342:.E$358]);1;2)" table:style-name="ce6">
            <text:p>1</text:p>
          </table:table-cell>
          <table:table-cell office:value-type="float" office:value="2" table:formula="of:=IF([.F344]&lt;AVERAGE([.F$342:.F$358]);1;2)" table:style-name="ce6">
            <text:p>2</text:p>
          </table:table-cell>
          <table:table-cell office:value-type="float" office:value="2" table:formula="of:=IF([.G344]&lt;AVERAGE([.G$342:.G$35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22" table:style-name="ce6">
            <text:p>2022</text:p>
          </table:table-cell>
          <table:table-cell office:value-type="float" office:value="80.209999999999994" table:style-name="ce2">
            <text:p>80,21</text:p>
          </table:table-cell>
          <table:table-cell office:value-type="float" office:value="85.68" table:style-name="ce2">
            <text:p>85,68</text:p>
          </table:table-cell>
          <table:table-cell office:value-type="float" office:value="82.93" table:style-name="ce2">
            <text:p>82,93</text:p>
          </table:table-cell>
          <table:table-cell office:value-type="float" office:value="1784.49" table:style-name="ce2">
            <text:p>1784,49</text:p>
          </table:table-cell>
          <table:table-cell office:value-type="float" office:value="1732" table:style-name="ce3">
            <text:p>1732</text:p>
          </table:table-cell>
          <table:table-cell office:value-type="float" office:value="1" table:formula="of:=IF([.C345]&lt;AVERAGE([.C$342:.C$358]);1;2)" table:style-name="ce6">
            <text:p>1</text:p>
          </table:table-cell>
          <table:table-cell office:value-type="float" office:value="1" table:formula="of:=IF([.D345]&lt;AVERAGE([.D$342:.D$358]);1;2)" table:style-name="ce6">
            <text:p>1</text:p>
          </table:table-cell>
          <table:table-cell office:value-type="float" office:value="1" table:formula="of:=IF([.E345]&lt;AVERAGE([.E$342:.E$358]);1;2)" table:style-name="ce6">
            <text:p>1</text:p>
          </table:table-cell>
          <table:table-cell office:value-type="float" office:value="1" table:formula="of:=IF([.F345]&lt;AVERAGE([.F$342:.F$358]);1;2)" table:style-name="ce6">
            <text:p>1</text:p>
          </table:table-cell>
          <table:table-cell office:value-type="float" office:value="1" table:formula="of:=IF([.G345]&lt;AVERAGE([.G$342:.G$35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22" table:style-name="ce6">
            <text:p>2022</text:p>
          </table:table-cell>
          <table:table-cell office:value-type="float" office:value="79.41" table:style-name="ce2">
            <text:p>79,41</text:p>
          </table:table-cell>
          <table:table-cell office:value-type="float" office:value="84.58" table:style-name="ce2">
            <text:p>84,58</text:p>
          </table:table-cell>
          <table:table-cell office:value-type="float" office:value="81.98" table:style-name="ce2">
            <text:p>81,98</text:p>
          </table:table-cell>
          <table:table-cell office:value-type="float" office:value="1967.69" table:style-name="ce2">
            <text:p>1967,69</text:p>
          </table:table-cell>
          <table:table-cell office:value-type="float" office:value="1865" table:style-name="ce3">
            <text:p>1865</text:p>
          </table:table-cell>
          <table:table-cell office:value-type="float" office:value="1" table:formula="of:=IF([.C346]&lt;AVERAGE([.C$342:.C$358]);1;2)" table:style-name="ce6">
            <text:p>1</text:p>
          </table:table-cell>
          <table:table-cell office:value-type="float" office:value="1" table:formula="of:=IF([.D346]&lt;AVERAGE([.D$342:.D$358]);1;2)" table:style-name="ce6">
            <text:p>1</text:p>
          </table:table-cell>
          <table:table-cell office:value-type="float" office:value="1" table:formula="of:=IF([.E346]&lt;AVERAGE([.E$342:.E$358]);1;2)" table:style-name="ce6">
            <text:p>1</text:p>
          </table:table-cell>
          <table:table-cell office:value-type="float" office:value="2" table:formula="of:=IF([.F346]&lt;AVERAGE([.F$342:.F$358]);1;2)" table:style-name="ce6">
            <text:p>2</text:p>
          </table:table-cell>
          <table:table-cell office:value-type="float" office:value="2" table:formula="of:=IF([.G346]&lt;AVERAGE([.G$342:.G$35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22" table:style-name="ce6">
            <text:p>2022</text:p>
          </table:table-cell>
          <table:table-cell office:value-type="float" office:value="80.38" table:style-name="ce2">
            <text:p>80,38</text:p>
          </table:table-cell>
          <table:table-cell office:value-type="float" office:value="85.55" table:style-name="ce2">
            <text:p>85,55</text:p>
          </table:table-cell>
          <table:table-cell office:value-type="float" office:value="83.02" table:style-name="ce2">
            <text:p>83,02</text:p>
          </table:table-cell>
          <table:table-cell office:value-type="float" office:value="1979.49" table:style-name="ce2">
            <text:p>1979,49</text:p>
          </table:table-cell>
          <table:table-cell office:value-type="float" office:value="1917" table:style-name="ce3">
            <text:p>1917</text:p>
          </table:table-cell>
          <table:table-cell office:value-type="float" office:value="2" table:formula="of:=IF([.C347]&lt;AVERAGE([.C$342:.C$358]);1;2)" table:style-name="ce6">
            <text:p>2</text:p>
          </table:table-cell>
          <table:table-cell office:value-type="float" office:value="1" table:formula="of:=IF([.D347]&lt;AVERAGE([.D$342:.D$358]);1;2)" table:style-name="ce6">
            <text:p>1</text:p>
          </table:table-cell>
          <table:table-cell office:value-type="float" office:value="1" table:formula="of:=IF([.E347]&lt;AVERAGE([.E$342:.E$358]);1;2)" table:style-name="ce6">
            <text:p>1</text:p>
          </table:table-cell>
          <table:table-cell office:value-type="float" office:value="2" table:formula="of:=IF([.F347]&lt;AVERAGE([.F$342:.F$358]);1;2)" table:style-name="ce6">
            <text:p>2</text:p>
          </table:table-cell>
          <table:table-cell office:value-type="float" office:value="2" table:formula="of:=IF([.G347]&lt;AVERAGE([.G$342:.G$35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22" table:style-name="ce6">
            <text:p>2022</text:p>
          </table:table-cell>
          <table:table-cell office:value-type="float" office:value="80.98" table:style-name="ce2">
            <text:p>80,98</text:p>
          </table:table-cell>
          <table:table-cell office:value-type="float" office:value="86.72" table:style-name="ce2">
            <text:p>86,72</text:p>
          </table:table-cell>
          <table:table-cell office:value-type="float" office:value="83.38" table:style-name="ce2">
            <text:p>83,38</text:p>
          </table:table-cell>
          <table:table-cell office:value-type="float" office:value="1878.98" table:style-name="ce2">
            <text:p>1878,98</text:p>
          </table:table-cell>
          <table:table-cell office:value-type="float" office:value="1773" table:style-name="ce3">
            <text:p>1773</text:p>
          </table:table-cell>
          <table:table-cell office:value-type="float" office:value="2" table:formula="of:=IF([.C348]&lt;AVERAGE([.C$342:.C$358]);1;2)" table:style-name="ce6">
            <text:p>2</text:p>
          </table:table-cell>
          <table:table-cell office:value-type="float" office:value="2" table:formula="of:=IF([.D348]&lt;AVERAGE([.D$342:.D$358]);1;2)" table:style-name="ce6">
            <text:p>2</text:p>
          </table:table-cell>
          <table:table-cell office:value-type="float" office:value="2" table:formula="of:=IF([.E348]&lt;AVERAGE([.E$342:.E$358]);1;2)" table:style-name="ce6">
            <text:p>2</text:p>
          </table:table-cell>
          <table:table-cell office:value-type="float" office:value="1" table:formula="of:=IF([.F348]&lt;AVERAGE([.F$342:.F$358]);1;2)" table:style-name="ce6">
            <text:p>1</text:p>
          </table:table-cell>
          <table:table-cell office:value-type="float" office:value="1" table:formula="of:=IF([.G348]&lt;AVERAGE([.G$342:.G$35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22" table:style-name="ce6">
            <text:p>2022</text:p>
          </table:table-cell>
          <table:table-cell office:value-type="float" office:value="80.89" table:style-name="ce2">
            <text:p>80,89</text:p>
          </table:table-cell>
          <table:table-cell office:value-type="float" office:value="85.95" table:style-name="ce2">
            <text:p>85,95</text:p>
          </table:table-cell>
          <table:table-cell office:value-type="float" office:value="83.8" table:style-name="ce2">
            <text:p>83,80</text:p>
          </table:table-cell>
          <table:table-cell office:value-type="float" office:value="2031.26" table:style-name="ce2">
            <text:p>2031,26</text:p>
          </table:table-cell>
          <table:table-cell office:value-type="float" office:value="1963" table:style-name="ce3">
            <text:p>1963</text:p>
          </table:table-cell>
          <table:table-cell office:value-type="float" office:value="2" table:formula="of:=IF([.C349]&lt;AVERAGE([.C$342:.C$358]);1;2)" table:style-name="ce6">
            <text:p>2</text:p>
          </table:table-cell>
          <table:table-cell office:value-type="float" office:value="2" table:formula="of:=IF([.D349]&lt;AVERAGE([.D$342:.D$358]);1;2)" table:style-name="ce6">
            <text:p>2</text:p>
          </table:table-cell>
          <table:table-cell office:value-type="float" office:value="2" table:formula="of:=IF([.E349]&lt;AVERAGE([.E$342:.E$358]);1;2)" table:style-name="ce6">
            <text:p>2</text:p>
          </table:table-cell>
          <table:table-cell office:value-type="float" office:value="2" table:formula="of:=IF([.F349]&lt;AVERAGE([.F$342:.F$358]);1;2)" table:style-name="ce6">
            <text:p>2</text:p>
          </table:table-cell>
          <table:table-cell office:value-type="float" office:value="2" table:formula="of:=IF([.G349]&lt;AVERAGE([.G$342:.G$35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22" table:style-name="ce6">
            <text:p>2022</text:p>
          </table:table-cell>
          <table:table-cell office:value-type="float" office:value="80.83" table:style-name="ce2">
            <text:p>80,83</text:p>
          </table:table-cell>
          <table:table-cell office:value-type="float" office:value="86.32" table:style-name="ce2">
            <text:p>86,32</text:p>
          </table:table-cell>
          <table:table-cell office:value-type="float" office:value="83.63" table:style-name="ce2">
            <text:p>83,63</text:p>
          </table:table-cell>
          <table:table-cell office:value-type="float" office:value="1938.03" table:style-name="ce2">
            <text:p>1938,03</text:p>
          </table:table-cell>
          <table:table-cell office:value-type="float" office:value="1853" table:style-name="ce3">
            <text:p>1853</text:p>
          </table:table-cell>
          <table:table-cell office:value-type="float" office:value="2" table:formula="of:=IF([.C350]&lt;AVERAGE([.C$342:.C$358]);1;2)" table:style-name="ce6">
            <text:p>2</text:p>
          </table:table-cell>
          <table:table-cell office:value-type="float" office:value="2" table:formula="of:=IF([.D350]&lt;AVERAGE([.D$342:.D$358]);1;2)" table:style-name="ce6">
            <text:p>2</text:p>
          </table:table-cell>
          <table:table-cell office:value-type="float" office:value="2" table:formula="of:=IF([.E350]&lt;AVERAGE([.E$342:.E$358]);1;2)" table:style-name="ce6">
            <text:p>2</text:p>
          </table:table-cell>
          <table:table-cell office:value-type="float" office:value="2" table:formula="of:=IF([.F350]&lt;AVERAGE([.F$342:.F$358]);1;2)" table:style-name="ce6">
            <text:p>2</text:p>
          </table:table-cell>
          <table:table-cell office:value-type="float" office:value="2" table:formula="of:=IF([.G350]&lt;AVERAGE([.G$342:.G$35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22" table:style-name="ce6">
            <text:p>2022</text:p>
          </table:table-cell>
          <table:table-cell office:value-type="float" office:value="79.89" table:style-name="ce2">
            <text:p>79,89</text:p>
          </table:table-cell>
          <table:table-cell office:value-type="float" office:value="85.24" table:style-name="ce2">
            <text:p>85,24</text:p>
          </table:table-cell>
          <table:table-cell office:value-type="float" office:value="82.57" table:style-name="ce2">
            <text:p>82,57</text:p>
          </table:table-cell>
          <table:table-cell office:value-type="float" office:value="1801.16" table:style-name="ce2">
            <text:p>1801,16</text:p>
          </table:table-cell>
          <table:table-cell office:value-type="float" office:value="1678" table:style-name="ce3">
            <text:p>1678</text:p>
          </table:table-cell>
          <table:table-cell office:value-type="float" office:value="1" table:formula="of:=IF([.C351]&lt;AVERAGE([.C$342:.C$358]);1;2)" table:style-name="ce6">
            <text:p>1</text:p>
          </table:table-cell>
          <table:table-cell office:value-type="float" office:value="1" table:formula="of:=IF([.D351]&lt;AVERAGE([.D$342:.D$358]);1;2)" table:style-name="ce6">
            <text:p>1</text:p>
          </table:table-cell>
          <table:table-cell office:value-type="float" office:value="1" table:formula="of:=IF([.E351]&lt;AVERAGE([.E$342:.E$358]);1;2)" table:style-name="ce6">
            <text:p>1</text:p>
          </table:table-cell>
          <table:table-cell office:value-type="float" office:value="1" table:formula="of:=IF([.F351]&lt;AVERAGE([.F$342:.F$358]);1;2)" table:style-name="ce6">
            <text:p>1</text:p>
          </table:table-cell>
          <table:table-cell office:value-type="float" office:value="1" table:formula="of:=IF([.G351]&lt;AVERAGE([.G$342:.G$35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22" table:style-name="ce6">
            <text:p>2022</text:p>
          </table:table-cell>
          <table:table-cell office:value-type="float" office:value="79.760000000000005" table:style-name="ce2">
            <text:p>79,76</text:p>
          </table:table-cell>
          <table:table-cell office:value-type="float" office:value="85.21" table:style-name="ce2">
            <text:p>85,21</text:p>
          </table:table-cell>
          <table:table-cell office:value-type="float" office:value="82.43" table:style-name="ce2">
            <text:p>82,43</text:p>
          </table:table-cell>
          <table:table-cell office:value-type="float" office:value="2013.97" table:style-name="ce2">
            <text:p>2013,97</text:p>
          </table:table-cell>
          <table:table-cell office:value-type="float" office:value="1951" table:style-name="ce3">
            <text:p>1951</text:p>
          </table:table-cell>
          <table:table-cell office:value-type="float" office:value="1" table:formula="of:=IF([.C352]&lt;AVERAGE([.C$342:.C$358]);1;2)" table:style-name="ce6">
            <text:p>1</text:p>
          </table:table-cell>
          <table:table-cell office:value-type="float" office:value="1" table:formula="of:=IF([.D352]&lt;AVERAGE([.D$342:.D$358]);1;2)" table:style-name="ce6">
            <text:p>1</text:p>
          </table:table-cell>
          <table:table-cell office:value-type="float" office:value="1" table:formula="of:=IF([.E352]&lt;AVERAGE([.E$342:.E$358]);1;2)" table:style-name="ce6">
            <text:p>1</text:p>
          </table:table-cell>
          <table:table-cell office:value-type="float" office:value="2" table:formula="of:=IF([.F352]&lt;AVERAGE([.F$342:.F$358]);1;2)" table:style-name="ce6">
            <text:p>2</text:p>
          </table:table-cell>
          <table:table-cell office:value-type="float" office:value="2" table:formula="of:=IF([.G352]&lt;AVERAGE([.G$342:.G$35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22" table:style-name="ce6">
            <text:p>2022</text:p>
          </table:table-cell>
          <table:table-cell office:value-type="float" office:value="80.47" table:style-name="ce2">
            <text:p>80,47</text:p>
          </table:table-cell>
          <table:table-cell office:value-type="float" office:value="86.2" table:style-name="ce2">
            <text:p>86,20</text:p>
          </table:table-cell>
          <table:table-cell office:value-type="float" office:value="83.37" table:style-name="ce2">
            <text:p>83,37</text:p>
          </table:table-cell>
          <table:table-cell office:value-type="float" office:value="1883.79" table:style-name="ce2">
            <text:p>1883,79</text:p>
          </table:table-cell>
          <table:table-cell office:value-type="float" office:value="1832" table:style-name="ce3">
            <text:p>1832</text:p>
          </table:table-cell>
          <table:table-cell office:value-type="float" office:value="2" table:formula="of:=IF([.C353]&lt;AVERAGE([.C$342:.C$358]);1;2)" table:style-name="ce6">
            <text:p>2</text:p>
          </table:table-cell>
          <table:table-cell office:value-type="float" office:value="2" table:formula="of:=IF([.D353]&lt;AVERAGE([.D$342:.D$358]);1;2)" table:style-name="ce6">
            <text:p>2</text:p>
          </table:table-cell>
          <table:table-cell office:value-type="float" office:value="2" table:formula="of:=IF([.E353]&lt;AVERAGE([.E$342:.E$358]);1;2)" table:style-name="ce6">
            <text:p>2</text:p>
          </table:table-cell>
          <table:table-cell office:value-type="float" office:value="1" table:formula="of:=IF([.F353]&lt;AVERAGE([.F$342:.F$358]);1;2)" table:style-name="ce6">
            <text:p>1</text:p>
          </table:table-cell>
          <table:table-cell office:value-type="float" office:value="1" table:formula="of:=IF([.G353]&lt;AVERAGE([.G$342:.G$35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22" table:style-name="ce6">
            <text:p>2022</text:p>
          </table:table-cell>
          <table:table-cell office:value-type="float" office:value="80.41" table:style-name="ce2">
            <text:p>80,41</text:p>
          </table:table-cell>
          <table:table-cell office:value-type="float" office:value="86.16" table:style-name="ce2">
            <text:p>86,16</text:p>
          </table:table-cell>
          <table:table-cell office:value-type="float" office:value="83.25" table:style-name="ce2">
            <text:p>83,25</text:p>
          </table:table-cell>
          <table:table-cell office:value-type="float" office:value="1748.32" table:style-name="ce2">
            <text:p>1748,32</text:p>
          </table:table-cell>
          <table:table-cell office:value-type="float" office:value="1714" table:style-name="ce3">
            <text:p>1714</text:p>
          </table:table-cell>
          <table:table-cell office:value-type="float" office:value="2" table:formula="of:=IF([.C354]&lt;AVERAGE([.C$342:.C$358]);1;2)" table:style-name="ce6">
            <text:p>2</text:p>
          </table:table-cell>
          <table:table-cell office:value-type="float" office:value="2" table:formula="of:=IF([.D354]&lt;AVERAGE([.D$342:.D$358]);1;2)" table:style-name="ce6">
            <text:p>2</text:p>
          </table:table-cell>
          <table:table-cell office:value-type="float" office:value="2" table:formula="of:=IF([.E354]&lt;AVERAGE([.E$342:.E$358]);1;2)" table:style-name="ce6">
            <text:p>2</text:p>
          </table:table-cell>
          <table:table-cell office:value-type="float" office:value="1" table:formula="of:=IF([.F354]&lt;AVERAGE([.F$342:.F$358]);1;2)" table:style-name="ce6">
            <text:p>1</text:p>
          </table:table-cell>
          <table:table-cell office:value-type="float" office:value="1" table:formula="of:=IF([.G354]&lt;AVERAGE([.G$342:.G$35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22" table:style-name="ce6">
            <text:p>2022</text:p>
          </table:table-cell>
          <table:table-cell office:value-type="float" office:value="82.32" table:style-name="ce2">
            <text:p>82,32</text:p>
          </table:table-cell>
          <table:table-cell office:value-type="float" office:value="87.7" table:style-name="ce2">
            <text:p>87,70</text:p>
          </table:table-cell>
          <table:table-cell office:value-type="float" office:value="85.18" table:style-name="ce2">
            <text:p>85,18</text:p>
          </table:table-cell>
          <table:table-cell office:value-type="float" office:value="1640.9" table:style-name="ce2">
            <text:p>1640,90</text:p>
          </table:table-cell>
          <table:table-cell office:value-type="float" office:value="1625" table:style-name="ce3">
            <text:p>1625</text:p>
          </table:table-cell>
          <table:table-cell office:value-type="float" office:value="2" table:formula="of:=IF([.C355]&lt;AVERAGE([.C$342:.C$358]);1;2)" table:style-name="ce6">
            <text:p>2</text:p>
          </table:table-cell>
          <table:table-cell office:value-type="float" office:value="2" table:formula="of:=IF([.D355]&lt;AVERAGE([.D$342:.D$358]);1;2)" table:style-name="ce6">
            <text:p>2</text:p>
          </table:table-cell>
          <table:table-cell office:value-type="float" office:value="2" table:formula="of:=IF([.E355]&lt;AVERAGE([.E$342:.E$358]);1;2)" table:style-name="ce6">
            <text:p>2</text:p>
          </table:table-cell>
          <table:table-cell office:value-type="float" office:value="1" table:formula="of:=IF([.F355]&lt;AVERAGE([.F$342:.F$358]);1;2)" table:style-name="ce6">
            <text:p>1</text:p>
          </table:table-cell>
          <table:table-cell office:value-type="float" office:value="1" table:formula="of:=IF([.G355]&lt;AVERAGE([.G$342:.G$358]);1;2)" table:style-name="ce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22" table:style-name="ce6">
            <text:p>2022</text:p>
          </table:table-cell>
          <table:table-cell office:value-type="float" office:value="79.31" table:style-name="ce2">
            <text:p>79,31</text:p>
          </table:table-cell>
          <table:table-cell office:value-type="float" office:value="84.8" table:style-name="ce2">
            <text:p>84,80</text:p>
          </table:table-cell>
          <table:table-cell office:value-type="float" office:value="82.03" table:style-name="ce2">
            <text:p>82,03</text:p>
          </table:table-cell>
          <table:table-cell office:value-type="float" office:value="1996.47" table:style-name="ce2">
            <text:p>1996,47</text:p>
          </table:table-cell>
          <table:table-cell office:value-type="float" office:value="1960" table:style-name="ce3">
            <text:p>1960</text:p>
          </table:table-cell>
          <table:table-cell office:value-type="float" office:value="1" table:formula="of:=IF([.C356]&lt;AVERAGE([.C$342:.C$358]);1;2)" table:style-name="ce6">
            <text:p>1</text:p>
          </table:table-cell>
          <table:table-cell office:value-type="float" office:value="1" table:formula="of:=IF([.D356]&lt;AVERAGE([.D$342:.D$358]);1;2)" table:style-name="ce6">
            <text:p>1</text:p>
          </table:table-cell>
          <table:table-cell office:value-type="float" office:value="1" table:formula="of:=IF([.E356]&lt;AVERAGE([.E$342:.E$358]);1;2)" table:style-name="ce6">
            <text:p>1</text:p>
          </table:table-cell>
          <table:table-cell office:value-type="float" office:value="2" table:formula="of:=IF([.F356]&lt;AVERAGE([.F$342:.F$358]);1;2)" table:style-name="ce6">
            <text:p>2</text:p>
          </table:table-cell>
          <table:table-cell office:value-type="float" office:value="2" table:formula="of:=IF([.G356]&lt;AVERAGE([.G$342:.G$35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22" table:style-name="ce6">
            <text:p>2022</text:p>
          </table:table-cell>
          <table:table-cell office:value-type="float" office:value="81.02" table:style-name="ce2">
            <text:p>81,02</text:p>
          </table:table-cell>
          <table:table-cell office:value-type="float" office:value="86.8" table:style-name="ce2">
            <text:p>86,80</text:p>
          </table:table-cell>
          <table:table-cell office:value-type="float" office:value="83.9" table:style-name="ce2">
            <text:p>83,90</text:p>
          </table:table-cell>
          <table:table-cell office:value-type="float" office:value="2031.77" table:style-name="ce2">
            <text:p>2031,77</text:p>
          </table:table-cell>
          <table:table-cell office:value-type="float" office:value="1967" table:style-name="ce3">
            <text:p>1967</text:p>
          </table:table-cell>
          <table:table-cell office:value-type="float" office:value="2" table:formula="of:=IF([.C357]&lt;AVERAGE([.C$342:.C$358]);1;2)" table:style-name="ce6">
            <text:p>2</text:p>
          </table:table-cell>
          <table:table-cell office:value-type="float" office:value="2" table:formula="of:=IF([.D357]&lt;AVERAGE([.D$342:.D$358]);1;2)" table:style-name="ce6">
            <text:p>2</text:p>
          </table:table-cell>
          <table:table-cell office:value-type="float" office:value="2" table:formula="of:=IF([.E357]&lt;AVERAGE([.E$342:.E$358]);1;2)" table:style-name="ce6">
            <text:p>2</text:p>
          </table:table-cell>
          <table:table-cell office:value-type="float" office:value="2" table:formula="of:=IF([.F357]&lt;AVERAGE([.F$342:.F$358]);1;2)" table:style-name="ce6">
            <text:p>2</text:p>
          </table:table-cell>
          <table:table-cell office:value-type="float" office:value="2" table:formula="of:=IF([.G357]&lt;AVERAGE([.G$342:.G$358]);1;2)" table:style-name="ce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22" table:style-name="ce6">
            <text:p>2022</text:p>
          </table:table-cell>
          <table:table-cell office:value-type="float" office:value="80.77" table:style-name="ce2">
            <text:p>80,77</text:p>
          </table:table-cell>
          <table:table-cell office:value-type="float" office:value="86.33" table:style-name="ce2">
            <text:p>86,33</text:p>
          </table:table-cell>
          <table:table-cell office:value-type="float" office:value="83.62" table:style-name="ce2">
            <text:p>83,62</text:p>
          </table:table-cell>
          <table:table-cell office:value-type="float" office:value="2120.21" table:style-name="ce2">
            <text:p>2120,21</text:p>
          </table:table-cell>
          <table:table-cell office:value-type="float" office:value="2142" table:style-name="ce3">
            <text:p>2142</text:p>
          </table:table-cell>
          <table:table-cell office:value-type="float" office:value="2" table:formula="of:=IF([.C358]&lt;AVERAGE([.C$342:.C$358]);1;2)" table:style-name="ce6">
            <text:p>2</text:p>
          </table:table-cell>
          <table:table-cell office:value-type="float" office:value="2" table:formula="of:=IF([.D358]&lt;AVERAGE([.D$342:.D$358]);1;2)" table:style-name="ce6">
            <text:p>2</text:p>
          </table:table-cell>
          <table:table-cell office:value-type="float" office:value="2" table:formula="of:=IF([.E358]&lt;AVERAGE([.E$342:.E$358]);1;2)" table:style-name="ce6">
            <text:p>2</text:p>
          </table:table-cell>
          <table:table-cell office:value-type="float" office:value="2" table:formula="of:=IF([.F358]&lt;AVERAGE([.F$342:.F$358]);1;2)" table:style-name="ce6">
            <text:p>2</text:p>
          </table:table-cell>
          <table:table-cell office:value-type="float" office:value="2" table:formula="of:=IF([.G358]&lt;AVERAGE([.G$342:.G$358]);1;2)" table:style-name="ce6">
            <text:p>2</text:p>
          </table:table-cell>
          <table:table-cell table:number-columns-repeated="16372"/>
        </table:table-row>
        <table:table-row table:number-rows-repeated="1048218" table:style-name="ro1">
          <table:table-cell table:number-columns-repeated="16384"/>
        </table:table-row>
      </table:table>
      <table:table table:name="Etiquetas" table:style-name="ta2">
        <table:table-column table:style-name="co14" table:default-cell-style-name="ce1"/>
        <table:table-column table:style-name="co15" table:default-cell-style-name="ce1"/>
        <table:table-column table:style-name="co16" table:number-columns-repeated="16382" table:default-cell-style-name="ce1"/>
        <table:table-row table:style-name="ro1">
          <table:table-cell office:value-type="string" table:style-name="ce1">
            <text:p>CCAA</text:p>
          </table:table-cell>
          <table:table-cell office:value-type="string" table:style-name="ce1">
            <text:p>Comunidad autóno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YO</text:p>
          </table:table-cell>
          <table:table-cell office:value-type="string" table:style-name="ce1">
            <text:p>Añ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IDA_H</text:p>
          </table:table-cell>
          <table:table-cell office:value-type="string" table:style-name="ce1">
            <text:p>Esperanza de vida al nacer de homb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IDA_M</text:p>
          </table:table-cell>
          <table:table-cell office:value-type="string" table:style-name="ce1">
            <text:p>Esperanza de vida al nacer de muje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IDA_T</text:p>
          </table:table-cell>
          <table:table-cell office:value-type="string" table:style-name="ce1">
            <text:p>Esperanza de vida al nac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STO_PROTG</text:p>
          </table:table-cell>
          <table:table-cell office:value-type="string" table:style-name="ce1">
            <text:p>Gasto sanitario público por habitante protegi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STO_TOT</text:p>
          </table:table-cell>
          <table:table-cell office:value-type="string" table:style-name="ce1">
            <text:p>Gasto sanitario público por habitan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H_ME</text:p>
          </table:table-cell>
          <table:table-cell office:value-type="string" table:style-name="ce1">
            <text:p>Esperanza de vida al nacer según la media para cada año y CCAA en hombres</text:p>
          </table:table-cell>
          <table:table-cell office:value-type="string" table:style-name="ce1">
            <text:p>1=Por debajo, 2=Por enc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M_ME</text:p>
          </table:table-cell>
          <table:table-cell office:value-type="string" table:style-name="ce1">
            <text:p>Esperanza de vida al nacer según la media para cada año y CCAA en mujeres</text:p>
          </table:table-cell>
          <table:table-cell office:value-type="string" table:style-name="ce1">
            <text:p>1=Por debajo, 2=Por enc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T_ME</text:p>
          </table:table-cell>
          <table:table-cell office:value-type="string" table:style-name="ce1">
            <text:p>Esperanza de vida al nacer según la media para cada año y CCAA</text:p>
          </table:table-cell>
          <table:table-cell office:value-type="string" table:style-name="ce1">
            <text:p>1=Por debajo, 2=Por enc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TO_POBC</text:p>
          </table:table-cell>
          <table:table-cell office:value-type="string" table:style-name="ce1">
            <text:p>Gasto sanitario público según la media para cada año y CCAA por habitante protegido<text:s/></text:p>
          </table:table-cell>
          <table:table-cell office:value-type="string" table:style-name="ce1">
            <text:p>1=Por debajo, 2=Por enc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TO_POBT</text:p>
          </table:table-cell>
          <table:table-cell office:value-type="string" table:style-name="ce1">
            <text:p>Gasto sanitario público según la media para cada año y CCAA por habitante<text:s/></text:p>
          </table:table-cell>
          <table:table-cell office:value-type="string" table:style-name="ce1">
            <text:p>1=Por debajo, 2=Por encima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Monografia_dataset.A1:Monografia_dataset.L358">
          <table:sort>
            <table:sort-by table:field-number="1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meta:initial-creator/>
    <dc:creator/>
    <meta:creation-date>2025-02-20T16:12:21Z</meta:creation-date>
    <dc:date>2025-02-20T17:31:01Z</dc:date>
  </office:meta>
</office:document-meta>
</file>